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69.71mm"/>
    </style:style>
    <style:style style:name="co12" style:family="table-column">
      <style:table-column-properties fo:break-before="auto" style:column-width="59.92mm"/>
    </style:style>
    <style:style style:name="co13" style:family="table-column">
      <style:table-column-properties fo:break-before="auto" style:column-width="70.29mm"/>
    </style:style>
    <style:style style:name="co14" style:family="table-column">
      <style:table-column-properties fo:break-before="auto" style:column-width="78.67mm"/>
    </style:style>
    <style:style style:name="co15" style:family="table-column">
      <style:table-column-properties fo:break-before="auto" style:column-width="68.33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56.83mm"/>
    </style:style>
    <style:style style:name="co18" style:family="table-column">
      <style:table-column-properties fo:break-before="auto" style:column-width="86.04mm"/>
    </style:style>
    <style:style style:name="co19" style:family="table-column">
      <style:table-column-properties fo:break-before="auto" style:column-width="67.8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54.45mm"/>
    </style:style>
    <style:style style:name="co22" style:family="table-column">
      <style:table-column-properties fo:break-before="auto" style:column-width="48.22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17.16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71.23mm"/>
    </style:style>
    <style:style style:name="co27" style:family="table-column">
      <style:table-column-properties fo:break-before="auto" style:column-width="54.7mm"/>
    </style:style>
    <style:style style:name="co28" style:family="table-column">
      <style:table-column-properties fo:break-before="auto" style:column-width="55.28mm"/>
    </style:style>
    <style:style style:name="co29" style:family="table-column">
      <style:table-column-properties fo:break-before="auto" style:column-width="71.03mm"/>
    </style:style>
    <style:style style:name="co30" style:family="table-column">
      <style:table-column-properties fo:break-before="auto" style:column-width="69.48mm"/>
    </style:style>
    <style:style style:name="co31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6.4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5.03mm" fo:break-before="auto" style:use-optimal-row-height="true"/>
    </style:style>
    <style:style style:name="ro22" style:family="table-row">
      <style:table-row-properties style:row-height="9.53mm" fo:break-before="auto" style:use-optimal-row-height="true"/>
    </style:style>
    <style:style style:name="ro23" style:family="table-row">
      <style:table-row-properties style:row-height="8.13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66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12.28mm" fo:break-before="auto" style:use-optimal-row-height="true"/>
    </style:style>
    <style:style style:name="ro28" style:family="table-row">
      <style:table-row-properties style:row-height="16.25mm" fo:break-before="auto" style:use-optimal-row-height="true"/>
    </style:style>
    <style:style style:name="ro29" style:family="table-row">
      <style:table-row-properties style:row-height="16.51mm" fo:break-before="auto" style:use-optimal-row-height="true"/>
    </style:style>
    <style:style style:name="ro30" style:family="table-row">
      <style:table-row-properties style:row-height="8.57mm" fo:break-before="auto" style:use-optimal-row-height="true"/>
    </style:style>
    <style:style style:name="ro31" style:family="table-row">
      <style:table-row-properties style:row-height="23.39mm" fo:break-before="auto" style:use-optimal-row-height="true"/>
    </style:style>
    <style:style style:name="ro32" style:family="table-row">
      <style:table-row-properties style:row-height="12.59mm" fo:break-before="auto" style:use-optimal-row-height="true"/>
    </style:style>
    <style:style style:name="ro33" style:family="table-row">
      <style:table-row-properties style:row-height="4.69mm" fo:break-before="auto" style:use-optimal-row-height="true"/>
    </style:style>
    <style:style style:name="ro34" style:family="table-row">
      <style:table-row-properties style:row-height="20.27mm" fo:break-before="auto" style:use-optimal-row-height="true"/>
    </style:style>
    <style:style style:name="ro35" style:family="table-row">
      <style:table-row-properties style:row-height="8.91mm" fo:break-before="auto" style:use-optimal-row-height="tru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8.59mm" fo:break-before="auto" style:use-optimal-row-height="true"/>
    </style:style>
    <style:style style:name="ro38" style:family="table-row">
      <style:table-row-properties style:row-height="4.57mm" fo:break-before="auto" style:use-optimal-row-height="true"/>
    </style:style>
    <style:style style:name="ro39" style:family="table-row">
      <style:table-row-properties style:row-height="20.53mm" fo:break-before="auto" style:use-optimal-row-height="true"/>
    </style:style>
    <style:style style:name="ro40" style:family="table-row">
      <style:table-row-properties style:row-height="4.59mm" fo:break-before="auto" style:use-optimal-row-height="true"/>
    </style:style>
    <style:style style:name="ro41" style:family="table-row">
      <style:table-row-properties style:row-height="28.47mm" fo:break-before="auto" style:use-optimal-row-height="true"/>
    </style:style>
    <style:style style:name="ro42" style:family="table-row">
      <style:table-row-properties style:row-height="24.45mm" fo:break-before="auto" style:use-optimal-row-height="true"/>
    </style:style>
    <style:style style:name="ro43" style:family="table-row">
      <style:table-row-properties style:row-height="8.31mm" fo:break-before="auto" style:use-optimal-row-height="true"/>
    </style:style>
    <style:style style:name="ro44" style:family="table-row">
      <style:table-row-properties style:row-height="8.71mm" fo:break-before="auto" style:use-optimal-row-height="true"/>
    </style:style>
    <style:style style:name="ro45" style:family="table-row">
      <style:table-row-properties style:row-height="20.21mm" fo:break-before="auto" style:use-optimal-row-height="true"/>
    </style:style>
    <style:style style:name="ro46" style:family="table-row">
      <style:table-row-properties style:row-height="28.95mm" fo:break-before="auto" style:use-optimal-row-height="true"/>
    </style:style>
    <style:style style:name="ro47" style:family="table-row">
      <style:table-row-properties style:row-height="20.43mm" fo:break-before="auto" style:use-optimal-row-height="true"/>
    </style:style>
    <style:style style:name="ro48" style:family="table-row">
      <style:table-row-properties style:row-height="4.62mm" fo:break-before="auto" style:use-optimal-row-height="true"/>
    </style:style>
    <style:style style:name="ro49" style:family="table-row">
      <style:table-row-properties style:row-height="4.73mm" fo:break-before="auto" style:use-optimal-row-height="true"/>
    </style:style>
    <style:style style:name="ro50" style:family="table-row">
      <style:table-row-properties style:row-height="8.82mm" fo:break-before="auto" style:use-optimal-row-height="true"/>
    </style:style>
    <style:style style:name="ro51" style:family="table-row">
      <style:table-row-properties style:row-height="16.23mm" fo:break-before="auto" style:use-optimal-row-height="true"/>
    </style:style>
    <style:style style:name="ro52" style:family="table-row">
      <style:table-row-properties style:row-height="21.43mm" fo:break-before="auto" style:use-optimal-row-height="true"/>
    </style:style>
    <style:style style:name="ro53" style:family="table-row">
      <style:table-row-properties style:row-height="12.56mm" fo:break-before="auto" style:use-optimal-row-height="true"/>
    </style:style>
    <style:style style:name="ro54" style:family="table-row">
      <style:table-row-properties style:row-height="20.11mm" fo:break-before="auto" style:use-optimal-row-height="true"/>
    </style:style>
    <style:style style:name="ro55" style:family="table-row">
      <style:table-row-properties style:row-height="29.39mm" fo:break-before="auto" style:use-optimal-row-height="true"/>
    </style:style>
    <style:style style:name="ro56" style:family="table-row">
      <style:table-row-properties style:row-height="4.99mm" fo:break-before="auto" style:use-optimal-row-height="true"/>
    </style:style>
    <style:style style:name="ro57" style:family="table-row">
      <style:table-row-properties style:row-height="9.7mm" fo:break-before="auto" style:use-optimal-row-height="true"/>
    </style:style>
    <style:style style:name="ro58" style:family="table-row">
      <style:table-row-properties style:row-height="12.7mm" fo:break-before="auto" style:use-optimal-row-height="true"/>
    </style:style>
    <style:style style:name="ro59" style:family="table-row">
      <style:table-row-properties style:row-height="14.22mm" fo:break-before="auto" style:use-optimal-row-height="true"/>
    </style:style>
    <style:style style:name="ro60" style:family="table-row">
      <style:table-row-properties style:row-height="4.96mm" fo:break-before="auto" style:use-optimal-row-height="true"/>
    </style:style>
    <style:style style:name="ro61" style:family="table-row">
      <style:table-row-properties style:row-height="9.58mm" fo:break-before="auto" style:use-optimal-row-height="true"/>
    </style:style>
    <style:style style:name="ro62" style:family="table-row">
      <style:table-row-properties style:row-height="9.47mm" fo:break-before="auto" style:use-optimal-row-height="true"/>
    </style:style>
    <style:style style:name="ro63" style:family="table-row">
      <style:table-row-properties style:row-height="9.88mm" fo:break-before="auto" style:use-optimal-row-height="true"/>
    </style:style>
    <style:style style:name="ro64" style:family="table-row">
      <style:table-row-properties style:row-height="16.58mm" fo:break-before="auto" style:use-optimal-row-height="true"/>
    </style:style>
    <style:style style:name="ro65" style:family="table-row">
      <style:table-row-properties style:row-height="4.94mm" fo:break-before="auto" style:use-optimal-row-height="true"/>
    </style:style>
    <style:style style:name="ro66" style:family="table-row">
      <style:table-row-properties style:row-height="14.11mm" fo:break-before="auto" style:use-optimal-row-height="true"/>
    </style:style>
    <style:style style:name="ro67" style:family="table-row">
      <style:table-row-properties style:row-height="10.58mm" fo:break-before="auto" style:use-optimal-row-height="true"/>
    </style:style>
    <style:style style:name="ro68" style:family="table-row">
      <style:table-row-properties style:row-height="13.93mm" fo:break-before="auto" style:use-optimal-row-height="true"/>
    </style:style>
    <style:style style:name="ro69" style:family="table-row">
      <style:table-row-properties style:row-height="5.12mm" fo:break-before="auto" style:use-optimal-row-height="true"/>
    </style:style>
    <style:style style:name="ro70" style:family="table-row">
      <style:table-row-properties style:row-height="22.38mm" fo:break-before="auto" style:use-optimal-row-height="true"/>
    </style:style>
    <style:style style:name="ro71" style:family="table-row">
      <style:table-row-properties style:row-height="14.01mm" fo:break-before="auto" style:use-optimal-row-height="true"/>
    </style:style>
    <style:style style:name="ro72" style:family="table-row">
      <style:table-row-properties style:row-height="9.14mm" fo:break-before="auto" style:use-optimal-row-height="true"/>
    </style:style>
    <style:style style:name="ro73" style:family="table-row">
      <style:table-row-properties style:row-height="8.17mm" fo:break-before="auto" style:use-optimal-row-height="true"/>
    </style:style>
    <style:style style:name="ro74" style:family="table-row">
      <style:table-row-properties style:row-height="13.46mm" fo:break-before="auto" style:use-optimal-row-height="true"/>
    </style:style>
    <style:style style:name="ro75" style:family="table-row">
      <style:table-row-properties style:row-height="12.01mm" fo:break-before="auto" style:use-optimal-row-height="true"/>
    </style:style>
    <style:style style:name="ro76" style:family="table-row">
      <style:table-row-properties style:row-height="15.88mm" fo:break-before="auto" style:use-optimal-row-height="true"/>
    </style:style>
    <style:style style:name="ro77" style:family="table-row">
      <style:table-row-properties style:row-height="18.42mm" fo:break-before="auto" style:use-optimal-row-height="true"/>
    </style:style>
    <style:style style:name="ro78" style:family="table-row">
      <style:table-row-properties style:row-height="19.17mm" fo:break-before="auto" style:use-optimal-row-height="true"/>
    </style:style>
    <style:style style:name="ro79" style:family="table-row">
      <style:table-row-properties style:row-height="13.95mm" fo:break-before="auto" style:use-optimal-row-height="true"/>
    </style:style>
    <style:style style:name="ro80" style:family="table-row">
      <style:table-row-properties style:row-height="9.44mm" fo:break-before="auto" style:use-optimal-row-height="true"/>
    </style:style>
    <style:style style:name="ro81" style:family="table-row">
      <style:table-row-properties style:row-height="20.37mm" fo:break-before="auto" style:use-optimal-row-height="true"/>
    </style:style>
    <style:style style:name="ro82" style:family="table-row">
      <style:table-row-properties style:row-height="24.18mm" fo:break-before="auto" style:use-optimal-row-height="true"/>
    </style:style>
    <style:style style:name="ro83" style:family="table-row">
      <style:table-row-properties style:row-height="28.17mm" fo:break-before="auto" style:use-optimal-row-height="true"/>
    </style:style>
    <style:style style:name="ro84" style:family="table-row">
      <style:table-row-properties style:row-height="17.04mm" fo:break-before="auto" style:use-optimal-row-height="true"/>
    </style:style>
    <style:style style:name="ro85" style:family="table-row">
      <style:table-row-properties style:row-height="12.93mm" fo:break-before="auto" style:use-optimal-row-height="true"/>
    </style:style>
    <style:style style:name="ro86" style:family="table-row">
      <style:table-row-properties style:row-height="25.28mm" fo:break-before="auto" style:use-optimal-row-height="true"/>
    </style:style>
    <style:style style:name="ro87" style:family="table-row">
      <style:table-row-properties style:row-height="16.46mm" fo:break-before="auto" style:use-optimal-row-height="true"/>
    </style:style>
    <style:style style:name="ro88" style:family="table-row">
      <style:table-row-properties style:row-height="12.63mm" fo:break-before="auto" style:use-optimal-row-height="false"/>
    </style:style>
    <style:style style:name="ro89" style:family="table-row">
      <style:table-row-properties style:row-height="13.72mm" fo:break-before="auto" style:use-optimal-row-height="false"/>
    </style:style>
    <style:style style:name="ro90" style:family="table-row">
      <style:table-row-properties style:row-height="11.17mm" fo:break-before="auto" style:use-optimal-row-height="false"/>
    </style:style>
    <style:style style:name="ro91" style:family="table-row">
      <style:table-row-properties style:row-height="17.46mm" fo:break-before="auto" style:use-optimal-row-height="false"/>
    </style:style>
    <style:style style:name="ro92" style:family="table-row">
      <style:table-row-properties style:row-height="7.69mm" fo:break-before="auto" style:use-optimal-row-height="false"/>
    </style:style>
    <style:style style:name="ro93" style:family="table-row">
      <style:table-row-properties style:row-height="11.68mm" fo:break-before="auto" style:use-optimal-row-height="true"/>
    </style:style>
    <style:style style:name="ro94" style:family="table-row">
      <style:table-row-properties style:row-height="8.59mm" fo:break-before="auto" style:use-optimal-row-height="false"/>
    </style:style>
    <style:style style:name="ro95" style:family="table-row">
      <style:table-row-properties style:row-height="16.14mm" fo:break-before="auto" style:use-optimal-row-height="false"/>
    </style:style>
    <style:style style:name="ro96" style:family="table-row">
      <style:table-row-properties style:row-height="7.94mm" fo:break-before="auto" style:use-optimal-row-height="false"/>
    </style:style>
    <style:style style:name="ro97" style:family="table-row">
      <style:table-row-properties style:row-height="32.07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/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wrap-option="wrap"/>
    </style:style>
    <style:style style:name="ce30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/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1" style:family="table-cell" style:parent-style-name="Default">
      <style:table-cell-properties fo:wrap-option="wrap" style:vertical-align="top"/>
    </style:style>
    <style:style style:name="ce1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ext-properties fo:font-size="10pt" style:font-size-asian="10pt" style:font-size-complex="10pt"/>
    </style:style>
    <style:style style:name="ce166" style:family="table-cell" style:parent-style-name="Default"/>
    <style:style style:name="ce49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ext-properties fo:font-size="10pt" style:font-size-asian="10pt" style:font-size-complex="10pt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6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2" office:value-type="string" calcext:value-type="string">
            <text:p>Naufragé</text:p>
          </table:table-cell>
          <table:table-cell table:style-name="ce224" office:value-type="float" office:value="4" calcext:value-type="float">
            <text:p>4</text:p>
          </table:table-cell>
          <table:table-cell table:style-name="ce224" table:formula="of:=ROUND( ([.B1]/[.$F$2])*100 ; 2 )" office:value-type="float" office:value="6.78" calcext:value-type="float">
            <text:p>6,78</text:p>
          </table:table-cell>
          <table:table-cell table:style-name="ce224" office:value-type="string" calcext:value-type="string">
            <text:p>%</text:p>
          </table:table-cell>
          <table:table-cell table:style-name="ce222" office:value-type="string" calcext:value-type="string">
            <text:p>Castaway</text:p>
          </table:table-cell>
          <table:table-cell table:style-name="ce224" office:value-type="string" calcext:value-type="string">
            <text:p>TOTAL</text:p>
          </table:table-cell>
          <table:table-cell table:style-name="ce224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Bandits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2]/[.$F$2])*100 ; 2 )" office:value-type="float" office:value="5.08" calcext:value-type="float">
            <text:p>5,08</text:p>
          </table:table-cell>
          <table:table-cell table:style-name="ce224"/>
          <table:table-cell table:style-name="ce222" office:value-type="string" calcext:value-type="string">
            <text:p>Bandits</text:p>
          </table:table-cell>
          <table:table-cell table:style-name="ce225" table:formula="of:=SUM([.B1:.B48])" office:value-type="float" office:value="59" calcext:value-type="float">
            <text:p>59</text:p>
          </table:table-cell>
          <table:table-cell table:style-name="ce225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Île Déserte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table:formula="of:=ROUND( ([.B3]/[.$F$2])*100 ; 2 )" office:value-type="float" office:value="16.95" calcext:value-type="float">
            <text:p>16,95</text:p>
          </table:table-cell>
          <table:table-cell/>
          <table:table-cell table:style-name="ce222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avern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4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ern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5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illag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6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orgeron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7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Hanga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8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ino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9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erm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0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Grott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11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av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2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ur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3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Devin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4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ic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5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Quincaillerie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6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es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7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Bois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8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Manoi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9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erger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20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Jeu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1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Poules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2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Chickens</text:p>
          </table:table-cell>
          <table:table-cell table:style-name="ce222"/>
          <table:table-cell table:number-columns-repeated="1018"/>
        </table:table-row>
        <table:table-row table:style-name="ro1">
          <table:table-cell table:style-name="ce222" office:value-type="string" calcext:value-type="string">
            <text:p>Pech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3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est Story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4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/>
          <table:table-cell table:style-name="ce224" table:number-columns-repeated="2"/>
          <table:table-cell/>
          <table:table-cell table:style-name="ce222"/>
          <table:table-cell table:number-columns-repeated="1019"/>
        </table:table-row>
        <table:table-row table:style-name="ro1" table:number-rows-repeated="974">
          <table:table-cell table:style-name="ce223"/>
          <table:table-cell table:style-name="ce224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47"/>
        <table:table-column table:style-name="co8" table:number-columns-repeated="998" table:default-cell-style-name="ce247"/>
        <table:table-row table:style-name="ro4">
          <table:table-cell table:style-name="ce226" office:value-type="string" calcext:value-type="string">
            <text:p>Nom</text:p>
          </table:table-cell>
          <table:table-cell table:style-name="ce226" office:value-type="string" calcext:value-type="string">
            <text:p>Fréquence %</text:p>
          </table:table-cell>
          <table:table-cell table:style-name="ce22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26" table:formula="of:=INDIRECT(CONCATENATE(&quot;$AA - Frequences.C&quot;;SHEET()-1))" office:value-type="float" office:value="6.78" calcext:value-type="float">
            <text:p>6,78</text:p>
          </table:table-cell>
          <table:table-cell table:style-name="ce236" office:value-type="float" office:value="0" calcext:value-type="float">
            <text:p>0</text:p>
          </table:table-cell>
          <table:table-cell table:style-name="ce226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debut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5">
          <table:table-cell table:style-name="ce226" office:value-type="string" calcext:value-type="string">
            <text:p>Narrator : The island is huge and a tall column of smoke is rising from its shore.</text:p>
          </table:table-cell>
          <table:table-cell table:style-name="ce242"/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Choice : (leave)</text:p>
          </table:table-cell>
          <table:table-cell table:style-name="ce226" office:value-type="string" calcext:value-type="string">
            <text:p>Choice : (accost on 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6">
          <table:table-cell table:style-name="ce226" office:value-type="string" calcext:value-type="string">
            <text:p>PlayerSpeak : There's nothing to do here.</text:p>
          </table:table-cell>
          <table:table-cell table:style-name="ce226" office:value-type="string" calcext:value-type="string">
            <text:p>Fade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/>
          <table:table-cell table:style-name="ce226" office:value-type="string" calcext:value-type="string">
            <text:p>Node=&gt;naufragé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8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0" office:value-type="string" calcext:value-type="string">
            <text:p>[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Narrator : A castaway is standing on the shore. He waves at CAPITAINE as they approach.</text:p>
          </table:table-cell>
          <table:table-cell table:style-name="ce236"/>
          <table:table-cell table:style-name="ce236" office:value-type="string" calcext:value-type="string">
            <text:p>Node=&gt;plage déserte</text:p>
          </table:table-cell>
          <table:table-cell table:style-name="ce256" office:value-type="string" calcext:value-type="string">
            <text:p>OtherSpeak : YOU AGAIN?!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PlayerSpeak : Hey there.</text:p>
          </table:table-cell>
          <table:table-cell table:style-name="ce242"/>
          <table:table-cell table:style-name="ce236"/>
          <table:table-cell table:style-name="ce256" office:value-type="string" calcext:value-type="string">
            <text:p>OtherSpeak : I beg you, leave me alone! I have NOTHING to give you.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OtherSpeak : Three years I’ve been stranded on this island!</text:p>
          </table:table-cell>
          <table:table-cell table:style-name="ce248"/>
          <table:table-cell table:style-name="ce242"/>
          <table:table-cell table:style-name="ce256" office:value-type="string" calcext:value-type="string">
            <text:p>Node=&gt;combat dialogu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0">
          <table:table-cell table:style-name="ce226" office:value-type="string" calcext:value-type="string">
            <text:p>OtherSpeak : Take me with you, I beg you!</text:p>
          </table:table-cell>
          <table:table-cell table:style-name="ce248"/>
          <table:table-cell table:style-name="ce242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26" office:value-type="string" calcext:value-type="string">
            <text:p>Node=&gt;dialogue</text:p>
          </table:table-cell>
          <table:table-cell table:style-name="ce242"/>
          <table:table-cell table:style-name="ce226" table:number-columns-repeated="7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table:number-columns-repeated="9"/>
          <table:table-cell table:style-name="Default" table:number-columns-repeated="4"/>
          <table:table-cell table:style-name="ce236"/>
          <table:table-cell table:style-name="ce227" office:value-type="string" calcext:value-type="string">
            <text:p>[dialogue enfant]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3" office:value-type="string" calcext:value-type="string">
            <text:p>[dialogue]</text:p>
          </table:table-cell>
          <table:table-cell table:style-name="ce234" table:number-columns-repeated="7"/>
          <table:table-cell table:style-name="ce227" office:value-type="string" calcext:value-type="string">
            <text:p>[no room]</text:p>
          </table:table-cell>
          <table:table-cell table:style-name="Default" table:number-columns-repeated="4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office:value-type="string" calcext:value-type="string">
            <text:p>SetChoices4</text:p>
          </table:table-cell>
          <table:table-cell table:style-name="ce234" table:number-columns-repeated="7"/>
          <table:table-cell table:style-name="ce234" office:value-type="string" calcext:value-type="string">
            <text:p>RandomRange3</text:p>
          </table:table-cell>
          <table:table-cell table:style-name="ce234"/>
          <table:table-cell table:style-name="ce234" office:value-type="string" calcext:value-type="string">
            <text:p>OtherSpeak : That’s fine</text:p>
          </table:table-cell>
          <table:table-cell table:style-name="ce234" table:number-columns-repeated="2"/>
          <table:table-cell table:style-name="ce236"/>
          <table:table-cell table:style-name="ce226" office:value-type="string" calcext:value-type="string">
            <text:p>Choice : Climb on ship, sailor! (membe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3">
          <table:table-cell table:style-name="ce234" office:value-type="string" calcext:value-type="string">
            <text:p>Choice : Climb aboard! (member)</text:p>
          </table:table-cell>
          <table:table-cell table:style-name="ce234" office:value-type="string" calcext:value-type="string">
            <text:p>Choice : Give us everything or you’re done! (attack)</text:p>
          </table:table-cell>
          <table:table-cell table:style-name="ce251"/>
          <table:table-cell table:style-name="ce234" office:value-type="string" calcext:value-type="string">
            <text:p>Choice : Sorry pal’, no room on board.</text:p>
          </table:table-cell>
          <table:table-cell table:style-name="ce234" office:value-type="string" calcext:value-type="string">
            <text:p>Choice : Know anything about NOMTRESOR ?</text:p>
          </table:table-cell>
          <table:table-cell table:style-name="ce234" table:number-columns-repeated="3"/>
          <table:table-cell table:style-name="ce234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34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'm afraid of storms and travelling on a big boat like this.</text:p>
          </table:table-cell>
          <table:table-cell table:style-name="ce226"/>
          <table:table-cell table:style-name="ce226" office:value-type="string" calcext:value-type="string">
            <text:p>OtherSpeak : You heartless bastard!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4">
          <table:table-cell table:style-name="ce234" office:value-type="string" calcext:value-type="string">
            <text:p>Node=&gt;ajouté à l'équipage</text:p>
          </table:table-cell>
          <table:table-cell table:style-name="ce234" office:value-type="string" calcext:value-type="string">
            <text:p>RandomRange2</text:p>
          </table:table-cell>
          <table:table-cell table:style-name="ce251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42" office:value-type="string" calcext:value-type="string">
            <text:p>CheckInInventory/Food</text:p>
          </table:table-cell>
          <table:table-cell table:style-name="ce234" office:value-type="string" calcext:value-type="string">
            <text:p>Node=&gt;combat naufragé</text:p>
          </table:table-cell>
          <table:table-cell table:style-name="ce234" office:value-type="string" calcext:value-type="string">
            <text:p>Leave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 need something soft and cuddly to hold onto.</text:p>
          </table:table-cell>
          <table:table-cell table:style-name="ce226"/>
          <table:table-cell table:style-name="ce226" office:value-type="string" calcext:value-type="string">
            <text:p>Leave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5">
          <table:table-cell table:style-name="ce234" office:value-type="string" calcext:value-type="string">
            <text:p>&lt;</text:p>
          </table:table-cell>
          <table:table-cell table:style-name="ce234" office:value-type="string" calcext:value-type="string">
            <text:p>OtherSpeak : But... I told you I've been stranded here... I have NOTHING of value!</text:p>
          </table:table-cell>
          <table:table-cell table:style-name="ce251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36"/>
          <table:table-cell table:style-name="ce226" office:value-type="string" calcext:value-type="string">
            <text:p>OtherSpeak : I’ll only join if you have a teddy bear on board.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1">
          <table:table-cell table:style-name="ce234"/>
          <table:table-cell table:style-name="ce234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42"/>
          <table:table-cell table:style-name="ce22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table:number-columns-repeated="2"/>
          <table:table-cell table:style-name="ce251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42"/>
          <table:table-cell table:style-name="ce226" office:value-type="string" calcext:value-type="string">
            <text:p>Choice : (give teddy bea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6">
          <table:table-cell table:style-name="ce233" office:value-type="string" calcext:value-type="string">
            <text:p>[ajouté à l'équipage]</text:p>
          </table:table-cell>
          <table:table-cell table:style-name="ce234" table:number-columns-repeated="2"/>
          <table:table-cell table:style-name="Default" table:number-columns-repeated="5"/>
          <table:table-cell table:style-name="ce262" office:value-type="string" calcext:value-type="string">
            <text:p>[has food]</text:p>
          </table:table-cell>
          <table:table-cell table:style-name="Default"/>
          <table:table-cell table:style-name="ce272" office:value-type="string" calcext:value-type="string">
            <text:p>[no food]</text:p>
          </table:table-cell>
          <table:table-cell table:style-name="ce272"/>
          <table:table-cell table:style-name="Default"/>
          <table:table-cell table:style-name="ce242"/>
          <table:table-cell table:style-name="ce226" office:value-type="string" calcext:value-type="string">
            <text:p>CheckInInventory&lt;Peluche&gt;/Misc</text:p>
          </table:table-cell>
          <table:table-cell table:style-name="ce242"/>
          <table:table-cell table:style-name="ce226" office:value-type="string" calcext:value-type="string">
            <text:p>OtherSpeak : You heartless bastard!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4"/>
          <table:table-cell table:style-name="Default" table:number-columns-repeated="5"/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Default" table:number-columns-repeated="2"/>
          <table:table-cell table:style-name="ce242"/>
          <table:table-cell table:style-name="ce236" office:value-type="string" calcext:value-type="string">
            <text:p>OtherSpeak : Thanks good sir.</text:p>
          </table:table-cell>
          <table:table-cell table:style-name="ce242" office:value-type="string" calcext:value-type="string">
            <text:p>PlayerSpeak : Don’t have any, sorry.</text:p>
          </table:table-cell>
          <table:table-cell table:style-name="ce226" office:value-type="string" calcext:value-type="string">
            <text:p>Leave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2">
          <table:table-cell table:number-columns-repeated="2" table:style-name="ce236" office:value-type="string" calcext:value-type="string">
            <text:p>OtherSpeak : Aye, aye, sir !</text:p>
          </table:table-cell>
          <table:table-cell table:style-name="ce234"/>
          <table:table-cell table:style-name="Default" table:number-columns-repeated="5"/>
          <table:table-cell table:style-name="ce236" office:value-type="string" calcext:value-type="string">
            <text:p>Choice : (give some food) (loot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ce236" office:value-type="string" calcext:value-type="string">
            <text:p>Choice : I don’t have any to spare… Sorry (no food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OtherSpeak : Here I am!</text:p>
          </table:table-cell>
          <table:table-cell table:style-name="ce226" office:value-type="string" calcext:value-type="string">
            <text:p>OtherSpeak : …</text:p>
          </table:table-cell>
          <table:table-cell table:style-name="ce242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AddMember</text:p>
          </table:table-cell>
          <table:table-cell table:style-name="ce232" office:value-type="string" calcext:value-type="string">
            <text:p>OtherSpeak : So you’re looking for NOMTRESOR, ey…</text:p>
          </table:table-cell>
          <table:table-cell table:style-name="ce234"/>
          <table:table-cell table:style-name="Default"/>
          <table:table-cell table:style-name="ce262" office:value-type="string" calcext:value-type="string">
            <text:p>[clue mec]</text:p>
          </table:table-cell>
          <table:table-cell table:style-name="Default" table:number-columns-repeated="3"/>
          <table:table-cell table:style-name="ce236" office:value-type="string" calcext:value-type="string">
            <text:p>RemoveFromInventory/Food</text:p>
          </table:table-cell>
          <table:table-cell table:style-name="ce234" office:value-type="string" calcext:value-type="string">
            <text:p>OtherSpeak : You’re heartless!</text:p>
          </table:table-cell>
          <table:table-cell table:number-columns-repeated="2" table:style-name="ce236" office:value-type="string" calcext:value-type="string">
            <text:p>OtherSpeak : You’re heartless!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RandomRange2</text:p>
          </table:table-cell>
          <table:table-cell table:style-name="ce226" office:value-type="string" calcext:value-type="string">
            <text:p>Leave</text:p>
          </table:table-cell>
          <table:table-cell table:style-name="ce236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34" office:value-type="string" calcext:value-type="string">
            <text:p>OtherSpeak : Thank you so much!</text:p>
          </table:table-cell>
          <table:table-cell table:style-name="ce226" office:value-type="string" calcext:value-type="string">
            <text:p>RemoveKarma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36" office:value-type="string" calcext:value-type="string">
            <text:p>RemoveKarma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AddMember</text:p>
          </table:table-cell>
          <table:table-cell table:style-name="ce226" office:value-type="string" calcext:value-type="string">
            <text:p>OtherSpeak : By the way, while waiting: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19">
          <table:table-cell table:style-name="ce226"/>
          <table:table-cell table:style-name="ce236" office:value-type="string" calcext:value-type="string">
            <text:p>OtherSpeak : It’s a linked to an ancient magic, and so forget about logic looking for it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34" office:value-type="string" calcext:value-type="string">
            <text:p>AddKarma</text:p>
          </table:table-cell>
          <table:table-cell table:style-name="ce265" office:value-type="string" calcext:value-type="string">
            <text:p>Node=&gt;plage déserte</text:p>
          </table:table-cell>
          <table:table-cell table:style-name="Default"/>
          <table:table-cell table:style-name="ce236" office:value-type="string" calcext:value-type="string">
            <text:p>Node=&gt;plage déserte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Node=&gt;naufragé</text:p>
          </table:table-cell>
          <table:table-cell table:style-name="ce226" office:value-type="string" calcext:value-type="string">
            <text:p>OtherSpeak : I made this pasta necklace, I want you to have it!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20">
          <table:table-cell table:style-name="ce234"/>
          <table:table-cell table:style-name="ce234" office:value-type="string" calcext:value-type="string">
            <text:p>OtherSpeak : It’s only magical scrolls, formulas and spells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63" office:value-type="string" calcext:value-type="string">
            <text:p>Switch=&gt;no room</text:p>
          </table:table-cell>
          <table:table-cell table:style-name="ce266"/>
          <table:table-cell table:style-name="ce273"/>
          <table:table-cell table:style-name="ce242"/>
          <table:table-cell table:style-name="Default"/>
          <table:table-cell table:style-name="ce236"/>
          <table:table-cell table:style-name="ce242"/>
          <table:table-cell table:style-name="ce236" office:value-type="string" calcext:value-type="string">
            <text:p>AddToInventory&lt;Collier de nouilles&gt;/Misc</text:p>
          </table:table-cell>
          <table:table-cell table:style-name="ce236" table:number-columns-repeated="10"/>
          <table:table-cell table:number-columns-repeated="998"/>
        </table:table-row>
        <table:table-row table:style-name="ro21">
          <table:table-cell table:style-name="ce239"/>
          <table:table-cell table:style-name="ce239" office:value-type="string" calcext:value-type="string">
            <text:p>OtherSpeak : Thing is, I stumbled into one of them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6" office:value-type="string" calcext:value-type="string">
            <text:p>HideOther</text:p>
          </table:table-cell>
          <table:table-cell table:style-name="ce226"/>
          <table:table-cell table:style-name="ce265"/>
          <table:table-cell table:style-name="ce236" office:value-type="string" calcext:value-type="string">
            <text:p>HideOther</text:p>
          </table:table-cell>
          <table:table-cell table:style-name="Default"/>
          <table:table-cell table:style-name="ce236" table:number-columns-repeated="2"/>
          <table:table-cell table:style-name="ce242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22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36" office:value-type="string" calcext:value-type="string">
            <text:p>Node=&gt;debut</text:p>
          </table:table-cell>
          <table:table-cell table:style-name="ce226"/>
          <table:table-cell table:style-name="ce266"/>
          <table:table-cell table:style-name="ce236" office:value-type="string" calcext:value-type="string">
            <text:p>Node=&gt;debut</text:p>
          </table:table-cell>
          <table:table-cell table:style-name="ce242"/>
          <table:table-cell table:style-name="ce236" table:number-columns-repeated="2"/>
          <table:table-cell table:style-name="ce242" office:value-type="string" calcext:value-type="string">
            <text:p>Choice : Thanks (member)</text:p>
          </table:table-cell>
          <table:table-cell table:style-name="ce236" office:value-type="string" calcext:value-type="string">
            <text:p>Choice : I changed my mind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68"/>
          <table:table-cell table:style-name="ce265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AddMember</text:p>
          </table:table-cell>
          <table:table-cell table:style-name="ce236" office:value-type="string" calcext:value-type="string">
            <text:p>OtherSpeak : Ah..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AddMember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42"/>
          <table:table-cell table:style-name="ce226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Node=&gt;naufragé</text:p>
          </table:table-cell>
          <table:table-cell table:style-name="ce236" office:value-type="string" calcext:value-type="string">
            <text:p>Node=&gt;naufragé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26" table:number-columns-repeated="5"/>
          <table:table-cell table:style-name="ce236" table:number-columns-repeated="2"/>
          <table:table-cell table:style-name="ce242"/>
          <table:table-cell table:style-name="ce23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dialogue]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3">
          <table:table-cell table:style-name="ce240" office:value-type="string" calcext:value-type="string">
            <text:p>Choice : Buddy, you’re in luck, we’re leaving</text:p>
          </table:table-cell>
          <table:table-cell table:style-name="ce249" office:value-type="string" calcext:value-type="string">
            <text:p>Choice : Who cares? (attack)</text:p>
          </table:table-cell>
          <table:table-cell table:style-name="ce249"/>
          <table:table-cell table:style-name="ce226" table:number-columns-repeated="2"/>
          <table:table-cell table:style-name="ce226" office:value-type="string" calcext:value-type="string">
            <text:p>Node=&gt;dialogue</text:p>
          </table:table-cell>
          <table:table-cell table:style-name="ce226" table:number-columns-repeated="3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40" office:value-type="string" calcext:value-type="string">
            <text:p>OtherSpeak : …</text:p>
          </table:table-cell>
          <table:table-cell table:style-name="ce249" office:value-type="string" calcext:value-type="string">
            <text:p>RemoveKarma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4">
          <table:table-cell table:style-name="ce240" office:value-type="string" calcext:value-type="string">
            <text:p>Leave</text:p>
          </table:table-cell>
          <table:table-cell table:style-name="ce249" office:value-type="string" calcext:value-type="string">
            <text:p>OtherSpeak : Over my dead body! 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 office:value-type="string" calcext:value-type="string">
            <text:p>Node=&gt;combat naufragé</text:p>
          </table:table-cell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/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 table:number-rows-repeated="5">
          <table:table-cell table:style-name="ce242"/>
          <table:table-cell table:style-name="ce249" table:number-columns-repeated="2"/>
          <table:table-cell table:style-name="ce226" table:number-columns-repeated="6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LaunchCombat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Node=&gt;plage déserte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 table:number-rows-repeated="2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plage déserte]</text:p>
          </table:table-cell>
          <table:table-cell table:style-name="ce226" table:number-columns-repeated="4"/>
          <table:table-cell table:style-name="ce227" office:value-type="string" calcext:value-type="string">
            <text:p>[loot]</text:p>
          </table:table-cell>
          <table:table-cell table:style-name="ce226"/>
          <table:table-cell table:style-name="ce227" office:value-type="string" calcext:value-type="string">
            <text:p>[clue vide]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6">
          <table:table-cell table:style-name="ce226" office:value-type="string" calcext:value-type="string">
            <text:p>Narrator : The shore is empty</text:p>
          </table:table-cell>
          <table:table-cell table:style-name="ce226" table:number-columns-repeated="4"/>
          <table:table-cell table:style-name="ce226" office:value-type="string" calcext:value-type="string">
            <text:p>RandomPercent65</text:p>
          </table:table-cell>
          <table:table-cell table:style-name="ce226"/>
          <table:table-cell table:style-name="ce226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CheckQuest=&gt;choix plage</text:p>
          </table:table-cell>
          <table:table-cell table:style-name="ce226" table:number-columns-repeated="4"/>
          <table:table-cell table:style-name="ce226" office:value-type="string" calcext:value-type="string">
            <text:p>PlayerSpeak : Nothing to sink my teeth into.</text:p>
          </table:table-cell>
          <table:table-cell table:style-name="ce226" office:value-type="string" calcext:value-type="string">
            <text:p>PlayerSpeak : Bingo!</text:p>
          </table:table-cell>
          <table:table-cell table:style-name="ce226" office:value-type="string" calcext:value-type="string">
            <text:p>Narrator : The interesting thing, though, is that half of those papers are blackened with two word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7" office:value-type="string" calcext:value-type="string">
            <text:p>[choix plage]</text:p>
          </table:table-cell>
          <table:table-cell table:style-name="ce226" table:number-columns-repeated="3"/>
          <table:table-cell table:style-name="Default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LootFood</text:p>
          </table:table-cell>
          <table:table-cell table:style-name="ce226" office:value-type="string" calcext:value-type="string">
            <text:p>Narrator : « NOMTRESOR », and « FORMULA »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3</text:p>
          </table:table-cell>
          <table:table-cell table:style-name="ce226" table:number-columns-repeated="3"/>
          <table:table-cell table:style-name="Default"/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6" office:value-type="string" calcext:value-type="string">
            <text:p>Choice : Let’s weight anchor! (leave)</text:p>
          </table:table-cell>
          <table:table-cell table:style-name="ce226" office:value-type="string" calcext:value-type="string">
            <text:p>Choice : Let’s set camp here. We’ll sleep NEXTTIME (sleep)</text:p>
          </table:table-cell>
          <table:table-cell table:style-name="ce226" office:value-type="string" calcext:value-type="string">
            <text:p>Choice : (search the island) (loot)</text:p>
          </table:table-cell>
          <table:table-cell table:style-name="ce226"/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Leave</text:p>
          </table:table-cell>
          <table:table-cell table:style-name="ce226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28">
          <table:table-cell table:style-name="ce226"/>
          <table:table-cell table:style-name="ce226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Default" table:number-columns-repeated="3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2"/>
          <table:table-cell table:style-name="Default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 table:number-rows-repeated="929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9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9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0" calcext:value-type="float">
            <text:p>0</text:p>
          </table:table-cell>
          <table:table-cell table:style-name="ce29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crew docks on a small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arrivée bandits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SetBG(Island)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fter laying just one foot on the ground, a bunch of armed men run towards CAPITAINE and the crew.</text:p>
          </table:table-cell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OtherSpeak : Oh well? Did you forget about us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Ayyyy!</text:p>
          </table:table-cell>
          <table:table-cell table:style-name="ce236"/>
          <table:table-cell table:style-name="ce236" office:value-type="string" calcext:value-type="string">
            <text:p>Node=&gt;payed 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Ahoy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payed 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payed ?]</text:p>
          </table:table-cell>
          <table:table-cell table:style-name="ce236" table:number-columns-repeated="2"/>
          <table:table-cell table:style-name="ce272" office:value-type="string" calcext:value-type="string">
            <text:p>[chantageClue]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chantage</text:p>
          </table:table-cell>
          <table:table-cell table:style-name="ce236" office:value-type="string" calcext:value-type="string">
            <text:p>Node=&gt;a payé</text:p>
          </table:table-cell>
          <table:table-cell table:style-name="ce236"/>
          <table:table-cell table:style-name="ce236" office:value-type="string" calcext:value-type="string">
            <text:p>OtherSpeak : YOU !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Tell us everything you know about NOMTRESO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Or we’ll smash your face so deep in the s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]</text:p>
          </table:table-cell>
          <table:table-cell table:style-name="ce236"/>
          <table:table-cell/>
          <table:table-cell table:style-name="ce236" office:value-type="string" calcext:value-type="string">
            <text:p>OtherSpeak : It’ll also serve as your grav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/>
          <table:table-cell/>
          <table:table-cell table:style-name="ce236" office:value-type="string" calcext:value-type="string">
            <text:p>SetChoices3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Node=&gt;chantageNormal</text:p>
          </table:table-cell>
          <table:table-cell table:style-name="ce236" office:value-type="string" calcext:value-type="string">
            <text:p>Node=&gt;chantageClue</text:p>
          </table:table-cell>
          <table:table-cell/>
          <table:table-cell table:style-name="ce236" office:value-type="string" calcext:value-type="string">
            <text:p>Choice : ( make something up )</text:p>
          </table:table-cell>
          <table:table-cell/>
          <table:table-cell table:style-name="ce236" office:value-type="string" calcext:value-type="string">
            <text:p>Choice : I’m looking for it too ! (attack)</text:p>
          </table:table-cell>
          <table:table-cell table:style-name="ce236" office:value-type="string" calcext:value-type="string">
            <text:p>Choice : What are you talking about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/>
          <table:table-cell/>
          <table:table-cell table:style-name="ce23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36" office:value-type="string" calcext:value-type="string">
            <text:p>OtherSpeak : Ok so you don’t know anything…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It’s sounds made up…</text:p>
          </table:table-cell>
          <table:table-cell/>
          <table:table-cell table:style-name="ce236" office:value-type="string" calcext:value-type="string">
            <text:p>OtherSpeak : Guns up, boys!</text:p>
          </table:table-cell>
          <table:table-cell table:style-name="ce236" office:value-type="string" calcext:value-type="string">
            <text:p>Node=&gt;chantageNormal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But whatever, I believe it</text:p>
          </table:table-cell>
          <table:table-cell table:style-name="ce236" office:value-type="string" calcext:value-type="string">
            <text:p>OtherSpeak : I’ll make you pay for saying shenanigan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Ok now that that’s over :</text:p>
          </table:table-cell>
          <table:table-cell table:style-name="ce236" office:value-type="string" calcext:value-type="string">
            <text:p>OtherSpeak : Well that’s a good lead 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Normal]</text:p>
          </table:table-cell>
          <table:table-cell table:style-name="ce236" table:number-columns-repeated="2"/>
          <table:table-cell table:style-name="ce236" office:value-type="string" calcext:value-type="string">
            <text:p>Node=&gt;chantageNormal</text:p>
          </table:table-cell>
          <table:table-cell table:style-name="ce236" office:value-type="string" calcext:value-type="string">
            <text:p>OtherSpeak : What are you looking at ?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e’ll make it simple : a third of your gold or you’re dead meat.</text:p>
          </table:table-cell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Here… (trade)</text:p>
          </table:table-cell>
          <table:table-cell table:style-name="ce236"/>
          <table:table-cell table:style-name="ce236" office:value-type="string" calcext:value-type="string">
            <text:p>Choice : Over me dead body! (attack)</text:p>
          </table:table-cell>
          <table:table-cell/>
          <table:table-cell table:style-name="ce236" office:value-type="string" calcext:value-type="string">
            <text:p>Choice : But I’m penniless!(cha)</text:p>
          </table:table-cell>
          <table:table-cell table:style-name="ce236"/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Gold10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/>
          <table:table-cell table:style-name="ce275" office:value-type="string" calcext:value-type="string">
            <text:p>CheckStatCHA</text:p>
          </table:table-cell>
          <table:table-cell table:style-name="ce275" table:number-columns-repeated="2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RemoveGoldTHIRD</text:p>
          </table:table-cell>
          <table:table-cell table:style-name="ce236" office:value-type="string" calcext:value-type="string">
            <text:p>OtherSpeak : Are you kidding me?</text:p>
          </table:table-cell>
          <table:table-cell table:number-columns-repeated="2"/>
          <table:table-cell table:style-name="ce275" office:value-type="string" calcext:value-type="string">
            <text:p>OtherSpeak : You remind me of me, at your age...</text:p>
          </table:table-cell>
          <table:table-cell table:style-name="ce275" office:value-type="string" calcext:value-type="string">
            <text:p>OtherSpeak : You think this is the first time I hear this.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36"/>
          <table:table-cell/>
          <table:table-cell table:style-name="ce275" office:value-type="string" calcext:value-type="string">
            <text:p>OtherSpeak : We’re all in the same crap!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 next time.</text:p>
          </table:table-cell>
          <table:table-cell table:style-name="ce236" office:value-type="string" calcext:value-type="string">
            <text:p>OtherSpeak : Guns up, boys!</text:p>
          </table:table-cell>
          <table:table-cell table:style-name="ce275"/>
          <table:table-cell/>
          <table:table-cell table:style-name="ce275" office:value-type="string" calcext:value-type="string">
            <text:p>OtherSpeak : Good luck, mate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75"/>
          <table:table-cell/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75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a payé]</text:p>
          </table:table-cell>
          <table:table-cell table:style-name="ce236" table:number-columns-repeated="2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hat are you doing here?</text:p>
          </table:table-cell>
          <table:table-cell table:style-name="ce275"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anna give us even more money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ayé]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ght) (attack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office:value-type="string" calcext:value-type="string">
            <text:p>Choice : Do yo know anything about NOMTRESOR ?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36" office:value-type="string" calcext:value-type="string">
            <text:p>CheckIfFormulaIsland</text:p>
          </table:table-cell>
          <table:table-cell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36" office:value-type="string" calcext:value-type="string">
            <text:p>Narrator : Surprised, the bandit leader starts giving CAPITAINE a look of defiance and supsicion.</text:p>
          </table:table-cell>
          <table:table-cell table:style-name="ce275" office:value-type="string" calcext:value-type="string">
            <text:p><text:s/>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 office:value-type="string" calcext:value-type="string">
            <text:p>OtherSpeak : You damned idiot…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/>
          <table:table-cell table:style-name="ce275" office:value-type="string" calcext:value-type="string">
            <text:p>OtherSpeak : You damned idiot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bandits morts]</text:p>
          </table:table-cell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hore is riddled with dead bandit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vid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<text:span text:style-name="T1">Choice : (stay until NEXTTIME</text:span>) (sleep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PlayerSpeak : There’s not much on this shore.</text:p>
          </table:table-cell>
          <table:table-cell table:style-name="ce236"/>
          <table:table-cell table:style-name="ce272" office:value-type="string" calcext:value-type="string">
            <text:p>[give clue]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CheckQuest=&gt;ile vide</text:p>
          </table:table-cell>
          <table:table-cell table:style-name="ce23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36"/>
          <table:table-cell office:value-type="string" calcext:value-type="string">
            <text:p>Narrator : « NOMTRESOR … » « NOMTRESOR...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62" office:value-type="string" calcext:value-type="string">
            <text:p>[combat bandits]</text:p>
          </table:table-cell>
          <table:table-cell table:style-name="ce236" table:number-columns-repeated="3"/>
          <table:table-cell table:style-name="ce236" office:value-type="string" calcext:value-type="string">
            <text:p>PlayerSpeak : What the hell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LaunchCombat</text:p>
          </table:table-cell>
          <table:table-cell table:style-name="ce236" table:number-columns-repeated="3"/>
          <table:table-cell table:style-name="ce236" office:value-type="string" calcext:value-type="string">
            <text:p>Node=&gt;bandits mor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Node=&gt;gi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1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set camp here. We’ll sleep until NEXTTIME (sleep)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935">
          <table:table-cell table:style-name="ce23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995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1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1" table:formula="of:=INDIRECT(CONCATENATE(&quot;$AA - Frequences.C&quot;;SHEET()-1))" office:value-type="float" office:value="16.95" calcext:value-type="float">
            <text:p>16,95</text:p>
          </table:table-cell>
          <table:table-cell table:style-name="ce236" office:value-type="float" office:value="0" calcext:value-type="float">
            <text:p>0</text:p>
          </table:table-cell>
          <table:table-cell table:style-name="ce31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[debut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Range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2">Narrator : </text:span>The crew happens upon an islet, smaller than NOMBATEAU, with nothing on it…</text:p>
          </table:table-cell>
          <table:table-cell table:style-name="ce236" office:value-type="string" calcext:value-type="string">
            <text:p>Narrator : CAPITAINE tumbles into very humble beach of reef. Nothing there is worthy of time…</text:p>
          </table:table-cell>
          <table:table-cell table:style-name="ce282" office:value-type="string" calcext:value-type="string">
            <text:p>Narrator : CAPITAINE stubs toe into a narrow, trivial atoll. Nothing would strike anybody’s interest here…</text:p>
          </table:table-cell>
          <table:table-cell table:style-name="ce236" office:value-type="string" calcext:value-type="string">
            <text:p>Narrator : CAPITAINE comes up against a undersized cay. Nothing there is worthy of notice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5" table:style-name="ce32" office:value-type="string" calcext:value-type="string">
            <text:p>Node=&gt;types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3">
          <table:table-cell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types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SetBG(Island)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Percent3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Node=&gt;ile normale</text:p>
          </table:table-cell>
          <table:table-cell table:style-name="ce32" office:value-type="string" calcext:value-type="string">
            <text:p>RandomRange4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/>
          <table:table-cell table:style-name="ce31" office:value-type="string" calcext:value-type="string">
            <text:p>Node=&gt;ile charme</text:p>
          </table:table-cell>
          <table:table-cell table:style-name="ce236" office:value-type="string" calcext:value-type="string">
            <text:p>Node=&gt;ile dex</text:p>
          </table:table-cell>
          <table:table-cell table:style-name="ce236" office:value-type="string" calcext:value-type="string">
            <text:p>Node=&gt;ile str</text:p>
          </table:table-cell>
          <table:table-cell table:style-name="ce236" office:value-type="string" calcext:value-type="string">
            <text:p>Node=&gt;ile const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4">
          <table:table-cell table:style-name="ce32"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ile normale]</text:p>
          </table:table-cell>
          <table:table-cell table:style-name="ce31"/>
          <table:table-cell table:style-name="ce236" table:number-columns-repeated="2"/>
          <table:table-cell table:style-name="ce272" office:value-type="string" calcext:value-type="string">
            <text:p>[ile charme]</text:p>
          </table:table-cell>
          <table:table-cell table:style-name="ce236" table:number-columns-repeated="3"/>
          <table:table-cell table:style-name="ce272" office:value-type="string" calcext:value-type="string">
            <text:p>[ile dex]</text:p>
          </table:table-cell>
          <table:table-cell table:style-name="ce236" table:number-columns-repeated="3"/>
          <table:table-cell table:style-name="ce272" office:value-type="string" calcext:value-type="string">
            <text:p>[ile const]</text:p>
          </table:table-cell>
          <table:table-cell table:style-name="ce236" table:number-columns-repeated="2"/>
          <table:table-cell table:style-name="ce272" office:value-type="string" calcext:value-type="string">
            <text:p>[ile str]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65</text:p>
          </table:table-cell>
          <table:table-cell table:style-name="ce236" table:number-columns-repeated="3"/>
          <table:table-cell table:style-name="ce236" office:value-type="string" calcext:value-type="string">
            <text:p>Narrator : ...with the exception of a parrot… Holding a shiny item in his claws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teeny squirrel, nibbling a shiny object in his paws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arrator : … with the exception of a huge tree, at the top of which hangs a shiny, unrecognizable item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ile sans arbuste</text:p>
          </table:table-cell>
          <table:table-cell table:style-name="ce275" office:value-type="string" calcext:value-type="string">
            <text:p>RandomRange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ile avec arbuste</text:p>
          </table:table-cell>
          <table:table-cell table:style-name="ce236" office:value-type="string" calcext:value-type="string">
            <text:p>Node=&gt;ile avec gros rocher</text:p>
          </table:table-cell>
          <table:table-cell table:style-name="ce236"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I need this more than you, feathered beast ! (cha)</text:p>
          </table:table-cell>
          <table:table-cell/>
          <table:table-cell table:style-name="ce236" office:value-type="string" calcext:value-type="string">
            <text:p>Choice : Hand me the thing, bird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catch the squirrel) (dex)</text:p>
          </table:table-cell>
          <table:table-cell/>
          <table:table-cell table:style-name="ce236" office:value-type="string" calcext:value-type="string">
            <text:p>Choice : Hand me the thing, nibbler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dive at the bottom) (con)</text:p>
          </table:table-cell>
          <table:table-cell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shake the tree) (str)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sans arbuste]</text:p>
          </table:table-cell>
          <table:table-cell table:style-name="ce236" table:number-columns-repeated="3"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HA</text:p>
          </table:table-cell>
          <table:table-cell/>
          <table:table-cell table:style-name="ce236" office:value-type="string" calcext:value-type="string">
            <text:p>Narrator : “No” says the parrot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DEX</text:p>
          </table:table-cell>
          <table:table-cell/>
          <table:table-cell table:style-name="ce236" office:value-type="string" calcext:value-type="string">
            <text:p>Narrator : The squirrel stares at THROWER with empty eyes.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ON</text:p>
          </table:table-cell>
          <table:table-cell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STR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</text:p>
          </table:table-cell>
          <table:table-cell table:style-name="ce236" table:number-columns-repeated="4"/>
          <table:table-cell table:style-name="ce236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36" office:value-type="string" calcext:value-type="string">
            <text:p>Narrator : The bird insults you repeatedly before flying off, and droppping the item in the ocean, out of reach</text:p>
          </table:table-cell>
          <table:table-cell table:style-name="ce236"/>
          <table:table-cell table:style-name="ce236" office:value-type="string" calcext:value-type="string">
            <text:p>Narrator : THROWER launches in the air, quick as an eagle, and catches the squirrel.</text:p>
          </table:table-cell>
          <table:table-cell table:style-name="ce236" office:value-type="string" calcext:value-type="string">
            <text:p>Narrator : THROWER launches into the air, but the squirrel dodges and fades in the sand</text:p>
          </table:table-cell>
          <table:table-cell table:style-name="ce236" office:value-type="string" calcext:value-type="string">
            <text:p>PlayerSpeak : I see…</text:p>
          </table:table-cell>
          <table:table-cell table:style-name="ce236"/>
          <table:table-cell table:style-name="ce236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36" office:value-type="string" calcext:value-type="string">
            <text:p>Narrator : THROWER dives and ermeges back at the surface, out of breath and panicked !</text:p>
          </table:table-cell>
          <table:table-cell table:style-name="ce236"/>
          <table:table-cell table:style-name="ce236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36" office:value-type="string" calcext:value-type="string">
            <text:p>Narrator : THROWER lays a weak, uninspired blow to the tree, sadly moaning as he hurts his arm.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36" office:value-type="string" calcext:value-type="string">
            <text:p>AddToInventory</text:p>
          </table:table-cell>
          <table:table-cell table:number-columns-repeated="2" table:style-name="ce236" office:value-type="string" calcext:value-type="string">
            <text:p>PlayerSpeak : Damn you bird !</text:p>
          </table:table-cell>
          <table:table-cell table:style-name="ce236"/>
          <table:table-cell office:value-type="string" calcext:value-type="string">
            <text:p>PlayerSpeak : Gotcha !</text:p>
          </table:table-cell>
          <table:table-cell table:style-name="ce236" office:value-type="string" calcext:value-type="string">
            <text:p>PlayerSpeak : Damn you, nibbler !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That was close !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Oh well, nice try…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36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36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We’re saling away! (leave)</text:p>
          </table:table-cell>
          <table:table-cell table:style-name="ce236" office:value-type="string" calcext:value-type="string">
            <text:p><text:span text:style-name="T1">Choice : We’ll stay until NEXTTIME</text:span> (sleep)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36"/>
          <table:table-cell office:value-type="string" calcext:value-type="string">
            <text:p>Switch=&gt;ile str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36" table:number-columns-repeated="6"/>
          <table:table-cell office:value-type="string" calcext:value-type="string">
            <text:p>Switch=&gt;ile dex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table:number-columns-repeated="7"/>
          <table:table-cell table:style-name="ce236" office:value-type="string" calcext:value-type="string">
            <text:p>Node=&gt;ile normale</text:p>
          </table:table-cell>
          <table:table-cell table:style-name="ce236" table:number-columns-repeated="3"/>
          <table:table-cell/>
          <table:table-cell table:style-name="ce236" table:number-columns-repeated="2"/>
          <table:table-cell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captain wakes on the islet. The morning air is pure and fresh.</text:p>
          </table:table-cell>
          <table:table-cell table:style-name="ce236" table:number-columns-repeated="7"/>
          <table:table-cell/>
          <table:table-cell table:style-name="ce236" table:number-columns-repeated="5"/>
          <table:table-cell/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arbuste]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few bushes have grown here and t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foo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food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anchor.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Let’s look around for some food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boat is on an islet. The morning air is pure and fresh.</text:p>
          </table:table-cell>
          <table:table-cell table:style-name="ce236" office:value-type="string" calcext:value-type="string">
            <text:p>PlayerSpeak : Bingo!</text:p>
          </table:table-cell>
          <table:table-cell table:style-name="ce236" office:value-type="string" calcext:value-type="string">
            <text:p>PlayerSpeak : Nothing to eat around here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choix food</text:p>
          </table:table-cell>
          <table:table-cell table:style-name="ce236" office:value-type="string" calcext:value-type="string">
            <text:p>LootFood</text:p>
          </table:table-cell>
          <table:table-cell table:style-name="ce236" office:value-type="string" calcext:value-type="string">
            <text:p>Node=&gt;choix foo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food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3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gros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NOMBATEAU sets anchor near a tiny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tall rock stands in the middle of it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plage rocher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lage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the anchor!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(climb the rock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 table:number-columns-repeated="4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75" office:value-type="string" calcext:value-type="string">
            <text:p>RandomRange2</text:p>
          </table:table-cell>
          <table:table-cell table:style-name="ce275"/>
          <table:table-cell table:style-name="ce23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Narrator : The rock is too tall for CAPITAINE to just go up, they’ll need to climb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pan text:style-name="T1">Node=&gt;</text:span><text:span text:style-name="T3">choix plage rocher</text:span></text:p>
          </table:table-cell>
          <table:table-cell table:style-name="ce275" office:value-type="string" calcext:value-type="string">
            <text:p>Node=&gt;rocher</text:p>
          </table:table-cell>
          <table:table-cell table:style-name="ce275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75"/>
          <table:table-cell table:style-name="ce236" office:value-type="string" calcext:value-type="string">
            <text:p>Choice : (go back on beach)</text:p>
          </table:table-cell>
          <table:table-cell table:style-name="ce275" office:value-type="string" calcext:value-type="string">
            <text:p>Choice : (climb) (dex)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lage rocher</text:p>
          </table:table-cell>
          <table:table-cell table:style-name="ce275" office:value-type="string" calcext:value-type="string">
            <text:p>CheckStatDEX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Narrator : As they're climbing, one of the holds crumbles under CAPITAINE's foot and they fall backwards!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PlayerSpeak : At last!</text:p>
          </table:table-cell>
          <table:table-cell table:style-name="ce283" office:value-type="string" calcext:value-type="string">
            <text:p>[mal]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Node=&gt;rocher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hoix plage rocher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75" office:value-type="string" calcext:value-type="string">
            <text:p>Switch=&gt;mal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ocher]</text:p>
          </table:table-cell>
          <table:table-cell table:style-name="ce236"/>
          <table:table-cell table:number-columns-repeated="2"/>
          <table:table-cell table:style-name="ce236"/>
          <table:table-cell table:style-name="ce236" office:value-type="string" calcext:value-type="string">
            <text:p>Node=&gt;choix plage rocher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e view is incredibly beautiful from up 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back down.</text:p>
          </table:table-cell>
          <table:table-cell table:style-name="ce236" office:value-type="string" calcext:value-type="string">
            <text:p>Choice : (look towards horizon)</text:p>
          </table:table-cell>
          <table:table-cell table:style-name="ce236" office:value-type="string" calcext:value-type="string">
            <text:p>Choice : (observe with spyglass)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PlayerSpeak : We can’t see much..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75" office:value-type="string" calcext:value-type="string">
            <text:p>Node=&gt;choix rocher</text:p>
          </table:table-cell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ny spyglass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75"/>
          <table:table-cell table:style-name="ce236" office:value-type="string" calcext:value-type="string">
            <text:p>ObserveHorizon</text:p>
          </table:table-cell>
          <table:table-cell table:style-name="ce236" office:value-type="string" calcext:value-type="string">
            <text:p>Node=&gt;choix roche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We can see much better!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rocher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0">
          <table:table-cell table:style-name="ce236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2" table:number-columns-repeated="15" table:default-cell-style-name="ce236"/>
        <table:table-column table:style-name="co7" table:number-columns-repeated="11" table:default-cell-style-name="ce23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36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36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36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9" office:value-type="string" calcext:value-type="string">
            <text:p>RandomRange2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29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9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9"/>
          <table:table-cell table:style-name="ce27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/>
          <table:table-cell table:style-name="ce279" office:value-type="string" calcext:value-type="string">
            <text:p>Node=&gt;switch taverne</text:p>
          </table:table-cell>
          <table:table-cell/>
          <table:table-cell table:style-name="ce279" office:value-type="string" calcext:value-type="string">
            <text:p>Node=&gt;switch taverne</text:p>
          </table:table-cell>
          <table:table-cell table:number-columns-repeated="2"/>
          <table:table-cell table:style-name="ce279"/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switch tavern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RandomPercent70</text:p>
          </table:table-cell>
          <table:table-cell table:style-name="ce279" office:value-type="string" calcext:value-type="string">
            <text:p>Node=&gt;taverne normale</text:p>
          </table:table-cell>
          <table:table-cell table:style-name="ce279"/>
          <table:table-cell table:number-columns-repeated="1021"/>
        </table:table-row>
        <table:table-row table:style-name="ro7">
          <table:table-cell table:style-name="ce279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9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9"/>
          <table:table-cell table:number-columns-repeated="1021"/>
        </table:table-row>
        <table:table-row table:style-name="ro4">
          <table:table-cell table:style-name="ce272"/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ce279"/>
          <table:table-cell/>
          <table:table-cell table:style-name="ce279"/>
          <table:table-cell table:number-columns-repeated="1021"/>
        </table:table-row>
        <table:table-row table:style-name="ro7">
          <table:table-cell table:style-name="ce272" office:value-type="string" calcext:value-type="string">
            <text:p>[taverne normal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9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9" office:value-type="string" calcext:value-type="string">
            <text:p>Node=&gt;taverne jour</text:p>
          </table:table-cell>
          <table:table-cell table:style-name="ce279" office:value-type="string" calcext:value-type="string">
            <text:p>Node=&gt;taverne nuit</text:p>
          </table:table-cell>
          <table:table-cell table:number-columns-repeated="2"/>
          <table:table-cell table:style-name="ce279"/>
          <table:table-cell table:style-name="ce283" office:value-type="string" calcext:value-type="string">
            <text:p>[taverne abandonnée]</text:p>
          </table:table-cell>
          <table:table-cell table:style-name="ce279"/>
          <table:table-cell table:number-columns-repeated="1017"/>
        </table:table-row>
        <table:table-row table:style-name="ro29">
          <table:table-cell table:style-name="ce283" office:value-type="string" calcext:value-type="string">
            <text:p>[taverne jour]</text:p>
          </table:table-cell>
          <table:table-cell table:style-name="ce279"/>
          <table:table-cell table:style-name="ce272" office:value-type="string" calcext:value-type="string">
            <text:p>[taverne nuit]</text:p>
          </table:table-cell>
          <table:table-cell/>
          <table:table-cell table:style-name="ce279"/>
          <table:table-cell table:style-name="ce279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30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9"/>
          <table:table-cell table:style-name="ce279" office:value-type="string" calcext:value-type="string">
            <text:p>CheckQuest=&gt;choix taverne abandonnée</text:p>
          </table:table-cell>
          <table:table-cell table:style-name="ce279" table:number-columns-repeated="3"/>
          <table:table-cell table:number-columns-repeated="1015"/>
        </table:table-row>
        <table:table-row table:style-name="ro31">
          <table:table-cell table:style-name="ce272" office:value-type="string" calcext:value-type="string">
            <text:p>Narrator : <text:span text:style-name="T4">At this time of day, the tavern is crowded. Patrons are screaming and fighting, and laughter can be heard all around.</text:span></text:p>
          </table:table-cell>
          <table:table-cell table:style-name="ce272" office:value-type="string" calcext:value-type="string">
            <text:p>Narrator :<text:span text:style-name="T4"> Despite the time of the day, nothing goes on much. The silence rules, and only a few day drinkers sip lightly at their cups.</text:span></text:p>
          </table:table-cell>
          <table:table-cell table:style-name="ce272" office:value-type="string" calcext:value-type="string">
            <text:p>Narrator : <text:span text:style-name="T4">The inn is full. A huge fireplace lights the room. Everybody’s talking about their day on sea. The air reeks of alcohol.</text:span></text:p>
          </table:table-cell>
          <table:table-cell table:style-name="ce272" office:value-type="string" calcext:value-type="string">
            <text:p>Narrator <text:span text:style-name="T4">: The inn is absolutly empty tonight… The keeper is half asleep on the counter, a few drinkers are blind drunk on the tables at the back</text:span>.</text:p>
          </table:table-cell>
          <table:table-cell table:style-name="ce279"/>
          <table:table-cell table:style-name="ce283" office:value-type="string" calcext:value-type="string">
            <text:p>[choix taverne abandonnée]</text:p>
          </table:table-cell>
          <table:table-cell table:style-name="ce279" table:number-columns-repeated="3"/>
          <table:table-cell table:number-columns-repeated="1015"/>
        </table:table-row>
        <table:table-row table:style-name="ro7">
          <table:table-cell table:number-columns-repeated="4" table:style-name="ce279" office:value-type="string" calcext:value-type="string">
            <text:p>CheckQuest=&gt;choix taverne</text:p>
          </table:table-cell>
          <table:table-cell table:style-name="ce279"/>
          <table:table-cell table:style-name="ce279" office:value-type="string" calcext:value-type="string">
            <text:p>RandomRange2</text:p>
          </table:table-cell>
          <table:table-cell table:style-name="ce279"/>
          <table:table-cell table:number-columns-repeated="1017"/>
        </table:table-row>
        <table:table-row table:style-name="ro32">
          <table:table-cell table:number-columns-repeated="4" office:value-type="string" calcext:value-type="string">
            <text:p>Node=&gt;choix taverne</text:p>
          </table:table-cell>
          <table:table-cell table:style-name="ce279"/>
          <table:table-cell table:style-name="ce279" office:value-type="string" calcext:value-type="string">
            <text:p>Node=&gt;auberge vide</text:p>
          </table:table-cell>
          <table:table-cell table:style-name="ce279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279" table:number-columns-repeated="4"/>
          <table:table-cell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number-columns-repeated="5"/>
          <table:table-cell table:style-name="ce279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7">
          <table:table-cell table:number-columns-repeated="6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30">
          <table:table-cell table:style-name="ce283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7">
          <table:table-cell table:style-name="ce279"/>
          <table:table-cell table:number-columns-repeated="5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4">
          <table:table-cell table:number-columns-repeated="4"/>
          <table:table-cell table:style-name="ce279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3"/>
          <table:table-cell table:style-name="ce279" table:number-columns-repeated="2"/>
          <table:table-cell table:number-columns-repeated="1013"/>
        </table:table-row>
        <table:table-row table:style-name="ro7">
          <table:table-cell table:style-name="ce272" office:value-type="string" calcext:value-type="string">
            <text:p>[choix taverne]</text:p>
          </table:table-cell>
          <table:table-cell table:number-columns-repeated="3"/>
          <table:table-cell table:style-name="ce272" office:value-type="string" calcext:value-type="string">
            <text:p>[choix taverne – musiciens]</text:p>
          </table:table-cell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2">
          <table:table-cell office:value-type="string" calcext:value-type="string">
            <text:p>SetChoices3</text:p>
          </table:table-cell>
          <table:table-cell table:style-name="ce279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9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9"/>
          <table:table-cell/>
          <table:table-cell table:style-name="ce279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9" table:number-columns-repeated="3"/>
          <table:table-cell table:number-columns-repeated="1013"/>
        </table:table-row>
        <table:table-row table:style-name="ro33">
          <table:table-cell table:style-name="ce279" office:value-type="string" calcext:value-type="string">
            <text:p>Node=&gt;switch tavern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9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number-columns-repeated="1013"/>
        </table:table-row>
        <table:table-row table:style-name="ro34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5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72" office:value-type="string" calcext:value-type="string">
            <text:p>[tavernier]</text:p>
          </table:table-cell>
          <table:table-cell table:number-columns-repeated="6"/>
          <table:table-cell table:style-name="ce279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9"/>
          <table:table-cell table:number-columns-repeated="2"/>
          <table:table-cell table:style-name="ce279"/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6">
          <table:table-cell table:style-name="ce283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9" table:number-columns-repeated="4"/>
          <table:table-cell table:number-columns-repeated="101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9"/>
          <table:table-cell table:number-columns-repeated="1020"/>
        </table:table-row>
        <table:table-row table:style-name="ro36">
          <table:table-cell office:value-type="string" calcext:value-type="string">
            <text:p>OtherSpeak : What can I do for you ?</text:p>
          </table:table-cell>
          <table:table-cell table:style-name="ce279" office:value-type="string" calcext:value-type="string">
            <text:p>OtherSpeak : Welcome to the NOMTRESOR Inn !</text:p>
          </table:table-cell>
          <table:table-cell table:style-name="ce279"/>
          <table:table-cell/>
          <table:table-cell table:style-name="ce279"/>
          <table:table-cell table:number-columns-repeated="5"/>
          <table:table-cell table:style-name="ce279"/>
          <table:table-cell table:number-columns-repeated="101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9" office:value-type="string" calcext:value-type="string">
            <text:p>OtherSpeak : How may I serve you</text:p>
          </table:table-cell>
          <table:table-cell table:style-name="ce279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7">
          <table:table-cell table:style-name="ce272" office:value-type="string" calcext:value-type="string">
            <text:p>[choix1]</text:p>
          </table:table-cell>
          <table:table-cell table:style-name="ce279"/>
          <table:table-cell table:number-columns-repeated="2"/>
          <table:table-cell table:style-name="ce272" office:value-type="string" calcext:value-type="string">
            <text:p>[choix2]</text:p>
          </table:table-cell>
          <table:table-cell table:number-columns-repeated="5"/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9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72" office:value-type="string" calcext:value-type="string">
            <text:p>[nouvelles]</text:p>
          </table:table-cell>
          <table:table-cell table:number-columns-repeated="2"/>
          <table:table-cell table:style-name="ce279" table:number-columns-repeated="2"/>
          <table:table-cell table:number-columns-repeated="1010"/>
        </table:table-row>
        <table:table-row table:style-name="ro30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2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9" office:value-type="string" calcext:value-type="string">
            <text:p>Node=&gt;nouvelles</text:p>
          </table:table-cell>
          <table:table-cell table:style-name="ce282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9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0">
          <table:table-cell table:style-name="ce279"/>
          <table:table-cell office:value-type="string" calcext:value-type="string">
            <text:p>Node=&gt;choix1</text:p>
          </table:table-cell>
          <table:table-cell table:style-name="ce279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/>
          <table:table-cell table:number-columns-repeated="2"/>
          <table:table-cell table:style-name="ce279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/>
          <table:table-cell table:style-name="ce279" table:number-columns-repeated="2"/>
          <table:table-cell/>
          <table:table-cell table:style-name="ce272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7">
          <table:table-cell/>
          <table:table-cell table:style-name="ce279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table:style-name="ce272" office:value-type="string" calcext:value-type="string">
            <text:p>[combat tavernier]</text:p>
          </table:table-cell>
          <table:table-cell table:style-name="ce279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OtherSpeak : You think i'm not used to a good brawl?</text:p>
          </table:table-cell>
          <table:table-cell table:style-name="ce279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LaunchCombat</text:p>
          </table:table-cell>
          <table:table-cell table:number-columns-repeated="2"/>
          <table:table-cell table:style-name="ce279"/>
          <table:table-cell office:value-type="string" calcext:value-type="string">
            <text:p>OtherSpeak : Who would name a tavern NOMTRESOR</text:p>
          </table:table-cell>
          <table:table-cell table:number-columns-repeated="5"/>
          <table:table-cell table:style-name="ce279" table:number-columns-repeated="2"/>
          <table:table-cell table:number-columns-repeated="1012"/>
        </table:table-row>
        <table:table-row table:style-name="ro30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9"/>
          <table:table-cell office:value-type="string" calcext:value-type="string">
            <text:p>OtherSpeak : Just attracts loonies of your type…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ce272" office:value-type="string" calcext:value-type="string">
            <text:p>[a dormi – vide]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29">
          <table:table-cell table:style-name="ce272" office:value-type="string" calcext:value-type="string">
            <text:p>[chambre]</text:p>
          </table:table-cell>
          <table:table-cell table:number-columns-repeated="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OtherSpeak : It’ll be 5 gold coins.</text:p>
          </table:table-cell>
          <table:table-cell table:number-columns-repeated="5"/>
          <table:table-cell table:style-name="Default" office:value-type="string" calcext:value-type="string">
            <text:p>SetBG(Tavern)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 table:number-columns-repeated="5"/>
          <table:table-cell table:style-name="Default" office:value-type="string" calcext:value-type="string">
            <text:p>Node=&gt;auberge vide</text:p>
          </table:table-cell>
          <table:table-cell table:style-name="Default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table:style-name="ce272" office:value-type="string" calcext:value-type="string">
            <text:p>[a dormi]</text:p>
          </table:table-cell>
          <table:table-cell table:number-columns-repeated="2"/>
          <table:table-cell table:style-name="ce272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72" office:value-type="string" calcext:value-type="string">
            <text:p>[vol]</text:p>
          </table:table-cell>
          <table:table-cell table:number-columns-repeated="2"/>
          <table:table-cell table:style-name="ce279" table:number-columns-repeated="3"/>
          <table:table-cell table:style-name="ce279" office:value-type="string" calcext:value-type="string">
            <text:p>CheckDay</text:p>
          </table:table-cell>
          <table:table-cell table:style-name="ce279"/>
          <table:table-cell table:number-columns-repeated="1016"/>
        </table:table-row>
        <table:table-row table:style-name="ro29">
          <table:table-cell office:value-type="string" calcext:value-type="string">
            <text:p>SetWeatherNight</text:p>
          </table:table-cell>
          <table:table-cell table:style-name="ce279" table:number-columns-repeated="2"/>
          <table:table-cell table:style-name="Default"/>
          <table:table-cell/>
          <table:table-cell table:style-name="ce279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32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9"/>
          <table:table-cell table:style-name="ce283" office:value-type="string" calcext:value-type="string">
            <text:p>[ignorer]</text:p>
          </table:table-cell>
          <table:table-cell table:style-name="ce279" table:number-columns-repeated="2"/>
          <table:table-cell table:number-columns-repeated="2" table:style-name="ce279" office:value-type="string" calcext:value-type="string">
            <text:p>Node=&gt;choix dormi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SetWeatherDay</text:p>
          </table:table-cell>
          <table:table-cell/>
          <table:table-cell table:style-name="ce279"/>
          <table:table-cell table:style-name="ce272" office:value-type="string" calcext:value-type="string">
            <text:p>[choix dormir]</text:p>
          </table:table-cell>
          <table:table-cell table:style-name="ce279"/>
          <table:table-cell table:number-columns-repeated="1016"/>
        </table:table-row>
        <table:table-row table:style-name="ro32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9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9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32">
          <table:table-cell table:style-name="ce279" office:value-type="string" calcext:value-type="string">
            <text:p>Narrator : The innkeeper is trying to quietly go through the crew’s possessions.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PlayerSpeak : Me gold! Who took me gold!</text:p>
          </table:table-cell>
          <table:table-cell/>
          <table:table-cell table:style-name="ce279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7"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office:value-type="string" calcext:value-type="string">
            <text:p>RemoveGold100</text:p>
          </table:table-cell>
          <table:table-cell/>
          <table:table-cell table:style-name="ce279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30">
          <table:table-cell office:value-type="string" calcext:value-type="string">
            <text:p>Choice : Hands up, scoundrel! (attack)</text:p>
          </table:table-cell>
          <table:table-cell table:style-name="ce279" office:value-type="string" calcext:value-type="string">
            <text:p>Choice : (pretend not to see anything) <text:s/>(sleep)</text:p>
          </table:table-cell>
          <table:table-cell table:style-name="ce279"/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de=&gt;combat tavernier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9"/>
          <table:table-cell table:style-name="ce282" office:value-type="string" calcext:value-type="string">
            <text:p>RemoveKarma</text:p>
          </table:table-cell>
          <table:table-cell table:style-name="ce282" office:value-type="string" calcext:value-type="string">
            <text:p>AddKarma</text:p>
          </table:table-cell>
          <table:table-cell table:number-columns-repeated="1016"/>
        </table:table-row>
        <table:table-row table:style-name="ro7">
          <table:table-cell table:style-name="ce279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9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number-columns-repeated="1016"/>
        </table:table-row>
        <table:table-row table:style-name="ro7">
          <table:table-cell/>
          <table:table-cell table:style-name="ce279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4">
          <table:table-cell table:style-name="ce279" table:number-columns-repeated="4"/>
          <table:table-cell/>
          <table:table-cell table:style-name="ce279" table:number-columns-repeated="5"/>
          <table:table-cell table:number-columns-repeated="1014"/>
        </table:table-row>
        <table:table-row table:style-name="ro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0"/>
          <table:table-cell/>
          <table:table-cell table:style-name="ce279" table:number-columns-repeated="3"/>
          <table:table-cell table:number-columns-repeated="1010"/>
        </table:table-row>
        <table:table-row table:style-name="ro4" table:number-rows-repeated="2">
          <table:table-cell table:style-name="ce279" table:number-columns-repeated="10"/>
          <table:table-cell table:number-columns-repeated="1014"/>
        </table:table-row>
        <table:table-row table:style-name="ro4">
          <table:table-cell table:style-name="ce279" table:number-columns-repeated="6"/>
          <table:table-cell table:style-name="Default" table:number-columns-repeated="2"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table:number-columns-repeated="6"/>
          <table:table-cell table:number-columns-repeated="2"/>
          <table:table-cell table:style-name="ce279" table:number-columns-repeated="3"/>
          <table:table-cell table:number-columns-repeated="1013"/>
        </table:table-row>
        <table:table-row table:style-name="ro4" table:number-rows-repeated="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1"/>
          <table:table-cell/>
          <table:table-cell table:style-name="ce279"/>
          <table:table-cell table:number-columns-repeated="1011"/>
        </table:table-row>
        <table:table-row table:style-name="ro4">
          <table:table-cell table:style-name="ce279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 table:number-columns-repeated="2"/>
          <table:table-cell table:number-columns-repeated="1011"/>
        </table:table-row>
        <table:table-row table:style-name="ro4">
          <table:table-cell table:style-name="ce272" office:value-type="string" calcext:value-type="string">
            <text:p>[salle]</text:p>
          </table:table-cell>
          <table:table-cell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9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2" office:value-type="string" calcext:value-type="string">
            <text:p>[salle_mercenaire]</text:p>
          </table:table-cell>
          <table:table-cell table:number-columns-repeated="3"/>
          <table:table-cell table:style-name="ce272" office:value-type="string" calcext:value-type="string">
            <text:p>[achat mercenaire]</text:p>
          </table:table-cell>
          <table:table-cell table:number-columns-repeated="2"/>
          <table:table-cell table:style-name="ce272" office:value-type="string" calcext:value-type="string">
            <text:p>[choix mercenaires]</text:p>
          </table:table-cell>
          <table:table-cell table:number-columns-repeated="1016"/>
        </table:table-row>
        <table:table-row table:style-name="ro37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37">
          <table:table-cell office:value-type="string" calcext:value-type="string">
            <text:p>Narrator : A group of armed men is drinking.</text:p>
          </table:table-cell>
          <table:table-cell/>
          <table:table-cell table:style-name="ce282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9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SetChoices2</text:p>
          </table:table-cell>
          <table:table-cell/>
          <table:table-cell table:style-name="ce282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9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38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2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9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9"/>
          <table:table-cell table:style-name="ce262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82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16">
          <table:table-cell table:style-name="ce279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38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38">
          <table:table-cell table:number-columns-repeated="9"/>
          <table:table-cell table:style-name="ce279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38">
          <table:table-cell table:number-columns-repeated="9"/>
          <table:table-cell office:value-type="string" calcext:value-type="string">
            <text:p>AddMember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3"/>
        </table:table-row>
        <table:table-row table:style-name="ro38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38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38">
          <table:table-cell table:style-name="ce272" office:value-type="string" calcext:value-type="string">
            <text:p>[salle_vendeur de trucs]</text:p>
          </table:table-cell>
          <table:table-cell/>
          <table:table-cell table:style-name="ce279" table:number-columns-repeated="2"/>
          <table:table-cell table:style-name="ce272" office:value-type="string" calcext:value-type="string">
            <text:p>[choix vendeur]</text:p>
          </table:table-cell>
          <table:table-cell table:number-columns-repeated="4"/>
          <table:table-cell table:style-name="ce279" office:value-type="string" calcext:value-type="string">
            <text:p>Node=&gt;choix taverne</text:p>
          </table:table-cell>
          <table:table-cell table:number-columns-repeated="1014"/>
        </table:table-row>
        <table:table-row table:style-name="ro38">
          <table:table-cell office:value-type="string" calcext:value-type="string">
            <text:p>NewCrew</text:p>
          </table:table-cell>
          <table:table-cell/>
          <table:table-cell table:style-name="ce279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32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2"/>
          <table:table-cell/>
          <table:table-cell table:style-name="ce272" office:value-type="string" calcext:value-type="string">
            <text:p>[gamin]</text:p>
          </table:table-cell>
          <table:table-cell/>
          <table:table-cell table:style-name="ce272" office:value-type="string" calcext:value-type="string">
            <text:p>[salle vide]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2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9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2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9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2" office:value-type="string" calcext:value-type="string">
            <text:p>SetChoices2</text:p>
          </table:table-cell>
          <table:table-cell table:style-name="ce282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9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2" office:value-type="string" calcext:value-type="string">
            <text:p>Choice : Ok!</text:p>
          </table:table-cell>
          <table:table-cell table:style-name="ce282"/>
          <table:table-cell office:value-type="string" calcext:value-type="string">
            <text:p>HideOther</text:p>
          </table:table-cell>
          <table:table-cell table:style-name="ce272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 table:style-name="ce282"/>
          <table:table-cell table:style-name="ce279" table:number-columns-repeated="4"/>
          <table:table-cell table:style-name="ce282" office:value-type="string" calcext:value-type="string">
            <text:p>Node=&gt;gamin</text:p>
          </table:table-cell>
          <table:table-cell table:style-name="ce282" office:value-type="string" calcext:value-type="string">
            <text:p>Node=&gt;choix vendeur</text:p>
          </table:table-cell>
          <table:table-cell table:style-name="ce282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9" table:number-columns-repeated="4"/>
          <table:table-cell table:style-name="ce282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4"/>
          <table:table-cell table:style-name="ce282" table:number-columns-repeated="3"/>
          <table:table-cell table:number-columns-repeated="1013"/>
        </table:table-row>
        <table:table-row table:style-name="ro7">
          <table:table-cell table:style-name="ce272" office:value-type="string" calcext:value-type="string">
            <text:p>[salle_rien]</text:p>
          </table:table-cell>
          <table:table-cell/>
          <table:table-cell table:style-name="ce279" table:number-columns-repeated="2"/>
          <table:table-cell table:number-columns-repeated="2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32">
          <table:table-cell table:style-name="ce279" office:value-type="string" calcext:value-type="string">
            <text:p>Narrator : Apart from a few sleeping drunks at the back of the room, the tavern is empty.</text:p>
          </table:table-cell>
          <table:table-cell table:style-name="ce279" table:number-columns-repeated="5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7">
          <table:table-cell table:style-name="ce279" office:value-type="string" calcext:value-type="string">
            <text:p>Fade</text:p>
          </table:table-cell>
          <table:table-cell table:style-name="ce279" table:number-columns-repeated="3"/>
          <table:table-cell table:style-name="Default"/>
          <table:table-cell/>
          <table:table-cell table:style-name="ce282"/>
          <table:table-cell table:number-columns-repeated="2"/>
          <table:table-cell table:style-name="ce287" office:value-type="string" calcext:value-type="string">
            <text:p>[clue night]</text:p>
          </table:table-cell>
          <table:table-cell table:style-name="ce282"/>
          <table:table-cell table:style-name="ce287" office:value-type="string" calcext:value-type="string">
            <text:p>[rien clue night]</text:p>
          </table:table-cell>
          <table:table-cell table:number-columns-repeated="1012"/>
        </table:table-row>
        <table:table-row table:style-name="ro39">
          <table:table-cell table:style-name="ce279" office:value-type="string" calcext:value-type="string">
            <text:p>Node=&gt;choix taverne</text:p>
          </table:table-cell>
          <table:table-cell table:style-name="ce279" table:number-columns-repeated="2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9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32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30">
          <table:table-cell table:number-columns-repeated="2"/>
          <table:table-cell table:style-name="ce282"/>
          <table:table-cell table:style-name="Default" table:number-columns-repeated="2"/>
          <table:table-cell/>
          <table:table-cell table:style-name="ce282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/>
          <table:table-cell table:style-name="Default"/>
          <table:table-cell table:style-name="ce283" office:value-type="string" calcext:value-type="string">
            <text:p>[sleep]</text:p>
          </table:table-cell>
          <table:table-cell table:style-name="ce279"/>
          <table:table-cell table:style-name="ce283" office:value-type="string" calcext:value-type="string">
            <text:p>[sleep – vide]</text:p>
          </table:table-cell>
          <table:table-cell table:style-name="ce279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32">
          <table:table-cell table:style-name="ce272" office:value-type="string" calcext:value-type="string">
            <text:p>[salle_joueurs]</text:p>
          </table:table-cell>
          <table:table-cell/>
          <table:table-cell table:style-name="ce279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2"/>
          <table:table-cell table:style-name="ce279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9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32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CheckIfFormulaIsland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 table:style-name="ce279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9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9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2"/>
          <table:table-cell table:style-name="ce279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9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72" office:value-type="string" calcext:value-type="string">
            <text:p>[jeu]</text:p>
          </table:table-cell>
          <table:table-cell table:number-columns-repeated="2"/>
          <table:table-cell table:style-name="ce279" table:number-columns-repeated="3"/>
          <table:table-cell table:number-columns-repeated="1018"/>
        </table:table-row>
        <table:table-row table:style-name="ro30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4">
          <table:table-cell table:style-name="ce283"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auberge vide]</text:p>
          </table:table-cell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9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9"/>
          <table:table-cell table:number-columns-repeated="2"/>
          <table:table-cell table:style-name="ce272" office:value-type="string" calcext:value-type="string">
            <text:p>[garde manger ouvert]</text:p>
          </table:table-cell>
          <table:table-cell table:style-name="ce279" table:number-columns-repeated="2"/>
          <table:table-cell table:style-name="ce272" office:value-type="string" calcext:value-type="string">
            <text:p>[garde manger fermé]</text:p>
          </table:table-cell>
          <table:table-cell table:number-columns-repeated="1015"/>
        </table:table-row>
        <table:table-row table:style-name="ro30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 again) (sleep)</text:p>
          </table:table-cell>
          <table:table-cell table:style-name="ce279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9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30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9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 table:number-columns-repeated="1013"/>
        </table:table-row>
        <table:table-row table:style-name="ro30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9"/>
          <table:table-cell table:style-name="ce279" office:value-type="string" calcext:value-type="string">
            <text:p>Node=&gt;garde manger ouvert</text:p>
          </table:table-cell>
          <table:table-cell table:style-name="ce279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9" office:value-type="string" calcext:value-type="string">
            <text:p>Choice : (go back to the main room)(leave)</text:p>
          </table:table-cell>
          <table:table-cell table:style-name="ce279" office:value-type="string" calcext:value-type="string">
            <text:p>Choice : (smash the door)(str)</text:p>
          </table:table-cell>
          <table:table-cell table:style-name="ce279"/>
          <table:table-cell table:style-name="ce279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79"/>
          <table:table-cell table:style-name="Default"/>
          <table:table-cell table:style-name="ce279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CheckStatSTR</text:p>
          </table:table-cell>
          <table:table-cell table:style-name="ce279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36">
          <table:table-cell table:style-name="ce279"/>
          <table:table-cell table:style-name="Default" table:number-columns-repeated="2"/>
          <table:table-cell table:style-name="ce279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9" office:value-type="string" calcext:value-type="string">
            <text:p>PlayerSpeak : The door broke open!</text:p>
          </table:table-cell>
          <table:table-cell table:style-name="ce279" office:value-type="string" calcext:value-type="string">
            <text:p>PlayerSpeak : The door won’t budge…</text:p>
          </table:table-cell>
          <table:table-cell table:style-name="ce279" office:value-type="string" calcext:value-type="string">
            <text:p>PlayerSpeak : The door is wide open.</text:p>
          </table:table-cell>
          <table:table-cell table:style-name="ce279" office:value-type="string" calcext:value-type="string">
            <text:p>PlayerSpeak : I don’t have any key…</text:p>
          </table:table-cell>
          <table:table-cell table:style-name="ce279" table:number-columns-repeated="2"/>
          <table:table-cell table:number-columns-repeated="1009"/>
        </table:table-row>
        <table:table-row table:style-name="ro40">
          <table:table-cell table:style-name="ce279"/>
          <table:table-cell table:style-name="Default" table:number-columns-repeated="2"/>
          <table:table-cell table:style-name="ce279"/>
          <table:table-cell/>
          <table:table-cell table:style-name="ce279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9"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table:number-columns-repeated="2"/>
          <table:table-cell table:number-columns-repeated="1009"/>
        </table:table-row>
        <table:table-row table:style-name="ro4">
          <table:table-cell table:style-name="ce279"/>
          <table:table-cell table:style-name="Default" table:number-columns-repeated="2"/>
          <table:table-cell table:style-name="ce279" table:number-columns-repeated="3"/>
          <table:table-cell/>
          <table:table-cell table:style-name="ce262" office:value-type="string" calcext:value-type="string">
            <text:p>[removed]</text:p>
          </table:table-cell>
          <table:table-cell/>
          <table:table-cell table:style-name="ce279" office:value-type="string" calcext:value-type="string">
            <text:p>Switch=&gt;garde manger fermé</text:p>
          </table:table-cell>
          <table:table-cell table:style-name="ce279"/>
          <table:table-cell table:style-name="ce279" office:value-type="string" calcext:value-type="string">
            <text:p>Switch=&gt;garde manger fermé</text:p>
          </table:table-cell>
          <table:table-cell table:style-name="ce279" table:number-columns-repeated="3"/>
          <table:table-cell table:number-columns-repeated="1009"/>
        </table:table-row>
        <table:table-row table:style-name="ro4">
          <table:table-cell table:style-name="ce279" table:number-columns-repeated="2"/>
          <table:table-cell table:style-name="Default" table:number-columns-repeated="5"/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/>
          <table:table-cell table:style-name="ce279" office:value-type="string" calcext:value-type="string">
            <text:p>Node=&gt;auberge vide</text:p>
          </table:table-cell>
          <table:table-cell table:style-name="ce279" table:number-columns-repeated="3"/>
          <table:table-cell table:number-columns-repeated="1009"/>
        </table:table-row>
        <table:table-row table:style-name="ro4">
          <table:table-cell table:style-name="ce279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9"/>
          <table:table-cell table:style-name="Default" table:number-columns-repeated="2"/>
          <table:table-cell table:style-name="ce279" table:number-columns-repeated="4"/>
          <table:table-cell table:number-columns-repeated="1009"/>
        </table:table-row>
        <table:table-row table:style-name="ro4">
          <table:table-cell/>
          <table:table-cell table:style-name="ce279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9" table:number-columns-repeated="7"/>
          <table:table-cell table:number-columns-repeated="1009"/>
        </table:table-row>
        <table:table-row table:style-name="ro4">
          <table:table-cell table:style-name="ce282"/>
          <table:table-cell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2" table:number-columns-repeated="2"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89"/>
        <table:table-column table:style-name="co8" table:number-columns-repeated="998" table:default-cell-style-name="ce289"/>
        <table:table-row table:style-name="ro7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39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39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2" calcext:value-type="float">
            <text:p>2</text:p>
          </table:table-cell>
          <table:table-cell table:style-name="ce39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acrid smell of steel and iron floats in the air, as the crew hears shouts from men.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Quest=&gt;choix debut</text:p>
          </table:table-cell>
          <table:table-cell table:style-name="ce236" table:number-columns-repeated="25"/>
          <table:table-cell table:number-columns-repeated="998"/>
        </table:table-row>
        <table:table-row table:style-name="ro32">
          <table:table-cell table:style-name="ce236" office:value-type="string" calcext:value-type="string">
            <text:p>Narrator : It’s a military camp, and a guard is blocking the entrance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debut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Set sail again (leave)</text:p>
          </table:table-cell>
          <table:table-cell table:style-name="ce236" office:value-type="string" calcext:value-type="string">
            <text:p>Choice : Approach him.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 office:value-type="string" calcext:value-type="string">
            <text:p>PlayerSpeak : Let's go, guys.</text:p>
          </table:table-cell>
          <table:table-cell table:style-name="ce236" office:value-type="string" calcext:value-type="string">
            <text:p>Node=&gt;entrée casern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ntrée 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Forest)</text:p>
          </table:table-cell>
          <table:table-cell table:style-name="ce236" office:value-type="string" calcext:value-type="string">
            <text:p>Node=&gt;guard dead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72" office:value-type="string" calcext:value-type="string">
            <text:p>[guard dead]</text:p>
          </table:table-cell>
          <table:table-cell table:style-name="ce236" table:number-columns-repeated="24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Halt, sailor.</text:p>
          </table:table-cell>
          <table:table-cell table:style-name="ce236" office:value-type="string" calcext:value-type="string">
            <text:p>Narrator : The soldier who was guarding the door is laying dead on the floor.</text:p>
          </table:table-cell>
          <table:table-cell table:style-name="ce236"/>
          <table:table-cell table:style-name="ce236" office:value-type="string" calcext:value-type="string">
            <text:p>OtherSpeak : How dare you come back here?!</text:p>
          </table:table-cell>
          <table:table-cell table:style-name="ce236"/>
          <table:table-cell table:style-name="ce272" office:value-type="string" calcext:value-type="string">
            <text:p>[conversation entrée]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conversation entré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/>
          <table:table-cell table:style-name="ce236" office:value-type="string" calcext:value-type="string">
            <text:p>CheckKarma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 the camp)</text:p>
          </table:table-cell>
          <table:table-cell table:style-name="ce236" table:number-columns-repeated="2"/>
          <table:table-cell table:style-name="ce236" office:value-type="string" calcext:value-type="string">
            <text:p>OtherSpeak : Wait, are you CAPITAINE?</text:p>
          </table:table-cell>
          <table:table-cell table:style-name="ce236" office:value-type="string" calcext:value-type="string">
            <text:p>OtherSpeak : Can I help you?</text:p>
          </table:table-cell>
          <table:table-cell table:style-name="ce236" office:value-type="string" calcext:value-type="string">
            <text:p>OtherSpeak : I’ve got my eye on you.</text:p>
          </table:table-cell>
          <table:table-cell table:style-name="ce236" office:value-type="string" calcext:value-type="string">
            <text:p>OtherSpeak : Son of a cow! You’re CAPITAINE</text:p>
          </table:table-cell>
          <table:table-cell table:style-name="ce236" table:number-columns-repeated="17"/>
          <table:table-cell table:number-columns-repeated="998"/>
        </table:table-row>
        <table:table-row table:style-name="ro32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"/>
          <table:table-cell table:style-name="ce236" office:value-type="string" calcext:value-type="string">
            <text:p>OtherSpeak : The Chief’s gonna want to meet you.</text:p>
          </table:table-cell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There’s something fishy about you…</text:p>
          </table:table-cell>
          <table:table-cell table:style-name="ce236" office:value-type="string" calcext:value-type="string">
            <text:p>OtherSpeak : Your head is on all the wanted posters.</text:p>
          </table:table-cell>
          <table:table-cell table:style-name="ce236" table:number-columns-repeated="17"/>
          <table:table-cell table:number-columns-repeated="998"/>
        </table:table-row>
        <table:table-row table:style-name="ro32">
          <table:table-cell table:style-name="ce236" table:number-columns-repeated="5"/>
          <table:table-cell table:style-name="ce236" office:value-type="string" calcext:value-type="string">
            <text:p>OtherSpeak : He’ll help you out.</text:p>
          </table:table-cell>
          <table:table-cell table:style-name="ce236"/>
          <table:table-cell table:style-name="ce236" office:value-type="string" calcext:value-type="string">
            <text:p>OtherSpeak : What do you want here?</text:p>
          </table:table-cell>
          <table:table-cell table:style-name="ce236" office:value-type="string" calcext:value-type="string">
            <text:p>OtherSpeak : How dare you show up like this, criminal scum!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table:number-columns-repeated="5"/>
          <table:table-cell table:style-name="ce236" office:value-type="string" calcext:value-type="string">
            <text:p>Switch=&gt;demande chef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I’m taking you to the chief, NOW!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garde]</text:p>
          </table:table-cell>
          <table:table-cell table:style-name="ce236" table:number-columns-repeated="4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3</text:p>
          </table:table-cell>
          <table:table-cell table:style-name="ce236" table:number-columns-repeated="4"/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ce236" office:value-type="string" calcext:value-type="string">
            <text:p>Choice : Hah! I'd like te see ye try! (attack)</text:p>
          </table:table-cell>
          <table:table-cell table:style-name="ce236" office:value-type="string" calcext:value-type="string">
            <text:p>Choice : OK.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Forget it! (leave)</text:p>
          </table:table-cell>
          <table:table-cell table:style-name="ce236" office:value-type="string" calcext:value-type="string">
            <text:p>Choice : Can I come in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2"/>
          <table:table-cell table:style-name="ce236" office:value-type="string" calcext:value-type="string">
            <text:p>OtherSpeak : Then you’ll get what you’ve earned</text:p>
          </table:table-cell>
          <table:table-cell table:style-name="ce236" office:value-type="string" calcext:value-type="string">
            <text:p>HideOther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See you, sailor!</text:p>
          </table:table-cell>
          <table:table-cell table:style-name="ce272" office:value-type="string" calcext:value-type="string">
            <text:p>[demande entrée]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 table:number-columns-repeated="4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Switch=&gt;chef mauvais karma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entrer?</text:p>
          </table:table-cell>
          <table:table-cell table:style-name="ce236" office:value-type="string" calcext:value-type="string">
            <text:p>OtherSpeak : Make yourself at home!</text:p>
          </table:table-cell>
          <table:table-cell table:style-name="ce236" table:number-columns-repeated="5"/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236" table:number-columns-repeated="6"/>
          <table:table-cell table:style-name="ce236" office:value-type="string" calcext:value-type="string">
            <text:p>Node=&gt;chef casern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rentrer?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3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OtherSpeak : You can turn you heels and go back from where you came.</text:p>
          </table:table-cell>
          <table:table-cell table:style-name="ce236" office:value-type="string" calcext:value-type="string">
            <text:p>OtherSpeak : Sure, come in!</text:p>
          </table:table-cell>
          <table:table-cell table:style-name="ce236" office:value-type="string" calcext:value-type="string">
            <text:p>OtherSpeak : Not before helping us with something..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36" office:value-type="string" calcext:value-type="string">
            <text:p>Choice : Nevermind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NewQuest=&gt;choix garde,fin quet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table:number-columns-repeated="2"/>
          <table:table-cell/>
          <table:table-cell table:style-name="ce236" table:number-columns-repeated="23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pas rentrer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72" office:value-type="string" calcext:value-type="string">
            <text:p>[fin quete]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No problem! (leave)</text:p>
          </table:table-cell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charm)(cha)</text:p>
          </table:table-cell>
          <table:table-cell table:style-name="ce236"/>
          <table:table-cell table:style-name="ce236" office:value-type="string" calcext:value-type="string">
            <text:p>Choice : (bribe 100 gold) (trade)</text:p>
          </table:table-cell>
          <table:table-cell table:style-name="ce236" table:number-columns-repeated="2"/>
          <table:table-cell table:style-name="ce236" office:value-type="string" calcext:value-type="string">
            <text:p>OtherSpeak : You will always be welcome here!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Yeah right!</text:p>
          </table:table-cell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OtherSpeak : That makes sense… Come in.</text:p>
          </table:table-cell>
          <table:table-cell table:style-name="ce236" office:value-type="string" calcext:value-type="string">
            <text:p>OtherSpeak : Are you kidding me?</text:p>
          </table:table-cell>
          <table:table-cell table:style-name="ce236" office:value-type="string" calcext:value-type="string">
            <text:p>PlayerSpeak : Maybe this will convince you…</text:p>
          </table:table-cell>
          <table:table-cell table:style-name="ce236" office:value-type="string" calcext:value-type="string">
            <text:p>PlayerSpeak : I don’t have this kind of money…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office:value-type="string" calcext:value-type="string">
            <text:p>OtherSpeak : Get the hell out!</text:p>
          </table:table-cell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OtherSpeak : Got dammit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/>
          <table:table-cell table:style-name="ce236" office:value-type="string" calcext:value-type="string">
            <text:p>OtherSpeak : Don’t tell anything to the boss..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garde]</text:p>
          </table:table-cell>
          <table:table-cell table:style-name="ce236" table:number-columns-repeated="3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1"/>
          <table:table-cell table:number-columns-repeated="998"/>
        </table:table-row>
        <table:table-row table:style-name="ro32">
          <table:table-cell table:style-name="ce236" office:value-type="string" calcext:value-type="string">
            <text:p>PlayerSpeak : You gonna taste the steel of my sword!</text:p>
          </table:table-cell>
          <table:table-cell table:style-name="ce236" table:number-columns-repeated="3"/>
          <table:table-cell table:style-name="ce236" office:value-type="string" calcext:value-type="string">
            <text:p>Node=&gt;caserne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soldier who was guarding the door is laying dead on the floor, the door open behind her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What is all this noise?!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These ruffians killed our pal! Let's avenge them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re’s a big tent on a small hilltop, further in the camp. Must be the barrack’s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 soldats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(go back to the entrance) (leave)</text:p>
          </table:table-cell>
          <table:table-cell table:style-name="ce236" office:value-type="string" calcext:value-type="string">
            <text:p>Choice : (talk to the soldiers)</text:p>
          </table:table-cell>
          <table:table-cell table:style-name="ce236"/>
          <table:table-cell table:style-name="ce236" office:value-type="string" calcext:value-type="string">
            <text:p>Choice : (go to the headquarters)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PlayerSpeak : Ahoy!</text:p>
          </table:table-cell>
          <table:table-cell table:style-name="ce236"/>
          <table:table-cell table:style-name="Default" office:value-type="string" calcext:value-type="string">
            <text:p>HideOther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entrée caserne</text:p>
          </table:table-cell>
          <table:table-cell table:style-name="ce236" office:value-type="string" calcext:value-type="string">
            <text:p>OtherSpeak : We’re veeery busy!</text:p>
          </table:table-cell>
          <table:table-cell table:style-name="ce236" office:value-type="string" calcext:value-type="string">
            <text:p>OtherSpeak : Yeah?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4">
          <table:table-cell table:style-name="ce236" table:number-columns-repeated="3"/>
          <table:table-cell table:number-columns-repeated="3"/>
          <table:table-cell table:style-name="ce236" table:number-columns-repeated="20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soldats]</text:p>
          </table:table-cell>
          <table:table-cell table:style-name="ce236" table:number-columns-repeated="5"/>
          <table:table-cell table:style-name="ce272" office:value-type="string" calcext:value-type="string">
            <text:p>[reste choix soldats]</text:p>
          </table:table-cell>
          <table:table-cell table:style-name="ce236" table:number-columns-repeated="19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36"/>
          <table:table-cell table:style-name="ce272"/>
          <table:table-cell table:style-name="ce236" table:number-columns-repeated="4"/>
          <table:table-cell table:style-name="ce272" office:value-type="string" calcext:value-type="string">
            <text:p>[directions-soldiers]</text:p>
          </table:table-cell>
          <table:table-cell table:style-name="ce272"/>
          <table:table-cell table:style-name="ce236"/>
          <table:table-cell table:style-name="ce272" office:value-type="string" calcext:value-type="string">
            <text:p>[clue-soldiers]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engagement]</text:p>
          </table:table-cell>
          <table:table-cell table:style-name="ce236" table:number-columns-repeated="7"/>
          <table:table-cell table:style-name="ce272" office:value-type="string" calcext:value-type="string">
            <text:p>[jeu de carte]</text:p>
          </table:table-cell>
          <table:table-cell table:style-name="ce236" table:number-columns-repeated="4"/>
          <table:table-cell table:number-columns-repeated="991"/>
        </table:table-row>
        <table:table-row table:style-name="ro32">
          <table:table-cell table:style-name="ce236" office:value-type="string" calcext:value-type="string">
            <text:p>Choice : Forget it. (leave)</text:p>
          </table:table-cell>
          <table:table-cell table:style-name="ce236" office:value-type="string" calcext:value-type="string">
            <text:p>Choice : Anyone of you people want to travel the ocean ? (member)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36" office:value-type="string" calcext:value-type="string">
            <text:p>Choice : I wanna speak to your boss.</text:p>
          </table:table-cell>
          <table:table-cell table:style-name="ce236" table:number-columns-repeated="2"/>
          <table:table-cell table:style-name="ce236" office:value-type="string" calcext:value-type="string">
            <text:p>Choice : Ever heard about NOMTRESOR?</text:p>
          </table:table-cell>
          <table:table-cell table:style-name="ce236" office:value-type="string" calcext:value-type="string">
            <text:p>Choice : (back)</text:p>
          </table:table-cell>
          <table:table-cell/>
          <table:table-cell table:style-name="ce236" office:value-type="string" calcext:value-type="string">
            <text:p>RandomRange2</text:p>
          </table:table-cell>
          <table:table-cell table:style-name="ce23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pas encore</text:p>
          </table:table-cell>
          <table:table-cell table:style-name="ce236" office:value-type="string" calcext:value-type="string">
            <text:p>Node=&gt;déjà</text:p>
          </table:table-cell>
          <table:table-cell table:style-name="ce236" table:number-columns-repeated="6"/>
          <table:table-cell table:style-name="ce236" office:value-type="string" calcext:value-type="string">
            <text:p>OtherSpeak : We’re bored to death</text:p>
          </table:table-cell>
          <table:table-cell table:style-name="ce236" office:value-type="string" calcext:value-type="string">
            <text:p>OtherSpeak : If it isn’t our dear savior !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ce236" office:value-type="string" calcext:value-type="string">
            <text:p>OtherSpeak : Ok…</text:p>
          </table:table-cell>
          <table:table-cell table:style-name="ce236" office:value-type="string" calcext:value-type="string">
            <text:p>RandomPercent75</text:p>
          </table:table-cell>
          <table:table-cell table:style-name="ce236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72" office:value-type="string" calcext:value-type="string">
            <text:p>[demande chef]</text:p>
          </table:table-cell>
          <table:table-cell table:style-name="ce236" table:number-columns-repeated="2"/>
          <table:table-cell table:style-name="Default" office:value-type="string" calcext:value-type="string">
            <text:p>CheckIfFormulaIsland</text:p>
          </table:table-cell>
          <table:table-cell table:style-name="ce236" office:value-type="string" calcext:value-type="string">
            <text:p>Node=&gt;choix soldats</text:p>
          </table:table-cell>
          <table:table-cell table:style-name="Default"/>
          <table:table-cell table:style-name="ce236" office:value-type="string" calcext:value-type="string">
            <text:p>OtherSpeak : The captain of a pirate ship we sank kept mentioning it.</text:p>
          </table:table-cell>
          <table:table-cell table:style-name="ce23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If only we had cards</text:p>
          </table:table-cell>
          <table:table-cell table:style-name="ce236" office:value-type="string" calcext:value-type="string">
            <text:p>OtherSpeak : From now on it’s blackjack all day long</text:p>
          </table:table-cell>
          <table:table-cell table:style-name="ce236" table:number-columns-repeated="3"/>
          <table:table-cell table:number-columns-repeated="991"/>
        </table:table-row>
        <table:table-row table:style-name="ro32">
          <table:table-cell table:style-name="ce236" office:value-type="string" calcext:value-type="string">
            <text:p>Node=&gt;debut soldats</text:p>
          </table:table-cell>
          <table:table-cell table:style-name="ce236" office:value-type="string" calcext:value-type="string">
            <text:p>Node=&gt;engagement</text:p>
          </table:table-cell>
          <table:table-cell table:style-name="ce236" office:value-type="string" calcext:value-type="string">
            <text:p>Node=&gt;jeu de carte</text:p>
          </table:table-cell>
          <table:table-cell table:style-name="ce23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3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Follow me!</text:p>
          </table:table-cell>
          <table:table-cell table:style-name="ce236" office:value-type="string" calcext:value-type="string">
            <text:p>Node=&gt;directions-soldiers</text:p>
          </table:table-cell>
          <table:table-cell table:style-name="ce236" office:value-type="string" calcext:value-type="string">
            <text:p>Node=&gt;clue-soldiers</text:p>
          </table:table-cell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To gamble time away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number-columns-repeated="991"/>
        </table:table-row>
        <table:table-row table:style-name="ro32">
          <table:table-cell table:style-name="ce236" table:number-columns-repeated="3"/>
          <table:table-cell table:number-columns-repeated="4"/>
          <table:table-cell table:style-name="ce236" office:value-type="string" calcext:value-type="string">
            <text:p>RandomPercent75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pas encore]</text:p>
          </table:table-cell>
          <table:table-cell table:style-name="ce236" table:number-columns-repeated="5"/>
          <table:table-cell table:style-name="ce272" office:value-type="string" calcext:value-type="string">
            <text:p>[déjà]</text:p>
          </table:table-cell>
          <table:table-cell table:style-name="ce236"/>
          <table:table-cell table:style-name="ce236" office:value-type="string" calcext:value-type="string">
            <text:p>CheckInInventory&lt;Jeu de carte&gt;/Misc</text:p>
          </table:table-cell>
          <table:table-cell table:style-name="ce236" table:number-columns-repeated="4"/>
          <table:table-cell table:number-columns-repeated="991"/>
        </table:table-row>
        <table:table-row table:style-name="ro32">
          <table:table-cell table:style-name="ce236" table:number-columns-repeated="3"/>
          <table:table-cell table:number-columns-repeated="3"/>
          <table:table-cell table:style-name="ce291" office:value-type="string" calcext:value-type="string">
            <text:p>[leader]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OtherSpeak : We don’t have any.</text:p>
          </table:table-cell>
          <table:table-cell table:style-name="ce23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36" office:value-type="string" calcext:value-type="string">
            <text:p>Choice : Thanks</text:p>
          </table:table-cell>
          <table:table-cell table:style-name="ce236" office:value-type="string" calcext:value-type="string">
            <text:p>Choice : Come and find it with us! (member)</text:p>
          </table:table-cell>
          <table:table-cell table:style-name="ce236"/>
          <table:table-cell table:style-name="ce262" office:value-type="string" calcext:value-type="string">
            <text:p>[chief dead]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RandomRange3</text:p>
          </table:table-cell>
          <table:table-cell table:style-name="ce236" table:number-columns-repeated="5"/>
          <table:table-cell table:style-name="ce236" office:value-type="string" calcext:value-type="string">
            <text:p>OtherSpeak : You already took a buddy of ours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number-columns-repeated="991"/>
        </table:table-row>
        <table:table-row table:style-name="ro32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OtherSpeak : Follow me!</text:p>
          </table:table-cell>
          <table:table-cell table:style-name="Default"/>
          <table:table-cell table:style-name="ce236" office:value-type="string" calcext:value-type="string">
            <text:p>Node=&gt;debut soldats</text:p>
          </table:table-cell>
          <table:table-cell table:style-name="ce236"/>
          <table:table-cell table:style-name="Default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RandomPercent85</text:p>
          </table:table-cell>
          <table:table-cell table:style-name="ce23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36" table:number-columns-repeated="2"/>
          <table:table-cell table:style-name="ce236" office:value-type="string" calcext:value-type="string">
            <text:p>OtherSpeak : I love it here!</text:p>
          </table:table-cell>
          <table:table-cell table:style-name="ce236" office:value-type="string" calcext:value-type="string">
            <text:p>OtherSpeak : It’s not the best...</text:p>
          </table:table-cell>
          <table:table-cell table:style-name="ce236" table:number-columns-repeated="2"/>
          <table:table-cell table:style-name="ce236" office:value-type="string" calcext:value-type="string">
            <text:p>OtherSpeak : My only dream is to set sail</text:p>
          </table:table-cell>
          <table:table-cell table:style-name="ce236"/>
          <table:table-cell table:style-name="ce236" office:value-type="string" calcext:value-type="string">
            <text:p>OtherSpeak : Just leave us between pals</text:p>
          </table:table-cell>
          <table:table-cell table:style-name="ce236"/>
          <table:table-cell table:style-name="ce236" office:value-type="string" calcext:value-type="string">
            <text:p>Choice : Sorry, don’t have any</text:p>
          </table:table-cell>
          <table:table-cell table:style-name="ce236" office:value-type="string" calcext:value-type="string">
            <text:p>Choice : (give card game)</text:p>
          </table:table-cell>
          <table:table-cell table:style-name="ce236"/>
          <table:table-cell table:style-name="ce236" office:value-type="string" calcext:value-type="string">
            <text:p>Choice : I don’t have any</text:p>
          </table:table-cell>
          <table:table-cell table:style-name="ce236" office:value-type="string" calcext:value-type="string">
            <text:p>Choice : (give cards)</text:p>
          </table:table-cell>
          <table:table-cell table:number-columns-repeated="991"/>
        </table:table-row>
        <table:table-row table:style-name="ro32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Fade</text:p>
          </table:table-cell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/>
          <table:table-cell table:style-name="ce236" office:value-type="string" calcext:value-type="string">
            <text:p>OtherSpeak : Not in the mood.</text:p>
          </table:table-cell>
          <table:table-cell table:style-name="ce23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36" table:number-columns-repeated="2"/>
          <table:table-cell table:style-name="ce236" office:value-type="string" calcext:value-type="string">
            <text:p>PlayerSpeak : Ah…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ce236" office:value-type="string" calcext:value-type="string">
            <text:p>OtherSpeak : Forget it then…</text:p>
          </table:table-cell>
          <table:table-cell table:style-name="ce236" office:value-type="string" calcext:value-type="string">
            <text:p>OtherSpeak : Oh my !</text:p>
          </table:table-cell>
          <table:table-cell table:style-name="ce236"/>
          <table:table-cell table:style-name="ce236" office:value-type="string" calcext:value-type="string">
            <text:p>OtherSpeak : Forget it…</text:p>
          </table:table-cell>
          <table:table-cell table:style-name="ce23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32">
          <table:table-cell table:style-name="ce272" office:value-type="string" calcext:value-type="string">
            <text:p>[combat soldats]</text:p>
          </table:table-cell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Node=&gt;chef caserne</text:p>
          </table:table-cell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PlayerSpeak : Too bad for you!</text:p>
          </table:table-cell>
          <table:table-cell table:style-name="ce23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Choice : (offer a place on boat)(cha)</text:p>
          </table:table-cell>
          <table:table-cell table:style-name="ce236"/>
          <table:table-cell table:style-name="ce236" office:value-type="string" calcext:value-type="string">
            <text:p>Choice : What a shame…</text:p>
          </table:table-cell>
          <table:table-cell table:style-name="ce236" office:value-type="string" calcext:value-type="string">
            <text:p>Choice : Then join the crew !</text:p>
          </table:table-cell>
          <table:table-cell table:style-name="ce236" office:value-type="string" calcext:value-type="string">
            <text:p>Choice : What a shame…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OtherSpeak : That’s wonderful of you</text:p>
          </table:table-cell>
          <table:table-cell table:style-name="ce236"/>
          <table:table-cell table:number-columns-repeated="2" table:style-name="ce236" office:value-type="string" calcext:value-type="string">
            <text:p>Node=&gt;choix soldats</text:p>
          </table:table-cell>
          <table:table-cell table:number-columns-repeated="991"/>
        </table:table-row>
        <table:table-row table:style-name="ro32">
          <table:table-cell table:style-name="Default" office:value-type="string" calcext:value-type="string">
            <text:p>PlayerSpeak : Brace yourselves, I’m fighting you 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OtherSpeak : Myeh…</text:p>
          </table:table-cell>
          <table:table-cell table:style-name="ce236" office:value-type="string" calcext:value-type="string">
            <text:p>OtherSpeak : Without hesitation</text:p>
          </table:table-cell>
          <table:table-cell table:style-name="ce236" office:value-type="string" calcext:value-type="string">
            <text:p>OtherSpeak : Yeah…</text:p>
          </table:table-cell>
          <table:table-cell table:style-name="ce236" table:number-columns-repeated="3"/>
          <table:table-cell table:style-name="ce236" office:value-type="string" calcext:value-type="string">
            <text:p>OtherSpeak : How can I thank you ?</text:p>
          </table:table-cell>
          <table:table-cell table:style-name="ce236" table:number-columns-repeated="3"/>
          <table:table-cell table:number-columns-repeated="991"/>
        </table:table-row>
        <table:table-row table:style-name="ro32">
          <table:table-cell table:style-name="ce236" office:value-type="string" calcext:value-type="string">
            <text:p>OtherSpeak : You idiot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OtherSpeak : No, it’s still better here than a harsh life at sea.</text:p>
          </table:table-cell>
          <table:table-cell table:style-name="ce236" office:value-type="string" calcext:value-type="string">
            <text:p>OtherSpeak : Why the hell not!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style-name="ce236" office:value-type="string" calcext:value-type="string">
            <text:p>Switch=&gt;jeu de carte</text:p>
          </table:table-cell>
          <table:table-cell table:style-name="ce236" table:number-columns-repeated="3"/>
          <table:table-cell table:number-columns-repeated="991"/>
        </table:table-row>
        <table:table-row table:style-name="ro32">
          <table:table-cell table:style-name="ce236" office:value-type="string" calcext:value-type="string">
            <text:p>LaunchCombat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6"/>
          <table:table-cell table:style-name="ce236" table:number-columns-repeated="5"/>
          <table:table-cell table:style-name="ce236" office:value-type="string" calcext:value-type="string">
            <text:p>PlayerSpeak : Too bad…</text:p>
          </table:table-cell>
          <table:table-cell table:style-name="ce236" office:value-type="string" calcext:value-type="string">
            <text:p>PlayerSpeak : Welcome on board !</text:p>
          </table:table-cell>
          <table:table-cell table:style-name="ce236"/>
          <table:table-cell table:style-name="ce236" office:value-type="string" calcext:value-type="string">
            <text:p>Switch=&gt;engagement</text:p>
          </table:table-cell>
          <table:table-cell table:style-name="ce236" table:number-columns-repeated="4"/>
          <table:table-cell table:style-name="ce236" office:value-type="string" calcext:value-type="string">
            <text:p>RemoveFromInventory&lt;Jeu de carte&gt;/Misc</text:p>
          </table:table-cell>
          <table:table-cell table:style-name="ce236" table:number-columns-repeated="3"/>
          <table:table-cell table:number-columns-repeated="991"/>
        </table:table-row>
        <table:table-row table:style-name="ro30">
          <table:table-cell table:style-name="Default" office:value-type="string" calcext:value-type="string">
            <text:p>PlayerSpeak : Well everybody’s dead now…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number-columns-repeated="3"/>
          <table:table-cell table:style-name="ce236" table:number-columns-repeated="4"/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table:number-columns-repeated="4"/>
          <table:table-cell table:style-name="ce272" office:value-type="string" calcext:value-type="string">
            <text:p>[merci jeu de carte]</text:p>
          </table:table-cell>
          <table:table-cell table:style-name="ce236" table:number-columns-repeated="3"/>
          <table:table-cell table:number-columns-repeated="991"/>
        </table:table-row>
        <table:table-row table:style-name="ro7">
          <table:table-cell table:style-name="ce236" office:value-type="string" calcext:value-type="string">
            <text:p>RemoveKarma</text:p>
          </table:table-cell>
          <table:table-cell table:style-name="ce272"/>
          <table:table-cell table:style-name="ce236" table:number-columns-repeated="20"/>
          <table:table-cell table:style-name="ce236" office:value-type="string" calcext:value-type="string">
            <text:p>Switch=&gt;engagement</text:p>
          </table:table-cell>
          <table:table-cell table:style-name="ce236" table:number-columns-repeated="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36" table:number-columns-repeated="20"/>
          <table:table-cell table:style-name="ce236" office:value-type="string" calcext:value-type="string">
            <text:p>Node=&gt;choix soldats</text:p>
          </table:table-cell>
          <table:table-cell table:style-name="ce236" table:number-columns-repeated="6"/>
          <table:table-cell table:style-name="ce236" office:value-type="string" calcext:value-type="string">
            <text:p>Choice : I could use a hand on the boat (member)</text:p>
          </table:table-cell>
          <table:table-cell table:style-name="ce236" office:value-type="string" calcext:value-type="string">
            <text:p>Choice : We’re famished ! (loot)</text:p>
          </table:table-cell>
          <table:table-cell table:style-name="ce236" office:value-type="string" calcext:value-type="string">
            <text:p>Choice : We’re lacking weapons (loot)</text:p>
          </table:table-cell>
          <table:table-cell table:style-name="ce236"/>
          <table:table-cell table:number-columns-repeated="991"/>
        </table:table-row>
        <table:table-row table:style-name="ro32">
          <table:table-cell table:style-name="Default" office:value-type="string" calcext:value-type="string">
            <text:p><text:span text:style-name="T1">Switch=&gt;</text:span><text:span text:style-name="T3">entrée caserne</text:span></text:p>
          </table:table-cell>
          <table:table-cell table:style-name="Default"/>
          <table:table-cell table:style-name="ce236" table:number-columns-repeated="27"/>
          <table:table-cell table:style-name="ce236" office:value-type="string" calcext:value-type="string">
            <text:p>Node=&gt;demande membre</text:p>
          </table:table-cell>
          <table:table-cell table:style-name="ce236" office:value-type="string" calcext:value-type="string">
            <text:p>OtherSpeak : We’ll spare some of our rations </text:p>
          </table:table-cell>
          <table:table-cell table:style-name="ce236" office:value-type="string" calcext:value-type="string">
            <text:p>OtherSpeak : And we’re overloaded !</text:p>
          </table:table-cell>
          <table:table-cell table:style-name="ce236"/>
          <table:table-cell table:number-columns-repeated="991"/>
        </table:table-row>
        <table:table-row table:style-name="ro36">
          <table:table-cell table:style-name="ce236" office:value-type="string" calcext:value-type="string">
            <text:p>Node=&gt;caserne vide</text:p>
          </table:table-cell>
          <table:table-cell table:style-name="Default"/>
          <table:table-cell table:style-name="ce236" table:number-columns-repeated="28"/>
          <table:table-cell table:style-name="ce236" office:value-type="string" calcext:value-type="string">
            <text:p>OtherSpeak : There you go pal</text:p>
          </table:table-cell>
          <table:table-cell table:style-name="ce236" office:value-type="string" calcext:value-type="string">
            <text:p>LootWeapons2</text:p>
          </table:table-cell>
          <table:table-cell table:style-name="ce236"/>
          <table:table-cell table:number-columns-repeated="991"/>
        </table:table-row>
        <table:table-row table:style-name="ro4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caserne</text:p>
          </table:table-cell>
          <table:table-cell table:style-name="ce236"/>
          <table:table-cell table:number-columns-repeated="991"/>
        </table:table-row>
        <table:table-row table:style-name="ro7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Node=&gt;caserne</text:p>
          </table:table-cell>
          <table:table-cell table:style-name="ce236" table:number-columns-repeated="2"/>
          <table:table-cell table:number-columns-repeated="991"/>
        </table:table-row>
        <table:table-row table:style-name="ro7">
          <table:table-cell table:style-name="ce272" office:value-type="string" calcext:value-type="string">
            <text:p>[chef caserne]</text:p>
          </table:table-cell>
          <table:table-cell table:style-name="Default"/>
          <table:table-cell table:style-name="ce236" table:number-columns-repeated="31"/>
          <table:table-cell table:number-columns-repeated="991"/>
        </table:table-row>
        <table:table-row table:style-name="ro7">
          <table:table-cell table:style-name="ce236" office:value-type="string" calcext:value-type="string">
            <text:p>SetBG(House)</text:p>
          </table:table-cell>
          <table:table-cell table:style-name="ce236" table:number-columns-repeated="32"/>
          <table:table-cell table:number-columns-repeated="991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ef mauvais karma]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5"/>
          <table:table-cell table:style-name="Default"/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lah!</text:p>
          </table:table-cell>
          <table:table-cell table:style-name="ce236" office:value-type="string" calcext:value-type="string">
            <text:p>Node=&gt;payer karma</text:p>
          </table:table-cell>
          <table:table-cell table:style-name="ce236" table:number-columns-repeated="6"/>
          <table:table-cell table:style-name="ce272" office:value-type="string" calcext:value-type="string">
            <text:p>[payer karma]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 : Hello!</text:p>
          </table:table-cell>
          <table:table-cell table:style-name="ce236" table:number-columns-repeated="7"/>
          <table:table-cell table:style-name="ce236" office:value-type="string" calcext:value-type="string">
            <text:p>OtherSpeak : Alright, I’ll make it clear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Karma</text:p>
          </table:table-cell>
          <table:table-cell table:style-name="ce236" table:number-columns-repeated="7"/>
          <table:table-cell table:style-name="ce236" office:value-type="string" calcext:value-type="string">
            <text:p>OtherSpeak : Pay BOUNTY or die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72" office:value-type="string" calcext:value-type="string">
            <text:p>[good]</text:p>
          </table:table-cell>
          <table:table-cell table:style-name="ce236"/>
          <table:table-cell table:style-name="ce272" office:value-type="string" calcext:value-type="string">
            <text:p>[neutral]</text:p>
          </table:table-cell>
          <table:table-cell table:style-name="ce236" table:number-columns-repeated="2"/>
          <table:table-cell table:style-name="ce272" office:value-type="string" calcext:value-type="string">
            <text:p>[bad]</text:p>
          </table:table-cell>
          <table:table-cell table:style-name="ce272" office:value-type="string" calcext:value-type="string">
            <text:p>[evil]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number-columns-repeated="2" table:style-name="ce236" office:value-type="string" calcext:value-type="string">
            <text:p>Node=&gt;choix chef</text:p>
          </table:table-cell>
          <table:table-cell table:style-name="ce236"/>
          <table:table-cell table:style-name="ce236" office:value-type="string" calcext:value-type="string">
            <text:p>Choice : Take the money…(trade)</text:p>
          </table:table-cell>
          <table:table-cell table:style-name="ce236"/>
          <table:table-cell table:style-name="ce236" office:value-type="string" calcext:value-type="string">
            <text:p>Choice : It’s out of the question. (attack)</text:p>
          </table:table-cell>
          <table:table-cell table:style-name="ce236" office:value-type="string" calcext:value-type="string">
            <text:p>Choice : (attempt to flee) (dex)</text:p>
          </table:table-cell>
          <table:table-cell table:style-name="ce236" table:number-columns-repeated="5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2">
          <table:table-cell table:style-name="ce236" office:value-type="string" calcext:value-type="string">
            <text:p>Choice : I’ve been told you can help me.</text:p>
          </table:table-cell>
          <table:table-cell table:number-columns-repeated="2" table:style-name="ce236" office:value-type="string" calcext:value-type="string">
            <text:p>Choice : Let’s talk!</text:p>
          </table:table-cell>
          <table:table-cell table:style-name="ce236" office:value-type="string" calcext:value-type="string">
            <text:p>Choice : I need help... (cha)</text:p>
          </table:table-cell>
          <table:table-cell table:style-name="ce236" table:number-columns-repeated="4"/>
          <table:table-cell table:style-name="ce236" office:value-type="string" calcext:value-type="string">
            <text:p>PayBounty</text:p>
          </table:table-cell>
          <table:table-cell table:style-name="ce236"/>
          <table:table-cell table:style-name="ce236" office:value-type="string" calcext:value-type="string">
            <text:p>OtherSpeak : Then you are hereby sentenced to die. Right here and now!</text:p>
          </table:table-cell>
          <table:table-cell table:style-name="ce236" office:value-type="string" calcext:value-type="string">
            <text:p>CheckStatDEX</text:p>
          </table:table-cell>
          <table:table-cell table:style-name="ce236" table:number-columns-repeated="2"/>
          <table:table-cell table:style-name="ce272" office:value-type="string" calcext:value-type="string">
            <text:p>[demande membre]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6">
          <table:table-cell table:style-name="ce236" office:value-type="string" calcext:value-type="string">
            <text:p>Node=&gt;chef karma</text:p>
          </table:table-cell>
          <table:table-cell table:number-columns-repeated="2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CheckStatCHA</text:p>
          </table:table-cell>
          <table:table-cell table:style-name="ce236" office:value-type="string" calcext:value-type="string">
            <text:p>OtherSpeak : No.</text:p>
          </table:table-cell>
          <table:table-cell table:style-name="ce236" table:number-columns-repeated="3"/>
          <table:table-cell table:style-name="ce236" office:value-type="string" calcext:value-type="string">
            <text:p>OtherSpeak : Alright, that's your stale cleared.</text:p>
          </table:table-cell>
          <table:table-cell table:style-name="ce236" office:value-type="string" calcext:value-type="string">
            <text:p>OtherSpeak : You haven’t got the money?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OtherSpeak : Toodle-oo, sailor!</text:p>
          </table:table-cell>
          <table:table-cell table:style-name="ce236" office:value-type="string" calcext:value-type="string">
            <text:p>OtherSpeak : Hit ‘n run !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2">
          <table:table-cell table:style-name="ce236" table:number-columns-repeated="3"/>
          <table:table-cell table:style-name="ce236" office:value-type="string" calcext:value-type="string">
            <text:p>Node=&gt;chef karma</text:p>
          </table:table-cell>
          <table:table-cell table:style-name="ce236" office:value-type="string" calcext:value-type="string">
            <text:p>OtherSpeak : We were kind enough to let your lot in.</text:p>
          </table:table-cell>
          <table:table-cell table:style-name="ce236" table:number-columns-repeated="3"/>
          <table:table-cell table:style-name="ce236" office:value-type="string" calcext:value-type="string">
            <text:p>OtherSpeak : We’ll still keep an eye on you. Get out.</text:p>
          </table:table-cell>
          <table:table-cell table:style-name="ce236" office:value-type="string" calcext:value-type="string">
            <text:p>OtherSpeak : Sorry lad, nothing personal but the law is the law.</text:p>
          </table:table-cell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office:value-type="string" calcext:value-type="string">
            <text:p>[daccord]</text:p>
          </table:table-cell>
          <table:table-cell table:style-name="ce236" office:value-type="string" calcext:value-type="string">
            <text:p>OtherSpeak : I don’t know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2">
          <table:table-cell table:style-name="ce272" office:value-type="string" calcext:value-type="string">
            <text:p>[chef karma]</text:p>
          </table:table-cell>
          <table:table-cell table:style-name="ce236" table:number-columns-repeated="3"/>
          <table:table-cell table:style-name="ce236" office:value-type="string" calcext:value-type="string">
            <text:p>OtherSpeak : What else do you want?</text:p>
          </table:table-cell>
          <table:table-cell table:style-name="ce236" table:number-columns-repeated="3"/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OtherSpeak : I’ll execute your sentence right here and now!</text:p>
          </table:table-cell>
          <table:table-cell table:style-name="ce236" table:number-columns-repeated="2"/>
          <table:table-cell table:style-name="ce236" office:value-type="string" calcext:value-type="string">
            <text:p>OtherSpeak : I’ll end you, you rats!</text:p>
          </table:table-cell>
          <table:table-cell table:style-name="ce236"/>
          <table:table-cell table:style-name="ce236" office:value-type="string" calcext:value-type="string">
            <text:p>OtherSpeak : You know what</text:p>
          </table:table-cell>
          <table:table-cell table:style-name="ce236" office:value-type="string" calcext:value-type="string">
            <text:p>OtherSpeak : Depends if chief’s okay about it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Someone of your renoun ? With pleasure</text:p>
          </table:table-cell>
          <table:table-cell table:style-name="ce236" office:value-type="string" calcext:value-type="string">
            <text:p>OtherSpeak : I’ve done it already</text:p>
          </table:table-cell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ce236" table:number-columns-repeated="3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2"/>
          <table:table-cell table:style-name="ce236" office:value-type="string" calcext:value-type="string">
            <text:p>Node=&gt;combat chef</text:p>
          </table:table-cell>
          <table:table-cell table:style-name="ce236"/>
          <table:table-cell table:style-name="ce236" office:value-type="string" calcext:value-type="string">
            <text:p>OtherSpeak : I’ve always wanted to wake up to the sound of the wave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32">
          <table:table-cell table:style-name="ce236" office:value-type="string" calcext:value-type="string">
            <text:p>Node=&gt;besoin</text:p>
          </table:table-cell>
          <table:table-cell table:style-name="ce236" office:value-type="string" calcext:value-type="string">
            <text:p>OtherSpeak : Don’t abuse my generosity</text:p>
          </table:table-cell>
          <table:table-cell table:style-name="ce236" table:number-columns-repeated="6"/>
          <table:table-cell table:style-name="ce236" office:value-type="string" calcext:value-type="string">
            <text:p>Node=&gt;caserne</text:p>
          </table:table-cell>
          <table:table-cell table:style-name="ce236" table:number-columns-repeated="5"/>
          <table:table-cell table:style-name="ce236" office:value-type="string" calcext:value-type="string">
            <text:p>OtherSpeak : I’ll join your crew</text:p>
          </table:table-cell>
          <table:table-cell table:style-name="ce236" office:value-type="string" calcext:value-type="string">
            <text:p>Choice : Forget it</text:p>
          </table:table-cell>
          <table:table-cell table:style-name="ce236" office:value-type="string" calcext:value-type="string">
            <text:p>Choice : How would he mind if you’re 1000 miles away… (cha)</text:p>
          </table:table-cell>
          <table:table-cell table:style-name="ce236" table:number-columns-repeated="9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12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merci jeu de carte</text:p>
          </table:table-cell>
          <table:table-cell table:style-name="ce236" office:value-type="string" calcext:value-type="string">
            <text:p>CheckStatCHA</text:p>
          </table:table-cell>
          <table:table-cell table:style-name="ce236" table:number-columns-repeated="9"/>
          <table:table-cell table:number-columns-repeated="998"/>
        </table:table-row>
        <table:table-row table:style-name="ro32">
          <table:table-cell table:style-name="ce236" table:number-columns-repeated="14"/>
          <table:table-cell table:style-name="ce236" office:value-type="string" calcext:value-type="string">
            <text:p>Node=&gt;caserne</text:p>
          </table:table-cell>
          <table:table-cell table:style-name="ce236"/>
          <table:table-cell table:style-name="ce236" office:value-type="string" calcext:value-type="string">
            <text:p>Node=&gt;daccord</text:p>
          </table:table-cell>
          <table:table-cell table:style-name="ce236" office:value-type="string" calcext:value-type="string">
            <text:p>OtherSpeak : Sorry, there’s too much work here</text:p>
          </table:table-cell>
          <table:table-cell table:style-name="ce236" table:number-columns-repeated="8"/>
          <table:table-cell table:number-columns-repeated="998"/>
        </table:table-row>
        <table:table-row table:style-name="ro7">
          <table:table-cell table:style-name="ce236" table:number-columns-repeated="17"/>
          <table:table-cell table:style-name="ce236" office:value-type="string" calcext:value-type="string">
            <text:p>Node=&gt;merci jeu de carte</text:p>
          </table:table-cell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chef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12"/>
          <table:table-cell table:style-name="ce272" office:value-type="string" calcext:value-type="string">
            <text:p>[besoin]</text:p>
          </table:table-cell>
          <table:table-cell table:style-name="ce236" table:number-columns-repeated="12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I have to leave. (leave)</text:p>
          </table:table-cell>
          <table:table-cell table:style-name="ce236" office:value-type="string" calcext:value-type="string">
            <text:p>Choice : Heard about NOMTRESOR 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Could you spare any men?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witch=&gt;chef karma</text:p>
          </table:table-cell>
          <table:table-cell table:style-name="ce236" table:number-columns-repeated="4"/>
          <table:table-cell table:style-name="ce272" office:value-type="string" calcext:value-type="string">
            <text:p>[mec1]</text:p>
          </table:table-cell>
          <table:table-cell table:style-name="ce236"/>
          <table:table-cell table:style-name="ce272" office:value-type="string" calcext:value-type="string">
            <text:p>[mec2]</text:p>
          </table:table-cell>
          <table:table-cell table:style-name="ce236"/>
          <table:table-cell table:style-name="ce272" office:value-type="string" calcext:value-type="string">
            <text:p>[mec3]</text:p>
          </table:table-cell>
          <table:table-cell table:style-name="ce236" table:number-columns-repeated="3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You have some NERVE !</text:p>
          </table:table-cell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OtherSpeak : Is there anything I can do for you ?</text:p>
          </table:table-cell>
          <table:table-cell table:style-name="ce236" table:number-columns-repeated="4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 table:number-columns-repeated="3"/>
          <table:table-cell table:number-columns-repeated="998"/>
        </table:table-row>
        <table:table-row table:style-name="ro32"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nouveaux membre</text:p>
          </table:table-cell>
          <table:table-cell table:style-name="ce23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36" office:value-type="string" calcext:value-type="string">
            <text:p>OtherSpeak : Hi</text:p>
          </table:table-cell>
          <table:table-cell table:style-name="ce236"/>
          <table:table-cell table:style-name="ce236" office:value-type="string" calcext:value-type="string">
            <text:p>OtherSpeak : Howdy</text:p>
          </table:table-cell>
          <table:table-cell table:style-name="ce236"/>
          <table:table-cell table:style-name="ce236" office:value-type="string" calcext:value-type="string">
            <text:p>OtherSpeak : Delighted…</text:p>
          </table:table-cell>
          <table:table-cell table:style-name="ce236" table:number-columns-repeated="3"/>
          <table:table-cell table:number-columns-repeated="998"/>
        </table:table-row>
        <table:table-row table:style-name="ro30">
          <table:table-cell table:style-name="ce236" office:value-type="string" calcext:value-type="string">
            <text:p>HideOther</text:p>
          </table:table-cell>
          <table:table-cell table:style-name="Default" table:number-columns-repeated="2"/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Choice : I’ll be alright…(leave)</text:p>
          </table:table-cell>
          <table:table-cell table:style-name="ce236" office:value-type="string" calcext:value-type="string">
            <text:p>Choice : Food ! (loot)</text:p>
          </table:table-cell>
          <table:table-cell table:style-name="ce236" office:value-type="string" calcext:value-type="string">
            <text:p>Choice : Weapons ! (loot)</text:p>
          </table:table-cell>
          <table:table-cell table:style-name="ce236" office:value-type="string" calcext:value-type="string">
            <text:p>Choice : Men for my crew ! (member)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number-columns-repeated="998"/>
        </table:table-row>
        <table:table-row table:style-name="ro32">
          <table:table-cell table:style-name="ce236" office:value-type="string" calcext:value-type="string">
            <text:p>Node=&gt;caserne</text:p>
          </table:table-cell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AddKarma</text:p>
          </table:table-cell>
          <table:table-cell table:number-columns-repeated="2" table:style-name="ce236" office:value-type="string" calcext:value-type="string">
            <text:p>OtherSpeak : Help yourself</text:p>
          </table:table-cell>
          <table:table-cell table:style-name="ce272" office:value-type="string" calcext:value-type="string">
            <text:p>[nouveaux membre]</text:p>
          </table:table-cell>
          <table:table-cell table:style-name="ce236"/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Show m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man of yours (other)</text:p>
          </table:table-cell>
          <table:table-cell table:style-name="ce236" table:number-columns-repeated="2"/>
          <table:table-cell table:number-columns-repeated="998"/>
        </table:table-row>
        <table:table-row table:style-name="ro36"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OtherSpeak : !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OtherSpeak : Let me see…</text:p>
          </table:table-cell>
          <table:table-cell table:style-name="ce236"/>
          <table:table-cell table:style-name="ce236" office:value-type="string" calcext:value-type="string">
            <text:p>OtherSpeak : Splendid !</text:p>
          </table:table-cell>
          <table:table-cell table:style-name="ce236" office:value-type="string" calcext:value-type="string">
            <text:p>Node=&gt;mec2</text:p>
          </table:table-cell>
          <table:table-cell table:style-name="ce236" office:value-type="string" calcext:value-type="string">
            <text:p>OtherSpeak : Right away !</text:p>
          </table:table-cell>
          <table:table-cell table:style-name="ce236" office:value-type="string" calcext:value-type="string">
            <text:p>Node=&gt;mec3</text:p>
          </table:table-cell>
          <table:table-cell table:style-name="ce236" office:value-type="string" calcext:value-type="string">
            <text:p>OtherSpeak : Right away</text:p>
          </table:table-cell>
          <table:table-cell table:style-name="ce236" office:value-type="string" calcext:value-type="string">
            <text:p>OtherSpeak : I was the last available</text:p>
          </table:table-cell>
          <table:table-cell table:style-name="ce236" table:number-columns-repeated="2"/>
          <table:table-cell table:number-columns-repeated="998"/>
        </table:table-row>
        <table:table-row table:style-name="ro29">
          <table:table-cell table:style-name="ce236"/>
          <table:table-cell table:style-name="Default" table:number-columns-repeated="3"/>
          <table:table-cell table:style-name="ce236" table:number-columns-repeated="9"/>
          <table:table-cell table:style-name="ce236" office:value-type="string" calcext:value-type="string">
            <text:p>OtherSpeak : You’re definetly a mountain of goodness !</text:p>
          </table:table-cell>
          <table:table-cell table:number-columns-repeated="2" table:style-name="ce236" office:value-type="string" calcext:value-type="string">
            <text:p>OtherSpeak : Pleasure…</text:p>
          </table:table-cell>
          <table:table-cell table:style-name="ce236" office:value-type="string" calcext:value-type="string">
            <text:p>OtherSpeak : I’ve probably got one or two laying around and doing nothing</text:p>
          </table:table-cell>
          <table:table-cell table:style-name="ce236"/>
          <table:table-cell table:style-name="ce236" office:value-type="string" calcext:value-type="string">
            <text:p>OtherSpeak : I’ll tell the boss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OtherSpeak : I’ll tell the boss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72" office:value-type="string" calcext:value-type="string">
            <text:p>[directions-chef]</text:p>
          </table:table-cell>
          <table:table-cell table:style-name="Default" table:number-columns-repeated="2"/>
          <table:table-cell table:style-name="ce262" office:value-type="string" calcext:value-type="string">
            <text:p>[clue-chef]</text:p>
          </table:table-cell>
          <table:table-cell table:style-name="ce236" table:number-columns-repeated="9"/>
          <table:table-cell table:number-columns-repeated="3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 table:number-columns-repeated="2" table:style-name="ce236" office:value-type="string" calcext:value-type="string">
            <text:p>Node=&gt;chef caserne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36" table:number-columns-repeated="12"/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 table:number-columns-repeated="7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36" table:number-columns-repeated="12"/>
          <table:table-cell table:style-name="ce236" office:value-type="string" calcext:value-type="string">
            <text:p>Node=&gt;mec1</text:p>
          </table:table-cell>
          <table:table-cell table:style-name="ce23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36" office:value-type="string" calcext:value-type="string">
            <text:p>Node=&gt;can’t have clue</text:p>
          </table:table-cell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can have clue]</text:p>
          </table:table-cell>
          <table:table-cell table:style-name="Default"/>
          <table:table-cell table:style-name="ce262" office:value-type="string" calcext:value-type="string">
            <text:p>[can’t have clue]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36" table:number-columns-repeated="23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Though I’m not sure what it supposed to mean.</text:p>
          </table:table-cell>
          <table:table-cell table:style-name="ce236"/>
          <table:table-cell table:style-name="ce236" office:value-type="string" calcext:value-type="string">
            <text:p>OtherSpeak : Only then I’ll share what I know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Node=&gt;choix chef</text:p>
          </table:table-cell>
          <table:table-cell table:style-name="ce236"/>
          <table:table-cell table:style-name="ce272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4" table:number-rows-repeated="1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trading weapons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Yeah I have a few in the back cabin I can trade.</text:p>
          </table:table-cell>
          <table:table-cell table:style-name="ce236" table:number-columns-repeated="2"/>
          <table:table-cell table:style-name="ce236" office:value-type="string" calcext:value-type="string">
            <text:p>OtherSpeak : Yes but only for my men.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Follow me.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Choice : I guess I’ll take them by force! (attack)</text:p>
          </table:table-cell>
          <table:table-cell table:style-name="ce236" office:value-type="string" calcext:value-type="string">
            <text:p>Choice : Fair enough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Right behind you!</text:p>
          </table:table-cell>
          <table:table-cell table:style-name="ce236"/>
          <table:table-cell table:style-name="ce236" office:value-type="string" calcext:value-type="string">
            <text:p>Choice : Actually, I'm ok.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choix chef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OtherSpeak : Whatever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There you go, as promised.</text:p>
          </table:table-cell>
          <table:table-cell table:style-name="ce236" office:value-type="string" calcext:value-type="string">
            <text:p>Node=&gt;guétapens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TradeWeapons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hoix chef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guétapens]</text:p>
          </table:table-cell>
          <table:table-cell table:style-name="ce236" table:number-columns-repeated="25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Ahah! You fell right in my trap, you idiot!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Pay 50 gold coins...</text:p>
          </table:table-cell>
          <table:table-cell table:style-name="ce236" table:number-columns-repeated="25"/>
          <table:table-cell table:number-columns-repeated="998"/>
        </table:table-row>
        <table:table-row table:style-name="ro32">
          <table:table-cell table:style-name="ce236" office:value-type="string" calcext:value-type="string">
            <text:p>OtherSpeak : Or die right here, right now by our hand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Outta the question! (attack)</text:p>
          </table:table-cell>
          <table:table-cell table:style-name="ce236"/>
          <table:table-cell table:style-name="ce236" office:value-type="string" calcext:value-type="string">
            <text:p>Choice : Take it… (trade)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chef]</text:p>
          </table:table-cell>
          <table:table-cell table:style-name="ce236"/>
          <table:table-cell table:style-name="ce236" office:value-type="string" calcext:value-type="string">
            <text:p>CheckGold50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Doing it the hard way it is, then!</text:p>
          </table:table-cell>
          <table:table-cell table:style-name="ce236"/>
          <table:table-cell table:style-name="ce236" office:value-type="string" calcext:value-type="string">
            <text:p>RemoveGold50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36" office:value-type="string" calcext:value-type="string">
            <text:p>OtherSpeak : <text:s/>Don’t ever come back here, unless you want to give us more money, capiche?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witch=&gt;chief dead</text:p>
          </table:table-cell>
          <table:table-cell table:style-name="Default"/>
          <table:table-cell table:style-name="ce236" office:value-type="string" calcext:value-type="string">
            <text:p>Node=&gt;debut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AHA 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Chief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Percent50</text:p>
          </table:table-cell>
          <table:table-cell table:style-name="Default" table:number-columns-repeated="4"/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He tried to steal my money! (cha)</text:p>
          </table:table-cell>
          <table:table-cell table:style-name="ce236" table:number-columns-repeated="2"/>
          <table:table-cell table:style-name="ce236" office:value-type="string" calcext:value-type="string">
            <text:p>Choice : Seriously? You guys stink! (attack)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eckStatCHA</text:p>
          </table:table-cell>
          <table:table-cell table:style-name="ce236" table:number-columns-repeated="2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1"/>
          <table:table-cell table:number-columns-repeated="998"/>
        </table:table-row>
        <table:table-row table:style-name="ro29">
          <table:table-cell table:style-name="ce236"/>
          <table:table-cell table:style-name="ce236" office:value-type="string" calcext:value-type="string">
            <text:p>OtherSpeak : Yeah, he did that sometimes...</text:p>
          </table:table-cell>
          <table:table-cell table:style-name="ce236"/>
          <table:table-cell table:style-name="ce236" office:value-type="string" calcext:value-type="string">
            <text:p>OtherSpeak : Yeah, right! Our chief tried to steal from you? More likely the other way around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You know what, I’ll let this one slide.</text:p>
          </table:table-cell>
          <table:table-cell table:style-name="ce236"/>
          <table:table-cell table:style-name="ce236" office:value-type="string" calcext:value-type="string">
            <text:p>OtherSpeak : Take him down, lads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<text:s/>Alright, keep a low profile</text:p>
          </table:table-cell>
          <table:table-cell table:style-name="ce236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oice : Understood</text:p>
          </table:table-cell>
          <table:table-cell table:style-name="ce236" office:value-type="string" calcext:value-type="string">
            <text:p>Choice : No ! (attack)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So long</text:p>
          </table:table-cell>
          <table:table-cell table:style-name="ce236" office:value-type="string" calcext:value-type="string">
            <text:p>Node=&gt;combat soldats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 vid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1">
          <table:table-cell table:style-name="ce23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25"/>
          <table:table-cell table:number-columns-repeated="998"/>
        </table:table-row>
        <table:table-row table:style-name="ro32">
          <table:table-cell table:style-name="ce236" office:value-type="string" calcext:value-type="string">
            <text:p>Choice : Raise anchor (leave)</text:p>
          </table:table-cell>
          <table:table-cell table:style-name="ce236" office:value-type="string" calcext:value-type="string">
            <text:p>Choice : (sleep by the bonfire until NEXTTIME) (sleep)</text:p>
          </table:table-cell>
          <table:table-cell table:style-name="ce236" office:value-type="string" calcext:value-type="string">
            <text:p>Choice : (loot the cabins) (loot)</text:p>
          </table:table-cell>
          <table:table-cell table:style-name="ce236" office:value-type="string" calcext:value-type="string">
            <text:p>Choice : (search the barrack’s headquarters)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Nighty night!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n we go</text:p>
          </table:table-cell>
          <table:table-cell table:style-name="ce236" office:value-type="string" calcext:value-type="string">
            <text:p>ChangeTimeOfDay</text:p>
          </table:table-cell>
          <table:table-cell table:style-name="ce272" office:value-type="string" calcext:value-type="string">
            <text:p>[tentes]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SetChoices4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Choice : (return to bonfire) (leave)</text:p>
          </table:table-cell>
          <table:table-cell table:style-name="ce236" office:value-type="string" calcext:value-type="string">
            <text:p>Choice : (loot the first cabin) (loot)</text:p>
          </table:table-cell>
          <table:table-cell table:style-name="ce236"/>
          <table:table-cell table:style-name="ce236" office:value-type="string" calcext:value-type="string">
            <text:p>Choice : (loot the second cabin) (loot)</text:p>
          </table:table-cell>
          <table:table-cell table:style-name="ce236"/>
          <table:table-cell table:style-name="ce236" office:value-type="string" calcext:value-type="string">
            <text:p>Choice : (loot third cabin)(loot)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 office:value-type="string" calcext:value-type="string">
            <text:p>PlayerSpeak : The armory!</text:p>
          </table:table-cell>
          <table:table-cell table:style-name="ce236" office:value-type="string" calcext:value-type="string">
            <text:p>PlayerSpeak : It’s an armory, but it's empty...</text:p>
          </table:table-cell>
          <table:table-cell table:style-name="ce236" office:value-type="string" calcext:value-type="string">
            <text:p>PlayerSpeak : Just a bunch of random things...</text:p>
          </table:table-cell>
          <table:table-cell table:style-name="ce236" office:value-type="string" calcext:value-type="string">
            <text:p>PlayerSpeak : Nothing in this one.</text:p>
          </table:table-cell>
          <table:table-cell table:style-name="ce236" office:value-type="string" calcext:value-type="string">
            <text:p>PlayerSpeak : Aye, a pantry!</text:p>
          </table:table-cell>
          <table:table-cell table:style-name="ce236" office:value-type="string" calcext:value-type="string">
            <text:p>PlayerSpeak : It's the pantry!</text:p>
          </table:table-cell>
          <table:table-cell table:style-name="ce236" table:number-columns-repeated="17"/>
          <table:table-cell table:number-columns-repeated="998"/>
        </table:table-row>
        <table:table-row table:style-name="ro36">
          <table:table-cell table:style-name="ce236" table:number-columns-repeated="3"/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Misc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PlayerSpeak : But it's been emptied...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3"/>
          <table:table-cell table:style-name="ce236" office:value-type="string" calcext:value-type="string">
            <text:p>Node=&gt;tentes</text:p>
          </table:table-cell>
          <table:table-cell table:style-name="ce236"/>
          <table:table-cell table:style-name="ce236" office:value-type="string" calcext:value-type="string">
            <text:p>Node=&gt;tentes</text:p>
          </table:table-cell>
          <table:table-cell table:style-name="ce236"/>
          <table:table-cell table:number-columns-repeated="2" table:style-name="ce236" office:value-type="string" calcext:value-type="string">
            <text:p>Node=&gt;tentes</text:p>
          </table:table-cell>
          <table:table-cell table:style-name="ce236" table:number-columns-repeated="17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mpty chief ten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tent is absolutly empty. Only a desk and a weapon rack were lef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tent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Choice : (search desk)</text:p>
          </table:table-cell>
          <table:table-cell table:style-name="ce236"/>
          <table:table-cell table:style-name="ce236" office:value-type="string" calcext:value-type="string">
            <text:p>Choice : (search ra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CheckIfFormulaIsland</text:p>
          </table:table-cell>
          <table:table-cell table:style-name="ce236"/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2"/>
          <table:table-cell table:number-columns-repeated="998"/>
        </table:table-row>
        <table:table-row table:style-name="ro42">
          <table:table-cell table:style-name="ce236" office:value-type="string" calcext:value-type="string">
            <text:p>Narrator : Nothing…</text:p>
          </table:table-cell>
          <table:table-cell table:style-name="ce23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36" office:value-type="string" calcext:value-type="string">
            <text:p>Node=&gt;choix tent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Node=&gt;choix tent</text:p>
          </table:table-cell>
          <table:table-cell table:style-name="ce236" office:value-type="string" calcext:value-type="string">
            <text:p>Narrator : A sort of giberish word is scrambled in ink next to the phrase « FOUND IT »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Narrator : The word reads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tent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818">
          <table:table-cell table:style-name="ce23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3" table:number-columns-repeated="16" table:default-cell-style-name="ce299"/>
        <table:table-column table:style-name="co7" table:number-columns-repeated="10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43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43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2" calcext:value-type="float">
            <text:p>2</text:p>
          </table:table-cell>
          <table:table-cell table:style-name="ce43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set sails) (leave)</text:p>
          </table:table-cell>
          <table:table-cell table:style-name="ce292" office:value-type="string" calcext:value-type="string">
            <text:p>Choice : (enter the fishing village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It stinks here! Let's leave.</text:p>
          </table:table-cell>
          <table:table-cell table:style-name="ce292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 table:number-rows-repeated="3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4" office:value-type="string" calcext:value-type="string">
            <text:p>[place du village]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Day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01" office:value-type="string" calcext:value-type="string">
            <text:p>Narrator : At night, the plaza is empty. The inside of a few houses here and there are still lit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5" office:value-type="string" calcext:value-type="string">
            <text:p>CheckQuest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2" office:value-type="string" calcext:value-type="string">
            <text:p>Node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random village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38">
          <table:table-cell table:style-name="ce292" office:value-type="string" calcext:value-type="string">
            <text:p>SetBG(Village)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Node=&gt;un chemin</text:p>
          </table:table-cell>
          <table:table-cell table:style-name="ce295" office:value-type="string" calcext:value-type="string">
            <text:p>Node=&gt;deux chemins</text:p>
          </table:table-cell>
          <table:table-cell table:style-name="ce295" office:value-type="string" calcext:value-type="string">
            <text:p>Node=&gt;trois chemins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un chemin]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Between two buildings, giving into the plaza is a narrow, dark alley. It looks like it's a dead end.</text:p>
          </table:table-cell>
          <table:table-cell table:style-name="ce295"/>
          <table:table-cell table:style-name="ce292" office:value-type="string" calcext:value-type="string">
            <text:p>Narrator : Not too far from the port, a big street leads further into the village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go into the dead end)</text:p>
          </table:table-cell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follow the big road)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ux chemins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keep to the alley)</text:p>
          </table:table-cell>
          <table:table-cell table:style-name="ce292" office:value-type="string" calcext:value-type="string">
            <text:p>Choice : (go deeper in the villag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2" table:style-name="ce295" office:value-type="string" calcext:value-type="string">
            <text:p>Fad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trois chemins]</text:p>
          </table:table-cell>
          <table:table-cell table:style-name="ce292" table:number-columns-repeated="3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95"/>
          <table:table-cell table:style-name="ce292" table:number-columns-repeated="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take the seashore path)</text:p>
          </table:table-cell>
          <table:table-cell table:style-name="ce292" office:value-type="string" calcext:value-type="string">
            <text:p>Choice : (go further in the village)</text:p>
          </table:table-cell>
          <table:table-cell table:style-name="ce292" office:value-type="string" calcext:value-type="string">
            <text:p>Choice : (follow the alley behind the bushes)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3" table:style-name="ce295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office:value-type="string" calcext:value-type="string">
            <text:p>Node=&gt;random village 3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1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3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2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3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[random village 3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3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3">
          <table:table-cell table:style-name="ce295" table:number-columns-repeated="8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2" office:value-type="string" calcext:value-type="string">
            <text:p>Narrator : At the end of the path, CAPITAINE sees a small stone well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go down in the well)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8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eckInInventory&lt;Corde&gt;/Misc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 can’t, not without a rop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SetBG(Cave)</text:p>
          </table:table-cell>
          <table:table-cell table:style-name="ce292" office:value-type="string" calcext:value-type="string">
            <text:p>Node=&gt;choix puit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arrator : The bottom of the well is dark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PlayerSpeak : Yep, it’s too dark, i’m gonna need a rop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/>
          <table:table-cell table:style-name="ce292" office:value-type="string" calcext:value-type="string">
            <text:p>PlayerSpeak : Still, we can see deep down in it</text:p>
          </table:table-cell>
          <table:table-cell table:style-name="ce298" office:value-type="string" calcext:value-type="string">
            <text:p>[choix lanterne]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5">
          <table:table-cell table:style-name="ce292"/>
          <table:table-cell table:style-name="ce292" office:value-type="string" calcext:value-type="string">
            <text:p>Narrator : Said CAPITAINE .</text:p>
          </table:table-cell>
          <table:table-cell table:style-name="ce29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0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(get lantern out)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I don’t have any lanterns…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6">
          <table:table-cell table:style-name="ce295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PlayerSpeak : At last, we see bright &amp; clear !</text:p>
          </table:table-cell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PlayerSpeak : No lanterns, guess I’ll go up the well..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/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Fade</text:p>
          </table:table-cell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Node=&gt;suite puit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25">
          <table:table-cell table:style-name="ce294" office:value-type="string" calcext:value-type="string">
            <text:p>[suite puit]</text:p>
          </table:table-cell>
          <table:table-cell table:style-name="ce292" table:number-columns-repeated="2"/>
          <table:table-cell table:style-name="Default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5">
          <table:table-cell table:style-name="ce292" office:value-type="string" calcext:value-type="string">
            <text:p>RandomPercent25</text:p>
          </table:table-cell>
          <table:table-cell table:style-name="Default"/>
          <table:table-cell table:style-name="ce292"/>
          <table:table-cell table:style-name="Default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Despite the efforts of CAPITAINE to get down here, the well is empty... Not a drop of water.</text:p>
          </table:table-cell>
          <table:table-cell table:style-name="ce292" office:value-type="string" calcext:value-type="string">
            <text:p>Narrator : CAPITAINE can feel a draught coming from a crack in the wall, barely big enough to go through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Choice : (climb up) (leave)</text:p>
          </table:table-cell>
          <table:table-cell table:style-name="ce292" office:value-type="string" calcext:value-type="string">
            <text:p>Choice : (slip into the hol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RandomRange3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/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95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95" office:value-type="string" calcext:value-type="string">
            <text:p>Narrator : Once out of the tunnel, CAPITAINE emerges into a dense, dark forest.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2" table:number-columns-repeated="2"/>
          <table:table-cell table:style-name="ce292" office:value-type="string" calcext:value-type="string">
            <text:p>ChangeStory=&gt;Grotte[description suite/suite puit]</text:p>
          </table:table-cell>
          <table:table-cell table:style-name="ce295" office:value-type="string" calcext:value-type="string">
            <text:p>Narrator : It leads to a small beach, on which lies a shipwreck.</text:p>
          </table:table-cell>
          <table:table-cell table:style-name="ce295" office:value-type="string" calcext:value-type="string">
            <text:p>ChangeStory=&gt;Bois[milieu foret/suite puit]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office:value-type="string" calcext:value-type="string">
            <text:p>ChangeStory=&gt;Epave[choix1/suite puit]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15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5" office:value-type="string" calcext:value-type="string">
            <text:p>ChangeStory=&gt;Bandits[arrivée bandits/random village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vant taverne]</text:p>
          </table:table-cell>
          <table:table-cell table:style-name="ce295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3">
          <table:table-cell table:style-name="ce292" office:value-type="string" calcext:value-type="string">
            <text:p>Narrator : The path leads to a warm and cosy-looking tavern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head back. (leave)</text:p>
          </table:table-cell>
          <table:table-cell table:style-name="ce292" office:value-type="string" calcext:value-type="string">
            <text:p>Choice : In we go!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6">
          <table:table-cell table:style-name="ce292" office:value-type="string" calcext:value-type="string">
            <text:p>Node=&gt;place du village</text:p>
          </table:table-cell>
          <table:table-cell table:style-name="ce292" office:value-type="string" calcext:value-type="string">
            <text:p>ChangeStory=&gt;Taverne[taverne normale/devant taverne]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5" table:number-columns-repeated="2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oissoniers]</text:p>
          </table:table-cell>
          <table:table-cell table:style-name="ce292" table:number-columns-repeated="6"/>
          <table:table-cell table:style-name="ce29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A few fishermen are selling their catch of the day on rudimentary stalls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4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hoy!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What do you need, good sir?</text:p>
          </table:table-cell>
          <table:table-cell table:style-name="ce295"/>
          <table:table-cell table:style-name="ce292" table:number-columns-repeated="5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8" office:value-type="string" calcext:value-type="string">
            <text:p>[choix poissoniers]</text:p>
          </table:table-cell>
          <table:table-cell table:style-name="ce295" table:number-columns-repeated="3"/>
          <table:table-cell table:style-name="Default"/>
          <table:table-cell table:style-name="ce298" office:value-type="string" calcext:value-type="string">
            <text:p>[choix poissoniers – other]</text:p>
          </table:table-cell>
          <table:table-cell table:style-name="ce295" table:number-columns-repeated="3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95"/>
          <table:table-cell table:style-name="ce292" table:number-columns-repeated="17"/>
          <table:table-cell table:number-columns-repeated="998"/>
        </table:table-row>
        <table:table-row table:style-name="ro44">
          <table:table-cell table:style-name="ce292" office:value-type="string" calcext:value-type="string">
            <text:p>Choice : Nevermind! (leave)</text:p>
          </table:table-cell>
          <table:table-cell table:style-name="ce292" office:value-type="string" calcext:value-type="string">
            <text:p>Choice : Do you know anything about NOMTRESOR?</text:p>
          </table:table-cell>
          <table:table-cell table:style-name="ce292"/>
          <table:table-cell table:style-name="ce292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2" office:value-type="string" calcext:value-type="string">
            <text:p>Choice : How's life here in this lovely village? (quest)</text:p>
          </table:table-cell>
          <table:table-cell table:style-name="ce292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See you next time!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3">choix poissoniers</text:span></text:p>
          </table:table-cell>
          <table:table-cell table:style-name="ce292" table:number-columns-repeated="16"/>
          <table:table-cell table:number-columns-repeated="998"/>
        </table:table-row>
        <table:table-row table:style-name="ro44"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Of course, it's a legend well known where I come from.</text:p>
          </table:table-cell>
          <table:table-cell table:style-name="ce292" office:value-type="string" calcext:value-type="string">
            <text:p>OtherSpeak : Nope, never heard of it.</text:p>
          </table:table-cell>
          <table:table-cell table:style-name="ce292" office:value-type="string" calcext:value-type="string">
            <text:p>TradeFood</text:p>
          </table:table-cell>
          <table:table-cell table:style-name="Default"/>
          <table:table-cell table:style-name="ce292" office:value-type="string" calcext:value-type="string">
            <text:p>OtherSpeak : Oh it's beautiful and mellow!</text:p>
          </table:table-cell>
          <table:table-cell table:style-name="ce292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12">
          <table:table-cell table:style-name="ce292" office:value-type="string" calcext:value-type="string">
            <text:p>Node=&gt;random village</text:p>
          </table:table-cell>
          <table:table-cell table:style-name="ce295" office:value-type="string" calcext:value-type="string">
            <text:p>TellClue</text:p>
          </table:table-cell>
          <table:table-cell table:number-columns-repeated="2" table:style-name="ce292" office:value-type="string" calcext:value-type="string">
            <text:p>Node=&gt;choix poissoniers</text:p>
          </table:table-cell>
          <table:table-cell table:style-name="Default"/>
          <table:table-cell table:style-name="ce292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hoix poissoniers</text:p>
          </table:table-cell>
          <table:table-cell table:style-name="ce292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 table:number-columns-repeated="2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Default" table:number-columns-repeated="2"/>
          <table:table-cell table:style-name="ce295"/>
          <table:table-cell table:style-name="Default"/>
          <table:table-cell table:style-name="ce295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Default" table:number-columns-repeated="2"/>
          <table:table-cell table:style-name="ce295" table:number-columns-repeated="3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 table:number-rows-repeated="16">
          <table:table-cell table:style-name="ce292" table:number-columns-repeated="4"/>
          <table:table-cell table:style-name="ce295" table:number-columns-repeated="6"/>
          <table:table-cell table:style-name="ce292" table:number-columns-repeated="16"/>
          <table:table-cell table:number-columns-repeated="998"/>
        </table:table-row>
        <table:table-row table:style-name="ro4" table:number-rows-repeated="2">
          <table:table-cell table:style-name="ce295" table:number-columns-repeated="16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8" office:value-type="string" calcext:value-type="string">
            <text:p>[boutique]</text:p>
          </table:table-cell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3">
          <table:table-cell table:style-name="ce292" office:value-type="string" calcext:value-type="string">
            <text:p>Narrator : Between a few shabby looking shacks, a small shop is open.</text:p>
          </table:table-cell>
          <table:table-cell table:style-name="ce292" table:number-columns-repeated="6"/>
          <table:table-cell table:style-name="ce295" table:number-columns-repeated="9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3"/>
          <table:table-cell table:style-name="ce295"/>
          <table:table-cell table:style-name="ce292" table:number-columns-repeated="13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Lets go back, I don't trust it. (leave)</text:p>
          </table:table-cell>
          <table:table-cell table:style-name="ce292" office:value-type="string" calcext:value-type="string">
            <text:p>Choice : Let’s check out the shop!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10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angeStory=&gt;Quincaillerie[marchand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hangar]</text:p>
          </table:table-cell>
          <table:table-cell table:style-name="ce292" table:number-columns-repeated="25"/>
          <table:table-cell table:number-columns-repeated="998"/>
        </table:table-row>
        <table:table-row table:style-name="ro45">
          <table:table-cell table:style-name="ce292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enter the boat workshop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36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ChangeStory=&gt;Hangar[gougou gaga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 table:number-rows-repeated="829">
          <table:table-cell table:style-name="ce292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2" table:number-columns-repeated="13" table:default-cell-style-name="ce236"/>
        <table:table-column table:style-name="co7" table:number-columns-repeated="13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9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49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49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46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9" office:value-type="string" calcext:value-type="string">
            <text:p>CheckQuest=&gt;choix debut</text:p>
          </table:table-cell>
          <table:table-cell table:number-columns-repeated="3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table:style-name="ce283" office:value-type="string" calcext:value-type="string">
            <text:p>[choix debut]</text:p>
          </table:table-cell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9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9" office:value-type="string" calcext:value-type="string">
            <text:p>Choice : Let’s go towards the house!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9" office:value-type="string" calcext:value-type="string">
            <text:p>Node=&gt;maison forgeron</text:p>
          </table:table-cell>
          <table:table-cell table:style-name="ce279" table:number-columns-repeated="2"/>
          <table:table-cell/>
          <table:table-cell table:style-name="ce279" table:number-columns-repeated="4"/>
          <table:table-cell table:number-columns-repeated="1015"/>
        </table:table-row>
        <table:table-row table:style-name="ro4">
          <table:table-cell table:style-name="ce279"/>
          <table:table-cell table:style-name="Default"/>
          <table:table-cell table:style-name="ce279" table:number-columns-repeated="6"/>
          <table:table-cell table:number-columns-repeated="1016"/>
        </table:table-row>
        <table:table-row table:style-name="ro4">
          <table:table-cell table:style-name="ce283" office:value-type="string" calcext:value-type="string">
            <text:p>[maison forgeron]</text:p>
          </table:table-cell>
          <table:table-cell table:style-name="ce279" table:number-columns-repeated="6"/>
          <table:table-cell table:number-columns-repeated="1017"/>
        </table:table-row>
        <table:table-row table:style-name="ro4">
          <table:table-cell table:style-name="ce279" office:value-type="string" calcext:value-type="string">
            <text:p>SetBG(Forest)</text:p>
          </table:table-cell>
          <table:table-cell table:style-name="ce279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9"/>
          <table:table-cell table:number-columns-repeated="2"/>
          <table:table-cell table:style-name="ce279"/>
          <table:table-cell table:number-columns-repeated="1018"/>
        </table:table-row>
        <table:table-row table:style-name="ro4">
          <table:table-cell table:style-name="ce279" office:value-type="string" calcext:value-type="string">
            <text:p>NewCrew1/M</text:p>
          </table:table-cell>
          <table:table-cell table:style-name="ce279" table:number-columns-repeated="3"/>
          <table:table-cell table:number-columns-repeated="1020"/>
        </table:table-row>
        <table:table-row table:style-name="ro6">
          <table:table-cell table:style-name="ce283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9"/>
          <table:table-cell table:number-columns-repeated="1020"/>
        </table:table-row>
        <table:table-row table:style-name="ro4">
          <table:table-cell table:style-name="ce279" office:value-type="string" calcext:value-type="string">
            <text:p>OtherSpeak : Hi there!</text:p>
          </table:table-cell>
          <table:table-cell table:style-name="ce279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9" table:number-columns-repeated="2"/>
          <table:table-cell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office:value-type="string" calcext:value-type="string">
            <text:p>Node=&gt;combat forgeron</text:p>
          </table:table-cell>
          <table:table-cell table:style-name="ce279" table:number-columns-repeated="4"/>
          <table:table-cell table:number-columns-repeated="1017"/>
        </table:table-row>
        <table:table-row table:style-name="ro4">
          <table:table-cell table:style-name="ce279" table:number-columns-repeated="8"/>
          <table:table-cell table:number-columns-repeated="1016"/>
        </table:table-row>
        <table:table-row table:style-name="ro4">
          <table:table-cell table:style-name="ce279" table:number-columns-repeated="5"/>
          <table:table-cell/>
          <table:table-cell table:style-name="ce279" table:number-columns-repeated="2"/>
          <table:table-cell table:number-columns-repeated="1016"/>
        </table:table-row>
        <table:table-row table:style-name="ro4">
          <table:table-cell table:style-name="ce283" office:value-type="string" calcext:value-type="string">
            <text:p>[discussion forgeron]</text:p>
          </table:table-cell>
          <table:table-cell table:style-name="ce279"/>
          <table:table-cell table:number-columns-repeated="4"/>
          <table:table-cell table:style-name="ce279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9" table:number-columns-repeated="5"/>
          <table:table-cell table:style-name="ce283" office:value-type="string" calcext:value-type="string">
            <text:p>[partir]</text:p>
          </table:table-cell>
          <table:table-cell table:style-name="ce279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9" office:value-type="string" calcext:value-type="string">
            <text:p>RandomPercent85</text:p>
          </table:table-cell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TradeWeapons/Clothes</text:p>
          </table:table-cell>
          <table:table-cell table:style-name="ce283" office:value-type="string" calcext:value-type="string">
            <text:p>[combat forgeron]</text:p>
          </table:table-cell>
          <table:table-cell table:style-name="ce279" office:value-type="string" calcext:value-type="string">
            <text:p>GiveTip</text:p>
          </table:table-cell>
          <table:table-cell table:style-name="ce279" office:value-type="string" calcext:value-type="string">
            <text:p>NewQuest=&gt;discussion forgeron</text:p>
          </table:table-cell>
          <table:table-cell table:style-name="ce279"/>
          <table:table-cell table:style-name="ce279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number-columns-repeated="2" table:style-name="ce279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9" table:number-columns-repeated="2"/>
          <table:table-cell table:style-name="ce279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79"/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9" office:value-type="string" calcext:value-type="string">
            <text:p>GiveTip</text:p>
          </table:table-cell>
          <table:table-cell table:style-name="ce279"/>
          <table:table-cell table:style-name="ce279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9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9"/>
          <table:table-cell table:style-name="ce279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/>
          <table:table-cell table:style-name="ce279" table:number-columns-repeated="2"/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9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3"/>
          <table:table-cell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bijoux]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OtherSpeak : Hey, it's you again!</text:p>
          </table:table-cell>
          <table:table-cell table:style-name="ce279" office:value-type="string" calcext:value-type="string">
            <text:p>Node=&gt;discussion forgeron</text:p>
          </table:table-cell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Did you find something for my wife?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CheckInInventory&lt;Boucles d'oreille&gt;/Misc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etChoices2</text:p>
          </table:table-cell>
          <table:table-cell table:style-name="ce279"/>
          <table:table-cell table:style-name="ce279" office:value-type="string" calcext:value-type="string">
            <text:p>SetChoices1</text:p>
          </table:table-cell>
          <table:table-cell table:style-name="ce279" table:number-columns-repeated="4"/>
          <table:table-cell table:number-columns-repeated="1017"/>
        </table:table-row>
        <table:table-row table:style-name="ro44">
          <table:table-cell table:style-name="ce279" office:value-type="string" calcext:value-type="string">
            <text:p>Choice : Yes, here are some pretty earrings. (loot)</text:p>
          </table:table-cell>
          <table:table-cell table:number-columns-repeated="2" table:style-name="ce279" office:value-type="string" calcext:value-type="string">
            <text:p>Choice : Sorry, I haven't found anything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44">
          <table:table-cell table:style-name="ce279" office:value-type="string" calcext:value-type="string">
            <text:p>RemoveFromInventory&lt;Boucles d'oreille&gt;/Misc</text:p>
          </table:table-cell>
          <table:table-cell table:number-columns-repeated="2" table:style-name="ce279" office:value-type="string" calcext:value-type="string">
            <text:p>OtherSpeak : Erh... She’s gonna be sour for days..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25">
          <table:table-cell table:style-name="ce279" office:value-type="string" calcext:value-type="string">
            <text:p>OtherSpeak : Those are perfect!</text:p>
          </table:table-cell>
          <table:table-cell table:number-columns-repeated="2" table:style-name="ce279" office:value-type="string" calcext:value-type="string">
            <text:p>Node=&gt;discussion forgeron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She's going to be so thrilled!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witch=&gt;bijoux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As we agreed, have a look at what I have in store.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LootWeapons/Clothes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 table:number-rows-repeated="2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forgeron mort]</text:p>
          </table:table-cell>
          <table:table-cell table:style-name="ce279"/>
          <table:table-cell table:number-columns-repeated="3"/>
          <table:table-cell table:style-name="ce279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s enter the house.</text:p>
          </table:table-cell>
          <table:table-cell table:style-name="ce279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9" table:number-columns-repeated="7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Default" table:number-columns-repeated="3"/>
          <table:table-cell office:value-type="string" calcext:value-type="string">
            <text:p>RandomRange3</text:p>
          </table:table-cell>
          <table:table-cell table:number-columns-repeated="2"/>
          <table:table-cell table:style-name="ce279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9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62" office:value-type="string" calcext:value-type="string">
            <text:p>[inside house]</text:p>
          </table:table-cell>
          <table:table-cell table:style-name="Default" table:number-columns-repeated="2"/>
          <table:table-cell table:style-name="ce279" table:number-columns-repeated="4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style-name="Default"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9" table:number-columns-repeated="4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9" office:value-type="string" calcext:value-type="string">
            <text:p>Node=&gt;femme mort</text:p>
          </table:table-cell>
          <table:table-cell table:style-name="ce279" office:value-type="string" calcext:value-type="string">
            <text:p>Node=&gt;combat femme</text:p>
          </table:table-cell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table:number-columns-repeated="5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hoix femme]</text:p>
          </table:table-cell>
          <table:table-cell table:number-columns-repeated="3"/>
          <table:table-cell table:style-name="ce279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9"/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RandomPercent50</text:p>
          </table:table-cell>
          <table:table-cell table:style-name="ce279" office:value-type="string" calcext:value-type="string">
            <text:p>Node=&gt;combat femme</text:p>
          </table:table-cell>
          <table:table-cell/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Node=&gt;fouiller</text:p>
          </table:table-cell>
          <table:table-cell table:style-name="ce279" office:value-type="string" calcext:value-type="string">
            <text:p>HideOther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Node=&gt;forgeron mort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2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ombat femme]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9" table:number-columns-repeated="2"/>
          <table:table-cell table:style-name="ce28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2" office:value-type="string" calcext:value-type="string">
            <text:p>[femme mort]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fouiller]</text:p>
          </table:table-cell>
          <table:table-cell table:number-columns-repeated="4"/>
          <table:table-cell table:style-name="ce279" table:number-columns-repeated="2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4"/>
          <table:table-cell table:number-columns-repeated="3"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9"/>
          <table:table-cell office:value-type="string" calcext:value-type="string">
            <text:p>Choice : (search office) (loot)</text:p>
          </table:table-cell>
          <table:table-cell/>
          <table:table-cell table:style-name="ce279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PlayerSpeak : Yummy!</text:p>
          </table:table-cell>
          <table:table-cell table:style-name="ce279" office:value-type="string" calcext:value-type="string">
            <text:p>RandomRange2</text:p>
          </table:table-cell>
          <table:table-cell table:style-name="ce279" table:number-columns-repeated="2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9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9"/>
          <table:table-cell table:number-columns-repeated="1018"/>
        </table:table-row>
        <table:table-row table:style-name="ro4">
          <table:table-cell table:style-name="ce279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9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2" table:default-cell-style-name="ce299"/>
        <table:table-column table:style-name="co14" table:default-cell-style-name="ce299"/>
        <table:table-column table:style-name="co12" table:number-columns-repeated="13" table:default-cell-style-name="ce299"/>
        <table:table-column table:style-name="co7" table:number-columns-repeated="11" table:default-cell-style-name="ce299"/>
        <table:table-column table:style-name="co8" table:number-columns-repeated="998" table:default-cell-style-name="ce29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1" calcext:value-type="float">
            <text:p>1</text:p>
          </table:table-cell>
          <table:table-cell table:style-name="ce50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36" table:number-columns-repeated="22"/>
          <table:table-cell table:number-columns-repeated="998"/>
        </table:table-row>
        <table:table-row table:style-name="ro47">
          <table:table-cell table:style-name="ce23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72" office:value-type="string" calcext:value-type="string">
            <text:p>[from other story]</text:p>
          </table:table-cell>
          <table:table-cell table:style-name="ce236" table:number-columns-repeated="4"/>
          <table:table-cell table:style-name="ce282"/>
          <table:table-cell table:style-name="ce236"/>
          <table:table-cell table:style-name="ce282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72" office:value-type="string" calcext:value-type="string">
            <text:p>CheckQuest=&gt;choix debut</text:p>
          </table:table-cell>
          <table:table-cell table:style-name="ce236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office:value-type="string" calcext:value-type="string">
            <text:p>Node=&gt;choix debut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SetChoices2</text:p>
          </table:table-cell>
          <table:table-cell table:style-name="ce236" table:number-columns-repeated="5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owards the cabin)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PlayerSpeak : Let’s leave!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Leave</text:p>
          </table:table-cell>
          <table:table-cell table:style-name="ce272" office:value-type="string" calcext:value-type="string">
            <text:p>[gougou gaga]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SetBG(Island)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NewCrew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Greetings!</text:p>
          </table:table-cell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ombat Charpentier</text:p>
          </table:table-cell>
          <table:table-cell table:style-name="ce236" table:number-columns-repeated="22"/>
          <table:table-cell table:number-columns-repeated="998"/>
        </table:table-row>
        <table:table-row table:style-name="ro18">
          <table:table-cell table:style-name="ce236"/>
          <table:table-cell table:style-name="ce236" office:value-type="string" calcext:value-type="string">
            <text:p>OtherSpeak : I'm a master carpenter, I can make your boat better if you want!</text:p>
          </table:table-cell>
          <table:table-cell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/>
          <table:table-cell table:style-name="ce272" office:value-type="string" calcext:value-type="string">
            <text:p>[conversation]</text:p>
          </table:table-cell>
          <table:table-cell table:style-name="ce236" table:number-columns-repeated="6"/>
          <table:table-cell table:style-name="ce272" office:value-type="string" calcext:value-type="string">
            <text:p>[discussion]</text:p>
          </table:table-cell>
          <table:table-cell table:style-name="ce236" table:number-columns-repeated="17"/>
          <table:table-cell table:number-columns-repeated="998"/>
        </table:table-row>
        <table:table-row table:style-name="ro48"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82" office:value-type="string" calcext:value-type="string">
            <text:p>SetChoices4</text:p>
          </table:table-cell>
          <table:table-cell table:style-name="ce236" table:number-columns-repeated="17"/>
          <table:table-cell table:number-columns-repeated="998"/>
        </table:table-row>
        <table:table-row table:style-name="ro36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Take a look at my boat, NOMBATEAU! (trade)</text:p>
          </table:table-cell>
          <table:table-cell table:style-name="ce282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Choice : (chat) (other)</text:p>
          </table:table-cell>
          <table:table-cell table:style-name="Default"/>
          <table:table-cell table:style-name="ce236" office:value-type="string" calcext:value-type="string">
            <text:p>Choice : NOMTRESOR, ring any bells?</text:p>
          </table:table-cell>
          <table:table-cell table:style-name="ce236"/>
          <table:table-cell table:style-name="ce236" office:value-type="string" calcext:value-type="string">
            <text:p>Choice : How’s the carpenter life going? (quest)</text:p>
          </table:table-cell>
          <table:table-cell table:style-name="ce236"/>
          <table:table-cell table:style-name="ce236" office:value-type="string" calcext:value-type="string">
            <text:p>Choice : What’s going on around the island ?</text:p>
          </table:table-cell>
          <table:table-cell table:style-name="ce236"/>
          <table:table-cell table:style-name="ce282" office:value-type="string" calcext:value-type="string">
            <text:p>Choice : Let's go back to serious matters (other)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8">
          <table:table-cell table:style-name="ce236"/>
          <table:table-cell table:style-name="ce236" office:value-type="string" calcext:value-type="string">
            <text:p>HideOther</text:p>
          </table:table-cell>
          <table:table-cell table:style-name="ce287" office:value-type="string" calcext:value-type="string">
            <text:p>[bateau]</text:p>
          </table:table-cell>
          <table:table-cell table:style-name="ce282"/>
          <table:table-cell table:style-name="ce282" office:value-type="string" calcext:value-type="string">
            <text:p>RemoveKarma</text:p>
          </table:table-cell>
          <table:table-cell table:style-name="ce282"/>
          <table:table-cell table:style-name="ce282" office:value-type="string" calcext:value-type="string">
            <text:p>Node=&gt;discussion</text:p>
          </table:table-cell>
          <table:table-cell table:style-name="Default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82" office:value-type="string" calcext:value-type="string">
            <text:p>OtherSpeak : Very well.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7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OtherSpeak : With great pleasure!</text:p>
          </table:table-cell>
          <table:table-cell table:style-name="ce236" office:value-type="string" calcext:value-type="string">
            <text:p>OtherSpeak : After threatening me? No way.</text:p>
          </table:table-cell>
          <table:table-cell table:style-name="ce236" office:value-type="string" calcext:value-type="string">
            <text:p>RandomPercent50</text:p>
          </table:table-cell>
          <table:table-cell table:style-name="ce236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36" office:value-type="string" calcext:value-type="string">
            <text:p>OtherSpeak : Nope, never heard about it!</text:p>
          </table:table-cell>
          <table:table-cell table:style-name="ce236" office:value-type="string" calcext:value-type="string">
            <text:p>OtherSpeak : Business is great!</text:p>
          </table:table-cell>
          <table:table-cell table:style-name="ce236" office:value-type="string" calcext:value-type="string">
            <text:p>NewQuest=&gt;discussion</text:p>
          </table:table-cell>
          <table:table-cell table:style-name="ce236" office:value-type="string" calcext:value-type="string">
            <text:p>GiveTip</text:p>
          </table:table-cell>
          <table:table-cell table:style-name="ce236" office:value-type="string" calcext:value-type="string">
            <text:p>OtherSpeak : Can’t talk… Too many boats to fix.</text:p>
          </table:table-cell>
          <table:table-cell table:style-name="ce282" office:value-type="string" calcext:value-type="string">
            <text:p>Node=&gt;conversation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7">
          <table:table-cell table:style-name="ce236" table:number-columns-repeated="2"/>
          <table:table-cell table:style-name="ce236" office:value-type="string" calcext:value-type="string">
            <text:p>BoatUpgrades</text:p>
          </table:table-cell>
          <table:table-cell table:style-name="ce282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No, I beg you!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7">
          <table:table-cell table:style-name="ce236" table:number-columns-repeated="2"/>
          <table:table-cell table:style-name="ce236" office:value-type="string" calcext:value-type="string">
            <text:p>Node=&gt;conversation</text:p>
          </table:table-cell>
          <table:table-cell table:style-name="ce282"/>
          <table:table-cell table:style-name="ce236" office:value-type="string" calcext:value-type="string">
            <text:p>OtherSpeak : Take this and leave this island!</text:p>
          </table:table-cell>
          <table:table-cell table:style-name="ce236"/>
          <table:table-cell/>
          <table:table-cell table:style-name="Default"/>
          <table:table-cell table:style-name="ce236" office:value-type="string" calcext:value-type="string">
            <text:p>Node=&gt;conversation</text:p>
          </table:table-cell>
          <table:table-cell table:style-name="ce236"/>
          <table:table-cell table:style-name="ce236" office:value-type="string" calcext:value-type="string">
            <text:p>OtherSpeak : I don’t have time to sail myself anymore.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8">
          <table:table-cell table:style-name="ce236" table:number-columns-repeated="3"/>
          <table:table-cell table:style-name="ce282"/>
          <table:table-cell table:style-name="ce236" office:value-type="string" calcext:value-type="string">
            <text:p>LootMisc/Food</text:p>
          </table:table-cell>
          <table:table-cell table:style-name="ce236"/>
          <table:table-cell/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discussion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8">
          <table:table-cell table:style-name="ce236" table:number-columns-repeated="3"/>
          <table:table-cell table:style-name="ce282"/>
          <table:table-cell table:style-name="ce236" office:value-type="string" calcext:value-type="string">
            <text:p>OtherSpeak : It’s all I have left...</text:p>
          </table:table-cell>
          <table:table-cell table:style-name="ce236"/>
          <table:table-cell/>
          <table:table-cell table:style-name="Default"/>
          <table:table-cell table:style-name="ce282"/>
          <table:table-cell table:style-name="ce236" table:number-columns-repeated="3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SetChoices2</text:p>
          </table:table-cell>
          <table:table-cell table:style-name="ce236"/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Choice : Thanks!</text:p>
          </table:table-cell>
          <table:table-cell table:style-name="ce23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2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"/>
          <table:table-cell table:style-name="ce282"/>
          <table:table-cell table:style-name="ce282" office:value-type="string" calcext:value-type="string">
            <text:p>Switch=&gt;bateau</text:p>
          </table:table-cell>
          <table:table-cell table:style-name="ce282" office:value-type="string" calcext:value-type="string">
            <text:p>RemoveKarma</text:p>
          </table:table-cell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table:number-columns-repeated="18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ombat Charpentier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OtherSpeak : Stupid pirate!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arpentier Mor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arpentier Mort]</text:p>
          </table:table-cell>
          <table:table-cell table:style-name="ce236" table:number-columns-repeated="25"/>
          <table:table-cell table:number-columns-repeated="998"/>
        </table:table-row>
        <table:table-row table:style-name="ro20">
          <table:table-cell table:style-name="ce236" office:value-type="string" calcext:value-type="string">
            <text:p>Narrator : The carpenter lays dead in front of his house, and the door is wide open behind him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go inside the house)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inside house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2">
          <table:table-cell table:style-name="ce236"/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72" office:value-type="string" calcext:value-type="string">
            <text:p>[inside house]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RandomPercent29</text:p>
          </table:table-cell>
          <table:table-cell table:style-name="ce236" table:number-columns-repeated="11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PlayerSpeak : Perfectly empty!</text:p>
          </table:table-cell>
          <table:table-cell table:style-name="ce236"/>
          <table:table-cell table:style-name="ce272" office:value-type="string" calcext:value-type="string">
            <text:p>[Fouiller Maison]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0">
          <table:table-cell table:style-name="ce236" office:value-type="string" calcext:value-type="string">
            <text:p>PlayerSpeak : Just a stack of straw…</text:p>
          </table:table-cell>
          <table:table-cell table:style-name="ce236"/>
          <table:table-cell table:style-name="ce236" office:value-type="string" calcext:value-type="string">
            <text:p>RandomRange3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1">
          <table:table-cell table:style-name="ce272" office:value-type="string" calcext:value-type="string">
            <text:p>[Cabane Vide]</text:p>
          </table:table-cell>
          <table:table-cell table:style-name="ce236"/>
          <table:table-cell table:style-name="ce236" office:value-type="string" calcext:value-type="string">
            <text:p>Narrator : There’s a small hay bed to sleep on, and a pantry near the door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small hay bed to sleep on, and a barrel filled with weapons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thin straw mattress on the floor to sleep on, and a chest filled with random stuff.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house) (loot)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/Food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abane Vide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2">
          <table:table-cell table:style-name="ce236" table:number-columns-repeated="12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950">
          <table:table-cell table:style-name="ce23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2" table:default-cell-style-name="ce299"/>
        <table:table-column table:style-name="co15" table:default-cell-style-name="ce299"/>
        <table:table-column table:style-name="co12" table:number-columns-repeated="19" table:default-cell-style-name="ce299"/>
        <table:table-column table:style-name="co7" table:number-columns-repeated="8" table:default-cell-style-name="ce299"/>
        <table:table-column table:style-name="co8" table:number-columns-repeated="995" table:default-cell-style-name="ce299"/>
        <table:table-row table:style-name="ro4"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Fréquence %</text:p>
          </table:table-cell>
          <table:table-cell table:style-name="ce51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51" table:number-columns-repeated="25"/>
          <table:table-cell table:number-columns-repeated="995"/>
        </table:table-row>
        <table:table-row table:style-name="ro4">
          <table:table-cell table:style-name="ce51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1" table:formula="of:=INDIRECT(CONCATENATE(&quot;$AA - Frequences.C&quot;;SHEET()-1))" office:value-type="float" office:value="3.39" calcext:value-type="float">
            <text:p>3,39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1" table:number-columns-repeated="15"/>
          <table:table-cell table:style-name="ce279"/>
          <table:table-cell table:style-name="ce399" office:value-type="string" calcext:value-type="string">
            <text:p>[cest daccord]</text:p>
          </table:table-cell>
          <table:table-cell table:style-name="ce51" table:number-columns-repeated="8"/>
          <table:table-cell table:number-columns-repeated="995"/>
        </table:table-row>
        <table:table-row table:style-name="ro19">
          <table:table-cell table:style-name="ce51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Oh it’s you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debut]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Welcome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Default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Node=&gt;entrée casino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Choice : (set sail) (leave)</text:p>
          </table:table-cell>
          <table:table-cell table:style-name="ce51" office:value-type="string" calcext:value-type="string">
            <text:p>Choice : (follow the music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Fade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2" office:value-type="string" calcext:value-type="string">
            <text:p>CheckQuest=&gt;entrée casino</text:p>
          </table:table-cell>
          <table:table-cell table:style-name="Default"/>
          <table:table-cell table:style-name="ce332"/>
          <table:table-cell table:style-name="ce333"/>
          <table:table-cell table:style-name="ce351" table:number-columns-repeated="6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Node=&gt;entrée casino</text:p>
          </table:table-cell>
          <table:table-cell table:style-name="ce51"/>
          <table:table-cell table:style-name="ce332"/>
          <table:table-cell table:style-name="ce333"/>
          <table:table-cell table:style-name="ce351" table:number-columns-repeated="5"/>
          <table:table-cell table:style-name="ce364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/>
          <table:table-cell table:style-name="ce51" table:number-columns-repeated="2"/>
          <table:table-cell table:style-name="ce332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entrée casino]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BG(Tavern)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RandomRange4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Node=&gt;casino 1</text:p>
          </table:table-cell>
          <table:table-cell table:style-name="ce65" office:value-type="string" calcext:value-type="string">
            <text:p>Node=&gt;casino 2</text:p>
          </table:table-cell>
          <table:table-cell table:style-name="ce51" office:value-type="string" calcext:value-type="string">
            <text:p>Node=&gt;casino 3</text:p>
          </table:table-cell>
          <table:table-cell table:style-name="ce334" office:value-type="string" calcext:value-type="string">
            <text:p>Node=&gt;casino 4</text:p>
          </table:table-cell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5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ce236"/>
          <table:table-cell table:style-name="ce279" table:number-columns-repeated="4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65"/>
          <table:table-cell table:style-name="ce379" table:number-columns-repeated="2"/>
          <table:table-cell table:style-name="ce51" table:number-columns-repeated="3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casino 1]</text:p>
          </table:table-cell>
          <table:table-cell table:style-name="ce51"/>
          <table:table-cell table:style-name="ce72"/>
          <table:table-cell table:style-name="ce283" office:value-type="string" calcext:value-type="string">
            <text:p>[casino 2]</text:p>
          </table:table-cell>
          <table:table-cell table:style-name="ce344"/>
          <table:table-cell table:style-name="ce353" table:number-columns-repeated="4"/>
          <table:table-cell table:style-name="ce279"/>
          <table:table-cell table:style-name="ce279" office:value-type="string" calcext:value-type="string">
            <text:p>[casino 3]</text:p>
          </table:table-cell>
          <table:table-cell table:style-name="ce380"/>
          <table:table-cell table:style-name="ce384"/>
          <table:table-cell table:style-name="ce386" office:value-type="string" calcext:value-type="string">
            <text:p>[casino 4]</text:p>
          </table:table-cell>
          <table:table-cell table:style-name="ce386"/>
          <table:table-cell table:style-name="ce51"/>
          <table:table-cell table:style-name="ce398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34">
          <table:table-cell table:style-name="ce51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1" table:number-columns-repeated="2"/>
          <table:table-cell table:style-name="ce33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44"/>
          <table:table-cell table:style-name="ce354" table:number-columns-repeated="4"/>
          <table:table-cell table:style-name="ce279"/>
          <table:table-cell table:style-name="ce366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9"/>
          <table:table-cell table:style-name="ce385"/>
          <table:table-cell table:style-name="ce386" office:value-type="string" calcext:value-type="string">
            <text:p>Narrator : CAPITAINE steps into a bar, crowded with heated sailors, playing all kind of games of cards and dice.</text:p>
          </table:table-cell>
          <table:table-cell table:style-name="ce386"/>
          <table:table-cell table:style-name="ce51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12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338" office:value-type="string" calcext:value-type="string">
            <text:p>SetChoices3</text:p>
          </table:table-cell>
          <table:table-cell table:style-name="ce345"/>
          <table:table-cell table:style-name="ce236" table:number-columns-repeated="4"/>
          <table:table-cell table:style-name="ce279"/>
          <table:table-cell table:style-name="ce367" office:value-type="string" calcext:value-type="string">
            <text:p>SetChoices3</text:p>
          </table:table-cell>
          <table:table-cell table:style-name="ce381"/>
          <table:table-cell table:style-name="ce279"/>
          <table:table-cell table:style-name="ce387" office:value-type="string" calcext:value-type="string">
            <text:p>Narrator : Some musicians in the corner are playing to lighten the mood.</text:p>
          </table:table-cell>
          <table:table-cell table:style-name="ce279"/>
          <table:table-cell table:style-name="ce51"/>
          <table:table-cell table:style-name="ce236" table:number-columns-repeated="4"/>
          <table:table-cell table:style-name="ce279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Choice : (get out) (leave)</text:p>
          </table:table-cell>
          <table:table-cell table:style-name="ce323" office:value-type="string" calcext:value-type="string">
            <text:p>Choice : (go and meet the players)</text:p>
          </table:table-cell>
          <table:table-cell table:style-name="ce279"/>
          <table:table-cell table:style-name="ce339" office:value-type="string" calcext:value-type="string">
            <text:p>Choice : (get out) (leave)</text:p>
          </table:table-cell>
          <table:table-cell table:style-name="ce346" office:value-type="string" calcext:value-type="string">
            <text:p>Choice : (go and meet the players)</text:p>
          </table:table-cell>
          <table:table-cell table:style-name="ce236" office:value-type="string" calcext:value-type="string">
            <text:p>Choice : (go towards the counter)</text:p>
          </table:table-cell>
          <table:table-cell table:style-name="ce236" table:number-columns-repeated="3"/>
          <table:table-cell table:style-name="ce279"/>
          <table:table-cell table:style-name="ce368" office:value-type="string" calcext:value-type="string">
            <text:p>Choice : (get out) (leave)</text:p>
          </table:table-cell>
          <table:table-cell table:style-name="ce236" office:value-type="string" calcext:value-type="string">
            <text:p>Choice : (go towards the men)</text:p>
          </table:table-cell>
          <table:table-cell table:style-name="ce346" office:value-type="string" calcext:value-type="string">
            <text:p>Choice : (go and meet the players)</text:p>
          </table:table-cell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51"/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36">
          <table:table-cell table:style-name="ce53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41" office:value-type="string" calcext:value-type="string">
            <text:p>Fade</text:p>
          </table:table-cell>
          <table:table-cell table:number-columns-repeated="2" table:style-name="ce279" office:value-type="string" calcext:value-type="string">
            <text:p>Fade</text:p>
          </table:table-cell>
          <table:table-cell table:style-name="ce279" table:number-columns-repeated="4"/>
          <table:table-cell table:style-name="ce369" office:value-type="string" calcext:value-type="string">
            <text:p>Fade</text:p>
          </table:table-cell>
          <table:table-cell table:number-columns-repeated="2" table:style-name="ce279" office:value-type="string" calcext:value-type="string">
            <text:p>Fade</text:p>
          </table:table-cell>
          <table:table-cell table:style-name="ce388" office:value-type="string" calcext:value-type="string">
            <text:p>Choice : (get out) (leave)</text:p>
          </table:table-cell>
          <table:table-cell table:style-name="ce389" office:value-type="string" calcext:value-type="string">
            <text:p>Choice : (go and meet the players)</text:p>
          </table:table-cell>
          <table:table-cell table:style-name="ce394" office:value-type="string" calcext:value-type="string">
            <text:p>Choice : (go and listen to the musicians)</text:p>
          </table:table-cell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/>
          <table:table-cell table:style-name="ce341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 office:value-type="string" calcext:value-type="string">
            <text:p>Node=&gt;comptoir</text:p>
          </table:table-cell>
          <table:table-cell table:style-name="ce279" table:number-columns-repeated="4"/>
          <table:table-cell table:style-name="ce369" office:value-type="string" calcext:value-type="string">
            <text:p>Leave</text:p>
          </table:table-cell>
          <table:table-cell table:style-name="ce279" office:value-type="string" calcext:value-type="string">
            <text:p>Node=&gt;hommes</text:p>
          </table:table-cell>
          <table:table-cell table:style-name="ce279" office:value-type="string" calcext:value-type="string">
            <text:p>Node=&gt;joueurs</text:p>
          </table:table-cell>
          <table:table-cell table:style-name="ce236" office:value-type="string" calcext:value-type="string">
            <text:p>Fade</text:p>
          </table:table-cell>
          <table:table-cell table:style-name="ce390" office:value-type="string" calcext:value-type="string">
            <text:p>Fade</text:p>
          </table:table-cell>
          <table:table-cell table:style-name="ce395" office:value-type="string" calcext:value-type="string">
            <text:p>Fade</text:p>
          </table:table-cell>
          <table:table-cell table:style-name="ce279" table:number-columns-repeated="4"/>
          <table:table-cell table:style-name="ce51" table:number-columns-repeated="9"/>
          <table:table-cell table:number-columns-repeated="995"/>
        </table:table-row>
        <table:table-row table:style-name="ro49">
          <table:table-cell table:style-name="ce279"/>
          <table:table-cell table:style-name="ce53" table:number-columns-repeated="2"/>
          <table:table-cell table:style-name="ce342"/>
          <table:table-cell table:style-name="ce279" table:number-columns-repeated="6"/>
          <table:table-cell table:style-name="ce370"/>
          <table:table-cell table:style-name="ce118"/>
          <table:table-cell table:style-name="ce51"/>
          <table:table-cell table:style-name="ce236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style-name="ce51" table:number-columns-repeated="10"/>
          <table:table-cell table:number-columns-repeated="995"/>
        </table:table-row>
        <table:table-row table:style-name="ro52">
          <table:table-cell table:style-name="ce309"/>
          <table:table-cell table:style-name="ce67" table:number-columns-repeated="2"/>
          <table:table-cell table:style-name="ce343"/>
          <table:table-cell table:style-name="ce333" table:number-columns-repeated="7"/>
          <table:table-cell table:style-name="ce51" table:number-columns-repeated="4"/>
          <table:table-cell table:style-name="ce23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3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3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3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52" office:value-type="string" calcext:value-type="string">
            <text:p>[joueurs]</text:p>
          </table:table-cell>
          <table:table-cell table:style-name="ce51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4"/>
          <table:table-cell table:number-columns-repeated="4" table:style-name="ce236" office:value-type="string" calcext:value-type="string">
            <text:p>Node=&gt;casino 4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310" office:value-type="string" calcext:value-type="string">
            <text:p>NewCrew4</text:p>
          </table:table-cell>
          <table:table-cell table:style-name="ce325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18"/>
          <table:table-cell table:number-columns-repeated="995"/>
        </table:table-row>
        <table:table-row table:style-name="ro36">
          <table:table-cell table:style-name="ce311" office:value-type="string" calcext:value-type="string">
            <text:p>Narrator : CAPITAINE approaches the players…</text:p>
          </table:table-cell>
          <table:table-cell table:style-name="ce325" office:value-type="string" calcext:value-type="string">
            <text:p>Node=&gt;salleVide</text:p>
          </table:table-cell>
          <table:table-cell table:style-name="ce325" office:value-type="string" calcext:value-type="string">
            <text:p>Node=&gt;combatSalle</text:p>
          </table:table-cell>
          <table:table-cell table:style-name="ce51" table:number-columns-repeated="26"/>
          <table:table-cell table:number-columns-repeated="995"/>
        </table:table-row>
        <table:table-row table:style-name="ro4">
          <table:table-cell table:style-name="ce262" office:value-type="string" calcext:value-type="string">
            <text:p>[choix joueurs]</text:p>
          </table:table-cell>
          <table:table-cell table:style-name="Default" table:number-columns-repeated="4"/>
          <table:table-cell table:style-name="ce51" table:number-columns-repeated="4"/>
          <table:table-cell table:style-name="ce357" office:value-type="string" calcext:value-type="string">
            <text:p>[hommes]</text:p>
          </table:table-cell>
          <table:table-cell table:style-name="ce51" table:number-columns-repeated="4"/>
          <table:table-cell table:style-name="ce52" office:value-type="string" calcext:value-type="string">
            <text:p>[hommes contents]</text:p>
          </table:table-cell>
          <table:table-cell table:style-name="ce51" table:number-columns-repeated="14"/>
          <table:table-cell table:number-columns-repeated="995"/>
        </table:table-row>
        <table:table-row table:style-name="ro20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51"/>
          <table:table-cell table:style-name="ce283" office:value-type="string" calcext:value-type="string">
            <text:p>[clue]</text:p>
          </table:table-cell>
          <table:table-cell table:style-name="ce51" table:number-columns-repeated="2"/>
          <table:table-cell table:style-name="ce357" office:value-type="string" calcext:value-type="string">
            <text:p>Narrator : Before CAPITAINE can step forward, a handful of men approaches.</text:p>
          </table:table-cell>
          <table:table-cell table:style-name="ce371" office:value-type="string" calcext:value-type="string">
            <text:p>Node=&gt;hommes contents</text:p>
          </table:table-cell>
          <table:table-cell table:style-name="ce51" table:number-columns-repeated="3"/>
          <table:table-cell table:style-name="ce51" office:value-type="string" calcext:value-type="string">
            <text:p>OtherSpeak : Ah!</text:p>
          </table:table-cell>
          <table:table-cell table:style-name="ce51" table:number-columns-repeated="14"/>
          <table:table-cell table:number-columns-repeated="995"/>
        </table:table-row>
        <table:table-row table:style-name="ro10">
          <table:table-cell table:style-name="ce51" office:value-type="string" calcext:value-type="string">
            <text:p>Choice : (attack everybody) (attack)</text:p>
          </table:table-cell>
          <table:table-cell table:style-name="ce51" office:value-type="string" calcext:value-type="string">
            <text:p>Choice : Is there space for another player?</text:p>
          </table:table-cell>
          <table:table-cell table:style-name="ce51" office:value-type="string" calcext:value-type="string">
            <text:p>Choice : Anyone of you good people heard of NOMTRESOR ?</text:p>
          </table:table-cell>
          <table:table-cell table:style-name="ce51"/>
          <table:table-cell table:style-name="ce236" office:value-type="string" calcext:value-type="string">
            <text:p>Choice : (get out) (leave)</text:p>
          </table:table-cell>
          <table:table-cell table:style-name="Default"/>
          <table:table-cell table:style-name="ce51" office:value-type="string" calcext:value-type="string">
            <text:p><text:span text:style-name="T1">OtherSpeak : Oh look another opportunist </text:span>loony</text:p>
          </table:table-cell>
          <table:table-cell table:style-name="ce51" table:number-columns-repeated="2"/>
          <table:table-cell table:style-name="ce51" office:value-type="string" calcext:value-type="string">
            <text:p>NewCrew</text:p>
          </table:table-cell>
          <table:table-cell table:style-name="ce51" table:number-columns-repeated="4"/>
          <table:table-cell table:style-name="ce51" office:value-type="string" calcext:value-type="string">
            <text:p>OtherSpeak : Look! Our sailor’s coming back!</text:p>
          </table:table-cell>
          <table:table-cell table:style-name="ce51" table:number-columns-repeated="14"/>
          <table:table-cell table:number-columns-repeated="995"/>
        </table:table-row>
        <table:table-row table:style-name="ro4">
          <table:table-cell table:style-name="ce51" office:value-type="string" calcext:value-type="string">
            <text:p>OtherSpeak : What the hell?!</text:p>
          </table:table-cell>
          <table:table-cell table:style-name="ce51" office:value-type="string" calcext:value-type="string">
            <text:p>Node=&gt;jeu</text:p>
          </table:table-cell>
          <table:table-cell table:style-name="ce51" office:value-type="string" calcext:value-type="string">
            <text:p>CheckIfFormulaIsland</text:p>
          </table:table-cell>
          <table:table-cell table:style-name="ce57"/>
          <table:table-cell table:style-name="ce279" office:value-type="string" calcext:value-type="string">
            <text:p>Fade</text:p>
          </table:table-cell>
          <table:table-cell table:style-name="Default"/>
          <table:table-cell table:style-name="ce51" office:value-type="string" calcext:value-type="string">
            <text:p>OtherSpeak : As a matter of fact, yes.</text:p>
          </table:table-cell>
          <table:table-cell table:style-name="ce51" table:number-columns-repeated="2"/>
          <table:table-cell table:style-name="ce51" office:value-type="string" calcext:value-type="string">
            <text:p>OtherSpeak : Ahoy, captain!</text:p>
          </table:table-cell>
          <table:table-cell table:style-name="ce372" office:value-type="string" calcext:value-type="string">
            <text:p>Node=&gt;salleVide</text:p>
          </table:table-cell>
          <table:table-cell table:style-name="ce372" office:value-type="string" calcext:value-type="string">
            <text:p>Node=&gt;combatSalle</text:p>
          </table:table-cell>
          <table:table-cell table:style-name="ce51" table:number-columns-repeated="2"/>
          <table:table-cell table:style-name="ce51" office:value-type="string" calcext:value-type="string">
            <text:p>Node=&gt;jeu</text:p>
          </table:table-cell>
          <table:table-cell table:style-name="ce51" table:number-columns-repeated="14"/>
          <table:table-cell table:number-columns-repeated="995"/>
        </table:table-row>
        <table:table-row table:style-name="ro9">
          <table:table-cell table:style-name="ce51" office:value-type="string" calcext:value-type="string">
            <text:p>RemoveKarma</text:p>
          </table:table-cell>
          <table:table-cell table:style-name="ce51"/>
          <table:table-cell table:style-name="ce236" office:value-type="string" calcext:value-type="string">
            <text:p>RandomRange2</text:p>
          </table:table-cell>
          <table:table-cell table:style-name="ce52" office:value-type="string" calcext:value-type="string">
            <text:p>Node=&gt;clue</text:p>
          </table:table-cell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51" office:value-type="string" calcext:value-type="string">
            <text:p>OtherSpeak : We have all kinds of senseless sailors betting on our table.</text:p>
          </table:table-cell>
          <table:table-cell table:style-name="ce51" table:number-columns-repeated="2"/>
          <table:table-cell table:style-name="ce51" office:value-type="string" calcext:value-type="string">
            <text:p>OtherSpeak : We have a favour to ask if you have some time?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51" office:value-type="string" calcext:value-type="string">
            <text:p>OtherSpeak : Kind of…</text:p>
          </table:table-cell>
          <table:table-cell table:style-name="ce23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1" office:value-type="string" calcext:value-type="string">
            <text:p>OtherSpeak : And what they say might interest you, you see.</text:p>
          </table:table-cell>
          <table:table-cell table:style-name="ce51" table:number-columns-repeated="2"/>
          <table:table-cell table:style-name="ce51" office:value-type="string" calcext:value-type="string">
            <text:p>SetChoices2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7"/>
          <table:table-cell table:style-name="ce51"/>
          <table:table-cell table:style-name="Default" office:value-type="string" calcext:value-type="string">
            <text:p>TellClue</text:p>
          </table:table-cell>
          <table:table-cell table:style-name="ce23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1" office:value-type="string" calcext:value-type="string">
            <text:p>OtherSpeak : Only thing is, and I think you guessed it.</text:p>
          </table:table-cell>
          <table:table-cell table:style-name="ce51" table:number-columns-repeated="2"/>
          <table:table-cell table:style-name="ce51" office:value-type="string" calcext:value-type="string">
            <text:p>Choice : I’m listening!</text:p>
          </table:table-cell>
          <table:table-cell table:style-name="ce374" office:value-type="string" calcext:value-type="string">
            <text:p>Choice : Maybe later…</text:p>
          </table:table-cell>
          <table:table-cell table:style-name="ce51" table:number-columns-repeated="18"/>
          <table:table-cell table:number-columns-repeated="995"/>
        </table:table-row>
        <table:table-row table:style-name="ro9">
          <table:table-cell table:style-name="ce52" office:value-type="string" calcext:value-type="string">
            <text:p>[combatSalle]</text:p>
          </table:table-cell>
          <table:table-cell table:style-name="ce57"/>
          <table:table-cell table:style-name="ce51" office:value-type="string" calcext:value-type="string">
            <text:p>Node=&gt;choix joueurs</text:p>
          </table:table-cell>
          <table:table-cell table:style-name="ce236"/>
          <table:table-cell table:style-name="Default" table:number-columns-repeated="2"/>
          <table:table-cell table:style-name="ce51" office:value-type="string" calcext:value-type="string">
            <text:p>OtherSpeak : Us gambling people aren’t the specie to give anything for free.</text:p>
          </table:table-cell>
          <table:table-cell table:style-name="ce51" table:number-columns-repeated="2"/>
          <table:table-cell table:style-name="ce51" office:value-type="string" calcext:value-type="string">
            <text:p>OtherSpeak : A dog ate all of our cards. Don’t ask how it happened.</text:p>
          </table:table-cell>
          <table:table-cell table:style-name="ce51" office:value-type="string" calcext:value-type="string">
            <text:p>OtherSpeak : Meh, fine…</text:p>
          </table:table-cell>
          <table:table-cell table:style-name="ce51" table:number-columns-repeated="18"/>
          <table:table-cell table:number-columns-repeated="995"/>
        </table:table-row>
        <table:table-row table:style-name="ro53">
          <table:table-cell table:style-name="ce51" office:value-type="string" calcext:value-type="string">
            <text:p>LaunchCombat</text:p>
          </table:table-cell>
          <table:table-cell table:style-name="ce51"/>
          <table:table-cell table:style-name="ce320"/>
          <table:table-cell table:style-name="ce51"/>
          <table:table-cell table:style-name="ce236"/>
          <table:table-cell table:style-name="Default"/>
          <table:table-cell table:style-name="ce51" office:value-type="string" calcext:value-type="string">
            <text:p>OtherSpeak : Tell you what : We’ll bet on it !</text:p>
          </table:table-cell>
          <table:table-cell table:style-name="ce51" table:number-columns-repeated="2"/>
          <table:table-cell table:style-name="ce51" office:value-type="string" calcext:value-type="string">
            <text:p>OtherSpeak : So we have money to put on the table, but no cards to play with...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36"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/>
          <table:table-cell table:style-name="ce320"/>
          <table:table-cell table:style-name="ce236"/>
          <table:table-cell table:style-name="Default"/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51" office:value-type="string" calcext:value-type="string">
            <text:p>OtherSpeak : You wouldn’t have a spare one, by any chance?</text:p>
          </table:table-cell>
          <table:table-cell table:style-name="ce51" table:number-columns-repeated="19"/>
          <table:table-cell table:number-columns-repeated="995"/>
        </table:table-row>
        <table:table-row table:style-name="ro36">
          <table:table-cell table:style-name="ce51" table:number-columns-repeated="2"/>
          <table:table-cell table:style-name="ce279" table:number-columns-repeated="3"/>
          <table:table-cell table:style-name="ce51"/>
          <table:table-cell table:style-name="ce51" office:value-type="string" calcext:value-type="string">
            <text:p>Choice : Count me in, you crook.</text:p>
          </table:table-cell>
          <table:table-cell table:style-name="ce51" office:value-type="string" calcext:value-type="string">
            <text:p>Choice : It figures, but I’ll pass on the scam.</text:p>
          </table:table-cell>
          <table:table-cell table:style-name="ce51"/>
          <table:table-cell table:style-name="ce358" office:value-type="string" calcext:value-type="string">
            <text:p>CheckInInventory&lt;Jeu de carte&gt;/Misc</text:p>
          </table:table-cell>
          <table:table-cell table:style-name="ce375"/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52" office:value-type="string" calcext:value-type="string">
            <text:p>[salleVide]</text:p>
          </table:table-cell>
          <table:table-cell table:style-name="ce51"/>
          <table:table-cell table:style-name="ce279" table:number-columns-repeated="3"/>
          <table:table-cell table:style-name="ce51"/>
          <table:table-cell table:style-name="ce51" office:value-type="string" calcext:value-type="string">
            <text:p>OtherSpeak : Alright !</text:p>
          </table:table-cell>
          <table:table-cell table:style-name="ce51" office:value-type="string" calcext:value-type="string">
            <text:p>Node=&gt;choix joueurs</text:p>
          </table:table-cell>
          <table:table-cell table:style-name="ce51"/>
          <table:table-cell table:style-name="ce358" office:value-type="string" calcext:value-type="string">
            <text:p>SetChoices3</text:p>
          </table:table-cell>
          <table:table-cell table:style-name="ce51" table:number-columns-repeated="3"/>
          <table:table-cell table:style-name="ce51" office:value-type="string" calcext:value-type="string">
            <text:p>SetChoices1</text:p>
          </table:table-cell>
          <table:table-cell table:style-name="ce51" table:number-columns-repeated="15"/>
          <table:table-cell table:number-columns-repeated="995"/>
        </table:table-row>
        <table:table-row table:style-name="ro12">
          <table:table-cell table:style-name="ce51" office:value-type="string" calcext:value-type="string">
            <text:p>Narrator : The gambling house is empty. The staff and musicians all left during the fight.</text:p>
          </table:table-cell>
          <table:table-cell table:style-name="ce51" table:number-columns-repeated="2"/>
          <table:table-cell table:style-name="ce279" table:number-columns-repeated="2"/>
          <table:table-cell table:style-name="ce51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1" table:number-columns-repeated="2"/>
          <table:table-cell table:style-name="ce358" office:value-type="string" calcext:value-type="string">
            <text:p>Choice : (give deck of cards)</text:p>
          </table:table-cell>
          <table:table-cell table:style-name="ce376" office:value-type="string" calcext:value-type="string">
            <text:p>Choice : Nope, don't have any!</text:p>
          </table:table-cell>
          <table:table-cell table:style-name="ce383" office:value-type="string" calcext:value-type="string">
            <text:p>Choice : Sorry, I’m keeping this one…</text:p>
          </table:table-cell>
          <table:table-cell table:style-name="ce51"/>
          <table:table-cell table:style-name="ce51" office:value-type="string" calcext:value-type="string">
            <text:p>Choice : Sorry pals, I don’t have any.</text:p>
          </table:table-cell>
          <table:table-cell table:style-name="ce393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6">
          <table:table-cell table:style-name="ce51" office:value-type="string" calcext:value-type="string">
            <text:p>SetChoices3</text:p>
          </table:table-cell>
          <table:table-cell table:style-name="ce51" table:number-columns-repeated="3"/>
          <table:table-cell table:style-name="ce279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9" table:number-columns-repeated="2"/>
          <table:table-cell table:style-name="ce358" office:value-type="string" calcext:value-type="string">
            <text:p>RemoveFromInventory&lt;Jeu de carte&gt;/Misc</text:p>
          </table:table-cell>
          <table:table-cell table:style-name="ce279" office:value-type="string" calcext:value-type="string">
            <text:p>[cest rien]</text:p>
          </table:table-cell>
          <table:table-cell table:style-name="ce279" office:value-type="string" calcext:value-type="string">
            <text:p>RandomRange2</text:p>
          </table:table-cell>
          <table:table-cell table:style-name="ce51"/>
          <table:table-cell table:style-name="ce51" office:value-type="string" calcext:value-type="string">
            <text:p>Node=&gt;cest rien</text:p>
          </table:table-cell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6">
          <table:table-cell table:style-name="ce58" office:value-type="string" calcext:value-type="string">
            <text:p>Choice : (get back to the boat) (leave)</text:p>
          </table:table-cell>
          <table:table-cell table:style-name="ce58" office:value-type="string" calcext:value-type="string">
            <text:p>Choice : (search the barn) (loot)</text:p>
          </table:table-cell>
          <table:table-cell table:style-name="ce279"/>
          <table:table-cell table:style-name="Default"/>
          <table:table-cell table:style-name="ce51" office:value-type="string" calcext:value-type="string">
            <text:p>Choice : (search the counter) (loot)</text:p>
          </table:table-cell>
          <table:table-cell table:style-name="ce51"/>
          <table:table-cell table:style-name="ce51" office:value-type="string" calcext:value-type="string">
            <text:p>Node=&gt;jeu</text:p>
          </table:table-cell>
          <table:table-cell table:style-name="ce279" table:number-columns-repeated="2"/>
          <table:table-cell table:style-name="ce279" office:value-type="string" calcext:value-type="string">
            <text:p>Switch=&gt;hommes</text:p>
          </table:table-cell>
          <table:table-cell table:style-name="ce236" office:value-type="string" calcext:value-type="string">
            <text:p>OtherSpeak : Alright then...</text:p>
          </table:table-cell>
          <table:table-cell table:style-name="ce279" office:value-type="string" calcext:value-type="string">
            <text:p>Node=&gt;cest rien</text:p>
          </table:table-cell>
          <table:table-cell table:style-name="ce51" office:value-type="string" calcext:value-type="string">
            <text:p>OtherSpeak : Then I guess we’ll have to take it from you!</text:p>
          </table:table-cell>
          <table:table-cell table:style-name="ce51"/>
          <table:table-cell table:style-name="ce279"/>
          <table:table-cell table:style-name="ce397"/>
          <table:table-cell table:style-name="ce51" table:number-columns-repeated="13"/>
          <table:table-cell table:number-columns-repeated="995"/>
        </table:table-row>
        <table:table-row table:style-name="ro36">
          <table:table-cell table:style-name="ce58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1" office:value-type="string" calcext:value-type="string">
            <text:p>RandomPercent30</text:p>
          </table:table-cell>
          <table:table-cell table:style-name="ce51"/>
          <table:table-cell table:style-name="ce279" table:number-columns-repeated="3"/>
          <table:table-cell table:style-name="ce236" office:value-type="string" calcext:value-type="string">
            <text:p>OtherSpeak : Thanks mate!</text:p>
          </table:table-cell>
          <table:table-cell table:style-name="ce377" office:value-type="string" calcext:value-type="string">
            <text:p>OtherSpeak : But if you find one, you know where to find us!</text:p>
          </table:table-cell>
          <table:table-cell table:style-name="ce279"/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Node=&gt;debut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Node=&gt;dead clue</text:p>
          </table:table-cell>
          <table:table-cell table:style-name="ce262" office:value-type="string" calcext:value-type="string">
            <text:p>[dead clue]</text:p>
          </table:table-cell>
          <table:table-cell table:style-name="ce51" office:value-type="string" calcext:value-type="string">
            <text:p>PlayerSpeak : That's what I'm talkin' about!</text:p>
          </table:table-cell>
          <table:table-cell table:style-name="ce51" office:value-type="string" calcext:value-type="string">
            <text:p>PlayerSpeak : Nothing at all...</text:p>
          </table:table-cell>
          <table:table-cell table:style-name="ce279" table:number-columns-repeated="3"/>
          <table:table-cell table:style-name="ce359" office:value-type="string" calcext:value-type="string">
            <text:p>OtherSpeak : Why don’t you play with us?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8">
          <table:table-cell table:style-name="ce58"/>
          <table:table-cell table:style-name="ce51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9" office:value-type="string" calcext:value-type="string">
            <text:p>Narrator : The gambling house is completely trashed, nothing survived the fight.</text:p>
          </table:table-cell>
          <table:table-cell table:style-name="ce51" office:value-type="string" calcext:value-type="string">
            <text:p>LootFood2</text:p>
          </table:table-cell>
          <table:table-cell table:style-name="ce51" office:value-type="string" calcext:value-type="string">
            <text:p>Node=&gt;salleVide</text:p>
          </table:table-cell>
          <table:table-cell table:style-name="ce279" table:number-columns-repeated="3"/>
          <table:table-cell table:style-name="ce359" office:value-type="string" calcext:value-type="string">
            <text:p>OtherSpeak : Here’s something to start with! As a thank you gift!</text:p>
          </table:table-cell>
          <table:table-cell table:style-name="ce378"/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279"/>
          <table:table-cell table:style-name="ce326" office:value-type="string" calcext:value-type="string">
            <text:p>AddToInventory&lt;Jeu de carte&gt;/Misc</text:p>
          </table:table-cell>
          <table:table-cell table:style-name="ce236" office:value-type="string" calcext:value-type="string">
            <text:p>Node=&gt;salleVide</text:p>
          </table:table-cell>
          <table:table-cell table:style-name="ce279" office:value-type="string" calcext:value-type="string">
            <text:p>Narrator : But a very strange tatoo on one of the dead gamblers attracts your attention.</text:p>
          </table:table-cell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 table:number-columns-repeated="3"/>
          <table:table-cell table:style-name="ce359" office:value-type="string" calcext:value-type="string">
            <text:p>AddGold100</text:p>
          </table:table-cell>
          <table:table-cell table:style-name="ce51" table:number-columns-repeated="19"/>
          <table:table-cell table:number-columns-repeated="995"/>
        </table:table-row>
        <table:table-row table:style-name="ro8">
          <table:table-cell table:style-name="ce51"/>
          <table:table-cell table:style-name="ce326" office:value-type="string" calcext:value-type="string">
            <text:p>Node=&gt;salleVide</text:p>
          </table:table-cell>
          <table:table-cell table:style-name="ce330"/>
          <table:table-cell table:style-name="ce74" office:value-type="string" calcext:value-type="string">
            <text:p>Narrator : Atop the classic anchor and « mommy » tatoo, « NOMTRESOR » is tatooed in a childish way.</text:p>
          </table:table-cell>
          <table:table-cell table:style-name="ce51" table:number-columns-repeated="5"/>
          <table:table-cell table:style-name="ce359" office:value-type="string" calcext:value-type="string">
            <text:p>SetChoices2</text:p>
          </table:table-cell>
          <table:table-cell table:style-name="ce51" office:value-type="string" calcext:value-type="string">
            <text:p>Choice : I’m good for now, but thanks for the coin!</text:p>
          </table:table-cell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51"/>
          <table:table-cell table:style-name="ce326"/>
          <table:table-cell table:style-name="ce74"/>
          <table:table-cell table:style-name="ce51" office:value-type="string" calcext:value-type="string">
            <text:p>Narrator : Even more strange, the tatoo is circled many times by the word « FORMULA ».</text:p>
          </table:table-cell>
          <table:table-cell table:style-name="ce51" table:number-columns-repeated="5"/>
          <table:table-cell table:style-name="ce279" office:value-type="string" calcext:value-type="string">
            <text:p>Choice : A little game won’t kill me...</text:p>
          </table:table-cell>
          <table:table-cell table:style-name="ce51" office:value-type="string" calcext:value-type="string">
            <text:p>OtherSpeak : Come back anytime!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79"/>
          <table:table-cell table:style-name="ce51" table:number-columns-repeated="2"/>
          <table:table-cell table:style-name="ce51" office:value-type="string" calcext:value-type="string">
            <text:p>Narrator : Let’s take note and leave.</text:p>
          </table:table-cell>
          <table:table-cell table:style-name="ce51" table:number-columns-repeated="5"/>
          <table:table-cell table:style-name="ce360" office:value-type="string" calcext:value-type="string">
            <text:p>Node=&gt;jeu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36" table:number-columns-repeated="3"/>
          <table:table-cell table:style-name="ce236" office:value-type="string" calcext:value-type="string">
            <text:p>Node=&gt;salleVide</text:p>
          </table:table-cell>
          <table:table-cell table:style-name="ce236" table:number-columns-repeated="25"/>
          <table:table-cell table:number-columns-repeated="995"/>
        </table:table-row>
        <table:table-row table:style-name="ro4">
          <table:table-cell table:style-name="ce314" office:value-type="string" calcext:value-type="string">
            <text:p>[comptoir]</text:p>
          </table:table-cell>
          <table:table-cell table:style-name="ce316" table:number-columns-repeated="8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6" office:value-type="string" calcext:value-type="string">
            <text:p>NewCrew1</text:p>
          </table:table-cell>
          <table:table-cell table:style-name="ce316" table:number-columns-repeated="3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36">
          <table:table-cell table:style-name="ce316" office:value-type="string" calcext:value-type="string">
            <text:p>OtherSpeak : Howdy sailor, what’s your poison today?</text:p>
          </table:table-cell>
          <table:table-cell table:style-name="ce279"/>
          <table:table-cell table:style-name="ce316" table:number-columns-repeated="2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4" office:value-type="string" calcext:value-type="string">
            <text:p>[discussion]</text:p>
          </table:table-cell>
          <table:table-cell table:style-name="ce316" table:number-columns-repeated="3"/>
          <table:table-cell table:style-name="ce348" office:value-type="string" calcext:value-type="string">
            <text:p>[discussion2]</text:p>
          </table:table-cell>
          <table:table-cell table:style-name="ce355" table:number-columns-repeated="4"/>
          <table:table-cell table:style-name="ce347"/>
          <table:table-cell table:style-name="ce316"/>
          <table:table-cell table:style-name="ce236" table:number-columns-repeated="18"/>
          <table:table-cell table:number-columns-repeated="995"/>
        </table:table-row>
        <table:table-row table:style-name="ro4">
          <table:table-cell table:style-name="ce316" office:value-type="string" calcext:value-type="string">
            <text:p>SetChoices3</text:p>
          </table:table-cell>
          <table:table-cell table:style-name="ce316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36" table:number-columns-repeated="18"/>
          <table:table-cell table:number-columns-repeated="995"/>
        </table:table-row>
        <table:table-row table:style-name="ro36">
          <table:table-cell table:style-name="ce317" office:value-type="string" calcext:value-type="string">
            <text:p>Choice : Nothing, I’m off! (leave)</text:p>
          </table:table-cell>
          <table:table-cell table:style-name="ce32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36" office:value-type="string" calcext:value-type="string">
            <text:p>Choice : I need info about NOMTRESOR if you heard of it?</text:p>
          </table:table-cell>
          <table:table-cell table:style-name="ce236" table:number-columns-repeated="4"/>
          <table:table-cell table:style-name="ce236" office:value-type="string" calcext:value-type="string">
            <text:p>Choice : How’s this place doing? (quest)</text:p>
          </table:table-cell>
          <table:table-cell table:style-name="ce236"/>
          <table:table-cell table:style-name="ce236" office:value-type="string" calcext:value-type="string">
            <text:p>Choice : What’s going on ‘round these parts ?</text:p>
          </table:table-cell>
          <table:table-cell table:style-name="ce236"/>
          <table:table-cell table:style-name="ce236" office:value-type="string" calcext:value-type="string">
            <text:p>Choice : Alright, I’m done talking</text:p>
          </table:table-cell>
          <table:table-cell table:style-name="ce236" table:number-columns-repeated="15"/>
          <table:table-cell table:number-columns-repeated="995"/>
        </table:table-row>
        <table:table-row table:style-name="ro4">
          <table:table-cell table:style-name="ce317" office:value-type="string" calcext:value-type="string">
            <text:p>HideOther</text:p>
          </table:table-cell>
          <table:table-cell table:style-name="ce32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1" office:value-type="string" calcext:value-type="string">
            <text:p>RandomRange2</text:p>
          </table:table-cell>
          <table:table-cell table:style-name="ce51" table:number-columns-repeated="4"/>
          <table:table-cell table:style-name="ce361" office:value-type="string" calcext:value-type="string">
            <text:p>RandomPercent65</text:p>
          </table:table-cell>
          <table:table-cell table:style-name="ce316"/>
          <table:table-cell table:style-name="ce361" office:value-type="string" calcext:value-type="string">
            <text:p>RandomRange2</text:p>
          </table:table-cell>
          <table:table-cell table:style-name="ce316"/>
          <table:table-cell table:style-name="ce51" office:value-type="string" calcext:value-type="string">
            <text:p><text:span text:style-name="T1">Node=&gt;</text:span><text:span text:style-name="T3">discussion</text:span></text:p>
          </table:table-cell>
          <table:table-cell table:style-name="ce236" table:number-columns-repeated="15"/>
          <table:table-cell table:number-columns-repeated="995"/>
        </table:table-row>
        <table:table-row table:style-name="ro36">
          <table:table-cell table:style-name="ce317" office:value-type="string" calcext:value-type="string">
            <text:p>Node=&gt;entrée casino</text:p>
          </table:table-cell>
          <table:table-cell table:style-name="ce327" office:value-type="string" calcext:value-type="string">
            <text:p>Node=&gt;discussion</text:p>
          </table:table-cell>
          <table:table-cell table:style-name="Default" table:number-columns-repeated="2"/>
          <table:table-cell table:style-name="ce51" office:value-type="string" calcext:value-type="string">
            <text:p>OtherSpeak : Ah yeah! From what I hear here, and I hear a lot trust me…</text:p>
          </table:table-cell>
          <table:table-cell table:style-name="ce51" office:value-type="string" calcext:value-type="string">
            <text:p>OtherSpeak : Nope, doesn't ring a bell, sorry.</text:p>
          </table:table-cell>
          <table:table-cell table:style-name="ce51" table:number-columns-repeated="3"/>
          <table:table-cell table:style-name="ce347" office:value-type="string" calcext:value-type="string">
            <text:p>OtherSpeak : It depends on the players luck mostly.</text:p>
          </table:table-cell>
          <table:table-cell table:style-name="ce51" office:value-type="string" calcext:value-type="string">
            <text:p><text:span text:style-name="T1">NewQuest=&gt;</text:span><text:span text:style-name="T3">discussion2</text:span></text:p>
          </table:table-cell>
          <table:table-cell table:style-name="ce347" office:value-type="string" calcext:value-type="string">
            <text:p>OtherSpeak : If <text:s/>you want alcohol, I’m here.</text:p>
          </table:table-cell>
          <table:table-cell table:style-name="ce51" office:value-type="string" calcext:value-type="string">
            <text:p>GiveTip</text:p>
          </table:table-cell>
          <table:table-cell table:style-name="ce236" table:number-columns-repeated="16"/>
          <table:table-cell table:number-columns-repeated="995"/>
        </table:table-row>
        <table:table-row table:style-name="ro27">
          <table:table-cell table:style-name="ce279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3"/>
          <table:table-cell table:style-name="ce347" office:value-type="string" calcext:value-type="string">
            <text:p>OtherSpeak : Sometimes, we’re one dice roll away from being bankrupt!</text:p>
          </table:table-cell>
          <table:table-cell table:style-name="ce279"/>
          <table:table-cell table:style-name="ce347" office:value-type="string" calcext:value-type="string">
            <text:p>OtherSpeak : You want conversation buddy, go get friends.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318"/>
          <table:table-cell table:style-name="ce328"/>
          <table:table-cell table:style-name="Default" table:number-columns-repeated="2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4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236" table:number-columns-repeated="4"/>
          <table:table-cell table:style-name="Default" table:number-columns-repeated="7"/>
          <table:table-cell table:style-name="ce236" table:number-columns-repeated="18"/>
          <table:table-cell table:number-columns-repeated="995"/>
        </table:table-row>
        <table:table-row table:style-name="ro4" table:number-rows-repeated="6">
          <table:table-cell table:style-name="ce236" table:number-columns-repeated="29"/>
          <table:table-cell table:number-columns-repeated="995"/>
        </table:table-row>
        <table:table-row table:style-name="ro4">
          <table:table-cell table:style-name="ce272" office:value-type="string" calcext:value-type="string">
            <text:p>[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36" office:value-type="string" calcext:value-type="string">
            <text:p>ChangeStory=&gt;Jeu[debut/sortie 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79" table:number-columns-repeated="5"/>
          <table:table-cell table:style-name="ce236" table:number-columns-repeated="24"/>
          <table:table-cell table:number-columns-repeated="995"/>
        </table:table-row>
        <table:table-row table:style-name="ro4">
          <table:table-cell table:style-name="ce319" office:value-type="string" calcext:value-type="string">
            <text:p>[sortie jeu]</text:p>
          </table:table-cell>
          <table:table-cell table:style-name="ce320"/>
          <table:table-cell table:style-name="ce279" table:number-columns-repeated="3"/>
          <table:table-cell table:style-name="ce51" table:number-columns-repeated="24"/>
          <table:table-cell table:number-columns-repeated="995"/>
        </table:table-row>
        <table:table-row table:style-name="ro4">
          <table:table-cell table:style-name="ce320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5">
          <table:table-cell table:style-name="ce57" table:number-columns-repeated="2"/>
          <table:table-cell table:style-name="Default"/>
          <table:table-cell table:style-name="ce236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4">
          <table:table-cell table:style-name="ce57" table:number-columns-repeated="2"/>
          <table:table-cell table:style-name="Default"/>
          <table:table-cell table:style-name="ce236" table:number-columns-repeated="6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7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8"/>
          <table:table-cell table:style-name="ce51" table:number-columns-repeated="19"/>
          <table:table-cell table:number-columns-repeated="995"/>
        </table:table-row>
        <table:table-row table:style-name="ro4" table:number-rows-repeated="36">
          <table:table-cell table:style-name="ce51" table:number-columns-repeated="2"/>
          <table:table-cell table:style-name="ce236" table:number-columns-repeated="3"/>
          <table:table-cell table:style-name="ce51" table:number-columns-repeated="24"/>
          <table:table-cell table:number-columns-repeated="995"/>
        </table:table-row>
        <table:table-row table:style-name="ro4" table:number-rows-repeated="871">
          <table:table-cell table:style-name="ce51" table:number-columns-repeated="2"/>
          <table:table-cell table:style-name="ce23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">
            <calcext:condition calcext:apply-style-name="ConditionalStyle_1" calcext:value="begins-with(&quot;Narrator&quot;)" calcext:base-cell-address="Casino.O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2" table:default-cell-style-name="ce236"/>
        <table:table-column table:style-name="co15" table:default-cell-style-name="ce236"/>
        <table:table-column table:style-name="co12" table:number-columns-repeated="19" table:default-cell-style-name="ce236"/>
        <table:table-column table:style-name="co7" table:number-columns-repeated="5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35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35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35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4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35"/>
          <table:table-cell table:number-columns-repeated="1021"/>
        </table:table-row>
        <table:table-row table:style-name="ro40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75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75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72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72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33">
          <table:table-cell table:style-name="ce272" office:value-type="string" calcext:value-type="string">
            <text:p>[ferme détruite]</text:p>
          </table:table-cell>
          <table:table-cell table:number-columns-repeated="5"/>
          <table:table-cell table:style-name="ce279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5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9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number-columns-repeated="1014"/>
        </table:table-row>
        <table:table-row table:style-name="ro57">
          <table:table-cell table:style-name="ce272" office:value-type="string" calcext:value-type="string">
            <text:p>[choix]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Node=&gt;choix ferme normale</text:p>
          </table:table-cell>
          <table:table-cell table:style-name="ce275" office:value-type="string" calcext:value-type="string">
            <text:p>Node=&gt;choix ferme normale – poules</text:p>
          </table:table-cell>
          <table:table-cell table:style-name="ce275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75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75" table:number-columns-repeated="4"/>
          <table:table-cell/>
          <table:table-cell table:style-name="ce275" table:number-columns-repeated="4"/>
          <table:table-cell table:number-columns-repeated="1009"/>
        </table:table-row>
        <table:table-row table:style-name="ro36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75"/>
          <table:table-cell table:style-name="ce404" office:value-type="string" calcext:value-type="string">
            <text:p>[choix ferme normale]</text:p>
          </table:table-cell>
          <table:table-cell table:style-name="ce275"/>
          <table:table-cell table:style-name="ce403"/>
          <table:table-cell/>
          <table:table-cell table:style-name="ce275"/>
          <table:table-cell table:style-name="ce404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75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75"/>
          <table:table-cell office:value-type="string" calcext:value-type="string">
            <text:p>SetChoices3</text:p>
          </table:table-cell>
          <table:table-cell table:number-columns-repeated="3"/>
          <table:table-cell table:style-name="ce275"/>
          <table:table-cell office:value-type="string" calcext:value-type="string">
            <text:p>Narrator : A few chickens are roaming around a hen house, near the farm.</text:p>
          </table:table-cell>
          <table:table-cell table:style-name="ce275"/>
          <table:table-cell table:style-name="ce403"/>
          <table:table-cell table:number-columns-repeated="1009"/>
        </table:table-row>
        <table:table-row table:style-name="ro11">
          <table:table-cell table:style-name="ce275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75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43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03" office:value-type="string" calcext:value-type="string">
            <text:p>Fade</text:p>
          </table:table-cell>
          <table:table-cell/>
          <table:table-cell table:style-name="ce275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72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03" office:value-type="string" calcext:value-type="string">
            <text:p>HideOther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plage vide</text:p>
          </table:table-cell>
          <table:table-cell table:number-columns-repeated="10"/>
          <table:table-cell table:style-name="ce275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75"/>
          <table:table-cell table:number-columns-repeated="1012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9"/>
          <table:table-cell table:style-name="ce275" table:number-columns-repeated="3"/>
          <table:table-cell table:number-columns-repeated="1010"/>
        </table:table-row>
        <table:table-row table:style-name="ro11">
          <table:table-cell table:number-columns-repeated="7"/>
          <table:table-cell table:style-name="ce272" office:value-type="string" calcext:value-type="string">
            <text:p>[poules]</text:p>
          </table:table-cell>
          <table:table-cell table:number-columns-repeated="3"/>
          <table:table-cell table:style-name="ce275" table:number-columns-repeated="3"/>
          <table:table-cell table:number-columns-repeated="1010"/>
        </table:table-row>
        <table:table-row table:style-name="ro50">
          <table:table-cell table:style-name="ce272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75" office:value-type="string" calcext:value-type="string">
            <text:p>Node=&gt;poules cache</text:p>
          </table:table-cell>
          <table:table-cell/>
          <table:table-cell table:style-name="ce275" table:number-columns-repeated="4"/>
          <table:table-cell table:number-columns-repeated="1010"/>
        </table:table-row>
        <table:table-row table:style-name="ro58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75" table:number-columns-repeated="2"/>
          <table:table-cell table:style-name="ce272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72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75" table:number-columns-repeated="2"/>
          <table:table-cell table:style-name="ce275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SetChoices2</text:p>
          </table:table-cell>
          <table:table-cell table:number-columns-repeated="2"/>
          <table:table-cell table:style-name="ce272" office:value-type="string" calcext:value-type="string">
            <text:p>[crab]</text:p>
          </table:table-cell>
          <table:table-cell table:number-columns-repeated="3"/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Switch=&gt;poules</text:p>
          </table:table-cell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75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75" office:value-type="string" calcext:value-type="string">
            <text:p>PlayerSpeak : Argh!</text:p>
          </table:table-cell>
          <table:table-cell table:style-name="ce275" office:value-type="string" calcext:value-type="string">
            <text:p>PlayerSpeak : A-ha! Gotcha-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6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75" office:value-type="string" calcext:value-type="string">
            <text:p>PlayerSpeak : Oh no wait, it's just feathers.</text:p>
          </table:table-cell>
          <table:table-cell table:style-name="ce275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75" office:value-type="string" calcext:value-type="string">
            <text:p>RemoveKarma</text:p>
          </table:table-cell>
          <table:table-cell table:style-name="ce275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/>
          <table:table-cell table:number-columns-repeated="1012"/>
        </table:table-row>
        <table:table-row table:style-name="ro61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75"/>
          <table:table-cell table:style-name="ce275" office:value-type="string" calcext:value-type="string">
            <text:p>PlayerSpeak : Well, still better this than nothing I guess...</text:p>
          </table:table-cell>
          <table:table-cell table:style-name="ce275"/>
          <table:table-cell table:number-columns-repeated="1012"/>
        </table:table-row>
        <table:table-row table:style-name="ro60">
          <table:table-cell/>
          <table:table-cell table:style-name="Default"/>
          <table:table-cell table:number-columns-repeated="6"/>
          <table:table-cell table:style-name="ce275" office:value-type="string" calcext:value-type="string">
            <text:p>Node=&gt;test ferme</text:p>
          </table:table-cell>
          <table:table-cell table:style-name="ce275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75" table:number-columns-repeated="2"/>
          <table:table-cell table:number-columns-repeated="1014"/>
        </table:table-row>
        <table:table-row table:style-name="ro40">
          <table:table-cell table:number-columns-repeated="7"/>
          <table:table-cell table:style-name="ce272" office:value-type="string" calcext:value-type="string">
            <text:p>[test ferme]</text:p>
          </table:table-cell>
          <table:table-cell table:number-columns-repeated="1016"/>
        </table:table-row>
        <table:table-row table:style-name="ro40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50">
          <table:table-cell table:style-name="ce272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40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8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75"/>
          <table:table-cell table:number-columns-repeated="1016"/>
        </table:table-row>
        <table:table-row table:style-name="ro50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40">
          <table:table-cell table:style-name="ce272" office:value-type="string" calcext:value-type="string">
            <text:p>[discussion pirates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6"/>
          <table:table-cell table:style-name="ce272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50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62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75" office:value-type="string" calcext:value-type="string">
            <text:p>OtherSpeak : 50 gold rounds, no less.</text:p>
          </table:table-cell>
          <table:table-cell table:style-name="ce275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50">
          <table:table-cell table:style-name="ce275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75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75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50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50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40">
          <table:table-cell table:style-name="ce272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40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0">
          <table:table-cell table:style-name="ce272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72" office:value-type="string" calcext:value-type="string">
            <text:p>SetBG(Island)</text:p>
          </table:table-cell>
          <table:table-cell table:number-columns-repeated="1023"/>
        </table:table-row>
        <table:table-row table:style-name="ro64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8">
          <table:table-cell table:style-name="ce272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03" table:number-columns-repeated="10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0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">
          <table:table-cell table:style-name="ce272"/>
          <table:table-cell table:number-columns-repeated="10"/>
          <table:table-cell table:style-name="ce403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rencontre fermière]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discussion fermière]</text:p>
          </table:table-cell>
          <table:table-cell/>
          <table:table-cell table:style-name="ce275"/>
          <table:table-cell table:number-columns-repeated="3"/>
          <table:table-cell table:style-name="ce403" table:number-columns-repeated="15"/>
          <table:table-cell table:number-columns-repeated="1003"/>
        </table:table-row>
        <table:table-row table:style-name="ro40">
          <table:table-cell office:value-type="string" calcext:value-type="string">
            <text:p>SetChoices4</text:p>
          </table:table-cell>
          <table:table-cell table:number-columns-repeated="5"/>
          <table:table-cell table:style-name="ce403" table:number-columns-repeated="5"/>
          <table:table-cell table:style-name="ce272" office:value-type="string" calcext:value-type="string">
            <text:p>[autre]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03" table:number-columns-repeated="4"/>
          <table:table-cell office:value-type="string" calcext:value-type="string">
            <text:p>Choice : (other)</text:p>
          </table:table-cell>
          <table:table-cell table:style-name="ce275"/>
          <table:table-cell office:value-type="string" calcext:value-type="string">
            <text:p>SetChoices4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44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03" office:value-type="string" calcext:value-type="string">
            <text:p>RandomRange3</text:p>
          </table:table-cell>
          <table:table-cell table:style-name="ce403" table:number-columns-repeated="4"/>
          <table:table-cell office:value-type="string" calcext:value-type="string">
            <text:p>Node=&gt;autre</text:p>
          </table:table-cell>
          <table:table-cell table:style-name="ce275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44">
          <table:table-cell table:style-name="ce403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03" office:value-type="string" calcext:value-type="string">
            <text:p>OtherSpeak : Not really alone, but I love the life I have here!</text:p>
          </table:table-cell>
          <table:table-cell table:style-name="ce403" office:value-type="string" calcext:value-type="string">
            <text:p>OtherSpeak : Oh god, yes!</text:p>
          </table:table-cell>
          <table:table-cell table:style-name="ce403"/>
          <table:table-cell table:style-name="ce403" office:value-type="string" calcext:value-type="string">
            <text:p>OtherSpeak : Well since my grandpa died...</text:p>
          </table:table-cell>
          <table:table-cell table:style-name="ce279"/>
          <table:table-cell table:style-name="ce403"/>
          <table:table-cell table:style-name="ce27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53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03" office:value-type="string" calcext:value-type="string">
            <text:p>OtherSpeak : My husband is just away fishing during the day as I tend to the farm.</text:p>
          </table:table-cell>
          <table:table-cell table:style-name="ce403" office:value-type="string" calcext:value-type="string">
            <text:p>OtherSpeak : That's why I chose to be here on my own.</text:p>
          </table:table-cell>
          <table:table-cell table:style-name="ce403"/>
          <table:table-cell table:style-name="ce279" office:value-type="string" calcext:value-type="string">
            <text:p>OtherSpeak : I've been thinking of leaving.</text:p>
          </table:table-cell>
          <table:table-cell table:style-name="ce279"/>
          <table:table-cell table:style-name="ce403"/>
          <table:table-cell table:style-name="ce275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75"/>
          <table:table-cell table:style-name="ce403"/>
          <table:table-cell table:number-columns-repeated="1003"/>
        </table:table-row>
        <table:table-row table:style-name="ro37">
          <table:table-cell table:style-name="ce275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SetChoices2</text:p>
          </table:table-cell>
          <table:table-cell table:style-name="ce403"/>
          <table:table-cell table:style-name="ce403" office:value-type="string" calcext:value-type="string">
            <text:p>SetChoices2</text:p>
          </table:table-cell>
          <table:table-cell table:style-name="ce403" table:number-columns-repeated="2"/>
          <table:table-cell table:style-name="ce275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75" office:value-type="string" calcext:value-type="string">
            <text:p>GiveTip</text:p>
          </table:table-cell>
          <table:table-cell table:number-columns-repeated="3"/>
          <table:table-cell table:style-name="ce275"/>
          <table:table-cell table:number-columns-repeated="1004"/>
        </table:table-row>
        <table:table-row table:style-name="ro37">
          <table:table-cell table:style-name="ce275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03" office:value-type="string" calcext:value-type="string">
            <text:p>Choice : How about a job on our ship? (cha)</text:p>
          </table:table-cell>
          <table:table-cell table:style-name="ce403" office:value-type="string" calcext:value-type="string">
            <text:p>Choice : Alright, nevermind.</text:p>
          </table:table-cell>
          <table:table-cell table:style-name="ce403" office:value-type="string" calcext:value-type="string">
            <text:p>Choice : (offer post on board) (cha)</text:p>
          </table:table-cell>
          <table:table-cell table:style-name="ce403" office:value-type="string" calcext:value-type="string">
            <text:p>Choice : Ups</text:p>
          </table:table-cell>
          <table:table-cell table:style-name="ce403"/>
          <table:table-cell table:style-name="ce275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75"/>
          <table:table-cell table:number-columns-repeated="2"/>
          <table:table-cell table:style-name="ce275"/>
          <table:table-cell table:number-columns-repeated="1004"/>
        </table:table-row>
        <table:table-row table:style-name="ro37">
          <table:table-cell table:style-name="ce275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03" office:value-type="string" calcext:value-type="string">
            <text:p>PlayerSpeak : Life on sea is calm and quiet too.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PlayerSpeak : How about joining our crew?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/>
          <table:table-cell table:style-name="ce275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number-columns-repeated="5"/>
          <table:table-cell table:style-name="ce279" office:value-type="string" calcext:value-type="string">
            <text:p>Node=&gt;proposition</text:p>
          </table:table-cell>
          <table:table-cell table:style-name="ce403"/>
          <table:table-cell table:style-name="ce403" office:value-type="string" calcext:value-type="string">
            <text:p>PlayerSpeak : You grandad would be proud!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style-name="ce272" office:value-type="string" calcext:value-type="string">
            <text:p>[combat fermière]</text:p>
          </table:table-cell>
          <table:table-cell table:number-columns-repeated="4"/>
          <table:table-cell table:style-name="ce275"/>
          <table:table-cell table:style-name="ce279"/>
          <table:table-cell table:style-name="ce403" office:value-type="string" calcext:value-type="string">
            <text:p>PlayerSpeak : Wouldn’t he?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9" table:number-columns-repeated="2"/>
          <table:table-cell table:style-name="ce403" office:value-type="string" calcext:value-type="string">
            <text:p>Node=&gt;proposition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table:style-name="ce272" office:value-type="string" calcext:value-type="string">
            <text:p>[fermière morte]</text:p>
          </table:table-cell>
          <table:table-cell table:number-columns-repeated="4"/>
          <table:table-cell table:style-name="ce272" office:value-type="string" calcext:value-type="string">
            <text:p>[proposition]</text:p>
          </table:table-cell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64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03" office:value-type="string" calcext:value-type="string">
            <text:p>CheckStatCHA</text:p>
          </table:table-cell>
          <table:table-cell table:style-name="ce403"/>
          <table:table-cell table:style-name="ce279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4"/>
          <table:table-cell table:style-name="ce403" office:value-type="string" calcext:value-type="string">
            <text:p>OtherSpeak : Oh why the hell not?</text:p>
          </table:table-cell>
          <table:table-cell table:style-name="ce403" office:value-type="string" calcext:value-type="string">
            <text:p>OtherSpeak : No thank you!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50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03" office:value-type="string" calcext:value-type="string">
            <text:p>OtherSpeak : If you’ve got the room on board!</text:p>
          </table:table-cell>
          <table:table-cell table:style-name="ce403" office:value-type="string" calcext:value-type="string">
            <text:p>OtherSpeak : The pirate life isn’t for me.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0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9" office:value-type="string" calcext:value-type="string">
            <text:p>AddMember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0">
          <table:table-cell office:value-type="string" calcext:value-type="string">
            <text:p>Node=&gt;debut</text:p>
          </table:table-cell>
          <table:table-cell table:number-columns-repeated="4"/>
          <table:table-cell table:style-name="ce279" office:value-type="string" calcext:value-type="string">
            <text:p>Fade</text:p>
          </table:table-cell>
          <table:table-cell table:style-name="ce403"/>
          <table:table-cell table:number-columns-repeated="3"/>
          <table:table-cell table:style-name="ce403"/>
          <table:table-cell table:number-columns-repeated="1013"/>
        </table:table-row>
        <table:table-row table:style-name="ro40">
          <table:table-cell table:number-columns-repeated="5"/>
          <table:table-cell table:style-name="ce403" office:value-type="string" calcext:value-type="string">
            <text:p>Node=&gt;fermière morte</text:p>
          </table:table-cell>
          <table:table-cell table:style-name="ce403"/>
          <table:table-cell table:number-columns-repeated="1017"/>
        </table:table-row>
        <table:table-row table:style-name="ro11">
          <table:table-cell table:style-name="ce272" office:value-type="string" calcext:value-type="string">
            <text:p>[maison]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40">
          <table:table-cell office:value-type="string" calcext:value-type="string">
            <text:p>Fade</text:p>
          </table:table-cell>
          <table:table-cell table:number-columns-repeated="5"/>
          <table:table-cell table:style-name="ce403"/>
          <table:table-cell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65">
          <table:table-cell table:style-name="ce275" office:value-type="string" calcext:value-type="string">
            <text:p>RandomRange2</text:p>
          </table:table-cell>
          <table:table-cell table:style-name="ce275"/>
          <table:table-cell table:number-columns-repeated="4"/>
          <table:table-cell table:style-name="ce403"/>
          <table:table-cell table:number-columns-repeated="4"/>
          <table:table-cell table:style-name="ce403"/>
          <table:table-cell table:number-columns-repeated="1012"/>
        </table:table-row>
        <table:table-row table:style-name="ro50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03"/>
          <table:table-cell table:style-name="ce275"/>
          <table:table-cell table:style-name="ce279"/>
          <table:table-cell table:style-name="ce275"/>
          <table:table-cell table:style-name="ce279"/>
          <table:table-cell table:style-name="ce403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75"/>
          <table:table-cell table:number-columns-repeated="6"/>
          <table:table-cell table:style-name="ce279"/>
          <table:table-cell/>
          <table:table-cell table:style-name="ce279"/>
          <table:table-cell table:style-name="ce403"/>
          <table:table-cell table:number-columns-repeated="1012"/>
        </table:table-row>
        <table:table-row table:style-name="ro40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 table:number-columns-repeated="2"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/>
          <table:table-cell table:style-name="ce403" table:number-columns-repeated="3"/>
          <table:table-cell table:number-columns-repeated="1012"/>
        </table:table-row>
        <table:table-row table:style-name="ro40">
          <table:table-cell table:style-name="ce272" office:value-type="string" calcext:value-type="string">
            <text:p>[moulin]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66">
          <table:table-cell table:style-name="ce275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18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03"/>
          <table:table-cell table:number-columns-repeated="1012"/>
        </table:table-row>
        <table:table-row table:style-name="ro65"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40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50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75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40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56">
          <table:table-cell table:number-columns-repeated="2"/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5">
          <table:table-cell table:number-columns-repeated="2"/>
          <table:table-cell table:style-name="ce275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75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72" office:value-type="string" calcext:value-type="string">
            <text:p>[haut moulin]</text:p>
          </table:table-cell>
          <table:table-cell table:number-columns-repeated="2"/>
          <table:table-cell table:style-name="ce275"/>
          <table:table-cell table:number-columns-repeated="1020"/>
        </table:table-row>
        <table:table-row table:style-name="ro40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40">
          <table:table-cell table:style-name="ce272" office:value-type="string" calcext:value-type="string">
            <text:p>[choix moulin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3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36">
          <table:table-cell office:value-type="string" calcext:value-type="string">
            <text:p>Node=&gt;choix ferme</text:p>
          </table:table-cell>
          <table:table-cell table:number-columns-repeated="2" table:style-name="ce275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50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40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2" table:default-cell-style-name="ce247"/>
        <table:table-column table:style-name="co15" table:default-cell-style-name="ce247"/>
        <table:table-column table:style-name="co12" table:number-columns-repeated="18" table:default-cell-style-name="ce247"/>
        <table:table-column table:style-name="co7" table:number-columns-repeated="6" table:default-cell-style-name="ce247"/>
        <table:table-column table:style-name="co8" table:number-columns-repeated="998" table:default-cell-style-name="ce247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38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38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4" calcext:value-type="float">
            <text:p>4</text:p>
          </table:table-cell>
          <table:table-cell table:style-name="ce138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36" table:number-columns-repeated="22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There’s no beach on this island. From the shallow water rises a small fores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t up camp) (sleep)</text:p>
          </table:table-cell>
          <table:table-cell table:style-name="ce236" office:value-type="string" calcext:value-type="string">
            <text:p>Choice : (enter the woods)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36" office:value-type="string" calcext:value-type="string">
            <text:p>Fade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236" office:value-type="string" calcext:value-type="string">
            <text:p>Node=&gt;bois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ce242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11" table:number-rows-repeated="5">
          <table:table-cell table:style-name="ce242" table:number-columns-repeated="2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11">
          <table:table-cell table:style-name="ce272" office:value-type="string" calcext:value-type="string">
            <text:p>[bois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BG(Forest)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eckDay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Under the bright sun, birds are singing and the branches sway gently to a soft breeze.</text:p>
          </table:table-cell>
          <table:table-cell table:style-name="ce23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scription suite]</text:p>
          </table:table-cell>
          <table:table-cell table:style-name="ce236" office:value-type="string" calcext:value-type="string">
            <text:p>Node=&gt;description suite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 porte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go back) (leave)</text:p>
          </table:table-cell>
          <table:table-cell table:style-name="ce236" office:value-type="string" calcext:value-type="string">
            <text:p>Choice : (observe the engravings)</text:p>
          </table:table-cell>
          <table:table-cell table:style-name="ce236" office:value-type="string" calcext:value-type="string">
            <text:p>Choice : (open the door)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Hmmmm...</text:p>
          </table:table-cell>
          <table:table-cell table:style-name="ce272" office:value-type="string" calcext:value-type="string">
            <text:p>[ouverte?]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It's locked, and it doesn't look like it's going to budge anytime soon.</text:p>
          </table:table-cell>
          <table:table-cell table:style-name="ce23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/>
          <table:table-cell table:style-name="ce236" office:value-type="string" calcext:value-type="string">
            <text:p>Node=&gt;enigmes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Choice : (go back to the beach)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number-columns-repeated="2" table:style-name="ce236" office:value-type="string" calcext:value-type="string">
            <text:p>Fad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Node=&gt;grott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 table:number-rows-repeated="2">
          <table:table-cell table:style-name="ce236" table:number-columns-repeated="6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enigmes]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RandomRange8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Node=&gt;trompette</text:p>
          </table:table-cell>
          <table:table-cell table:style-name="ce242" office:value-type="string" calcext:value-type="string">
            <text:p>Node=&gt;peluche</text:p>
          </table:table-cell>
          <table:table-cell table:style-name="ce242" office:value-type="string" calcext:value-type="string">
            <text:p>Node=&gt;nuit</text:p>
          </table:table-cell>
          <table:table-cell table:style-name="ce242" office:value-type="string" calcext:value-type="string">
            <text:p>Node=&gt;dés</text:p>
          </table:table-cell>
          <table:table-cell table:style-name="ce242" office:value-type="string" calcext:value-type="string">
            <text:p>Node=&gt;vaudoo</text:p>
          </table:table-cell>
          <table:table-cell table:style-name="ce242" office:value-type="string" calcext:value-type="string">
            <text:p>Node=&gt;perle</text:p>
          </table:table-cell>
          <table:table-cell table:style-name="ce242" office:value-type="string" calcext:value-type="string">
            <text:p>Node=&gt;corde</text:p>
          </table:table-cell>
          <table:table-cell table:style-name="ce242" office:value-type="string" calcext:value-type="string">
            <text:p>Node=&gt;bougie</text:p>
          </table:table-cell>
          <table:table-cell table:style-name="ce242" table:number-columns-repeated="2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4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/>
          <table:table-cell table:style-name="ce236" table:number-columns-repeated="3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72" office:value-type="string" calcext:value-type="string">
            <text:p>[porte ouverte]</text:p>
          </table:table-cell>
          <table:table-cell table:style-name="ce242"/>
          <table:table-cell table:style-name="ce272" office:value-type="string" calcext:value-type="string">
            <text:p>[trompette]</text:p>
          </table:table-cell>
          <table:table-cell table:style-name="ce236"/>
          <table:table-cell table:style-name="ce272" office:value-type="string" calcext:value-type="string">
            <text:p>[peluche]</text:p>
          </table:table-cell>
          <table:table-cell table:style-name="ce236"/>
          <table:table-cell table:style-name="ce272" office:value-type="string" calcext:value-type="string">
            <text:p>[nuit]</text:p>
          </table:table-cell>
          <table:table-cell table:style-name="ce242"/>
          <table:table-cell table:style-name="ce272" office:value-type="string" calcext:value-type="string">
            <text:p>[dés]</text:p>
          </table:table-cell>
          <table:table-cell table:style-name="ce236"/>
          <table:table-cell table:style-name="ce272" office:value-type="string" calcext:value-type="string">
            <text:p>[vaudoo]</text:p>
          </table:table-cell>
          <table:table-cell table:style-name="ce236"/>
          <table:table-cell table:style-name="ce272" office:value-type="string" calcext:value-type="string">
            <text:p>[perle]</text:p>
          </table:table-cell>
          <table:table-cell table:style-name="ce236"/>
          <table:table-cell table:style-name="ce272" office:value-type="string" calcext:value-type="string">
            <text:p>[corde]</text:p>
          </table:table-cell>
          <table:table-cell table:style-name="ce236" table:number-columns-repeated="3"/>
          <table:table-cell table:style-name="ce272" office:value-type="string" calcext:value-type="string">
            <text:p>[bougie]</text:p>
          </table:table-cell>
          <table:table-cell table:style-name="ce236" table:number-columns-repeated="7"/>
          <table:table-cell table:number-columns-repeated="998"/>
        </table:table-row>
        <table:table-row table:style-name="ro26">
          <table:table-cell table:style-name="ce242" office:value-type="string" calcext:value-type="string">
            <text:p>Narrator : CAPITAINE hears a soft «click» from the door.</text:p>
          </table:table-cell>
          <table:table-cell table:style-name="ce242"/>
          <table:table-cell table:style-name="ce236" office:value-type="string" calcext:value-type="string">
            <text:p>Narrator : Engraved in the stone is the silhouette of a snake, dancing out of a basket.</text:p>
          </table:table-cell>
          <table:table-cell table:style-name="ce242"/>
          <table:table-cell table:style-name="ce236" office:value-type="string" calcext:value-type="string">
            <text:p>Narrator : Acces is granted to innocent souls, and their soft companions.</text:p>
          </table:table-cell>
          <table:table-cell table:style-name="ce236"/>
          <table:table-cell table:style-name="ce236" office:value-type="string" calcext:value-type="string">
            <text:p>PlayerSpeak : It looks like stars, and the moon.</text:p>
          </table:table-cell>
          <table:table-cell table:style-name="ce242"/>
          <table:table-cell table:style-name="ce236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36"/>
          <table:table-cell table:style-name="ce23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42"/>
          <table:table-cell table:style-name="ce23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36"/>
          <table:table-cell table:style-name="ce23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36" table:number-columns-repeated="3"/>
          <table:table-cell table:style-name="ce236" office:value-type="string" calcext:value-type="string">
            <text:p>Narrator : The engravings read : « My flame is not eternal, seal your letters before I got out »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36" office:value-type="string" calcext:value-type="string">
            <text:p>PlayerSpeak : !</text:p>
          </table:table-cell>
          <table:table-cell table:style-name="ce242"/>
          <table:table-cell table:style-name="ce236" office:value-type="string" calcext:value-type="string">
            <text:p>PlayerSpeak : Something’s missing here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CheckDay</text:p>
          </table:table-cell>
          <table:table-cell table:style-name="ce242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PlayerSpeak : Something’s missing...</text:p>
          </table:table-cell>
          <table:table-cell table:style-name="ce236" table:number-columns-repeated="7"/>
          <table:table-cell table:number-columns-repeated="998"/>
        </table:table-row>
        <table:table-row table:style-name="ro67">
          <table:table-cell table:style-name="ce242" office:value-type="string" calcext:value-type="string">
            <text:p>Fade</text:p>
          </table:table-cell>
          <table:table-cell table:style-name="ce242"/>
          <table:table-cell table:style-name="ce236" office:value-type="string" calcext:value-type="string">
            <text:p>CheckInInventory&lt;Flute&gt;/Misc</text:p>
          </table:table-cell>
          <table:table-cell table:style-name="ce236"/>
          <table:table-cell table:style-name="ce236" office:value-type="string" calcext:value-type="string">
            <text:p>CheckInInventory&lt;Peluche&gt;/Misc</text:p>
          </table:table-cell>
          <table:table-cell table:style-name="ce236"/>
          <table:table-cell table:style-name="ce242" office:value-type="string" calcext:value-type="string">
            <text:p>Fade</text:p>
          </table:table-cell>
          <table:table-cell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<text:span text:style-name="T2">CheckInInventory&lt;</text:span><text:span text:style-name="T5">Canne à pêche</text:span>&gt;/Misc</text:p>
          </table:table-cell>
          <table:table-cell table:style-name="ce236"/>
          <table:table-cell table:style-name="ce236" office:value-type="string" calcext:value-type="string">
            <text:p>CheckInInventory&lt;Poupée vaudou&gt;/Misc</text:p>
          </table:table-cell>
          <table:table-cell table:style-name="ce236"/>
          <table:table-cell table:style-name="ce236" office:value-type="string" calcext:value-type="string">
            <text:p>CheckInInventory&lt;Perle&gt;/Misc</text:p>
          </table:table-cell>
          <table:table-cell table:style-name="ce236"/>
          <table:table-cell table:style-name="ce242" office:value-type="string" calcext:value-type="string">
            <text:p>Choice : (go down with a rope) (loot)</text:p>
          </table:table-cell>
          <table:table-cell table:style-name="ce242"/>
          <table:table-cell table:style-name="ce242" office:value-type="string" calcext:value-type="string">
            <text:p>Choice : (go down)</text:p>
          </table:table-cell>
          <table:table-cell table:style-name="ce242" office:value-type="string" calcext:value-type="string">
            <text:p>Choice : (leave)</text:p>
          </table:table-cell>
          <table:table-cell table:style-name="ce236" office:value-type="string" calcext:value-type="string">
            <text:p>CheckInInventory&lt;Bougie&gt;/Misc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42" office:value-type="string" calcext:value-type="string">
            <text:p>Switch=&gt;ouverte?</text:p>
          </table:table-cell>
          <table:table-cell table:style-name="ce242"/>
          <table:table-cell table:number-columns-repeated="4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I’m missing something…</text:p>
          </table:table-cell>
          <table:table-cell table:number-columns-repeated="6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CheckInInventory&lt;Corde&gt;/Misc</text:p>
          </table:table-cell>
          <table:table-cell table:style-name="ce236"/>
          <table:table-cell table:style-name="ce236" office:value-type="string" calcext:value-type="string">
            <text:p>PlayerSpeak : It’s way deeper than I thought...</text:p>
          </table:table-cell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Choices1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ode=&gt;choix porte</text:p>
          </table:table-cell>
          <table:table-cell table:style-name="ce242"/>
          <table:table-cell table:style-name="ce236" office:value-type="string" calcext:value-type="string">
            <text:p>Choice : (place flut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lush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/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fishing rod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voodoo dol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ear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36" office:value-type="string" calcext:value-type="string">
            <text:p>PlayerSpeak : I might hurt myself.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candl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table:number-columns-repeated="6"/>
          <table:table-cell table:number-columns-repeated="998"/>
        </table:table-row>
        <table:table-row table:style-name="ro68">
          <table:table-cell table:style-name="ce242" table:number-columns-repeated="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/>
          <table:table-cell table:style-name="ce24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42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42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 table:number-columns-repeated="7"/>
          <table:table-cell table:style-name="ce236" table:number-columns-repeated="4"/>
          <table:table-cell table:style-name="ce242" office:value-type="string" calcext:value-type="string">
            <text:p>Node=&gt;grotte</text:p>
          </table:table-cell>
          <table:table-cell table:number-columns-repeated="2" table:style-name="ce236" office:value-type="string" calcext:value-type="string">
            <text:p>Node=&gt;choix porte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42" table:number-columns-repeated="4"/>
          <table:table-cell table:style-name="ce236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0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/>
          <table:table-cell table:style-name="ce236" table:number-columns-repeated="20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grotte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Cave)</text:p>
          </table:table-cell>
          <table:table-cell table:style-name="ce236" table:number-columns-repeated="25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In the darkness of the cave, a treasure chest shines brightly from further awa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grotte]</text:p>
          </table:table-cell>
          <table:table-cell table:style-name="ce236" office:value-type="string" calcext:value-type="string">
            <text:p>Node=&gt;choix grotte – clue</text:p>
          </table:table-cell>
          <table:table-cell table:style-name="ce272" office:value-type="string" calcext:value-type="string">
            <text:p>[choix grotte – clue]</text:p>
          </table:table-cell>
          <table:table-cell table:style-name="ce236" table:number-columns-repeated="23"/>
          <table:table-cell table:number-columns-repeated="998"/>
        </table:table-row>
        <table:table-row table:style-name="ro4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ce236" office:value-type="string" calcext:value-type="string">
            <text:p>Choice : (open the chest)</text:p>
          </table:table-cell>
          <table:table-cell table:style-name="ce23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office:value-type="string" calcext:value-type="string">
            <text:p>Node=&gt;gold</text:p>
          </table:table-cell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3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ce23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36">
          <table:table-cell table:style-name="ce272" office:value-type="string" calcext:value-type="string">
            <text:p>[gold]</text:p>
          </table:table-cell>
          <table:table-cell table:style-name="ce242"/>
          <table:table-cell table:style-name="ce236"/>
          <table:table-cell table:style-name="ce236" office:value-type="string" calcext:value-type="string">
            <text:p>Narrator : They form the word : « FORMULA »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office:value-type="string" calcext:value-type="string">
            <text:p>PlayerSpeak : I’ve taken all the gold.</text:p>
          </table:table-cell>
          <table:table-cell table:style-name="ce236"/>
          <table:table-cell table:style-name="ce236" office:value-type="string" calcext:value-type="string">
            <text:p>Node=&gt;grotte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40">
          <table:table-cell table:style-name="ce236" office:value-type="string" calcext:value-type="string">
            <text:p>AddGold300</text:p>
          </table:table-cell>
          <table:table-cell table:style-name="ce236" office:value-type="string" calcext:value-type="string">
            <text:p>Node=&gt;grotte</text:p>
          </table:table-cell>
          <table:table-cell table:style-name="ce236" table:number-columns-repeated="2"/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69">
          <table:table-cell table:style-name="ce242" office:value-type="string" calcext:value-type="string">
            <text:p>Switch=&gt;gold</text:p>
          </table:table-cell>
          <table:table-cell table:style-name="ce24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0">
          <table:table-cell table:style-name="ce236" office:value-type="string" calcext:value-type="string">
            <text:p>PlayerSpeak : That’s a lot of money!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grotte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2">
          <table:table-cell table:style-name="ce236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forê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RandomPercent40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A crate of food!</text:p>
          </table:table-cell>
          <table:table-cell table:style-name="ce236" office:value-type="string" calcext:value-type="string">
            <text:p>PlayerSpeak : There’s nothing...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end fore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end fore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end fore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1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go back) (leave)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boi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923">
          <table:table-cell table:style-name="ce23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2" table:default-cell-style-name="ce411"/>
        <table:table-column table:style-name="co15" table:default-cell-style-name="ce411"/>
        <table:table-column table:style-name="co12" table:number-columns-repeated="29" table:default-cell-style-name="ce411"/>
        <table:table-column table:style-name="co8" table:number-columns-repeated="993" table:default-cell-style-name="ce411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139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39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3" calcext:value-type="float">
            <text:p>3</text:p>
          </table:table-cell>
          <table:table-cell table:style-name="ce139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SetBG(Boat)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RandomRange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Node=&gt;épave sans mat</text:p>
          </table:table-cell>
          <table:table-cell table:style-name="ce236" office:value-type="string" calcext:value-type="string">
            <text:p>Node=&gt;épave avec mat</text:p>
          </table:table-cell>
          <table:table-cell table:style-name="ce236" office:value-type="string" calcext:value-type="string">
            <text:p>Node=&gt;épave cor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31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 sans mat]</text:p>
          </table:table-cell>
          <table:table-cell table:style-name="ce236" table:number-columns-repeated="3"/>
          <table:table-cell table:style-name="ce272" office:value-type="string" calcext:value-type="string">
            <text:p>[épave avec mat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04" office:value-type="string" calcext:value-type="string">
            <text:p>[épave corde]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70">
          <table:table-cell table:style-name="ce236" office:value-type="string" calcext:value-type="string">
            <text:p>Narrator : CAPITAINE cautiously approaches a little shipwreck, crashed on rocks poking out of the ocean.</text:p>
          </table:table-cell>
          <table:table-cell table:style-name="ce236" table:number-columns-repeated="3"/>
          <table:table-cell table:style-name="ce23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10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11">
          <table:table-cell table:style-name="ce272" office:value-type="string" calcext:value-type="string">
            <text:p>[choix1]</text:p>
          </table:table-cell>
          <table:table-cell table:style-name="ce236" table:number-columns-repeated="3"/>
          <table:table-cell table:style-name="ce236" office:value-type="string" calcext:value-type="string">
            <text:p>Narrator : The mast of the boat, on the other hand, is still intact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23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2" office:value-type="string" calcext:value-type="string">
            <text:p>[choix2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Default" table:number-columns-repeated="5"/>
          <table:table-cell table:style-name="ce236"/>
          <table:table-cell table:style-name="ce236" office:value-type="string" calcext:value-type="string">
            <text:p>PlayerSpeak : Tayo !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PlayerSpeak : The hold is so deep that we can’t see the bottom of it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2"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Default"/>
          <table:table-cell table:style-name="ce236" office:value-type="string" calcext:value-type="string">
            <text:p>Choice : (climb the mast)</text:p>
          </table:table-cell>
          <table:table-cell table:style-name="ce236" table:number-columns-repeated="4"/>
          <table:table-cell table:style-name="ce236" office:value-type="string" calcext:value-type="string">
            <text:p>Leave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PlayerSpeak : I can’t go down without a rope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3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410" office:value-type="string" calcext:value-type="string">
            <text:p>RandomRange2</text:p>
          </table:table-cell>
          <table:table-cell table:style-name="ce410"/>
          <table:table-cell table:style-name="ce236" table:number-columns-repeated="3"/>
          <table:table-cell table:style-name="ce410"/>
          <table:table-cell table:style-name="ce236" office:value-type="string" calcext:value-type="string">
            <text:p>Node=&gt;épave corde</text:p>
          </table:table-cell>
          <table:table-cell table:style-name="ce410" office:value-type="string" calcext:value-type="string">
            <text:p>CheckInInventory&lt;Corde&gt;/Misc</text:p>
          </table:table-cell>
          <table:table-cell table:style-name="ce410" table:number-columns-repeated="2"/>
          <table:table-cell table:style-name="ce236" table:number-columns-repeated="13"/>
          <table:table-cell table:number-columns-repeated="993"/>
        </table:table-row>
        <table:table-row table:style-name="ro74">
          <table:table-cell table:style-name="Default" table:number-columns-repeated="2"/>
          <table:table-cell table:style-name="ce236" office:value-type="string" calcext:value-type="string">
            <text:p>Node=&gt;choix1</text:p>
          </table:table-cell>
          <table:table-cell table:style-name="ce410" office:value-type="string" calcext:value-type="string">
            <text:p>ChangeTimeOfDay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Narrator : The mast is very slippery. CAPITAINE will have to climb carefully.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épave corde</text:p>
          </table:table-cell>
          <table:table-cell table:style-name="ce236" table:number-columns-repeated="13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1</text:p>
          </table:table-cell>
          <table:table-cell table:style-name="ce410" table:number-columns-repeated="2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Node=&gt;haut mât</text:p>
          </table:table-cell>
          <table:table-cell table:style-name="ce410" office:value-type="string" calcext:value-type="string">
            <text:p>SetChoices2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Choice : (get the rope out)</text:p>
          </table:table-cell>
          <table:table-cell table:style-name="ce410" office:value-type="string" calcext:value-type="string">
            <text:p>Choice : (leave)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/>
          <table:table-cell table:style-name="ce236" office:value-type="string" calcext:value-type="string">
            <text:p>Choice : (go back on the wreck)</text:p>
          </table:table-cell>
          <table:table-cell table:style-name="ce410" office:value-type="string" calcext:value-type="string">
            <text:p>Choice : (climb)(dex)</text:p>
          </table:table-cell>
          <table:table-cell table:style-name="ce236" table:number-columns-repeated="2"/>
          <table:table-cell table:style-name="ce410" table:number-columns-repeated="2"/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CheckStatDEX</text:p>
          </table:table-cell>
          <table:table-cell table:style-name="ce236" table:number-columns-repeated="4"/>
          <table:table-cell table:style-name="ce236" office:value-type="string" calcext:value-type="string">
            <text:p>Node=&gt;épave</text:p>
          </table:table-cell>
          <table:table-cell table:style-name="ce236" table:number-columns-repeated="15"/>
          <table:table-cell table:number-columns-repeated="993"/>
        </table:table-row>
        <table:table-row table:style-name="ro75">
          <table:table-cell table:style-name="ce410" office:value-type="string" calcext:value-type="string">
            <text:p>RandomRange2</text:p>
          </table:table-cell>
          <table:table-cell table:style-name="ce410" table:number-columns-repeated="2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on the humid wood and falls down.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office:value-type="string" calcext:value-type="string">
            <text:p>Narrator : The interior of the boat is pitch black, CAPITAINE cannot see half a meter away.</text:p>
          </table:table-cell>
          <table:table-cell table:style-name="ce410" office:value-type="string" calcext:value-type="string">
            <text:p>Node=&gt;suite épave</text:p>
          </table:table-cell>
          <table:table-cell table:style-name="ce410" table:number-columns-repeated="2"/>
          <table:table-cell table:style-name="ce272"/>
          <table:table-cell table:style-name="ce403" table:number-columns-repeated="2"/>
          <table:table-cell table:style-name="Default"/>
          <table:table-cell table:style-name="ce410" table:number-columns-repeated="2"/>
          <table:table-cell table:style-name="ce236" office:value-type="string" calcext:value-type="string">
            <text:p>PlayerSpeak : Phew... Made it.</text:p>
          </table:table-cell>
          <table:table-cell table:style-name="ce404" office:value-type="string" calcext:value-type="string">
            <text:p>[mal]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410" table:number-columns-repeated="5"/>
          <table:table-cell table:style-name="Default"/>
          <table:table-cell table:style-name="ce410" table:number-columns-repeated="2"/>
          <table:table-cell table:style-name="ce410" office:value-type="string" calcext:value-type="string">
            <text:p>Node=&gt;haut mât</text:p>
          </table:table-cell>
          <table:table-cell table:style-name="ce410" table:number-columns-repeated="2"/>
          <table:table-cell table:style-name="ce236" table:number-columns-repeated="7"/>
          <table:table-cell table:style-name="ce410" table:number-columns-repeated="11"/>
          <table:table-cell table:number-columns-repeated="993"/>
        </table:table-row>
        <table:table-row table:style-name="ro11">
          <table:table-cell table:style-name="ce236" office:value-type="string" calcext:value-type="string">
            <text:p>Choice : (get lantern out)</text:p>
          </table:table-cell>
          <table:table-cell table:style-name="ce410"/>
          <table:table-cell table:style-name="ce410" office:value-type="string" calcext:value-type="string">
            <text:p>Choice : (leave)</text:p>
          </table:table-cell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CheckInInventory&lt;Lanterne&gt;/Misc</text:p>
          </table:table-cell>
          <table:table-cell table:style-name="ce410"/>
          <table:table-cell table:style-name="ce410" office:value-type="string" calcext:value-type="string">
            <text:p>Leave</text:p>
          </table:table-cell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2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Oh that helps!</text:p>
          </table:table-cell>
          <table:table-cell table:style-name="ce410" office:value-type="string" calcext:value-type="string">
            <text:p>PlayerSpeak : I wish I had a lantern...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410" office:value-type="string" calcext:value-type="string">
            <text:p>Switch=&gt;mal</text:p>
          </table:table-cell>
          <table:table-cell table:style-name="ce236" table:number-columns-repeated="18"/>
          <table:table-cell table:number-columns-repeated="993"/>
        </table:table-row>
        <table:table-row table:style-name="ro73">
          <table:table-cell table:style-name="ce236" office:value-type="string" calcext:value-type="string">
            <text:p>PlayerSpeak : Let’s see what treasures this ship’s hiding!</text:p>
          </table:table-cell>
          <table:table-cell table:style-name="ce236" office:value-type="string" calcext:value-type="string">
            <text:p>Leave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410" office:value-type="string" calcext:value-type="string">
            <text:p>Switch=&gt;mal</text:p>
          </table:table-cell>
          <table:table-cell table:style-name="ce236" office:value-type="string" calcext:value-type="string">
            <text:p>Node=&gt;choix2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410" office:value-type="string" calcext:value-type="string">
            <text:p>Node=&gt;suite épave</text:p>
          </table:table-cell>
          <table:table-cell table:style-name="Default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Node=&gt;choix2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/>
          <table:table-cell table:style-name="ce410" table:number-columns-repeated="6"/>
          <table:table-cell table:style-name="Default"/>
          <table:table-cell table:style-name="ce410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table:number-columns-repeated="7"/>
          <table:table-cell table:style-name="Default" table:number-columns-repeated="6"/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/>
          <table:table-cell table:style-name="ce410" table:number-columns-repeated="8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11" table:number-rows-repeated="7">
          <table:table-cell table:style-name="ce236"/>
          <table:table-cell table:style-name="ce410" table:number-columns-repeated="7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10" table:number-columns-repeated="3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porte]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ouvrir chambre]</text:p>
          </table:table-cell>
          <table:table-cell table:style-name="ce410" table:number-columns-repeated="4"/>
          <table:table-cell table:style-name="ce403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10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410" office:value-type="string" calcext:value-type="string">
            <text:p>Node=&gt;chambre</text:p>
          </table:table-cell>
          <table:table-cell table:style-name="ce403" table:number-columns-repeated="2"/>
          <table:table-cell table:style-name="ce410"/>
          <table:table-cell table:style-name="ce403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2">
          <table:table-cell table:style-name="Default" table:number-columns-repeated="5"/>
          <table:table-cell table:style-name="ce236" table:number-columns-repeated="3"/>
          <table:table-cell table:style-name="ce410" office:value-type="string" calcext:value-type="string">
            <text:p>Node=&gt;chambre</text:p>
          </table:table-cell>
          <table:table-cell table:style-name="ce410" office:value-type="string" calcext:value-type="string">
            <text:p>PlayerSpeak : The door is locked.</text:p>
          </table:table-cell>
          <table:table-cell table:style-name="ce410" table:number-columns-repeated="3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56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Choice : (use a key)</text:p>
          </table:table-cell>
          <table:table-cell table:style-name="ce410"/>
          <table:table-cell table:style-name="ce410" office:value-type="string" calcext:value-type="string">
            <text:p>Choice : (smash the door open)</text:p>
          </table:table-cell>
          <table:table-cell table:style-name="ce410"/>
          <table:table-cell table:style-name="ce410" office:value-type="string" calcext:value-type="string">
            <text:p>Choice : (return to wreck) (leave)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236" office:value-type="string" calcext:value-type="string">
            <text:p>CheckInInventory&lt;Clé&gt;/Misc</text:p>
          </table:table-cell>
          <table:table-cell table:style-name="ce236"/>
          <table:table-cell table:style-name="ce410" office:value-type="string" calcext:value-type="string">
            <text:p>CheckStatSTR</text:p>
          </table:table-cell>
          <table:table-cell table:style-name="ce410"/>
          <table:table-cell table:style-name="Default" office:value-type="string" calcext:value-type="string">
            <text:p><text:span text:style-name="T1">Node=&gt;</text:span><text:span text:style-name="T3">épave avec chambre</text:span>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2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PlayerSpeak : The door clicks open!</text:p>
          </table:table-cell>
          <table:table-cell table:style-name="ce410" office:value-type="string" calcext:value-type="string">
            <text:p>PlayerSpeak : I don’t have a key...</text:p>
          </table:table-cell>
          <table:table-cell table:style-name="ce410" office:value-type="string" calcext:value-type="string">
            <text:p>PlayerSpeak : Take that, door!</text:p>
          </table:table-cell>
          <table:table-cell table:style-name="ce410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Switch=&gt;ouvrir chambre</text:p>
          </table:table-cell>
          <table:table-cell table:style-name="ce410" office:value-type="string" calcext:value-type="string">
            <text:p>Node=&gt;porte</text:p>
          </table:table-cell>
          <table:table-cell table:style-name="ce410" office:value-type="string" calcext:value-type="string">
            <text:p>Switch=&gt;ouvrir chambre</text:p>
          </table:table-cell>
          <table:table-cell table:style-name="ce410" office:value-type="string" calcext:value-type="string">
            <text:p>Node=&gt;porte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ce410"/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/>
          <table:table-cell table:style-name="ce410" office:value-type="string" calcext:value-type="string">
            <text:p>Node=&gt;chambre</text:p>
          </table:table-cell>
          <table:table-cell table:style-name="ce410"/>
          <table:table-cell table:style-name="ce410" office:value-type="string" calcext:value-type="string">
            <text:p>Node=&gt;chambre</text:p>
          </table:table-cell>
          <table:table-cell table:style-name="ce410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/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suite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 table:number-columns-repeated="7"/>
          <table:table-cell table:style-name="ce236" table:number-columns-repeated="16"/>
          <table:table-cell table:number-columns-repeated="993"/>
        </table:table-row>
        <table:table-row table:style-name="ro20"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4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ambre]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BG(House)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76">
          <table:table-cell table:style-name="ce236" office:value-type="string" calcext:value-type="string">
            <text:p>Node=&gt;épave sans chambre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03" table:number-columns-repeated="2"/>
          <table:table-cell table:style-name="ce410"/>
          <table:table-cell table:style-name="ce236" office:value-type="string" calcext:value-type="string">
            <text:p>Narrator : The room is richly decorated and filled with books. The ship must have been attacked by pirates.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oix chambre]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68">
          <table:table-cell table:style-name="ce272" office:value-type="string" calcext:value-type="string">
            <text:p>[épave sans chambre]</text:p>
          </table:table-cell>
          <table:table-cell table:style-name="ce236"/>
          <table:table-cell table:style-name="ce272" office:value-type="string" calcext:value-type="string">
            <text:p>[épave avec chambr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410" office:value-type="string" calcext:value-type="string">
            <text:p>Narrator : CAPITAINE sees a beautiful bed, surrounded by staircases.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8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Choices4</text:p>
          </table:table-cell>
          <table:table-cell table:style-name="ce410"/>
          <table:table-cell table:style-name="ce236"/>
          <table:table-cell table:style-name="ce410"/>
          <table:table-cell table:style-name="ce236"/>
          <table:table-cell table:style-name="ce410" table:number-columns-repeated="2"/>
          <table:table-cell table:style-name="ce236" table:number-columns-repeated="16"/>
          <table:table-cell table:number-columns-repeated="993"/>
        </table:table-row>
        <table:table-row table:style-name="ro36">
          <table:table-cell table:style-name="ce236" office:value-type="string" calcext:value-type="string">
            <text:p>Choice : (search the wre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room) (loot)</text:p>
          </table:table-cell>
          <table:table-cell table:style-name="ce410"/>
          <table:table-cell table:style-name="ce236"/>
          <table:table-cell table:style-name="ce236" office:value-type="string" calcext:value-type="string">
            <text:p>Choice : (search the bookcases) (quest)</text:p>
          </table:table-cell>
          <table:table-cell table:style-name="ce410"/>
          <table:table-cell table:style-name="Default"/>
          <table:table-cell table:style-name="ce272" office:value-type="string" calcext:value-type="string">
            <text:p>[clue]</text:p>
          </table:table-cell>
          <table:table-cell table:style-name="ce236" table:number-columns-repeated="14"/>
          <table:table-cell table:number-columns-repeated="993"/>
        </table:table-row>
        <table:table-row table:style-name="ro77">
          <table:table-cell table:style-name="ce236" office:value-type="string" calcext:value-type="string">
            <text:p>Node=&gt;fouiller épave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36" office:value-type="string" calcext:value-type="string">
            <text:p>Choice : (leave)</text:p>
          </table:table-cell>
          <table:table-cell table:style-name="ce403" table:number-columns-repeated="2"/>
          <table:table-cell table:style-name="ce410"/>
          <table:table-cell table:style-name="ce23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36" office:value-type="string" calcext:value-type="string">
            <text:p>RandomRange3</text:p>
          </table:table-cell>
          <table:table-cell table:style-name="ce410"/>
          <table:table-cell table:style-name="ce236"/>
          <table:table-cell table:style-name="ce410" office:value-type="string" calcext:value-type="string">
            <text:p>CheckIfFormulaIsland</text:p>
          </table:table-cell>
          <table:table-cell table:style-name="ce410" office:value-type="string" calcext:value-type="string">
            <text:p>Node=&gt;clue</text:p>
          </table:table-cell>
          <table:table-cell table:style-name="Default"/>
          <table:table-cell table:style-name="ce410" office:value-type="string" calcext:value-type="string">
            <text:p>Narrator : Among the scientific guides and adventure novels, a logbook attracts CAPITAINE ‘s attention.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Default" table:number-columns-repeated="2"/>
          <table:table-cell table:style-name="ce23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36" office:value-type="string" calcext:value-type="string">
            <text:p>Leave</text:p>
          </table:table-cell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Narrator : In the opposite wall, CAPITAINE spots a weapon rack in perfect condition.</text:p>
          </table:table-cell>
          <table:table-cell table:style-name="ce410" office:value-type="string" calcext:value-type="string">
            <text:p>Narrator : CAPITAINE doesn’t find anything more than a chest, filled with miscellaneous objects.</text:p>
          </table:table-cell>
          <table:table-cell table:style-name="ce236" office:value-type="string" calcext:value-type="string">
            <text:p>Narrator : CAPITAINE opens the crew's pantry.</text:p>
          </table:table-cell>
          <table:table-cell table:style-name="ce410" office:value-type="string" calcext:value-type="string">
            <text:p>RandomRange2</text:p>
          </table:table-cell>
          <table:table-cell table:style-name="Default" table:number-columns-repeated="2"/>
          <table:table-cell table:style-name="ce410" office:value-type="string" calcext:value-type="string">
            <text:p>Narrator : It’s a sort of compilation of all saying about NOMTRESOR</text:p>
          </table:table-cell>
          <table:table-cell table:style-name="ce236" table:number-columns-repeated="14"/>
          <table:table-cell table:number-columns-repeated="993"/>
        </table:table-row>
        <table:table-row table:style-name="ro79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Node=&gt;choix chambre</text:p>
          </table:table-cell>
          <table:table-cell table:style-name="ce236" office:value-type="string" calcext:value-type="string">
            <text:p>LootWeapons</text:p>
          </table:table-cell>
          <table:table-cell table:style-name="ce410" office:value-type="string" calcext:value-type="string">
            <text:p>LootMisc</text:p>
          </table:table-cell>
          <table:table-cell table:style-name="ce236" office:value-type="string" calcext:value-type="string">
            <text:p>LootFood2</text:p>
          </table:table-cell>
          <table:table-cell table:style-name="ce410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Narrator : Nothing CAPITAINE doesn’t know, apart from one word, repeated in almost every page.</text:p>
          </table:table-cell>
          <table:table-cell table:style-name="ce236" table:number-columns-repeated="14"/>
          <table:table-cell table:number-columns-repeated="993"/>
        </table:table-row>
        <table:table-row table:style-name="ro79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number-columns-repeated="3" table:style-name="ce236" office:value-type="string" calcext:value-type="string">
            <text:p>Node=&gt;choix chambre</text:p>
          </table:table-cell>
          <table:table-cell table:style-name="ce410" office:value-type="string" calcext:value-type="string">
            <text:p>Narrator : A recently writen note on a pad seems to refer to NOMTRESOR</text:p>
          </table:table-cell>
          <table:table-cell table:style-name="ce410" office:value-type="string" calcext:value-type="string">
            <text:p>Narrator : Nothing but cheap romantic novels and obsure scientific studies.</text:p>
          </table:table-cell>
          <table:table-cell table:style-name="ce236" office:value-type="string" calcext:value-type="string">
            <text:p>Narrator : All the writings have been erased by humidity and time. Nothing to read here.</text:p>
          </table:table-cell>
          <table:table-cell table:style-name="ce236" office:value-type="string" calcext:value-type="string">
            <text:p>Narrator : « FORMULA » is apparently tightly connected to the treasure.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arrator : It reads</text:p>
          </table:table-cell>
          <table:table-cell table:number-columns-repeated="2" table:style-name="ce410" office:value-type="string" calcext:value-type="string">
            <text:p>Node=&gt;choix chambre</text:p>
          </table:table-cell>
          <table:table-cell table:style-name="ce236" office:value-type="string" calcext:value-type="string">
            <text:p>Node=&gt;choix chambr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Default" office:value-type="string" calcext:value-type="string">
            <text:p>TellClueNarrator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ode=&gt;choix chambre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fouiller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3" office:value-type="string" calcext:value-type="string">
            <text:p><text:span text:style-name="T1">CheckQuest=&gt;</text:span><text:span text:style-name="T3">random wreck</text:span>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4" office:value-type="string" calcext:value-type="string">
            <text:p>[random wre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6</text:p>
          </table:table-cell>
          <table:table-cell table:style-name="ce236"/>
          <table:table-cell table:style-name="ce410" table:number-columns-repeated="2"/>
          <table:table-cell table:style-name="ce236" table:number-columns-repeated="2"/>
          <table:table-cell table:style-name="ce403"/>
          <table:table-cell table:style-name="ce410" table:number-columns-repeated="5"/>
          <table:table-cell table:style-name="ce236" table:number-columns-repeated="19"/>
          <table:table-cell table:number-columns-repeated="993"/>
        </table:table-row>
        <table:table-row table:style-name="ro12">
          <table:table-cell table:style-name="ce404" office:value-type="string" calcext:value-type="string">
            <text:p>[bateau vide]</text:p>
          </table:table-cell>
          <table:table-cell table:style-name="ce236" office:value-type="string" calcext:value-type="string">
            <text:p>PlayerSpeak : Rations ! Food !</text:p>
          </table:table-cell>
          <table:table-cell table:style-name="ce236" office:value-type="string" calcext:value-type="string">
            <text:p>PlayerSpeak : Something to defend ourselves with</text:p>
          </table:table-cell>
          <table:table-cell table:style-name="ce236" office:value-type="string" calcext:value-type="string">
            <text:p>PlayerSpeak : Dressed and set for the winter</text:p>
          </table:table-cell>
          <table:table-cell table:style-name="ce403" office:value-type="string" calcext:value-type="string">
            <text:p>ChangeStory=&gt;Naufragé[naufragé/debut]</text:p>
          </table:table-cell>
          <table:table-cell table:style-name="ce236" office:value-type="string" calcext:value-type="string">
            <text:p>PlayerSpeak : It looks like diaries, about NOMTRESOR. It’s just goofy calculations and contradicting paths.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Nothing !</text:p>
          </table:table-cell>
          <table:table-cell table:style-name="ce236" office:value-type="string" calcext:value-type="string">
            <text:p>PlayerSpeak : This is gonna feed us for a few days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LootClothes</text:p>
          </table:table-cell>
          <table:table-cell table:style-name="ce403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Node=&gt;suite épave</text:p>
          </table:table-cell>
          <table:table-cell table:style-name="ce236" office:value-type="string" calcext:value-type="string">
            <text:p>LootFood</text:p>
          </table:table-cell>
          <table:table-cell table:number-columns-repeated="2" table:style-name="ce236" office:value-type="string" calcext:value-type="string">
            <text:p>Node=&gt;suite épave</text:p>
          </table:table-cell>
          <table:table-cell table:style-name="ce403"/>
          <table:table-cell table:style-name="ce403" office:value-type="string" calcext:value-type="string">
            <text:p>TellClueNarrator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/>
          <table:table-cell table:style-name="ce236" office:value-type="string" calcext:value-type="string">
            <text:p>Node=&gt;suite épave</text:p>
          </table:table-cell>
          <table:table-cell table:style-name="ce236" table:number-columns-repeated="2"/>
          <table:table-cell table:style-name="ce403"/>
          <table:table-cell table:style-name="ce236" office:value-type="string" calcext:value-type="string">
            <text:p>Node=&gt;suite épave</text:p>
          </table:table-cell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236"/>
          <table:table-cell table:style-name="ce403"/>
          <table:table-cell table:style-name="ce410"/>
          <table:table-cell table:style-name="ce236"/>
          <table:table-cell table:style-name="ce410"/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410"/>
          <table:table-cell table:style-name="ce403"/>
          <table:table-cell table:style-name="ce236" table:number-columns-repeated="2"/>
          <table:table-cell table:style-name="ce403" table:number-columns-repeated="3"/>
          <table:table-cell table:style-name="ce236" table:number-columns-repeated="2"/>
          <table:table-cell table:style-name="ce410" table:number-columns-repeated="2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table:number-columns-repeated="3"/>
          <table:table-cell table:style-name="ce236" table:number-columns-repeated="2"/>
          <table:table-cell table:style-name="ce403" table:number-columns-repeated="3"/>
          <table:table-cell table:style-name="ce236" table:number-columns-repeated="23"/>
          <table:table-cell table:number-columns-repeated="993"/>
        </table:table-row>
        <table:table-row table:style-name="ro11" table:number-rows-repeated="4">
          <table:table-cell table:style-name="ce410" table:number-columns-repeated="3"/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72" office:value-type="string" calcext:value-type="string">
            <text:p>[haut mât]</text:p>
          </table:table-cell>
          <table:table-cell table:style-name="ce236" table:number-columns-repeated="2"/>
          <table:table-cell table:style-name="ce410"/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table:number-columns-repeated="30"/>
          <table:table-cell table:number-columns-repeated="993"/>
        </table:table-row>
        <table:table-row table:style-name="ro18">
          <table:table-cell table:style-name="ce236" office:value-type="string" calcext:value-type="string">
            <text:p>PlayerSpeak : The view is breathtaking from here!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[choix mâ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look at horizon)</text:p>
          </table:table-cell>
          <table:table-cell table:style-name="ce236" office:value-type="string" calcext:value-type="string">
            <text:p>Choice : (oberve with spyglass)</text:p>
          </table:table-cell>
          <table:table-cell table:style-name="ce236" table:number-columns-repeated="28"/>
          <table:table-cell table:number-columns-repeated="993"/>
        </table:table-row>
        <table:table-row table:style-name="ro22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't see much...</text:p>
          </table:table-cell>
          <table:table-cell table:style-name="ce410" office:value-type="string" calcext:value-type="string">
            <text:p>CheckInInventory&lt;Longue vue&gt;/Misc</text:p>
          </table:table-cell>
          <table:table-cell table:style-name="ce236" table:number-columns-repeated="28"/>
          <table:table-cell table:number-columns-repeated="993"/>
        </table:table-row>
        <table:table-row table:style-name="ro36">
          <table:table-cell table:style-name="ce236" office:value-type="string" calcext:value-type="string">
            <text:p>Node=&gt;debut</text:p>
          </table:table-cell>
          <table:table-cell table:number-columns-repeated="2" table:style-name="ce410" office:value-type="string" calcext:value-type="string">
            <text:p>Fade</text:p>
          </table:table-cell>
          <table:table-cell table:style-name="ce236" office:value-type="string" calcext:value-type="string">
            <text:p>PlayerSpeak : Sadly, I don’t have any spyglass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ObserveHorizon</text:p>
          </table:table-cell>
          <table:table-cell table:style-name="ce410" office:value-type="string" calcext:value-type="string">
            <text:p>Fad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PlayerSpeak : Much better!</text:p>
          </table:table-cell>
          <table:table-cell table:style-name="ce236" office:value-type="string" calcext:value-type="string">
            <text:p>Node=&gt;debut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 table:number-columns-repeated="2"/>
          <table:table-cell table:style-name="ce410" office:value-type="string" calcext:value-type="string">
            <text:p>Fa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Node=&gt;debut</text:p>
          </table:table-cell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table:number-columns-repeated="28"/>
          <table:table-cell table:number-columns-repeated="993"/>
        </table:table-row>
        <table:table-row table:style-name="ro4" table:number-rows-repeated="3">
          <table:table-cell table:style-name="ce23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36" table:number-columns-repeated="24"/>
          <table:table-cell table:number-columns-repeated="993"/>
        </table:table-row>
        <table:table-row table:style-name="ro4" table:number-rows-repeated="906">
          <table:table-cell table:style-name="ce23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2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42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2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small, flat and green.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Down on the beach, a sign reads : « Armory, Metal &amp; Leather shop, follow the road 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19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2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79" office:value-type="string" calcext:value-type="string">
            <text:p>CheckQuest=&gt;marchand</text:p>
          </table:table-cell>
          <table:table-cell/>
          <table:table-cell table:style-name="ce236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office:value-type="string" calcext:value-type="string">
            <text:p>Node=&gt;choix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/>
          <table:table-cell table:style-name="ce272" office:value-type="string" calcext:value-type="string">
            <text:p>[choix autre]</text:p>
          </table:table-cell>
          <table:table-cell table:style-name="ce272" table:number-columns-repeated="4"/>
          <table:table-cell/>
          <table:table-cell table:style-name="ce272" office:value-type="string" calcext:value-type="string">
            <text:p>[combat]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2"/>
          <table:table-cell table:style-name="ce236" office:value-type="string" calcext:value-type="string">
            <text:p>SetChoices4</text:p>
          </table:table-cell>
          <table:table-cell table:style-name="ce272" table:number-columns-repeated="4"/>
          <table:table-cell/>
          <table:table-cell table:style-name="ce275" office:value-type="string" calcext:value-type="string">
            <text:p>OtherSpeak : ?!?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got! (trade)</text:p>
          </table:table-cell>
          <table:table-cell table:style-name="ce236" office:value-type="string" calcext:value-type="string">
            <text:p>Choice : Have you heard about NOMTRESOR?</text:p>
          </table:table-cell>
          <table:table-cell table:style-name="ce236"/>
          <table:table-cell table:style-name="ce275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Hands up! (attack)</text:p>
          </table:table-cell>
          <table:table-cell table:style-name="ce236" office:value-type="string" calcext:value-type="string">
            <text:p>Choice : How’s busines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Cheerio, sailor !</text:p>
          </table:table-cell>
          <table:table-cell table:style-name="ce236" office:value-type="string" calcext:value-type="string">
            <text:p>TradeClothe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75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never heard about it, sorry!</text:p>
          </table:table-cell>
          <table:table-cell table:style-name="ce275" table:number-columns-repeated="3"/>
          <table:table-cell table:style-name="ce236" office:value-type="string" calcext:value-type="string">
            <text:p>OtherSpeak : Pretty good actually!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/>
          <table:table-cell table:style-name="ce283" office:value-type="string" calcext:value-type="string">
            <text:p>[mort]</text:p>
          </table:table-cell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Pirates come here for winter clothes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/>
          <table:table-cell table:style-name="ce236" office:value-type="string" calcext:value-type="string">
            <text:p>Narrator : The armorer is laying on the floor, dead.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5"/>
          <table:table-cell table:style-name="ce272"/>
          <table:table-cell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Clothes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 table:number-rows-repeated="974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6" table:number-columns-repeated="1024" table:default-cell-style-name="ce28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3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43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3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36" table:number-columns-repeated="22"/>
          <table:table-cell table:number-columns-repeated="998"/>
        </table:table-row>
        <table:table-row table:style-name="ro26">
          <table:table-cell table:style-name="ce23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72"/>
          <table:table-cell table:style-name="ce242"/>
          <table:table-cell table:style-name="ce272" table:number-columns-repeated="16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36"/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34">
          <table:table-cell table:style-name="ce236" office:value-type="string" calcext:value-type="string">
            <text:p>Narrator : CAPITAINE is in front of big tent. Above the entrance is a rough sign shaped like a question mark.</text:p>
          </table:table-cell>
          <table:table-cell table:style-name="ce236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72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/>
          <table:table-cell table:style-name="ce236" table:number-columns-repeated="2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3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3">
          <table:table-cell table:style-name="ce236" office:value-type="string" calcext:value-type="string">
            <text:p>OtherSpeak : Eheheheh... Hello...</text:p>
          </table:table-cell>
          <table:table-cell table:style-name="ce236" office:value-type="string" calcext:value-type="string">
            <text:p>Node=&gt;mort</text:p>
          </table:table-cell>
          <table:table-cell table:style-name="ce272" office:value-type="string" calcext:value-type="string">
            <text:p>Node=&gt;combat</text:p>
          </table:table-cell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 office:value-type="string" calcext:value-type="string">
            <text:p>[choix autre]</text:p>
          </table:table-cell>
          <table:table-cell table:style-name="ce272" table:number-columns-repeated="3"/>
          <table:table-cell table:style-name="ce242" table:number-columns-repeated="2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80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42" office:value-type="string" calcext:value-type="string">
            <text:p>SetChoices3</text:p>
          </table:table-cell>
          <table:table-cell table:style-name="ce242" table:number-columns-repeated="5"/>
          <table:table-cell table:style-name="ce242" office:value-type="string" calcext:value-type="string">
            <text:p>OtherSpeak : What? No, stop it!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80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Do you know where the treasure of NOMTRESOR lays?</text:p>
          </table:table-cell>
          <table:table-cell table:style-name="ce236" office:value-type="string" calcext:value-type="string">
            <text:p>Choice : Teach me something useful. (trade)</text:p>
          </table:table-cell>
          <table:table-cell table:style-name="ce242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 : This is a hold up! (attack)</text:p>
          </table:table-cell>
          <table:table-cell table:style-name="ce236" office:value-type="string" calcext:value-type="string">
            <text:p>Choice : How's life as a seer? (quest)</text:p>
          </table:table-cell>
          <table:table-cell table:style-name="ce236" table:number-columns-repeated="2"/>
          <table:table-cell table:style-name="ce242" office:value-type="string" calcext:value-type="string">
            <text:p>Choice : (other)</text:p>
          </table:table-cell>
          <table:table-cell table:style-name="ce272"/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Come back soon...</text:p>
          </table:table-cell>
          <table:table-cell table:style-name="ce236" office:value-type="string" calcext:value-type="string">
            <text:p>Node=&gt;trésor</text:p>
          </table:table-cell>
          <table:table-cell table:style-name="ce236" office:value-type="string" calcext:value-type="string">
            <text:p>Node=&gt;aide</text:p>
          </table:table-cell>
          <table:table-cell table:style-name="ce242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"/>
          <table:table-cell table:style-name="ce242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/>
          <table:table-cell table:style-name="ce242" table:number-columns-repeated="4"/>
          <table:table-cell table:style-name="ce236" office:value-type="string" calcext:value-type="string">
            <text:p>OtherSpeak : Well…</text:p>
          </table:table-cell>
          <table:table-cell table:style-name="ce236" office:value-type="string" calcext:value-type="string">
            <text:p>NewQuest=&gt;choix</text:p>
          </table:table-cell>
          <table:table-cell table:style-name="ce236"/>
          <table:table-cell table:style-name="ce242"/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28">
          <table:table-cell table:style-name="ce236" table:number-columns-repeated="3"/>
          <table:table-cell table:style-name="ce242" table:number-columns-repeated="3"/>
          <table:table-cell table:style-name="ce236" office:value-type="string" calcext:value-type="string">
            <text:p>OtherSpeak : I had to do something with the powers I was blessed with...</text:p>
          </table:table-cell>
          <table:table-cell table:style-name="ce242"/>
          <table:table-cell table:style-name="ce236"/>
          <table:table-cell table:style-name="ce242"/>
          <table:table-cell table:style-name="ce272"/>
          <table:table-cell table:style-name="ce236" office:value-type="string" calcext:value-type="string">
            <text:p>PlayerSpeak : All dead!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 office:value-type="string" calcext:value-type="string">
            <text:p>Node=&gt;choix</text:p>
          </table:table-cell>
          <table:table-cell table:style-name="ce242" table:number-columns-repeated="3"/>
          <table:table-cell table:style-name="ce272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62" office:value-type="string" calcext:value-type="string">
            <text:p>[choix mort]</text:p>
          </table:table-cell>
          <table:table-cell table:style-name="Default" table:number-columns-repeated="5"/>
          <table:table-cell table:style-name="ce272" table:number-columns-repeated="3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7"/>
          <table:table-cell table:style-name="ce272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8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papers)</text:p>
          </table:table-cell>
          <table:table-cell table:style-name="ce272"/>
          <table:table-cell table:style-name="ce272" office:value-type="string" calcext:value-type="string">
            <text:p>Choice : (touch the irridescent globe)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2"/>
          <table:table-cell table:style-name="ce236" table:number-columns-repeated="2"/>
          <table:table-cell table:style-name="ce242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andomRange2</text:p>
          </table:table-cell>
          <table:table-cell table:style-name="ce272"/>
          <table:table-cell table:style-name="ce272" office:value-type="string" calcext:value-type="string">
            <text:p>CheckIfFormulaIsland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81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Narrator : The place is filled with letters and books.</text:p>
          </table:table-cell>
          <table:table-cell table:style-name="ce23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72" office:value-type="string" calcext:value-type="string">
            <text:p>Narrator : CAPITAINE lays a hand on the glass sphere…</text:p>
          </table:table-cell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26">
          <table:table-cell table:style-name="ce236" table:number-columns-repeated="3"/>
          <table:table-cell table:style-name="ce242" table:number-columns-repeated="3"/>
          <table:table-cell table:style-name="ce236" table:number-columns-repeated="6"/>
          <table:table-cell table:style-name="ce236" office:value-type="string" calcext:value-type="string">
            <text:p>Narrator : Here lived nothing more than a filthy crook.</text:p>
          </table:table-cell>
          <table:table-cell table:style-name="ce23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72" office:value-type="string" calcext:value-type="string">
            <text:p>Narrator : …</text:p>
          </table:table-cell>
          <table:table-cell table:style-name="ce272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72"/>
          <table:table-cell table:style-name="ce236" table:number-columns-repeated="9"/>
          <table:table-cell table:number-columns-repeated="998"/>
        </table:table-row>
        <table:table-row table:style-name="ro45">
          <table:table-cell table:style-name="ce236" table:number-columns-repeated="12"/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72" office:value-type="string" calcext:value-type="string">
            <text:p>Narrator : After now 5 minutes, nothing happens.</text:p>
          </table:table-cell>
          <table:table-cell table:style-name="ce236" office:value-type="string" calcext:value-type="string">
            <text:p>Narrator : Images of wealth, power, palaces and luxury come to his mind clear as a full moon.</text:p>
          </table:table-cell>
          <table:table-cell table:style-name="ce236" table:number-columns-repeated="10"/>
          <table:table-cell table:number-columns-repeated="998"/>
        </table:table-row>
        <table:table-row table:style-name="ro82">
          <table:table-cell table:style-name="ce236" table:number-columns-repeated="13"/>
          <table:table-cell table:style-name="ce272" office:value-type="string" calcext:value-type="string">
            <text:p>Leave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36" table:number-columns-repeated="10"/>
          <table:table-cell table:number-columns-repeated="998"/>
        </table:table-row>
        <table:table-row table:style-name="ro83">
          <table:table-cell table:style-name="ce236" table:number-columns-repeated="15"/>
          <table:table-cell table:style-name="ce23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36" table:number-columns-repeated="10"/>
          <table:table-cell table:number-columns-repeated="998"/>
        </table:table-row>
        <table:table-row table:style-name="ro4">
          <table:table-cell table:style-name="ce236" table:number-columns-repeated="15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ce272" office:value-type="string" calcext:value-type="string">
            <text:p>[trésor]</text:p>
          </table:table-cell>
          <table:table-cell table:style-name="ce236" table:number-columns-repeated="3"/>
          <table:table-cell table:style-name="ce272" office:value-type="string" calcext:value-type="string">
            <text:p>[clue]</text:p>
          </table:table-cell>
          <table:table-cell table:style-name="ce236" table:number-columns-repeated="10"/>
          <table:table-cell table:style-name="ce236" office:value-type="string" calcext:value-type="string">
            <text:p>Narrator : CAPITAINE gets his head together and sobers up.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36"/>
          <table:table-cell table:style-name="ce236" office:value-type="string" calcext:value-type="string">
            <text:p>OtherSpeak : You stumbled into the right person you see.</text:p>
          </table:table-cell>
          <table:table-cell table:style-name="ce236" office:value-type="string" calcext:value-type="string">
            <text:p>OtherSpeak : What are you a goldfish !?</text:p>
          </table:table-cell>
          <table:table-cell table:style-name="ce236" table:number-columns-repeated="9"/>
          <table:table-cell table:style-name="ce236" office:value-type="string" calcext:value-type="string">
            <text:p>PlayerSpeak : What does it all mean ?</text:p>
          </table:table-cell>
          <table:table-cell table:style-name="ce236" table:number-columns-repeated="10"/>
          <table:table-cell table:number-columns-repeated="998"/>
        </table:table-row>
        <table:table-row table:style-name="ro8">
          <table:table-cell table:style-name="ce236" office:value-type="string" calcext:value-type="string">
            <text:p>OtherSpeak : Obviously, I know everything, eheheheh...</text:p>
          </table:table-cell>
          <table:table-cell table:style-name="ce236" office:value-type="string" calcext:value-type="string">
            <text:p>Node=&gt;clue</text:p>
          </table:table-cell>
          <table:table-cell table:style-name="ce236" table:number-columns-repeated="2"/>
          <table:table-cell table:style-name="ce236" office:value-type="string" calcext:value-type="string">
            <text:p>OtherSpeak : I’m deeply connected to the magic that surrounds NOMTRESOR</text:p>
          </table:table-cell>
          <table:table-cell table:style-name="ce236" office:value-type="string" calcext:value-type="string">
            <text:p>OtherSpeak : A just told you for heck sake</text:p>
          </table:table-cell>
          <table:table-cell table:style-name="ce236" table:number-columns-repeated="9"/>
          <table:table-cell table:style-name="ce236" office:value-type="string" calcext:value-type="string">
            <text:p>Node=&gt;choix mort</text:p>
          </table:table-cell>
          <table:table-cell table:style-name="ce236" table:number-columns-repeated="10"/>
          <table:table-cell table:number-columns-repeated="998"/>
        </table:table-row>
        <table:table-row table:style-name="ro64">
          <table:table-cell table:style-name="ce236" office:value-type="string" calcext:value-type="string">
            <text:p>OtherSpeak : But I'm not telling you anything for less than 100 gold coins...</text:p>
          </table:table-cell>
          <table:table-cell table:style-name="ce236" table:number-columns-repeated="3"/>
          <table:table-cell table:style-name="ce236" office:value-type="string" calcext:value-type="string">
            <text:p>OtherSpeak : And I can try to connect to the outer dimension to get a glimpse of the truth.</text:p>
          </table:table-cell>
          <table:table-cell table:style-name="ce236" office:value-type="string" calcext:value-type="string">
            <text:p>OtherSpeak : I’ll tell you anyways :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36" office:value-type="string" calcext:value-type="string">
            <text:p>OtherSpeak : It was FORMULA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Choice : No thanks…</text:p>
          </table:table-cell>
          <table:table-cell table:style-name="ce236" office:value-type="string" calcext:value-type="string">
            <text:p>Choice : There you go! (trade)</text:p>
          </table:table-cell>
          <table:table-cell table:style-name="ce23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36" table:number-columns-repeated="20"/>
          <table:table-cell table:number-columns-repeated="998"/>
        </table:table-row>
        <table:table-row table:style-name="ro40"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Default" office:value-type="string" calcext:value-type="string">
            <text:p>SetChoices2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58">
          <table:table-cell table:style-name="ce236"/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OtherSpeak : You need more money, kiddo! Eheheh...</text:p>
          </table:table-cell>
          <table:table-cell table:style-name="ce236"/>
          <table:table-cell table:style-name="ce236" office:value-type="string" calcext:value-type="string">
            <text:p>Choice : Here you go… <text:s/>(200 gold) (trade)</text:p>
          </table:table-cell>
          <table:table-cell table:style-name="ce236" office:value-type="string" calcext:value-type="string">
            <text:p>Choice : No thanks…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40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Node=&gt;choix</text:p>
          </table:table-cell>
          <table:table-cell table:style-name="ce236"/>
          <table:table-cell table:style-name="Default" office:value-type="string" calcext:value-type="string">
            <text:p>CheckGold200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84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table:number-columns-repeated="2"/>
          <table:table-cell table:style-name="Default" office:value-type="string" calcext:value-type="string">
            <text:p>RemoveGold200</text:p>
          </table:table-cell>
          <table:table-cell table:style-name="ce236" office:value-type="string" calcext:value-type="string">
            <text:p>OtherSpeak : I’m sorry my child, but I don’t communicate with the outer world for free.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table:number-columns-repeated="2"/>
          <table:table-cell table:style-name="ce236" office:value-type="string" calcext:value-type="string">
            <text:p>OtherSpeak : Very well… Very well…</text:p>
          </table:table-cell>
          <table:table-cell table:style-name="ce236" office:value-type="string" calcext:value-type="string">
            <text:p>OtherSpeak : You’ll have to come back fully handed.</text:p>
          </table:table-cell>
          <table:table-cell table:style-name="ce236" table:number-columns-repeated="20"/>
          <table:table-cell table:number-columns-repeated="998"/>
        </table:table-row>
        <table:table-row table:style-name="ro86">
          <table:table-cell table:style-name="ce272"/>
          <table:table-cell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3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86">
          <table:table-cell table:style-name="ce236" table:number-columns-repeated="4"/>
          <table:table-cell table:style-name="ce23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36" table:number-columns-repeated="21"/>
          <table:table-cell table:number-columns-repeated="998"/>
        </table:table-row>
        <table:table-row table:style-name="ro33">
          <table:table-cell table:style-name="ce272" office:value-type="string" calcext:value-type="string">
            <text:p>[aide]</text:p>
          </table:table-cell>
          <table:table-cell table:style-name="ce236" table:number-columns-repeated="3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85">
          <table:table-cell table:style-name="ce236" office:value-type="string" calcext:value-type="string">
            <text:p>OtherSpeak : That will be 3 gold coins per imparted wisdom!</text:p>
          </table:table-cell>
          <table:table-cell table:style-name="ce236" table:number-columns-repeated="3"/>
          <table:table-cell table:style-name="ce236" office:value-type="string" calcext:value-type="string">
            <text:p>Narrator : Exhausted, the soothsayer falls back in his chair…</text:p>
          </table:table-cell>
          <table:table-cell table:style-name="ce236" table:number-columns-repeated="21"/>
          <table:table-cell table:number-columns-repeated="998"/>
        </table:table-row>
        <table:table-row table:style-name="ro50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ce236" office:value-type="string" calcext:value-type="string">
            <text:p>OtherSpeak : What happened ?!</text:p>
          </table:table-cell>
          <table:table-cell table:style-name="ce236" table:number-columns-repeated="21"/>
          <table:table-cell table:number-columns-repeated="998"/>
        </table:table-row>
        <table:table-row table:style-name="ro85">
          <table:table-cell table:style-name="ce236" office:value-type="string" calcext:value-type="string">
            <text:p>Choice : Neh…</text:p>
          </table:table-cell>
          <table:table-cell table:style-name="ce236" office:value-type="string" calcext:value-type="string">
            <text:p>Choice : There you are! (trade)</text:p>
          </table:table-cell>
          <table:table-cell table:style-name="ce236" table:number-columns-repeated="2"/>
          <table:table-cell table:style-name="ce236" office:value-type="string" calcext:value-type="string">
            <text:p>PlayerSpeak : I have my answer, old prophet, thank you.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oix</text:p>
          </table:table-cell>
          <table:table-cell table:style-name="ce272" office:value-type="string" calcext:value-type="string">
            <text:p>[tip]</text:p>
          </table:table-cell>
          <table:table-cell table:style-name="ce236" table:number-columns-repeated="2"/>
          <table:table-cell table:style-name="Default" office:value-type="string" calcext:value-type="string">
            <text:p>Switch=&gt;clu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CheckGold5</text:p>
          </table:table-cell>
          <table:table-cell table:style-name="ce236" table:number-columns-repeated="2"/>
          <table:table-cell table:style-name="ce236" office:value-type="string" calcext:value-type="string">
            <text:p>Node=&gt;choix</text:p>
          </table:table-cell>
          <table:table-cell table:style-name="ce236" table:number-columns-repeated="21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RemoveGold5</text:p>
          </table:table-cell>
          <table:table-cell table:style-name="ce236" office:value-type="string" calcext:value-type="string">
            <text:p>OtherSpeak : You don’t have 3 measly coins? 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OtherSpeak : Shame...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87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GiveTip</text:p>
          </table:table-cell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24">
          <table:table-cell table:style-name="Default"/>
          <table:table-cell table:style-name="ce236" office:value-type="string" calcext:value-type="string">
            <text:p>OtherSpeak : Do you want more?</text:p>
          </table:table-cell>
          <table:table-cell table:style-name="Default"/>
          <table:table-cell table:style-name="ce23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42"/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Choice : That will be all for today.</text:p>
          </table:table-cell>
          <table:table-cell table:style-name="ce236" office:value-type="string" calcext:value-type="string">
            <text:p>Choice : Yes please! (trade)</text:p>
          </table:table-cell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OtherSpeak : Hear this one :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tip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4" table:number-rows-repeated="4">
          <table:table-cell table:style-name="ce236"/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4" table:number-rows-repeated="934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1">
          <table:table-cell table:style-name="ce144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44" table:formula="of:=INDIRECT(CONCATENATE(&quot;$AA - Frequences.C&quot;;SHEET()-1))" office:value-type="float" office:value="1.69" calcext:value-type="float">
            <text:p>1,69</text:p>
          </table:table-cell>
          <table:table-cell table:style-name="ce292" office:value-type="float" office:value="1" calcext:value-type="float">
            <text:p>1</text:p>
          </table:table-cell>
          <table:table-cell table:style-name="ce144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92" table:number-columns-repeated="22"/>
          <table:table-cell table:number-columns-repeated="998"/>
        </table:table-row>
        <table:table-row table:style-name="ro88">
          <table:table-cell table:style-name="ce292" office:value-type="string" calcext:value-type="string">
            <text:p>Narrator : The island is so vast you don’t see the end of it. And yet, it seems completely empty.</text:p>
          </table:table-cell>
          <table:table-cell table:style-name="ce292" table:number-columns-repeated="25"/>
          <table:table-cell table:number-columns-repeated="998"/>
        </table:table-row>
        <table:table-row table:style-name="ro1">
          <table:table-cell table:style-name="ce294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89">
          <table:table-cell table:style-name="ce292" office:value-type="string" calcext:value-type="string">
            <text:p>Narrator : On the beach : « Food &amp; drinks » is written on a wooden sign.</text:p>
          </table:table-cell>
          <table:table-cell table:style-name="ce292" table:number-columns-repeated="25"/>
          <table:table-cell table:number-columns-repeated="998"/>
        </table:table-row>
        <table:table-row table:style-name="ro90">
          <table:table-cell table:style-name="ce292" office:value-type="string" calcext:value-type="string">
            <text:p>SetChoices2</text:p>
          </table:table-cell>
          <table:table-cell table:style-name="ce294" table:number-columns-repeated="20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follow the sign)</text:p>
          </table:table-cell>
          <table:table-cell table:style-name="ce292" table:number-columns-repeated="4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Quest=&gt;marchand</text:p>
          </table:table-cell>
          <table:table-cell table:style-name="ce292" table:number-columns-repeated="4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415"/>
          <table:table-cell table:style-name="ce292" office:value-type="string" calcext:value-type="string">
            <text:p>Node=&gt;marchand</text:p>
          </table:table-cell>
          <table:table-cell table:style-name="ce292" table:number-columns-repeated="4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415"/>
          <table:table-cell table:style-name="ce292" table:number-columns-repeated="5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415"/>
          <table:table-cell table:style-name="ce292"/>
          <table:table-cell table:style-name="ce415" table:number-columns-repeated="2"/>
          <table:table-cell table:style-name="ce294"/>
          <table:table-cell table:style-name="ce292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2"/>
          <table:table-cell table:style-name="ce415" table:number-columns-repeated="2"/>
          <table:table-cell table:style-name="ce292" table:number-columns-repeated="2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415" table:number-columns-repeated="3"/>
          <table:table-cell table:style-name="ce292" table:number-columns-repeated="3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4" office:value-type="string" calcext:value-type="string">
            <text:p>[marchand]</text:p>
          </table:table-cell>
          <table:table-cell table:style-name="ce292"/>
          <table:table-cell table:style-name="ce415"/>
          <table:table-cell table:style-name="ce292" table:number-columns-repeated="3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4" office:value-type="string" calcext:value-type="string">
            <text:p>SetBG(House)</text:p>
          </table:table-cell>
          <table:table-cell table:style-name="ce292"/>
          <table:table-cell table:style-name="ce415"/>
          <table:table-cell table:style-name="ce292" table:number-columns-repeated="3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NewCrew</text:p>
          </table:table-cell>
          <table:table-cell table:style-name="ce292"/>
          <table:table-cell table:style-name="ce415"/>
          <table:table-cell table:style-name="ce292" table:number-columns-repeated="3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OtherSpeak : Hey, traveller!</text:p>
          </table:table-cell>
          <table:table-cell table:style-name="ce292" office:value-type="string" calcext:value-type="string">
            <text:p>Node=&gt;mort</text:p>
          </table:table-cell>
          <table:table-cell table:style-name="ce292" office:value-type="string" calcext:value-type="string">
            <text:p>Node=&gt;combat</text:p>
          </table:table-cell>
          <table:table-cell table:style-name="ce415"/>
          <table:table-cell table:style-name="ce292" table:number-columns-repeated="2"/>
          <table:table-cell table:style-name="ce294" table:number-columns-repeated="15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4" office:value-type="string" calcext:value-type="string">
            <text:p>[choix]</text:p>
          </table:table-cell>
          <table:table-cell table:style-name="ce292" table:number-columns-repeated="5"/>
          <table:table-cell table:style-name="ce294" office:value-type="string" calcext:value-type="string">
            <text:p>[choix autre]</text:p>
          </table:table-cell>
          <table:table-cell table:style-name="ce294" table:number-columns-repeated="5"/>
          <table:table-cell table:style-name="ce294" office:value-type="string" calcext:value-type="string">
            <text:p>[combat]</text:p>
          </table:table-cell>
          <table:table-cell table:style-name="ce294" table:number-columns-repeated="8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SetChoices4</text:p>
          </table:table-cell>
          <table:table-cell table:style-name="ce292" table:number-columns-repeated="5"/>
          <table:table-cell table:style-name="ce292" office:value-type="string" calcext:value-type="string">
            <text:p>SetChoices4</text:p>
          </table:table-cell>
          <table:table-cell table:style-name="ce294" table:number-columns-repeated="5"/>
          <table:table-cell table:style-name="ce415" office:value-type="string" calcext:value-type="string">
            <text:p>OtherSpeak : Why?!</text:p>
          </table:table-cell>
          <table:table-cell table:style-name="ce294" table:number-columns-repeated="8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Show me what you sell. (trade)</text:p>
          </table:table-cell>
          <table:table-cell table:style-name="ce292" office:value-type="string" calcext:value-type="string">
            <text:p>Choice : The treasure of NOMTRESOR?</text:p>
          </table:table-cell>
          <table:table-cell table:style-name="ce292"/>
          <table:table-cell table:style-name="ce292" office:value-type="string" calcext:value-type="string">
            <text:p>Choice : (other)</text:p>
          </table:table-cell>
          <table:table-cell table:style-name="ce415"/>
          <table:table-cell table:style-name="ce415" office:value-type="string" calcext:value-type="string">
            <text:p>Choice : Give us the food! (attack) </text:p>
          </table:table-cell>
          <table:table-cell table:style-name="ce292" office:value-type="string" calcext:value-type="string">
            <text:p>Choice : Is everything ok? (quest)</text:p>
          </table:table-cell>
          <table:table-cell table:style-name="ce292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LaunchCombat</text:p>
          </table:table-cell>
          <table:table-cell table:style-name="ce294" table:number-columns-repeated="8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OtherSpeak : Godspeed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RandomPercent20</text:p>
          </table:table-cell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415"/>
          <table:table-cell table:style-name="ce415" office:value-type="string" calcext:value-type="string">
            <text:p>Node=&gt;combat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ce275" office:value-type="string" calcext:value-type="string">
            <text:p>RandomRange2</text:p>
          </table:table-cell>
          <table:table-cell/>
          <table:table-cell table:style-name="ce292" office:value-type="string" calcext:value-type="string">
            <text:p>Node=&gt;choix</text:p>
          </table:table-cell>
          <table:table-cell table:style-name="ce292" office:value-type="string" calcext:value-type="string">
            <text:p>RemoveKarma</text:p>
          </table:table-cell>
          <table:table-cell table:style-name="ce294" table:number-columns-repeated="8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</text:p>
          </table:table-cell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OtherSpeak : I haven’t heard about it.</text:p>
          </table:table-cell>
          <table:table-cell table:style-name="ce292"/>
          <table:table-cell table:style-name="ce415" table:number-columns-repeated="2"/>
          <table:table-cell table:style-name="ce292" office:value-type="string" calcext:value-type="string">
            <text:p>OtherSpeak : You know what they say...</text:p>
          </table:table-cell>
          <table:table-cell table:style-name="ce292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94"/>
          <table:table-cell table:style-name="ce298" office:value-type="string" calcext:value-type="string">
            <text:p>[mort]</text:p>
          </table:table-cell>
          <table:table-cell table:style-name="ce292"/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415"/>
          <table:table-cell table:style-name="ce292"/>
          <table:table-cell table:number-columns-repeated="2" table:style-name="ce292" office:value-type="string" calcext:value-type="string">
            <text:p>Node=&gt;choix</text:p>
          </table:table-cell>
          <table:table-cell table:style-name="ce292" table:number-columns-repeated="2"/>
          <table:table-cell table:style-name="ce415"/>
          <table:table-cell table:style-name="ce292" office:value-type="string" calcext:value-type="string">
            <text:p>OtherSpeak : The bigger the laugh, the bigger the belly!</text:p>
          </table:table-cell>
          <table:table-cell table:style-name="ce415"/>
          <table:table-cell table:number-columns-repeated="2" table:style-name="ce236" office:value-type="string" calcext:value-type="string">
            <text:p>Node=&gt;choix</text:p>
          </table:table-cell>
          <table:table-cell table:style-name="ce294"/>
          <table:table-cell table:style-name="ce292" office:value-type="string" calcext:value-type="string">
            <text:p>PlayerSpeak : We killed him! It wasn't too hard.</text:p>
          </table:table-cell>
          <table:table-cell table:style-name="ce292"/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5"/>
          <table:table-cell table:style-name="ce415" table:number-columns-repeated="2"/>
          <table:table-cell table:style-name="ce292" office:value-type="string" calcext:value-type="string">
            <text:p>Node=&gt;choix</text:p>
          </table:table-cell>
          <table:table-cell table:style-name="ce415" table:number-columns-repeated="2"/>
          <table:table-cell table:style-name="ce294" table:number-columns-repeated="2"/>
          <table:table-cell table:style-name="ce415" office:value-type="string" calcext:value-type="string">
            <text:p>SetChoices2</text:p>
          </table:table-cell>
          <table:table-cell table:style-name="ce415"/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5"/>
          <table:table-cell table:style-name="ce415" table:number-columns-repeated="3"/>
          <table:table-cell table:number-columns-repeated="2"/>
          <table:table-cell table:style-name="ce294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 the farm)</text:p>
          </table:table-cell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5"/>
          <table:table-cell table:style-name="ce415" table:number-columns-repeated="2"/>
          <table:table-cell table:style-name="ce292"/>
          <table:table-cell table:number-columns-repeated="2"/>
          <table:table-cell table:style-name="ce294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LootFood</text:p>
          </table:table-cell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5"/>
          <table:table-cell table:style-name="ce415" table:number-columns-repeated="2"/>
          <table:table-cell table:style-name="ce292"/>
          <table:table-cell table:number-columns-repeated="2"/>
          <table:table-cell table:style-name="ce294" table:number-columns-repeated="2"/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4" table:number-columns-repeated="7"/>
          <table:table-cell table:style-name="ce292" table:number-columns-repeated="5"/>
          <table:table-cell table:number-columns-repeated="998"/>
        </table:table-row>
        <table:table-row table:style-name="ro1">
          <table:table-cell table:style-name="ce292" table:number-columns-repeated="8"/>
          <table:table-cell table:number-columns-repeated="2"/>
          <table:table-cell table:style-name="ce292" table:number-columns-repeated="16"/>
          <table:table-cell table:number-columns-repeated="998"/>
        </table:table-row>
        <table:table-row table:style-name="ro1" table:number-rows-repeated="973">
          <table:table-cell table:style-name="ce292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6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46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6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's a small island covered in grassy field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on the beach reads: « Stuff, things &amp; baubles 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Howdy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75" office:value-type="string" calcext:value-type="string">
            <text:p>OtherSpeak : You mongrel, I knew it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ares!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Give me everything you have! (attack)</text:p>
          </table:table-cell>
          <table:table-cell table:style-name="ce236" office:value-type="string" calcext:value-type="string">
            <text:p>Choice : How are thing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!</text:p>
          </table:table-cell>
          <table:table-cell table:style-name="ce236" office:value-type="string" calcext:value-type="string">
            <text:p>TradeMisc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, sorry.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Nowadays people rarely cross the ocean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83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75"/>
          <table:table-cell table:style-name="ce275" office:value-type="string" calcext:value-type="string">
            <text:p>OtherSpeak : to buy things I find at the bottom of it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vendor’s dead on the floor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75" office:value-type="string" calcext:value-type="string">
            <text:p>OtherSpeak : Nevertheless, it’s alright.</text:p>
          </table:table-cell>
          <table:table-cell table:style-name="ce275" table:number-columns-repeated="2"/>
          <table:table-cell table:style-name="ce272" table:number-columns-repeated="2"/>
          <table:table-cell table:style-name="ce275" office:value-type="string" calcext:value-type="string">
            <text:p>SetChoices2</text:p>
          </table:table-cell>
          <table:table-cell table:style-name="ce275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Misc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PlayerSpeak : Just things and stuff..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3"/>
          <table:table-cell table:style-name="ce275"/>
          <table:table-cell table:number-columns-repeated="2"/>
          <table:table-cell table:style-name="ce272"/>
          <table:table-cell table:style-name="ce236"/>
          <table:table-cell table:style-name="ce236" office:value-type="string" calcext:value-type="string">
            <text:p>PlayerSpeak : I don’t know what I expected, really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4"/>
          <table:table-cell table:number-columns-repeated="2"/>
          <table:table-cell table:style-name="ce272" table:number-columns-repeated="2"/>
          <table:table-cell table:style-name="ce272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2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970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7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47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7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made of small hills surrounded by rocky cliff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pointing to a path reads : « Weapons of all kinds »</text:p>
          </table:table-cell>
          <table:table-cell table:style-name="ce236" table:number-columns-repeated="25"/>
          <table:table-cell table:number-columns-repeated="998"/>
        </table:table-row>
        <table:table-row table:style-name="ro91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418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418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reetings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418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419" office:value-type="string" calcext:value-type="string">
            <text:p>OtherSpeak : You scum will taste my finest choice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eapons. (trade)</text:p>
          </table:table-cell>
          <table:table-cell table:style-name="ce236" office:value-type="string" calcext:value-type="string">
            <text:p>Choice : Ever heard of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418"/>
          <table:table-cell table:style-name="ce419" office:value-type="string" calcext:value-type="string">
            <text:p>Choice : This is a robbery! (attack)</text:p>
          </table:table-cell>
          <table:table-cell table:style-name="ce236" office:value-type="string" calcext:value-type="string">
            <text:p>Choice : How are things on your island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Farewell, then !</text:p>
          </table:table-cell>
          <table:table-cell table:style-name="ce236" office:value-type="string" calcext:value-type="string">
            <text:p>TradeWeapon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418"/>
          <table:table-cell table:style-name="ce418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!</text:p>
          </table:table-cell>
          <table:table-cell table:style-name="ce236"/>
          <table:table-cell table:style-name="ce418" table:number-columns-repeated="2"/>
          <table:table-cell table:style-name="ce236" office:value-type="string" calcext:value-type="string">
            <text:p>OtherSpeak : As a weapon seller,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420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418"/>
          <table:table-cell table:style-name="ce236" office:value-type="string" calcext:value-type="string">
            <text:p>OtherSpeak : I never get to see what people do with my weapons.</text:p>
          </table:table-cell>
          <table:table-cell table:style-name="ce418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weapons vendor is dead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OtherSpeak : Which suits me fine to be honest.</text:p>
          </table:table-cell>
          <table:table-cell table:style-name="ce418" table:number-columns-repeated="2"/>
          <table:table-cell table:style-name="ce272" table:number-columns-repeated="2"/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Node=&gt;choix</text:p>
          </table:table-cell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armory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Weapons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4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22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OtherSpeak : !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7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51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51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4" calcext:value-type="float">
            <text:p>4</text:p>
          </table:table-cell>
          <table:table-cell table:style-name="ce151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oat docks right in front of a forest. No sandy beach to be seen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milieu foret</text:p>
          </table:table-cell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]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milieu foret</text:p>
          </table:table-cell>
          <table:table-cell table:style-name="ce236"/>
          <table:table-cell table:style-name="ce279"/>
          <table:table-cell table:style-name="ce272" office:value-type="string" calcext:value-type="string">
            <text:p>[bois nuit]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9"/>
          <table:table-cell table:style-name="ce279" office:value-type="string" calcext:value-type="string">
            <text:p>Narrator : The night is too dark, it would be dangerous to go any further without light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79" office:value-type="string" calcext:value-type="string">
            <text:p>Fade</text:p>
          </table:table-cell>
          <table:table-cell table:style-name="ce279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suite foret</text:p>
          </table:table-cell>
          <table:table-cell table:style-name="ce279" office:value-type="string" calcext:value-type="string">
            <text:p>Node=&gt;bois nuit</text:p>
          </table:table-cell>
          <table:table-cell table:style-name="ce279"/>
          <table:table-cell table:style-name="ce236" office:value-type="string" calcext:value-type="string">
            <text:p>Choice : (get lantern out)</text:p>
          </table:table-cell>
          <table:table-cell table:style-name="ce279"/>
          <table:table-cell table:style-name="ce236" office:value-type="string" calcext:value-type="string">
            <text:p>Choice : (leave)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/>
          <table:table-cell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suite foret]</text:p>
          </table:table-cell>
          <table:table-cell table:style-name="ce279" table:number-columns-repeated="2"/>
          <table:table-cell table:style-name="ce236" office:value-type="string" calcext:value-type="string">
            <text:p>PlayerSpeak : That's better!</text:p>
          </table:table-cell>
          <table:table-cell table:style-name="ce236" office:value-type="string" calcext:value-type="string">
            <text:p>PlayerSpeak : I don’t have any...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RandomPercent25</text:p>
          </table:table-cell>
          <table:table-cell table:style-name="ce279" table:number-columns-repeated="2"/>
          <table:table-cell table:style-name="ce236" office:value-type="string" calcext:value-type="string">
            <text:p>Node=&gt;suite foret</text:p>
          </table:table-cell>
          <table:table-cell table:style-name="ce279" office:value-type="string" calcext:value-type="string">
            <text:p>Leave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arbre</text:p>
          </table:table-cell>
          <table:table-cell table:style-name="ce279" office:value-type="string" calcext:value-type="string">
            <text:p>Node=&gt;random foret</text:p>
          </table:table-cell>
          <table:table-cell table:style-name="ce279" table:number-columns-repeated="2"/>
          <table:table-cell table:style-name="ce236"/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4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arbre]</text:p>
          </table:table-cell>
          <table:table-cell table:style-name="ce279" table:number-columns-repeated="2"/>
          <table:table-cell table:style-name="ce283" office:value-type="string" calcext:value-type="string">
            <text:p>[monter sur arbre]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Narrator : An especially huge tree stands in the middle on the wood.</text:p>
          </table:table-cell>
          <table:table-cell table:style-name="ce279" table:number-columns-repeated="2"/>
          <table:table-cell table:style-name="ce279" office:value-type="string" calcext:value-type="string">
            <text:p>RandomRange2</text:p>
          </table:table-cell>
          <table:table-cell table:style-name="ce279"/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Choice : Let’s check the rest of the forest.</text:p>
          </table:table-cell>
          <table:table-cell table:style-name="ce279" office:value-type="string" calcext:value-type="string">
            <text:p>Choice : (climb the tree)</text:p>
          </table:table-cell>
          <table:table-cell table:style-name="ce236" office:value-type="string" calcext:value-type="string">
            <text:p>Choice : (exit the wood) (leave)</text:p>
          </table:table-cell>
          <table:table-cell table:style-name="ce279" office:value-type="string" calcext:value-type="string">
            <text:p>Node=&gt;haut arbre</text:p>
          </table:table-cell>
          <table:table-cell table:style-name="ce279" office:value-type="string" calcext:value-type="string">
            <text:p>SetChoices2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random foret</text:p>
          </table:table-cell>
          <table:table-cell table:style-name="ce279" office:value-type="string" calcext:value-type="string">
            <text:p>Node=&gt;monter sur arbre</text:p>
          </table:table-cell>
          <table:table-cell table:style-name="ce236" office:value-type="string" calcext:value-type="string">
            <text:p>Leave</text:p>
          </table:table-cell>
          <table:table-cell table:style-name="ce279"/>
          <table:table-cell table:style-name="ce236" office:value-type="string" calcext:value-type="string">
            <text:p>Choice : Nevermind.</text:p>
          </table:table-cell>
          <table:table-cell table:style-name="ce279" office:value-type="string" calcext:value-type="string">
            <text:p>Choice : (climb) (dex)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4"/>
          <table:table-cell table:style-name="ce236" office:value-type="string" calcext:value-type="string">
            <text:p>Node=&gt;arbre</text:p>
          </table:table-cell>
          <table:table-cell table:style-name="ce279" office:value-type="string" calcext:value-type="string">
            <text:p>CheckStatDEX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and falls back down, on their back.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haut arbre]</text:p>
          </table:table-cell>
          <table:table-cell table:style-name="ce236" table:number-columns-repeated="2"/>
          <table:table-cell table:style-name="ce279" table:number-columns-repeated="2"/>
          <table:table-cell table:style-name="ce236" office:value-type="string" calcext:value-type="string">
            <text:p>PlayerSpeak : At last, here I am!</text:p>
          </table:table-cell>
          <table:table-cell table:style-name="ce283" office:value-type="string" calcext:value-type="string">
            <text:p>[mal]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3"/>
          <table:table-cell table:style-name="ce279"/>
          <table:table-cell table:style-name="ce236" office:value-type="string" calcext:value-type="string">
            <text:p>Node=&gt;haut arbre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is breathtaking! Worth the climb!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haut arbre]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79" office:value-type="string" calcext:value-type="string">
            <text:p>Switch=&gt;mal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79" office:value-type="string" calcext:value-type="string">
            <text:p>Switch=&gt;mal</text:p>
          </table:table-cell>
          <table:table-cell table:style-name="ce236" office:value-type="string" calcext:value-type="string">
            <text:p>Node=&gt;arbr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gaze at horizon)</text:p>
          </table:table-cell>
          <table:table-cell table:style-name="ce236" office:value-type="string" calcext:value-type="string">
            <text:p>Choice : (gaze with spyglass)</text:p>
          </table:table-cell>
          <table:table-cell table:style-name="ce236"/>
          <table:table-cell table:style-name="ce279"/>
          <table:table-cell table:style-name="ce236"/>
          <table:table-cell table:style-name="ce236" office:value-type="string" calcext:value-type="string">
            <text:p>Node=&gt;arbre</text:p>
          </table:table-cell>
          <table:table-cell table:style-name="ce279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’t see much...</text:p>
          </table:table-cell>
          <table:table-cell table:style-name="ce279" office:value-type="string" calcext:value-type="string">
            <text:p>CheckInInventory&lt;Longue vue&gt;/Misc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random foret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 spyglass..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office:value-type="string" calcext:value-type="string">
            <text:p>ObserveHorizon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Ah, that's better!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9" office:value-type="string" calcext:value-type="string">
            <text:p>Node=&gt;choix haut arbre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2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random foret]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Range4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milieu foret 1</text:p>
          </table:table-cell>
          <table:table-cell table:style-name="ce236" office:value-type="string" calcext:value-type="string">
            <text:p>Node=&gt;milieu foret 2</text:p>
          </table:table-cell>
          <table:table-cell table:style-name="ce236" office:value-type="string" calcext:value-type="string">
            <text:p>Node=&gt;milieu foret 3</text:p>
          </table:table-cell>
          <table:table-cell table:style-name="ce236" office:value-type="string" calcext:value-type="string">
            <text:p>Node=&gt;milieu foret rien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4"/>
          <table:table-cell table:style-name="ce272" table:number-columns-repeated="3"/>
          <table:table-cell table:style-name="ce236" table:number-columns-repeated="2"/>
          <table:table-cell table:style-name="ce272" table:number-columns-repeated="11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 1]</text:p>
          </table:table-cell>
          <table:table-cell table:style-name="ce236" table:number-columns-repeated="2"/>
          <table:table-cell table:style-name="ce272" office:value-type="string" calcext:value-type="string">
            <text:p>[milieu foret 2]</text:p>
          </table:table-cell>
          <table:table-cell table:style-name="ce236"/>
          <table:table-cell table:style-name="ce272" table:number-columns-repeated="2"/>
          <table:table-cell table:style-name="ce272" office:value-type="string" calcext:value-type="string">
            <text:p>[milieu foret 3]</text:p>
          </table:table-cell>
          <table:table-cell table:style-name="ce236"/>
          <table:table-cell table:style-name="ce272" table:number-columns-repeated="3"/>
          <table:table-cell table:style-name="ce272" office:value-type="string" calcext:value-type="string">
            <text:p>[milieu foret rien]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3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3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36"/>
          <table:table-cell table:style-name="ce23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3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72" table:number-columns-repeated="2"/>
          <table:table-cell table:style-name="ce23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3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72" table:number-columns-repeated="3"/>
          <table:table-cell table:style-name="ce23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3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36" office:value-type="string" calcext:value-type="string">
            <text:p>Node=&gt;choix1</text:p>
          </table:table-cell>
          <table:table-cell table:style-name="ce236"/>
          <table:table-cell table:number-columns-repeated="2" table:style-name="ce236" office:value-type="string" calcext:value-type="string">
            <text:p>Node=&gt;choix2</text:p>
          </table:table-cell>
          <table:table-cell table:style-name="ce272" table:number-columns-repeated="2"/>
          <table:table-cell table:number-columns-repeated="2" table:style-name="ce236" office:value-type="string" calcext:value-type="string">
            <text:p>Node=&gt;choix3</text:p>
          </table:table-cell>
          <table:table-cell table:style-name="ce272" table:number-columns-repeated="3"/>
          <table:table-cell table:number-columns-repeated="2" table:style-name="ce236" office:value-type="string" calcext:value-type="string">
            <text:p>Node=&gt;choix4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10"/>
          <table:table-cell table:style-name="ce272" table:number-columns-repeated="2"/>
          <table:table-cell table:style-name="ce236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1]</text:p>
          </table:table-cell>
          <table:table-cell table:style-name="ce236" table:number-columns-repeated="2"/>
          <table:table-cell table:style-name="ce272" office:value-type="string" calcext:value-type="string">
            <text:p>[choix2]</text:p>
          </table:table-cell>
          <table:table-cell table:style-name="ce236" table:number-columns-repeated="3"/>
          <table:table-cell table:style-name="ce272" office:value-type="string" calcext:value-type="string">
            <text:p>[choix3]</text:p>
          </table:table-cell>
          <table:table-cell table:style-name="ce236" table:number-columns-repeated="2"/>
          <table:table-cell table:style-name="ce272" table:number-columns-repeated="2"/>
          <table:table-cell table:style-name="ce272" office:value-type="string" calcext:value-type="string">
            <text:p>[choix4]</text:p>
          </table:table-cell>
          <table:table-cell table:style-name="ce236" table:number-columns-repeated="2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ce272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9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 the wood) (leave)</text:p>
          </table:table-cell>
          <table:table-cell table:style-name="ce236" office:value-type="string" calcext:value-type="string">
            <text:p>Choice : (follow little path)</text:p>
          </table:table-cell>
          <table:table-cell table:style-name="ce279"/>
          <table:table-cell table:style-name="ce236" office:value-type="string" calcext:value-type="string">
            <text:p>Choice : (exit the wood) (leave)</text:p>
          </table:table-cell>
          <table:table-cell table:style-name="ce236" office:value-type="string" calcext:value-type="string">
            <text:p>Choice : (dead leaves trail)</text:p>
          </table:table-cell>
          <table:table-cell table:style-name="ce236" office:value-type="string" calcext:value-type="string">
            <text:p>Choice : (follow stream of water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west)</text:p>
          </table:table-cell>
          <table:table-cell table:style-name="ce236" office:value-type="string" calcext:value-type="string">
            <text:p>Choice : (north)</text:p>
          </table:table-cell>
          <table:table-cell table:style-name="ce236" office:value-type="string" calcext:value-type="string">
            <text:p>Choice : (east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/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nord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/>
          <table:table-cell table:style-name="ce236" office:value-type="string" calcext:value-type="string">
            <text:p>ChangeTimeOfDay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table:number-columns-repeated="3"/>
          <table:table-cell table:style-name="ce279"/>
          <table:table-cell table:style-name="ce272" table:number-columns-repeated="3"/>
          <table:table-cell table:style-name="ce236"/>
          <table:table-cell table:style-name="ce279"/>
          <table:table-cell table:style-name="ce272"/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36" office:value-type="string" calcext:value-type="string">
            <text:p>Node=&gt;choix4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/></text:p>
          </table:table-cell>
          <table:table-cell table:style-name="ce236" table:number-columns-repeated="4"/>
          <table:table-cell table:style-name="ce272" table:number-columns-repeated="7"/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9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es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random est]</text:p>
          </table:table-cell>
          <table:table-cell table:style-name="ce236" office:value-type="string" calcext:value-type="string">
            <text:p>Node=&gt;clue_ful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6"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10"/>
          <table:table-cell table:number-columns-repeated="3"/>
          <table:table-cell table:style-name="ce272" office:value-type="string" calcext:value-type="string">
            <text:p>[nothing path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ouest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eckDay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3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number-columns-repeated="2"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office:value-type="string" calcext:value-type="string">
            <text:p>[choix nothing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8"/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nord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ode=&gt;random foret</text:p>
          </table:table-cell>
          <table:table-cell table:style-name="ce236" office:value-type="string" calcext:value-type="string">
            <text:p>ChangeTimeOfDay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style-name="ce236"/>
          <table:table-cell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 table:number-rows-repeated="2">
          <table:table-cell table:style-name="ce236" table:number-columns-repeated="8"/>
          <table:table-cell table:style-name="ce279" table:number-columns-repeated="2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11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office:value-type="string" calcext:value-type="string">
            <text:p>[forest back]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36" office:value-type="string" calcext:value-type="string">
            <text:p>Narrator : CAPITAINE finds his way back to the first corner of the woods he visited.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92">
          <table:table-cell table:style-name="ce272" office:value-type="string" calcext:value-type="string">
            <text:p>[clue_full]</text:p>
          </table:table-cell>
          <table:table-cell/>
          <table:table-cell table:style-name="ce236"/>
          <table:table-cell table:style-name="ce272" office:value-type="string" calcext:value-type="string">
            <text:p>[clue_empty]</text:p>
          </table:table-cell>
          <table:table-cell table:style-name="ce236" table:number-columns-repeated="2"/>
          <table:table-cell table:style-name="ce236" office:value-type="string" calcext:value-type="string">
            <text:p>Node=&gt;random foret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36" table:number-columns-repeated="2"/>
          <table:table-cell table:style-name="ce236" office:value-type="string" calcext:value-type="string">
            <text:p>Narrator : Before wandering back to NOMBATEAU, CAPITAINE notices very descreet, but definetly intented path. 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"/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"/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arry on to the first intended path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ontinue to the ship and leave) (leave)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Node=&gt;suite random est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Leave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clu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arts strolling down the beautiful path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 …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is suddenly stopped by an immense stone, covered in mos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might be the point where I go back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go back to the ship) (leave)</text:p>
          </table:table-cell>
          <table:table-cell table:style-name="ce236" office:value-type="string" calcext:value-type="string">
            <text:p>Choice : (continue down trail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62" office:value-type="string" calcext:value-type="string">
            <text:p>[leave clue]</text:p>
          </table:table-cell>
          <table:table-cell table:style-name="ce236" office:value-type="string" calcext:value-type="string">
            <text:p>PlayerSpeak : Let’s go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36" office:value-type="string" calcext:value-type="string">
            <text:p>Narrator : CAPITAINE continues down the trai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hat the heck…</text:p>
          </table:table-cell>
          <table:table-cell table:style-name="ce236" office:value-type="string" calcext:value-type="string">
            <text:p>Narrator : It’s now night time and CAPITAINE doesn’t even feel any kind of fatigue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(read the markings) (quest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From what I can make out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It reads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Better take not of thi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leave this strange place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lea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2">
          <table:table-cell table:style-name="ce236"/>
          <table:table-cell/>
          <table:table-cell table:style-name="ce236" table:number-columns-repeated="24"/>
          <table:table-cell table:number-columns-repeated="998"/>
        </table:table-row>
        <table:table-row table:style-name="ro1" table:number-rows-repeated="888">
          <table:table-cell table:style-name="ce23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3" table:number-columns-repeated="26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152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52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1" calcext:value-type="float">
            <text:p>1</text:p>
          </table:table-cell>
          <table:table-cell table:style-name="ce152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bail (leave)</text:p>
          </table:table-cell>
          <table:table-cell table:style-name="ce292" office:value-type="string" calcext:value-type="string">
            <text:p>Choice : (approach the house)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orte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SetBG(Forest)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Quest=&gt;choix porte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6"/>
          <table:table-cell table:style-name="ce294" office:value-type="string" calcext:value-type="string">
            <text:p>[toquer]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8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open mansion door)</text:p>
          </table:table-cell>
          <table:table-cell table:style-name="ce292" office:value-type="string" calcext:value-type="string">
            <text:p>Choice : (knock on the door)</text:p>
          </table:table-cell>
          <table:table-cell table:style-name="ce292" table:number-columns-repeated="4"/>
          <table:table-cell table:style-name="ce292" office:value-type="string" calcext:value-type="string">
            <text:p>RandomRange3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2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toquer</text:p>
          </table:table-cell>
          <table:table-cell table:style-name="ce292" table:number-columns-repeated="4"/>
          <table:table-cell table:style-name="ce292" office:value-type="string" calcext:value-type="string">
            <text:p>Narrator : …</text:p>
          </table:table-cell>
          <table:table-cell table:style-name="ce292"/>
          <table:table-cell table:style-name="ce292" office:value-type="string" calcext:value-type="string">
            <text:p>Narrator : You knock at the door, and a old, chalky, dusty voice starts sounding, behind the wooden door :</text:p>
          </table:table-cell>
          <table:table-cell table:style-name="ce292" office:value-type="string" calcext:value-type="string">
            <text:p>Narrator : Nobody answers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Node=&gt;ouvrir porte</text:p>
          </table:table-cell>
          <table:table-cell table:style-name="ce292" table:number-columns-repeated="5"/>
          <table:table-cell table:style-name="ce292" office:value-type="string" calcext:value-type="string">
            <text:p>Narrator : After a few seconds, the door opens wide.</text:p>
          </table:table-cell>
          <table:table-cell table:style-name="ce292"/>
          <table:table-cell table:style-name="Default" office:value-type="string" calcext:value-type="string">
            <text:p>Narrator : « Come in ! It’s opened »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8">
          <table:table-cell table:style-name="ce292" table:number-columns-repeated="7"/>
          <table:table-cell table:style-name="ce295" office:value-type="string" calcext:value-type="string">
            <text:p>Narrator : But there is no one inside.</text:p>
          </table:table-cell>
          <table:table-cell table:style-name="ce295"/>
          <table:table-cell table:style-name="ce294" office:value-type="string" calcext:value-type="string">
            <text:p>Switch=&gt;debut salon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witch=&gt;ouvrir porte</text:p>
          </table:table-cell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ouvrir porte]</text:p>
          </table:table-cell>
          <table:table-cell table:style-name="ce292"/>
          <table:table-cell table:style-name="ce294" office:value-type="string" calcext:value-type="string">
            <text:p>[porte fermée]</text:p>
          </table:table-cell>
          <table:table-cell table:style-name="ce292" table:number-columns-repeated="4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enter)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PlayerSpeak : It’s closed…</text:p>
          </table:table-cell>
          <table:table-cell table:style-name="ce292" table:number-columns-repeated="4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/>
          <table:table-cell table:style-name="Default"/>
          <table:table-cell table:style-name="ce294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insert key)</text:p>
          </table:table-cell>
          <table:table-cell table:style-name="ce292"/>
          <table:table-cell table:style-name="ce292" office:value-type="string" calcext:value-type="string">
            <text:p>Choice : (smash the door) (str)</text:p>
          </table:table-cell>
          <table:table-cell table:style-name="ce292"/>
          <table:table-cell table:style-name="ce295"/>
          <table:table-cell table:style-name="Default"/>
          <table:table-cell table:style-name="ce292" table:number-columns-repeated="3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Clé&gt;/Misc</text:p>
          </table:table-cell>
          <table:table-cell table:style-name="ce292"/>
          <table:table-cell table:style-name="ce292" office:value-type="string" calcext:value-type="string">
            <text:p>CheckStatSTR</text:p>
          </table:table-cell>
          <table:table-cell table:style-name="ce292" table:number-columns-repeated="2"/>
          <table:table-cell table:style-name="ce295"/>
          <table:table-cell table:style-name="ce26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6">
          <table:table-cell table:style-name="ce292" table:number-columns-repeated="2"/>
          <table:table-cell table:style-name="ce295"/>
          <table:table-cell table:style-name="ce292" office:value-type="string" calcext:value-type="string">
            <text:p>RemoveFromInventory&lt;Clé&gt;/Misc</text:p>
          </table:table-cell>
          <table:table-cell table:style-name="ce292" office:value-type="string" calcext:value-type="string">
            <text:p>PlayerSpeak : I don’t have the key…</text:p>
          </table:table-cell>
          <table:table-cell table:style-name="ce292" office:value-type="string" calcext:value-type="string">
            <text:p>PlayerSpeak : BAM!</text:p>
          </table:table-cell>
          <table:table-cell table:style-name="ce292" office:value-type="string" calcext:value-type="string">
            <text:p>PlayerSpeak : Ouch... I think me leg will break before the door...</text:p>
          </table:table-cell>
          <table:table-cell table:style-name="ce292"/>
          <table:table-cell table:style-name="ce295"/>
          <table:table-cell table:style-name="ce29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PlayerSpeak : Sweet!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5" office:value-type="string" calcext:value-type="string">
            <text:p>Switch=&gt;ouvrir port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/>
          <table:table-cell table:style-name="ce294"/>
          <table:table-cell table:style-name="Default"/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2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/>
          <table:table-cell table:style-name="ce294"/>
          <table:table-cell table:style-name="ce295"/>
          <table:table-cell table:style-name="Default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/>
          <table:table-cell table:style-name="Default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entrée maison]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70</text:p>
          </table:table-cell>
          <table:table-cell table:style-name="ce292" table:number-columns-repeated="5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trop sombre</text:p>
          </table:table-cell>
          <table:table-cell table:style-name="ce292" table:number-columns-repeated="4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 table:number-rows-repeated="2">
          <table:table-cell table:style-name="ce292" table:number-columns-repeated="6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trop sombre]</text:p>
          </table:table-cell>
          <table:table-cell table:style-name="ce292" table:number-columns-repeated="5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CAPITAINE opens the door but it’s too dark to see anything.</text:p>
          </table:table-cell>
          <table:table-cell table:style-name="ce294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get lantern out)</text:p>
          </table:table-cell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Lanterne&gt;/Misc</text:p>
          </table:table-cell>
          <table:table-cell table:style-name="ce295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If only I had a lantern…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trop sombre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maison vide]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4"/>
          <table:table-cell table:style-name="ce294" table:number-columns-repeated="2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CAPITAINE stands in the entryway of a stately mansion.</text:p>
          </table:table-cell>
          <table:table-cell table:style-name="ce292" table:number-columns-repeated="3"/>
          <table:table-cell table:style-name="ce292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2" table:number-columns-repeated="3"/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2" table:number-columns-repeated="3"/>
          <table:table-cell table:style-name="ce292" office:value-type="string" calcext:value-type="string">
            <text:p>Choice : (get out) (leave)</text:p>
          </table:table-cell>
          <table:table-cell table:style-name="ce292" office:value-type="string" calcext:value-type="string">
            <text:p>Choice : (venture in the hallway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out) (leave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2" office:value-type="string" calcext:value-type="string">
            <text:p>Choice : (towards the living room)</text:p>
          </table:table-cell>
          <table:table-cell table:style-name="ce292" office:value-type="string" calcext:value-type="string">
            <text:p>Choice : (climb the stairs)</text:p>
          </table:table-cell>
          <table:table-cell table:style-name="ce292" office:value-type="string" calcext:value-type="string">
            <text:p>Leave</text:p>
          </table:table-cell>
          <table:table-cell table:number-columns-repeated="2" table:style-name="ce292" office:value-type="string" calcext:value-type="string">
            <text:p>Fad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number-columns-repeated="3" table:style-name="ce292" office:value-type="string" calcext:value-type="string">
            <text:p>Fade</text:p>
          </table:table-cell>
          <table:table-cell table:style-name="ce295"/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cuisin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uisine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étage</text:p>
          </table:table-cell>
          <table:table-cell table:style-name="ce292" table:number-columns-repeated="3"/>
          <table:table-cell table:style-name="ce295"/>
          <table:table-cell table:style-name="ce292" table:number-columns-repeated="2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 table:number-columns-repeated="3"/>
          <table:table-cell table:style-name="ce292" table:number-columns-repeated="17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 salon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2" office:value-type="string" calcext:value-type="string">
            <text:p><text:span text:style-name="T1">Node=&gt;salon </text:span><text:span text:style-name="T3">vielle dame</text:span>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elle dame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5" table:number-columns-repeated="2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Node=&gt;salon guet apens</text:p>
          </table:table-cell>
          <table:table-cell table:style-name="ce294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5" table:number-columns-repeated="2"/>
          <table:table-cell table:style-name="Default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vid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fFormulaIsland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sans bureau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sans bureau]</text:p>
          </table:table-cell>
          <table:table-cell table:style-name="ce292"/>
          <table:table-cell table:style-name="ce294" office:value-type="string" calcext:value-type="string">
            <text:p>[salon avec bureau]</text:p>
          </table:table-cell>
          <table:table-cell table:style-name="ce292" table:number-columns-repeated="2"/>
          <table:table-cell table:style-name="ce294" office:value-type="string" calcext:value-type="string">
            <text:p>[bureau]</text:p>
          </table:table-cell>
          <table:table-cell table:style-name="ce292"/>
          <table:table-cell table:style-name="ce294" office:value-type="string" calcext:value-type="string">
            <text:p>[fouiller salon]</text:p>
          </table:table-cell>
          <table:table-cell table:style-name="ce292" table:number-columns-repeated="18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The living room is really fancy and comfy. There is a big mess on a wooden table.</text:p>
          </table:table-cell>
          <table:table-cell table:style-name="ce292"/>
          <table:table-cell table:style-name="ce292" office:value-type="string" calcext:value-type="string">
            <text:p>Narrator : CAPITAINE enters into a warm and cosy living room. It looks empty, but the fireplace is still lit.</text:p>
          </table:table-cell>
          <table:table-cell table:style-name="ce295"/>
          <table:table-cell table:style-name="ce292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table:number-columns-repeated="18"/>
          <table:table-cell table:number-columns-repeated="998"/>
        </table:table-row>
        <table:table-row table:style-name="ro12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office:value-type="string" calcext:value-type="string">
            <text:p>Narrator : Against the wall, there is a messy desk with papers and books scattered all over and around it.</text:p>
          </table:table-cell>
          <table:table-cell table:style-name="ce295" table:number-columns-repeated="2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formula</text:p>
          </table:table-cell>
          <table:table-cell table:style-name="ce292" office:value-type="string" calcext:value-type="string">
            <text:p>PlayerSpeak : Nothing interesting to find here...</text:p>
          </table:table-cell>
          <table:table-cell table:style-name="ce295" office:value-type="string" calcext:value-type="string">
            <text:p>Node=&gt;table salon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search the place) (loot)</text:p>
          </table:table-cell>
          <table:table-cell table:style-name="ce292" office:value-type="string" calcext:value-type="string">
            <text:p><text:span text:style-name="T4">[</text:span><text:span text:style-name="T6">choix salon bureau]</text:span></text:p>
          </table:table-cell>
          <table:table-cell table:style-name="ce292" table:number-columns-repeated="2"/>
          <table:table-cell table:style-name="ce292" office:value-type="string" calcext:value-type="string">
            <text:p>PlayerSpeak : Only letters in gibberish and shopping lists...</text:p>
          </table:table-cell>
          <table:table-cell table:style-name="ce292" office:value-type="string" calcext:value-type="string">
            <text:p>PlayerSpeak : Maps, with NOMTRESOR written all other it!</text:p>
          </table:table-cell>
          <table:table-cell table:style-name="ce292" office:value-type="string" calcext:value-type="string">
            <text:p>Node=&gt;salon vide</text:p>
          </table:table-cell>
          <table:table-cell table:style-name="ce294" office:value-type="string" calcext:value-type="string">
            <text:p>[table salon]</text:p>
          </table:table-cell>
          <table:table-cell table:style-name="ce292" table:number-columns-repeated="17"/>
          <table:table-cell table:number-columns-repeated="998"/>
        </table:table-row>
        <table:table-row table:style-name="ro1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2" office:value-type="string" calcext:value-type="string">
            <text:p>Node=&gt;choix salon bureau</text:p>
          </table:table-cell>
          <table:table-cell table:style-name="ce292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2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Nothing…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look at desk) (loot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ce292"/>
          <table:table-cell table:style-name="ce292" office:value-type="string" calcext:value-type="string">
            <text:p>PlayerSpeak : It reads the following</text:p>
          </table:table-cell>
          <table:table-cell table:style-name="ce292"/>
          <table:table-cell table:style-name="ce292" office:value-type="string" calcext:value-type="string">
            <text:p>PlayerSpeak : Cool…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number-columns-repeated="2"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/>
          <table:table-cell table:style-name="ce292" office:value-type="string" calcext:value-type="string">
            <text:p>TellClueNarrator</text:p>
          </table:table-cell>
          <table:table-cell table:style-name="ce292"/>
          <table:table-cell table:style-name="ce292" office:value-type="string" calcext:value-type="string">
            <text:p>Switch=&gt;table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bureau</text:p>
          </table:table-cell>
          <table:table-cell table:style-name="ce295"/>
          <table:table-cell table:style-name="Default"/>
          <table:table-cell table:style-name="ce292" office:value-type="string" calcext:value-type="string">
            <text:p>Node=&gt;salon avec bureau</text:p>
          </table:table-cell>
          <table:table-cell table:style-name="ce292"/>
          <table:table-cell table:style-name="ce292" office:value-type="string" calcext:value-type="string">
            <text:p>Node=&gt;debut salon</text:p>
          </table:table-cell>
          <table:table-cell table:style-name="ce292" table:number-columns-repeated="17"/>
          <table:table-cell table:number-columns-repeated="998"/>
        </table:table-row>
        <table:table-row table:style-name="ro38">
          <table:table-cell table:style-name="ce294" office:value-type="string" calcext:value-type="string">
            <text:p>[salon vielle dame]</text:p>
          </table:table-cell>
          <table:table-cell table:style-name="ce292" table:number-columns-repeated="4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1/F</text:p>
          </table:table-cell>
          <table:table-cell table:style-name="Default" table:number-columns-repeated="2"/>
          <table:table-cell table:style-name="ce292" table:number-columns-repeated="2"/>
          <table:table-cell table:style-name="ce294" office:value-type="string" calcext:value-type="string">
            <text:p>[formula]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t last! Company!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/>
          <table:table-cell table:style-name="ce295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2" table:number-columns-repeated="20"/>
          <table:table-cell table:number-columns-repeated="998"/>
        </table:table-row>
        <table:table-row table:style-name="ro37">
          <table:table-cell table:style-name="ce292" office:value-type="string" calcext:value-type="string">
            <text:p>OtherSpeak : Sit down, entertain this old hag, will you?</text:p>
          </table:table-cell>
          <table:table-cell table:style-name="ce295"/>
          <table:table-cell table:style-name="ce292" office:value-type="string" calcext:value-type="string">
            <text:p>Node=&gt;salon vide</text:p>
          </table:table-cell>
          <table:table-cell table:style-name="ce292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vielle dame</text:p>
          </table:table-cell>
          <table:table-cell table:style-name="Default"/>
          <table:table-cell table:style-name="ce295"/>
          <table:table-cell table:style-name="ce292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2"/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2" table:number-columns-repeated="2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vielle dame]</text:p>
          </table:table-cell>
          <table:table-cell table:style-name="ce295" table:number-columns-repeated="3"/>
          <table:table-cell table:style-name="ce292"/>
          <table:table-cell table:style-name="ce294" office:value-type="string" calcext:value-type="string">
            <text:p>[choix autre]</text:p>
          </table:table-cell>
          <table:table-cell table:style-name="ce292" table:number-columns-repeated="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3"/>
          <table:table-cell table:style-name="ce292"/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4">
          <table:table-cell table:style-name="ce292" office:value-type="string" calcext:value-type="string">
            <text:p>Choice : We’re leaving. (leave)</text:p>
          </table:table-cell>
          <table:table-cell table:style-name="ce292" office:value-type="string" calcext:value-type="string">
            <text:p>Choice : Do you know about NOMTRESOR?</text:p>
          </table:table-cell>
          <table:table-cell table:style-name="ce292"/>
          <table:table-cell table:style-name="ce292" office:value-type="string" calcext:value-type="string">
            <text:p>Choice : You woudn’t have something to eat? (trade)</text:p>
          </table:table-cell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Choice : What is this place?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How are things ‘round these parts? (quest)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Choice : (other)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Node=&gt;dame nourriture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2" office:value-type="string" calcext:value-type="string">
            <text:p>RandomRange3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ode=&gt;départ</text:p>
          </table:table-cell>
          <table:table-cell table:style-name="ce292" office:value-type="string" calcext:value-type="string">
            <text:p>RandomRange2</text:p>
          </table:table-cell>
          <table:table-cell table:style-name="ce294" office:value-type="string" calcext:value-type="string">
            <text:p>Node=&gt;old lady formula</text:p>
          </table:table-cell>
          <table:table-cell table:style-name="ce292" table:number-columns-repeated="3"/>
          <table:table-cell table:style-name="ce295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2" office:value-type="string" calcext:value-type="string">
            <text:p>OtherSpeak : Perfect !</text:p>
          </table:table-cell>
          <table:table-cell table:style-name="ce292" office:value-type="string" calcext:value-type="string">
            <text:p>NewQuest=&gt;choix autre</text:p>
          </table:table-cell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7">
          <table:table-cell table:style-name="ce295"/>
          <table:table-cell table:style-name="ce292" office:value-type="string" calcext:value-type="string">
            <text:p>OtherSpeak : Sorry dear, never heard about it!</text:p>
          </table:table-cell>
          <table:table-cell table:style-name="ce292" office:value-type="string" calcext:value-type="string">
            <text:p>OtherSpeak : My husband and I were obsessed with this legend</text:p>
          </table:table-cell>
          <table:table-cell table:style-name="ce292"/>
          <table:table-cell table:style-name="ce295"/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OtherSpeak : I don’t need much reall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7"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95" table:number-columns-repeated="2"/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Default"/>
          <table:table-cell table:style-name="ce292" office:value-type="string" calcext:value-type="string">
            <text:p>OtherSpeak : The rare visitors I get here always make me happ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 office:value-type="string" calcext:value-type="string">
            <text:p>Node=&gt;choix autre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old lady formula]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20">
          <table:table-cell table:style-name="ce295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4">
          <table:table-cell table:style-name="ce295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4">
          <table:table-cell table:style-name="ce295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Default"/>
          <table:table-cell table:style-name="ce295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ce295" table:number-columns-repeated="2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départ]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partir]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 office:value-type="string" calcext:value-type="string">
            <text:p>Switch=&gt;partir</text:p>
          </table:table-cell>
          <table:table-cell table:style-name="ce295" office:value-type="string" calcext:value-type="string">
            <text:p>Fade</text:p>
          </table:table-cell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/>
          <table:table-cell table:style-name="ce295" office:value-type="string" calcext:value-type="string">
            <text:p>OtherSpeak : Wait!</text:p>
          </table:table-cell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Take this with you before you leave!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AddToInventory&lt;Boucles d'oreille&gt;/Misc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You never know when you'll need a trusty pair of earrings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Maybe you'll you want to wear them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Or offer them to someone you like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OtherSpeak : Now shoo shoo, young'un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6">
          <table:table-cell table:style-name="ce295" table:number-columns-repeated="4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2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table:number-columns-repeated="2"/>
          <table:table-cell table:style-name="ce292" table:number-columns-repeated="4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dame nourriture]</text:p>
          </table:table-cell>
          <table:table-cell table:style-name="ce292" table:number-columns-repeated="8"/>
          <table:table-cell table:style-name="ce294"/>
          <table:table-cell table:style-name="ce295" table:number-columns-repeated="2"/>
          <table:table-cell table:style-name="ce294"/>
          <table:table-cell table:style-name="ce292" table:number-columns-repeated="13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8"/>
          <table:table-cell table:style-name="ce294" table:number-columns-repeated="4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’ve got nothing.</text:p>
          </table:table-cell>
          <table:table-cell table:style-name="ce292" office:value-type="string" calcext:value-type="string">
            <text:p>OtherSpeak : I have some, but it comes at a price!</text:p>
          </table:table-cell>
          <table:table-cell table:style-name="ce292" office:value-type="string" calcext:value-type="string">
            <text:p>OtherSpeak : I just came back from the market!</text:p>
          </table:table-cell>
          <table:table-cell table:style-name="ce295" office:value-type="string" calcext:value-type="string">
            <text:p>Node=&gt;mémé cuisine</text:p>
          </table:table-cell>
          <table:table-cell table:style-name="ce292" office:value-type="string" calcext:value-type="string">
            <text:p>OtherSpeak : I always have treats for adventurers stopping by.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OtherSpeak : Take a look in the kitchen.</text:p>
          </table:table-cell>
          <table:table-cell table:style-name="ce295"/>
          <table:table-cell table:style-name="ce292" office:value-type="string" calcext:value-type="string">
            <text:p>LootFood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table:number-columns-repeated="21"/>
          <table:table-cell table:number-columns-repeated="998"/>
        </table:table-row>
        <table:table-row table:style-name="ro4" table:number-rows-repeated="3">
          <table:table-cell table:style-name="ce292" table:number-columns-repeated="3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mémé cuisine]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I should be able to cook something nice for you.</text:p>
          </table:table-cell>
          <table:table-cell table:style-name="ce295" table:number-columns-repeated="3"/>
          <table:table-cell table:style-name="ce294" office:value-type="string" calcext:value-type="string">
            <text:p>[mémé a cuisiné]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Unfortunately, I lost my recipe book!</text:p>
          </table:table-cell>
          <table:table-cell table:style-name="ce295" table:number-columns-repeated="3"/>
          <table:table-cell table:style-name="ce292" office:value-type="string" calcext:value-type="string">
            <text:p>Switch=&gt;mémé a cuisiné</text:p>
          </table:table-cell>
          <table:table-cell table:style-name="ce295" office:value-type="string" calcext:value-type="string">
            <text:p>OtherSpeak : Here’s my hero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Would you be so kind as to bring me one? I’ll make a FEAST if you do !</text:p>
          </table:table-cell>
          <table:table-cell table:style-name="ce295" table:number-columns-repeated="3"/>
          <table:table-cell table:style-name="ce292" office:value-type="string" calcext:value-type="string">
            <text:p>OtherSpeak : Alright the feast is ready!</text:p>
          </table:table-cell>
          <table:table-cell table:style-name="ce295" office:value-type="string" calcext:value-type="string">
            <text:p>OtherSpeak : Sadly, I don’t have anything to offer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nInventory&lt;Livre de recettes&gt;/Misc</text:p>
          </table:table-cell>
          <table:table-cell table:style-name="ce292"/>
          <table:table-cell table:style-name="ce295" table:number-columns-repeated="2"/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OtherSpeak : Did you like it dear?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 don’t have any, grann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Choice : We don’t have any, old lad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SetChoices2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13"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Thank you my child.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Oh dear, that's not a recipe book...</text:p>
          </table:table-cell>
          <table:table-cell table:style-name="ce292" office:value-type="string" calcext:value-type="string">
            <text:p>Choice : Delicious!</text:p>
          </table:table-cell>
          <table:table-cell table:style-name="ce295" office:value-type="string" calcext:value-type="string">
            <text:p>Choice : It was terrible! I can cook way better than that and that's saying something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OtherSpeak : Give me a moment will you? It’ll be ready soon!</text:p>
          </table:table-cell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ce295" office:value-type="string" calcext:value-type="string">
            <text:p>AddKarma</text:p>
          </table:table-cell>
          <table:table-cell table:style-name="ce295" office:value-type="string" calcext:value-type="string">
            <text:p>RemoveKarma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/>
          <table:table-cell table:style-name="ce292" office:value-type="string" calcext:value-type="string">
            <text:p>Switch=&gt;mémé cuisine</text:p>
          </table:table-cell>
          <table:table-cell table:style-name="ce295" table:number-columns-repeated="2"/>
          <table:table-cell table:style-name="ce295" office:value-type="string" calcext:value-type="string">
            <text:p>OtherSpeak : Wonderful! That makes me so happy!</text:p>
          </table:table-cell>
          <table:table-cell table:style-name="ce295" office:value-type="string" calcext:value-type="string">
            <text:p>OtherSpeak : Now you’re hurting my old hear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2"/>
          <table:table-cell table:number-columns-repeated="2"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/>
          <table:table-cell table:style-name="ce295" table:number-columns-repeated="2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conv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 come from a very cold place with icy fields.</text:p>
          </table:table-cell>
          <table:table-cell table:style-name="ce292" office:value-type="string" calcext:value-type="string">
            <text:p>OtherSpeak : Since my kids left to adventure at sea...</text:p>
          </table:table-cell>
          <table:table-cell table:style-name="ce292" office:value-type="string" calcext:value-type="string">
            <text:p>OtherSpeak : Mind your own business, young'un!</text:p>
          </table:table-cell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Node=&gt;roman</text:p>
          </table:table-cell>
          <table:table-cell table:style-name="ce295"/>
          <table:table-cell table:style-name="ce294" office:value-type="string" calcext:value-type="string">
            <text:p>[dire bob]</text:p>
          </table:table-cell>
          <table:table-cell table:style-name="ce294" office:value-type="string" calcext:value-type="string">
            <text:p>[roman]</text:p>
          </table:table-cell>
          <table:table-cell table:style-name="ce292" table:number-columns-repeated="18"/>
          <table:table-cell table:number-columns-repeated="998"/>
        </table:table-row>
        <table:table-row table:style-name="ro36">
          <table:table-cell table:style-name="ce292" office:value-type="string" calcext:value-type="string">
            <text:p>OtherSpeak : The warm weather here is much gentler on my old bones...</text:p>
          </table:table-cell>
          <table:table-cell table:style-name="ce295" office:value-type="string" calcext:value-type="string">
            <text:p>OtherSpeak : The house never felt so big and empty.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OtherSpeak : I was born in the north west.</text:p>
          </table:table-cell>
          <table:table-cell table:style-name="ce292" office:value-type="string" calcext:value-type="string">
            <text:p>OtherSpeak : To be honest, I’m bored to death here.</text:p>
          </table:table-cell>
          <table:table-cell table:style-name="ce292" table:number-columns-repeated="18"/>
          <table:table-cell table:number-columns-repeated="998"/>
        </table:table-row>
        <table:table-row table:style-name="ro36">
          <table:table-cell table:number-columns-repeated="2"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Choice : OK… No need to get upset, old goat.</text:p>
          </table:table-cell>
          <table:table-cell table:style-name="ce292" office:value-type="string" calcext:value-type="string">
            <text:p>Choice : (charm) (cha)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ere, the only thing people talk about is NOMTRESOR</text:p>
          </table:table-cell>
          <table:table-cell table:style-name="ce292" office:value-type="string" calcext:value-type="string">
            <text:p>OtherSpeak : I would give everything and a bit for a good novel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oignons</text:p>
          </table:table-cell>
          <table:table-cell table:style-name="ce292"/>
          <table:table-cell table:style-name="ce295"/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CheckInInventory&lt;Roman&gt;/Misc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8" office:value-type="string" calcext:value-type="string">
            <text:p>[oignons]</text:p>
          </table:table-cell>
          <table:table-cell table:style-name="ce295" table:number-columns-repeated="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1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CheckStatCHA</text:p>
          </table:table-cell>
          <table:table-cell table:style-name="ce294" office:value-type="string" calcext:value-type="string">
            <text:p>[pas oignons]</text:p>
          </table:table-cell>
          <table:table-cell table:style-name="ce292" table:number-columns-repeated="2"/>
          <table:table-cell table:style-name="ce295" office:value-type="string" calcext:value-type="string">
            <text:p>Choice : Here you are, granny, enjoy!</text:p>
          </table:table-cell>
          <table:table-cell table:number-columns-repeated="2" table:style-name="ce292" office:value-type="string" calcext:value-type="string">
            <text:p>Choice : I don’t have any, sorry...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36">
          <table:table-cell table:style-name="ce292" table:number-columns-repeated="3"/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OtherSpeak : I said MIND YOUR OWN BUSINESS!</text:p>
          </table:table-cell>
          <table:table-cell table:style-name="ce292" table:number-columns-repeated="2"/>
          <table:table-cell table:style-name="ce292" office:value-type="string" calcext:value-type="string">
            <text:p>RemoveFromInventory&lt;Roman&gt;/Misc</text:p>
          </table:table-cell>
          <table:table-cell table:number-columns-repeated="2" table:style-name="ce292" office:value-type="string" calcext:value-type="string">
            <text:p>Node=&gt;conv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office:value-type="string" calcext:value-type="string">
            <text:p>Switch=&gt;oignons</text:p>
          </table:table-cell>
          <table:table-cell table:style-name="ce292" table:number-columns-repeated="2"/>
          <table:table-cell table:style-name="ce295" office:value-type="string" calcext:value-type="string">
            <text:p>OtherSpeak : Oh my, thank you dear!</text:p>
          </table:table-cell>
          <table:table-cell table:style-name="ce292" table:number-columns-repeated="2"/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4"/>
          <table:table-cell table:style-name="ce292" office:value-type="string" calcext:value-type="string">
            <text:p>Node=&gt;choix autre</text:p>
          </table:table-cell>
          <table:table-cell table:style-name="ce292" table:number-columns-repeated="2"/>
          <table:table-cell table:style-name="ce295" office:value-type="string" calcext:value-type="string">
            <text:p>OtherSpeak : People don’t read enough nowadays.</text:p>
          </table:table-cell>
          <table:table-cell table:style-name="ce292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table:number-columns-repeated="7"/>
          <table:table-cell table:style-name="ce292" office:value-type="string" calcext:value-type="string">
            <text:p>OtherSpeak : It’s just bandits and pirates everywhere, illiterates brutes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guet apens]</text:p>
          </table:table-cell>
          <table:table-cell table:style-name="ce292" table:number-columns-repeated="6"/>
          <table:table-cell table:style-name="ce292" office:value-type="string" calcext:value-type="string">
            <text:p>Node=&gt;conv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bandits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 few bandits are making a mess of the nice furniture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edoRange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What the hell are you doing here?</text:p>
          </table:table-cell>
          <table:table-cell table:style-name="ce292" office:value-type="string" calcext:value-type="string">
            <text:p>Narrator : They haven't noticed CAPITAINE yet.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Get him, lads!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(flee) (dex)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PlayerSpeak : YAAAARGH!</text:p>
          </table:table-cell>
          <table:table-cell table:style-name="ce292" office:value-type="string" calcext:value-type="string">
            <text:p>CheckStatDEX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OtherSpeak : What the?!</text:p>
          </table:table-cell>
          <table:table-cell table:style-name="ce295" office:value-type="string" calcext:value-type="string">
            <text:p>PlayerSpeak : Let’s leave!</text:p>
          </table:table-cell>
          <table:table-cell table:style-name="ce292" office:value-type="string" calcext:value-type="string">
            <text:p>OtherSpeak : Hey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Come back, you rascal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uisin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Tavern)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kitchen is very spacious, clearly a lot of servants used to work here.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 to the <text:s/>entrance) (leave)</text:p>
          </table:table-cell>
          <table:table-cell table:style-name="ce292" office:value-type="string" calcext:value-type="string">
            <text:p>Choice : (search the cellar) (loot)</text:p>
          </table:table-cell>
          <table:table-cell table:style-name="ce292" office:value-type="string" calcext:value-type="string">
            <text:p>Choice : (take a kitchenware) (loot)</text:p>
          </table:table-cell>
          <table:table-cell table:style-name="ce292"/>
          <table:table-cell table:style-name="ce294" office:value-type="string" calcext:value-type="string">
            <text:p>[vaissell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Node=&gt;garde manger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Node=&gt;encore 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Node=&gt;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4" office:value-type="string" calcext:value-type="string">
            <text:p>[encore vaisselle]</text:p>
          </table:table-cell>
          <table:table-cell table:style-name="ce294" office:value-type="string" calcext:value-type="string">
            <text:p>[plus vaisselle]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garde manger]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There’s nothing lef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8" office:value-type="string" calcext:value-type="string">
            <text:p>[rien dans le garde manger]</text:p>
          </table:table-cell>
          <table:table-cell table:style-name="ce295"/>
          <table:table-cell table:style-name="ce292"/>
          <table:table-cell table:style-name="ce295" office:value-type="string" calcext:value-type="string">
            <text:p>PlayerSpeak : Wow!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Yes!</text:p>
          </table:table-cell>
          <table:table-cell table:style-name="ce292" office:value-type="string" calcext:value-type="string">
            <text:p>PlayerSpeak : Nothing he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Switch=&gt;vaissell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"/>
          <table:table-cell table:style-name="ce292" office:value-type="string" calcext:value-type="string">
            <text:p>Node=&gt;cuisin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Switch=&gt;garde manger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uisine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étage]</text:p>
          </table:table-cell>
          <table:table-cell table:style-name="ce292" table:number-columns-repeated="3"/>
          <table:table-cell table:style-name="ce294" office:value-type="string" calcext:value-type="string">
            <text:p>[chambre enfant]</text:p>
          </table:table-cell>
          <table:table-cell table:style-name="ce292" table:number-columns-repeated="21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grenier</text:p>
          </table:table-cell>
          <table:table-cell table:style-name="ce292" office:value-type="string" calcext:value-type="string">
            <text:p>Node=&gt;chambre enfant</text:p>
          </table:table-cell>
          <table:table-cell table:style-name="ce292" table:number-columns-repeated="2"/>
          <table:table-cell table:style-name="ce292" office:value-type="string" calcext:value-type="string">
            <text:p>PlayerSpeak : The child bedroom is empty…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2" office:value-type="string" calcext:value-type="string">
            <text:p>PlayerSpeak : What happened here?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grenier]</text:p>
          </table:table-cell>
          <table:table-cell table:style-name="ce292" table:number-columns-repeated="3"/>
          <table:table-cell table:style-name="ce294" office:value-type="string" calcext:value-type="string">
            <text:p>[choix chambr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3"/>
          <table:table-cell table:style-name="ce292" office:value-type="string" calcext:value-type="string">
            <text:p>SetChoices2</text:p>
          </table:table-cell>
          <table:table-cell table:style-name="ce292" table:number-columns-repeated="21"/>
          <table:table-cell table:number-columns-repeated="998"/>
        </table:table-row>
        <table:table-row table:style-name="ro25">
          <table:table-cell table:style-name="ce295" office:value-type="string" calcext:value-type="string">
            <text:p>PlayerSpeak : This must be the attic…</text:p>
          </table:table-cell>
          <table:table-cell table:style-name="ce295" office:value-type="string" calcext:value-type="string">
            <text:p>PlayerSpeak : It’s a bedroom...</text:p>
          </table:table-cell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4">
          <table:table-cell table:style-name="ce292" office:value-type="string" calcext:value-type="string">
            <text:p>PlayerSpeak : There’s all kinds of stuff here!</text:p>
          </table:table-cell>
          <table:table-cell table:style-name="ce295" office:value-type="string" calcext:value-type="string">
            <text:p>PlayerSpeak : Looks empty.</text:p>
          </table:table-cell>
          <table:table-cell table:style-name="ce295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LootMisc</text:p>
          </table:table-cell>
          <table:table-cell table:style-name="ce295" office:value-type="string" calcext:value-type="string">
            <text:p>Node=&gt;liv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LootMisc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livre]</text:p>
          </table:table-cell>
          <table:table-cell table:style-name="ce292" table:number-columns-repeated="3"/>
          <table:table-cell table:style-name="ce292" office:value-type="string" calcext:value-type="string">
            <text:p>Node=&gt;choix chambre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Oh, a book!</text:p>
          </table:table-cell>
          <table:table-cell table:style-name="ce295" office:value-type="string" calcext:value-type="string">
            <text:p>Fade</text:p>
          </table:table-cell>
          <table:table-cell table:style-name="ce292" table:number-columns-repeated="2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2" office:value-type="string" calcext:value-type="string">
            <text:p>AddToInventory&lt;Roman&gt;/Misc</text:p>
          </table:table-cell>
          <table:table-cell table:style-name="ce292" office:value-type="string" calcext:value-type="string">
            <text:p>Node=&gt;maison vide</text:p>
          </table:table-cell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5" office:value-type="string" calcext:value-type="string">
            <text:p>Switch=&gt;livr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811">
          <table:table-cell table:style-name="ce292" table:number-columns-repeated="26"/>
          <table:table-cell table:number-columns-repeated="998"/>
        </table:table-row>
        <table:table-row table:style-name="ro4" table:number-rows-repeated="1047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7" table:default-cell-style-name="ce292"/>
        <table:table-column table:style-name="co18" table:default-cell-style-name="ce292"/>
        <table:table-column table:style-name="co17" table:number-columns-repeated="18" table:default-cell-style-name="ce292"/>
        <table:table-column table:style-name="co7" table:number-columns-repeated="6" table:default-cell-style-name="ce292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53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53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53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0">
          <table:table-cell table:style-name="ce294" office:value-type="string" calcext:value-type="string">
            <text:p>[debut]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8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table:style-name="ce294" office:value-type="string" calcext:value-type="string">
            <text:p>[suite]</text:p>
          </table:table-cell>
          <table:table-cell/>
          <table:table-cell table:style-name="ce295"/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0">
          <table:table-cell office:value-type="string" calcext:value-type="string">
            <text:p>CheckQuest=&gt;switch verger</text:p>
          </table:table-cell>
          <table:table-cell/>
          <table:table-cell table:style-name="ce295"/>
          <table:table-cell table:number-columns-repeated="2"/>
          <table:table-cell table:style-name="ce295"/>
          <table:table-cell table:number-columns-repeated="1018"/>
        </table:table-row>
        <table:table-row table:style-name="ro40">
          <table:table-cell table:style-name="ce294" office:value-type="string" calcext:value-type="string">
            <text:p>[switch verger]</text:p>
          </table:table-cell>
          <table:table-cell table:number-columns-repeated="4"/>
          <table:table-cell table:style-name="ce295" table:number-columns-repeated="3"/>
          <table:table-cell/>
          <table:table-cell table:style-name="ce294" table:number-columns-repeated="11"/>
          <table:table-cell table:number-columns-repeated="1004"/>
        </table:table-row>
        <table:table-row table:style-name="ro40">
          <table:table-cell office:value-type="string" calcext:value-type="string">
            <text:p>RandomRange2</text:p>
          </table:table-cell>
          <table:table-cell table:style-name="ce295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table:style-name="ce294" office:value-type="string" calcext:value-type="string">
            <text:p>[choix verger]</text:p>
          </table:table-cell>
          <table:table-cell table:number-columns-repeated="4"/>
          <table:table-cell table:style-name="ce295"/>
          <table:table-cell table:style-name="ce294"/>
          <table:table-cell table:number-columns-repeated="2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4"/>
          <table:table-cell table:style-name="ce295"/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95"/>
          <table:table-cell table:number-columns-repeated="2"/>
          <table:table-cell table:style-name="ce295"/>
          <table:table-cell table:style-name="ce294" office:value-type="string" calcext:value-type="string">
            <text:p>[choix verger – poules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table:number-columns-repeated="4"/>
          <table:table-cell table:style-name="ce295" office:value-type="string" calcext:value-type="string">
            <text:p>Narrator : A small chicken house is nestled between bushes.</text:p>
          </table:table-cell>
          <table:table-cell table:style-name="ce295" table:number-columns-repeated="2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5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8" office:value-type="string" calcext:value-type="string">
            <text:p>[vol pomme]</text:p>
          </table:table-cell>
          <table:table-cell table:style-name="ce295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andomRange4</text:p>
          </table:table-cell>
          <table:table-cell table:style-name="ce295"/>
          <table:table-cell table:number-columns-repeated="2"/>
          <table:table-cell table:style-name="ce295"/>
          <table:table-cell/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table:style-name="ce294" office:value-type="string" calcext:value-type="string">
            <text:p>[départ]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office:value-type="string" calcext:value-type="string">
            <text:p>RandomRange2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Default"/>
          <table:table-cell table:style-name="ce294" office:value-type="string" calcext:value-type="string">
            <text:p>[rencontr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94" office:value-type="string" calcext:value-type="string">
            <text:p>[recip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table:style-name="ce294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6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94" office:value-type="string" calcext:value-type="string">
            <text:p>[donne tarte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6">
          <table:table-cell table:style-name="ce295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5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5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ce262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Switch=&gt;donne tart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95"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consequence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36">
          <table:table-cell table:style-name="ce294" office:value-type="string" calcext:value-type="string">
            <text:p>Narrator : The trees are now empty of fruit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RandomRange2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Node=&gt;fermier</text:p>
          </table:table-cell>
          <table:table-cell table:style-name="ce294" office:value-type="string" calcext:value-type="string">
            <text:p>[choix consequenc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0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18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50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0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fermier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NewCrew1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But get out of my yard, now!</text:p>
          </table:table-cell>
          <table:table-cell/>
          <table:table-cell table:style-name="ce294" office:value-type="string" calcext:value-type="string">
            <text:p>[combat fermier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94" office:value-type="string" calcext:value-type="string">
            <text:p>[fermier mort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8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0">
          <table:table-cell table:style-name="ce294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95" office:value-type="string" calcext:value-type="string">
            <text:p>[choix mort fermier]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95" office:value-type="string" calcext:value-type="string">
            <text:p>Choice : Let’s check around the farm.</text:p>
          </table:table-cell>
          <table:table-cell table:style-name="ce295" table:number-columns-repeated="4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0">
          <table:table-cell table:style-name="ce294" office:value-type="string" calcext:value-type="string">
            <text:p>[marchandage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40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40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40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40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9" table:default-cell-style-name="ce496"/>
        <table:table-column table:style-name="co20" table:number-columns-repeated="19" table:default-cell-style-name="ce496"/>
        <table:table-column table:style-name="co7" table:number-columns-repeated="6" table:default-cell-style-name="ce496"/>
        <table:table-column table:style-name="co8" table:number-columns-repeated="998" table:default-cell-style-name="ce496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154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54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154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What’s you poison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Dice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OtherSpeak : Or maybe a good old game of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Rock, paper, scissors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SetChoices3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Choice : Let’s roll dice.</text:p>
          </table:table-cell>
          <table:table-cell table:style-name="ce292" office:value-type="string" calcext:value-type="string">
            <text:p>Choice : Rock paper scissors, of course.</text:p>
          </table:table-cell>
          <table:table-cell table:style-name="ce292" office:value-type="string" calcext:value-type="string">
            <text:p>Choice : Neither (leave)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Node=&gt;dés</text:p>
          </table:table-cell>
          <table:table-cell table:style-name="ce294" office:value-type="string" calcext:value-type="string">
            <text:p>Node=&gt;shifumi</text:p>
          </table:table-cell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/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0" table:number-columns-repeated="2"/>
          <table:table-cell table:style-name="ce292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1" office:value-type="string" calcext:value-type="string">
            <text:p>[shifumi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: Great!</text:p>
          </table:table-cell>
          <table:table-cell table:style-name="ce473" table:number-columns-repeated="4"/>
          <table:table-cell table:style-name="ce295" table:number-columns-repeated="3"/>
          <table:table-cell table:style-name="ce298" office:value-type="string" calcext:value-type="string">
            <text:p>[dés]</text:p>
          </table:table-cell>
          <table:table-cell table:style-name="ce295" table:number-columns-repeated="17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It’s simple, its only ONE HAND, and we both put 50 gold.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295" office:value-type="string" calcext:value-type="string">
            <text:p>OtherSpeak : Take a sit !</text:p>
          </table:table-cell>
          <table:table-cell table:style-name="ce295" table:number-columns-repeated="3"/>
          <table:table-cell table:style-name="ce298"/>
          <table:table-cell table:style-name="ce295" table:number-columns-repeated="13"/>
          <table:table-cell table:number-columns-repeated="998"/>
        </table:table-row>
        <table:table-row table:style-name="ro9">
          <table:table-cell table:style-name="ce473" office:value-type="string" calcext:value-type="string">
            <text:p>OtherSpeak : Then you get mine if you win.</text:p>
          </table:table-cell>
          <table:table-cell table:style-name="ce470"/>
          <table:table-cell table:style-name="ce502"/>
          <table:table-cell table:style-name="ce473" table:number-columns-repeated="2"/>
          <table:table-cell table:style-name="ce295" table:number-columns-repeated="3"/>
          <table:table-cell table:style-name="ce473" office:value-type="string" calcext:value-type="string">
            <text:p>OtherSpeak : Simple, you throw dice, and if you roll a six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2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470" office:value-type="string" calcext:value-type="string">
            <text:p>CheckIfFormulaIsland</text:p>
          </table:table-cell>
          <table:table-cell table:style-name="ce470" table:number-columns-repeated="2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12">
          <table:table-cell table:style-name="ce473" office:value-type="string" calcext:value-type="string">
            <text:p>Choice : After careful consideration, Ill pass (leave)</text:p>
          </table:table-cell>
          <table:table-cell table:style-name="ce497" office:value-type="string" calcext:value-type="string">
            <text:p>Choice : (gamble) (trade)</text:p>
          </table:table-cell>
          <table:table-cell table:style-name="ce500"/>
          <table:table-cell table:style-name="ce473"/>
          <table:table-cell table:style-name="ce505"/>
          <table:table-cell table:style-name="ce295" table:number-columns-repeated="3"/>
          <table:table-cell table:style-name="ce295" office:value-type="string" calcext:value-type="string">
            <text:p>OtherSpeak : You win your 100 gold !</text:p>
          </table:table-cell>
          <table:table-cell table:style-name="ce295" office:value-type="string" calcext:value-type="string">
            <text:p>OtherSpeak : You get your cherished information about NOMTRESOR 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Leave</text:p>
          </table:table-cell>
          <table:table-cell table:style-name="ce500" office:value-type="string" calcext:value-type="string">
            <text:p>CheckGold50</text:p>
          </table:table-cell>
          <table:table-cell table:style-name="ce500"/>
          <table:table-cell table:style-name="ce470"/>
          <table:table-cell table:style-name="ce505"/>
          <table:table-cell table:style-name="ce295" table:number-columns-repeated="3"/>
          <table:table-cell table:number-columns-repeated="2" table:style-name="ce470" office:value-type="string" calcext:value-type="string">
            <text:p>Node=&gt;suite dés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3">
          <table:table-cell table:style-name="ce477"/>
          <table:table-cell table:style-name="ce500" office:value-type="string" calcext:value-type="string">
            <text:p>RemoveGold50</text:p>
          </table:table-cell>
          <table:table-cell table:style-name="ce500" office:value-type="string" calcext:value-type="string">
            <text:p>OtherSpeak : I’m afraid you don’t have enouh gold, sonny!</text:p>
          </table:table-cell>
          <table:table-cell table:style-name="ce502"/>
          <table:table-cell table:style-name="ce508"/>
          <table:table-cell table:style-name="ce295" table:number-columns-repeated="3"/>
          <table:table-cell table:style-name="ce512" office:value-type="string" calcext:value-type="string">
            <text:p>[suite dés]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4">
          <table:table-cell table:style-name="ce477"/>
          <table:table-cell table:style-name="ce500" office:value-type="string" calcext:value-type="string">
            <text:p>OtherSpeak : Alright, let’s go</text:p>
          </table:table-cell>
          <table:table-cell table:style-name="ce500" office:value-type="string" calcext:value-type="string">
            <text:p>Leave</text:p>
          </table:table-cell>
          <table:table-cell table:style-name="ce502"/>
          <table:table-cell table:style-name="ce473"/>
          <table:table-cell table:style-name="ce295" table:number-columns-repeated="3"/>
          <table:table-cell table:style-name="ce295" office:value-type="string" calcext:value-type="string">
            <text:p>OtherSpeak : Remember : the more dice you decide to roll, the more chances you have to win...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4">
          <table:table-cell table:style-name="ce477"/>
          <table:table-cell table:style-name="ce500" office:value-type="string" calcext:value-type="string">
            <text:p>Node=&gt;shifumi1</text:p>
          </table:table-cell>
          <table:table-cell table:style-name="ce500"/>
          <table:table-cell table:style-name="ce502"/>
          <table:table-cell table:style-name="ce510"/>
          <table:table-cell table:style-name="ce295" table:number-columns-repeated="3"/>
          <table:table-cell table:style-name="ce295" office:value-type="string" calcext:value-type="string">
            <text:p>OtherSpeak : but it's also more expensive to play!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4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3"/>
          <table:table-cell table:style-name="ce513" office:value-type="string" calcext:value-type="string">
            <text:p>Node=&gt;jeu dés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4" table:number-rows-repeated="4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shifumi1]</text:p>
          </table:table-cell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3</text:p>
          </table:table-cell>
          <table:table-cell table:style-name="ce473" table:number-columns-repeated="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Choice : Rock</text:p>
          </table:table-cell>
          <table:table-cell table:style-name="ce473" office:value-type="string" calcext:value-type="string">
            <text:p>Choice : Paper</text:p>
          </table:table-cell>
          <table:table-cell table:style-name="ce473" office:value-type="string" calcext:value-type="string">
            <text:p>Choice : Scissors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pierre</text:p>
          </table:table-cell>
          <table:table-cell table:style-name="ce473" office:value-type="string" calcext:value-type="string">
            <text:p>Node=&gt;papier</text:p>
          </table:table-cell>
          <table:table-cell table:style-name="ce473" office:value-type="string" calcext:value-type="string">
            <text:p>Node=&gt;ciseau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 table:number-rows-repeated="2">
          <table:table-cell table:style-name="ce473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pierre]</text:p>
          </table:table-cell>
          <table:table-cell table:style-name="ce473" table:number-columns-repeated="4"/>
          <table:table-cell table:style-name="ce295" table:number-columns-repeated="3"/>
          <table:table-cell table:style-name="ce514" office:value-type="string" calcext:value-type="string">
            <text:p>[jeu dés]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10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3"/>
          <table:table-cell table:style-name="ce515" office:value-type="string" calcext:value-type="string">
            <text:p>OtherSpeak : How many dice do you want to roll?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SetChoices4</text:p>
          </table:table-cell>
          <table:table-cell table:style-name="ce295" table:number-columns-repeated="17"/>
          <table:table-cell table:number-columns-repeated="998"/>
        </table:table-row>
        <table:table-row table:style-name="ro95">
          <table:table-cell table:style-name="ce473" office:value-type="string" calcext:value-type="string">
            <text:p>OtherSpeak : A tie!</text:p>
          </table:table-cell>
          <table:table-cell table:style-name="ce473" office:value-type="string" calcext:value-type="string">
            <text:p>OtherSpeak : Heck, you got me...</text:p>
          </table:table-cell>
          <table:table-cell table:style-name="ce473" office:value-type="string" calcext:value-type="string">
            <text:p>OtherSpeak : Ha! Your money is mine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Choice : 1</text:p>
          </table:table-cell>
          <table:table-cell table:style-name="ce295" table:number-columns-repeated="2"/>
          <table:table-cell table:style-name="ce522" office:value-type="string" calcext:value-type="string">
            <text:p>Choice : 2</text:p>
          </table:table-cell>
          <table:table-cell table:style-name="ce295" table:number-columns-repeated="2"/>
          <table:table-cell table:style-name="ce531" office:value-type="string" calcext:value-type="string">
            <text:p>Choice : 3</text:p>
          </table:table-cell>
          <table:table-cell table:style-name="ce295" table:number-columns-repeated="2"/>
          <table:table-cell table:style-name="ce555" office:value-type="string" calcext:value-type="string">
            <text:p>Choice : 4</text:p>
          </table:table-cell>
          <table:table-cell table:style-name="ce295" table:number-columns-repeated="8"/>
          <table:table-cell table:number-columns-repeated="998"/>
        </table:table-row>
        <table:table-row table:style-name="ro36">
          <table:table-cell table:style-name="ce483" office:value-type="string" calcext:value-type="string">
            <text:p>OtherSpeak :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504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3"/>
          <table:table-cell table:style-name="ce292" office:value-type="string" calcext:value-type="string">
            <text:p>OtherSpeak : That’s 30 gold coins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ll be 70 gold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00 golds to play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50 gold coins, please.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6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Choice : I’m not interested anymore (leave)</text:p>
          </table:table-cell>
          <table:table-cell table:style-name="ce518" office:value-type="string" calcext:value-type="string">
            <text:p>Choice : (bet)(trade)</text:p>
          </table:table-cell>
          <table:table-cell table:style-name="ce518"/>
          <table:table-cell table:style-name="ce292" office:value-type="string" calcext:value-type="string">
            <text:p>Choice : I’m not interested anymore (leave)</text:p>
          </table:table-cell>
          <table:table-cell table:style-name="ce525" office:value-type="string" calcext:value-type="string">
            <text:p>Choice : (bet)(trade)</text:p>
          </table:table-cell>
          <table:table-cell table:style-name="ce528"/>
          <table:table-cell table:style-name="ce292" office:value-type="string" calcext:value-type="string">
            <text:p>Choice : I’m not interested anymore (leave)</text:p>
          </table:table-cell>
          <table:table-cell table:style-name="ce532" office:value-type="string" calcext:value-type="string">
            <text:p>Choice : (bet)(trade)</text:p>
          </table:table-cell>
          <table:table-cell table:style-name="ce539"/>
          <table:table-cell table:style-name="ce292" office:value-type="string" calcext:value-type="string">
            <text:p>Choice : I’m not interested anymore (leave)</text:p>
          </table:table-cell>
          <table:table-cell table:style-name="ce556" office:value-type="string" calcext:value-type="string">
            <text:p>Choice : (bet)(trade)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3"/>
          <table:table-cell table:style-name="ce292" office:value-type="string" calcext:value-type="string">
            <text:p>Leave</text:p>
          </table:table-cell>
          <table:table-cell table:style-name="ce518" office:value-type="string" calcext:value-type="string">
            <text:p>CheckGold30</text:p>
          </table:table-cell>
          <table:table-cell table:style-name="ce518"/>
          <table:table-cell table:style-name="ce292" office:value-type="string" calcext:value-type="string">
            <text:p>Leave</text:p>
          </table:table-cell>
          <table:table-cell table:style-name="ce525" office:value-type="string" calcext:value-type="string">
            <text:p>CheckGold70</text:p>
          </table:table-cell>
          <table:table-cell table:style-name="ce528"/>
          <table:table-cell table:style-name="ce292" office:value-type="string" calcext:value-type="string">
            <text:p>Leave</text:p>
          </table:table-cell>
          <table:table-cell table:style-name="ce532" office:value-type="string" calcext:value-type="string">
            <text:p>CheckGold100</text:p>
          </table:table-cell>
          <table:table-cell table:style-name="ce539"/>
          <table:table-cell table:style-name="ce292" office:value-type="string" calcext:value-type="string">
            <text:p>Leave</text:p>
          </table:table-cell>
          <table:table-cell table:style-name="ce556" office:value-type="string" calcext:value-type="string">
            <text:p>CheckGold150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73" table:number-columns-repeated="3"/>
          <table:table-cell table:style-name="ce477"/>
          <table:table-cell table:style-name="ce473"/>
          <table:table-cell table:style-name="ce295" table:number-columns-repeated="4"/>
          <table:table-cell table:style-name="ce518" office:value-type="string" calcext:value-type="string">
            <text:p>RemoveGold30</text:p>
          </table:table-cell>
          <table:table-cell table:style-name="ce518" office:value-type="string" calcext:value-type="string">
            <text:p>OtherSpeak : Not enough money, friend.</text:p>
          </table:table-cell>
          <table:table-cell table:style-name="ce295"/>
          <table:table-cell table:style-name="ce525" office:value-type="string" calcext:value-type="string">
            <text:p>RemoveGold70</text:p>
          </table:table-cell>
          <table:table-cell table:style-name="ce528" office:value-type="string" calcext:value-type="string">
            <text:p>OtherSpeak : Sorry but you need more gold to play...</text:p>
          </table:table-cell>
          <table:table-cell table:style-name="ce295"/>
          <table:table-cell table:style-name="ce532" office:value-type="string" calcext:value-type="string">
            <text:p>RemoveGold100</text:p>
          </table:table-cell>
          <table:table-cell table:style-name="ce539" office:value-type="string" calcext:value-type="string">
            <text:p>OtherSpeak : I’m afraid you don’t have enough coins.</text:p>
          </table:table-cell>
          <table:table-cell table:style-name="ce295"/>
          <table:table-cell table:style-name="ce556" office:value-type="string" calcext:value-type="string">
            <text:p>RemoveGold150</text:p>
          </table:table-cell>
          <table:table-cell table:style-name="ce557" office:value-type="string" calcext:value-type="string">
            <text:p>OtherSpeak : Come back when you have enough coins!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1" office:value-type="string" calcext:value-type="string">
            <text:p>[papier]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OtherSpeak : Let’s play!</text:p>
          </table:table-cell>
          <table:table-cell table:style-name="ce473" office:value-type="string" calcext:value-type="string">
            <text:p>Leave</text:p>
          </table:table-cell>
          <table:table-cell table:style-name="ce295"/>
          <table:table-cell table:style-name="ce525" office:value-type="string" calcext:value-type="string">
            <text:p>OtherSpeak : Let's see this roll!</text:p>
          </table:table-cell>
          <table:table-cell table:style-name="ce529" office:value-type="string" calcext:value-type="string">
            <text:p>Leave</text:p>
          </table:table-cell>
          <table:table-cell table:style-name="ce295"/>
          <table:table-cell table:style-name="ce532" office:value-type="string" calcext:value-type="string">
            <text:p>OtherSpeak : Here are the dices, roll them!</text:p>
          </table:table-cell>
          <table:table-cell table:style-name="ce542" office:value-type="string" calcext:value-type="string">
            <text:p>Leave</text:p>
          </table:table-cell>
          <table:table-cell table:style-name="ce295"/>
          <table:table-cell table:style-name="ce556" office:value-type="string" calcext:value-type="string">
            <text:p>OtherSpeak : Let's play!</text:p>
          </table:table-cell>
          <table:table-cell table:style-name="ce558" office:value-type="string" calcext:value-type="string">
            <text:p>Leave</text:p>
          </table:table-cell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ThrowDice1</text:p>
          </table:table-cell>
          <table:table-cell table:style-name="ce518"/>
          <table:table-cell table:style-name="ce295"/>
          <table:table-cell table:style-name="ce525" office:value-type="string" calcext:value-type="string">
            <text:p>ThrowDice2</text:p>
          </table:table-cell>
          <table:table-cell table:style-name="ce528"/>
          <table:table-cell table:style-name="ce295"/>
          <table:table-cell table:style-name="ce532" office:value-type="string" calcext:value-type="string">
            <text:p>ThrowDice3</text:p>
          </table:table-cell>
          <table:table-cell table:style-name="ce539"/>
          <table:table-cell table:style-name="ce295"/>
          <table:table-cell table:style-name="ce556" office:value-type="string" calcext:value-type="string">
            <text:p>ThrowDice4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OtherSpeak : Wow, nice roll!</text:p>
          </table:table-cell>
          <table:table-cell table:style-name="ce295" office:value-type="string" calcext:value-type="string">
            <text:p>OtherSpeak : You just lost 30 gold, pal</text:p>
          </table:table-cell>
          <table:table-cell table:style-name="ce295"/>
          <table:table-cell table:style-name="ce295" office:value-type="string" calcext:value-type="string">
            <text:p>OtherSpeak : Very well played!</text:p>
          </table:table-cell>
          <table:table-cell table:style-name="ce295" office:value-type="string" calcext:value-type="string">
            <text:p>OtherSpeak : You just lost 70 gold, pal</text:p>
          </table:table-cell>
          <table:table-cell table:style-name="ce295"/>
          <table:table-cell table:style-name="ce295" office:value-type="string" calcext:value-type="string">
            <text:p>OtherSpeak : Nicely done!</text:p>
          </table:table-cell>
          <table:table-cell table:style-name="ce295" office:value-type="string" calcext:value-type="string">
            <text:p>OtherSpeak : You just lost 100 gold, pal</text:p>
          </table:table-cell>
          <table:table-cell table:style-name="ce295"/>
          <table:table-cell table:style-name="ce295" office:value-type="string" calcext:value-type="string">
            <text:p>OtherSpeak : We have a winner!</text:p>
          </table:table-cell>
          <table:table-cell table:style-name="ce295" office:value-type="string" calcext:value-type="string">
            <text:p>OtherSpeak : You just lost 150 gold, pal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6" office:value-type="string" calcext:value-type="string">
            <text:p>OtherSpeak : Ah, a draw!</text:p>
          </table:table-cell>
          <table:table-cell table:style-name="ce473" office:value-type="string" calcext:value-type="string">
            <text:p>OtherSpeak : Feck…</text:p>
          </table:table-cell>
          <table:table-cell table:style-name="ce473" office:value-type="string" calcext:value-type="string">
            <text:p>OtherSpeak : That’s right, give me that gold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7" office:value-type="string" calcext:value-type="string">
            <text:p>OtherSpeak : One more time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8"/>
          <table:table-cell table:style-name="ce470"/>
          <table:table-cell table:style-name="ce295" table:number-columns-repeated="12"/>
          <table:table-cell table:number-columns-repeated="998"/>
        </table:table-row>
        <table:table-row table:style-name="ro4">
          <table:table-cell table:style-name="ce481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ciseau]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489" office:value-type="string" calcext:value-type="string">
            <text:p>OtherSpeak : That’s a draw!</text:p>
          </table:table-cell>
          <table:table-cell table:style-name="ce473" office:value-type="string" calcext:value-type="string">
            <text:p>OtherSpeak : You bloody cheater!</text:p>
          </table:table-cell>
          <table:table-cell table:style-name="ce473" office:value-type="string" calcext:value-type="string">
            <text:p>OtherSpeak : Yes! Money money ! Eheheh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6">
          <table:table-cell table:style-name="ce473" office:value-type="string" calcext:value-type="string">
            <text:p>OtherSpeak : Let’s try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7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[bet again]</text:p>
          </table:table-cell>
          <table:table-cell table:style-name="ce295" table:number-columns-repeated="2"/>
          <table:table-cell table:style-name="Default" table:number-columns-repeated="2"/>
          <table:table-cell table:style-name="ce490" office:value-type="string" calcext:value-type="string">
            <text:p>[clue]</text:p>
          </table:table-cell>
          <table:table-cell table:style-name="ce477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OtherSpeak : Wanna bet again ?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SetChoices2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Oh well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Choice : Sure…</text:p>
          </table:table-cell>
          <table:table-cell table:style-name="ce470" office:value-type="string" calcext:value-type="string">
            <text:p>Choice : No, I’ll sail away (leave)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I guess it’s worth a piece of information about NOMTRESOR after all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Node=&gt;debut</text:p>
          </table:table-cell>
          <table:table-cell table:style-name="ce470" office:value-type="string" calcext:value-type="string">
            <text:p>Leave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Here it goes :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 table:number-columns-repeated="3"/>
          <table:table-cell table:style-name="Default" table:number-columns-repeated="2"/>
          <table:table-cell table:style-name="ce511" office:value-type="string" calcext:value-type="string">
            <text:p>OtherSpeak : No later than yesterday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/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A man got drunk at our table and said he made a breakthrough about the treasure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7"/>
          <table:table-cell table:style-name="ce295" table:number-columns-repeated="2"/>
          <table:table-cell table:style-name="Default" table:number-columns-repeated="2"/>
          <table:table-cell table:style-name="ce470" office:value-type="string" calcext:value-type="string">
            <text:p>OtherSpeak : Didn’t make any sense to us though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38">
          <table:table-cell table:style-name="ce490" office:value-type="string" calcext:value-type="string">
            <text:p>[win]</text:p>
          </table:table-cell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Not a location, not a name, but a very random word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92" office:value-type="string" calcext:value-type="string">
            <text:p>CheckIfFormulaIsland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FORMULA</text:p>
          </table:table-cell>
          <table:table-cell table:style-name="ce295" table:number-columns-repeated="20"/>
          <table:table-cell table:number-columns-repeated="998"/>
        </table:table-row>
        <table:table-row table:style-name="ro38">
          <table:table-cell table:style-name="ce492" office:value-type="string" calcext:value-type="string">
            <text:p>OtherSpeak : Alright sailor !</text:p>
          </table:table-cell>
          <table:table-cell table:style-name="ce492" office:value-type="string" calcext:value-type="string">
            <text:p>Node=&gt;clue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Alright that’s it !</text:p>
          </table:table-cell>
          <table:table-cell table:style-name="ce295" table:number-columns-repeated="20"/>
          <table:table-cell table:number-columns-repeated="998"/>
        </table:table-row>
        <table:table-row table:style-name="ro16">
          <table:table-cell table:style-name="ce279" office:value-type="string" calcext:value-type="string">
            <text:p>RandomRedoPercent20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Come back anytime</text:p>
          </table:table-cell>
          <table:table-cell table:style-name="ce295" table:number-columns-repeated="20"/>
          <table:table-cell table:number-columns-repeated="998"/>
        </table:table-row>
        <table:table-row table:style-name="ro38">
          <table:table-cell table:style-name="Default" office:value-type="string" calcext:value-type="string">
            <text:p>Node=&gt;cheat win</text:p>
          </table:table-cell>
          <table:table-cell table:style-name="ce492" office:value-type="string" calcext:value-type="string">
            <text:p>Node=&gt;really win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Leave</text:p>
          </table:table-cell>
          <table:table-cell table:style-name="ce295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66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7" table:number-columns-repeated="2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8" office:value-type="string" calcext:value-type="string">
            <text:p>[really win]</text:p>
          </table:table-cell>
          <table:table-cell table:style-name="ce490" office:value-type="string" calcext:value-type="string">
            <text:p>[cheat win]</text:p>
          </table:table-cell>
          <table:table-cell table:style-name="ce477"/>
          <table:table-cell table:style-name="ce295" table:number-columns-repeated="23"/>
          <table:table-cell table:number-columns-repeated="998"/>
        </table:table-row>
        <table:table-row table:style-name="ro9">
          <table:table-cell table:style-name="ce492" office:value-type="string" calcext:value-type="string">
            <text:p>OtherSpeak : Here’s your money !</text:p>
          </table:table-cell>
          <table:table-cell table:style-name="ce279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492" office:value-type="string" calcext:value-type="string">
            <text:p>AddGold100</text:p>
          </table:table-cell>
          <table:table-cell table:style-name="ce279" office:value-type="string" calcext:value-type="string">
            <text:p>OtherSpeak : You’re a dirty cheater if I ever saw one!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166" office:value-type="string" calcext:value-type="string">
            <text:p>Node=&gt;bet again</text:p>
          </table:table-cell>
          <table:table-cell table:style-name="ce279" office:value-type="string" calcext:value-type="string">
            <text:p>OtherSpeak : Give us back 150 gold coins or.. die.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5"/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295"/>
          <table:table-cell table:style-name="ce279" office:value-type="string" calcext:value-type="string">
            <text:p>Choice : Never! (attack)</text:p>
          </table:table-cell>
          <table:table-cell table:style-name="ce279" office:value-type="string" calcext:value-type="string">
            <text:p>Choice : There you go… (trade)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 office:value-type="string" calcext:value-type="string">
            <text:p>LaunchCombat</text:p>
          </table:table-cell>
          <table:table-cell table:style-name="ce279" office:value-type="string" calcext:value-type="string">
            <text:p>CheckGold150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36">
          <table:table-cell table:style-name="Default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Glad we reached an understanding.</text:p>
          </table:table-cell>
          <table:table-cell table:style-name="ce279" office:value-type="string" calcext:value-type="string">
            <text:p>OtherSpeak : What the...</text:p>
          </table:table-cell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9"/>
          <table:table-cell table:style-name="ce279" office:value-type="string" calcext:value-type="string">
            <text:p>OtherSpeak : Now get out of here.</text:p>
          </table:table-cell>
          <table:table-cell table:style-name="ce279" office:value-type="string" calcext:value-type="string">
            <text:p>OtherSpeak : You don’t even have enough?!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LaunchCombat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95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95" table:number-columns-repeated="23"/>
          <table:table-cell table:number-columns-repeated="998"/>
        </table:table-row>
        <table:table-row table:style-name="ro4" table:number-rows-repeated="902">
          <table:table-cell table:style-name="ce295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21" table:number-columns-repeated="1024" table:default-cell-style-name="Default"/>
        <table:table-row table:style-name="ro96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5" table:number-columns-repeated="22"/>
          <table:table-cell table:number-columns-repeated="998"/>
        </table:table-row>
        <table:table-row table:style-name="ro96">
          <table:table-cell table:style-name="ce236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36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36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95" table:number-columns-repeated="22"/>
          <table:table-cell table:number-columns-repeated="998"/>
        </table:table-row>
        <table:table-row table:style-name="ro96">
          <table:table-cell table:style-name="ce195" office:value-type="string" calcext:value-type="string">
            <text:p>[poules]</text:p>
          </table:table-cell>
          <table:table-cell table:style-name="ce196"/>
          <table:table-cell table:style-name="ce292"/>
          <table:table-cell table:style-name="ce196"/>
          <table:table-cell table:style-name="ce295" table:number-columns-repeated="3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Narrator : As CAPITAINE gets closer to the hen house, the birds inside are getting more and more agitated.</text:p>
          </table:table-cell>
          <table:table-cell table:style-name="ce295" office:value-type="string" calcext:value-type="string">
            <text:p>Node=&gt;plus de poules</text:p>
          </table:table-cell>
          <table:table-cell table:style-name="ce292"/>
          <table:table-cell table:style-name="ce295" table:number-columns-repeated="4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3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Choice : Let’ s go back to the orchard. (leave)</text:p>
          </table:table-cell>
          <table:table-cell table:style-name="ce292" office:value-type="string" calcext:value-type="string">
            <text:p>Choice : Let’s try to catch one! (dex)</text:p>
          </table:table-cell>
          <table:table-cell table:style-name="ce292"/>
          <table:table-cell table:style-name="ce295" table:number-columns-repeated="3"/>
          <table:table-cell table:style-name="ce292" table:number-columns-repeated="2"/>
          <table:table-cell table:style-name="ce294" office:value-type="string" calcext:value-type="string">
            <text:p>[plus de poules]</text:p>
          </table:table-cell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5" office:value-type="string" calcext:value-type="string">
            <text:p>Fade</text:p>
          </table:table-cell>
          <table:table-cell table:style-name="ce295" office:value-type="string" calcext:value-type="string">
            <text:p>Switch=&gt;poules</text:p>
          </table:table-cell>
          <table:table-cell table:style-name="ce295" table:number-columns-repeated="4"/>
          <table:table-cell table:style-name="ce292" table:number-columns-repeated="2"/>
          <table:table-cell table:style-name="ce295" office:value-type="string" calcext:value-type="string">
            <text:p>PlayerSpeak : Looks like all the chicken are hidding now</text:p>
          </table:table-cell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5" office:value-type="string" calcext:value-type="string">
            <text:p>Leave</text:p>
          </table:table-cell>
          <table:table-cell table:style-name="ce292" office:value-type="string" calcext:value-type="string">
            <text:p>CheckStatDEX</text:p>
          </table:table-cell>
          <table:table-cell table:style-name="ce295" table:number-columns-repeated="4"/>
          <table:table-cell table:style-name="ce292" table:number-columns-repeated="2"/>
          <table:table-cell table:style-name="ce292" office:value-type="string" calcext:value-type="string">
            <text:p>PlayerSpeak : Because of me</text:p>
          </table:table-cell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5" office:value-type="string" calcext:value-type="string">
            <text:p>RandomRange2</text:p>
          </table:table-cell>
          <table:table-cell/>
          <table:table-cell table:style-name="ce295" office:value-type="string" calcext:value-type="string">
            <text:p>PlayerSpeak : Darn it...</text:p>
          </table:table-cell>
          <table:table-cell table:style-name="ce295" table:number-columns-repeated="2"/>
          <table:table-cell table:style-name="ce292" table:number-columns-repeated="2"/>
          <table:table-cell table:style-name="ce295" office:value-type="string" calcext:value-type="string">
            <text:p>Fade</text:p>
          </table:table-cell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PlayerSpeak : Got ya!</text:p>
          </table:table-cell>
          <table:table-cell table:style-name="ce295" office:value-type="string" calcext:value-type="string">
            <text:p>PlayerSpeak : Got it!</text:p>
          </table:table-cell>
          <table:table-cell table:style-name="ce292" office:value-type="string" calcext:value-type="string">
            <text:p>PlayerSpeak : Missed it completely...</text:p>
          </table:table-cell>
          <table:table-cell/>
          <table:table-cell table:style-name="ce295"/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5" office:value-type="string" calcext:value-type="string">
            <text:p>PlayerSpeak : Heck, it escaped!</text:p>
          </table:table-cell>
          <table:table-cell table:style-name="ce295" office:value-type="string" calcext:value-type="string">
            <text:p>Node=&gt;test ferme</text:p>
          </table:table-cell>
          <table:table-cell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 table:number-columns-repeated="2"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5" office:value-type="string" calcext:value-type="string">
            <text:p>Node=&gt;test ferme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5"/>
          <table:table-cell table:style-name="ce295" office:value-type="string" calcext:value-type="string">
            <text:p>PlayerSpeak : Well at least that’s something...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4" office:value-type="string" calcext:value-type="string">
            <text:p>[test ferme]</text:p>
          </table:table-cell>
          <table:table-cell table:style-name="ce292"/>
          <table:table-cell table:style-name="ce292" office:value-type="string" calcext:value-type="string">
            <text:p>Node=&gt;test ferme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RandomRange2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Node=&gt;fermière mécontante</text:p>
          </table:table-cell>
          <table:table-cell table:style-name="ce292" office:value-type="string" calcext:value-type="string">
            <text:p>PlayerSpeak : Perfect, looks like the farmer didn’t see anything.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5"/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6" table:number-rows-repeated="2">
          <table:table-cell table:style-name="ce292" table:number-columns-repeated="9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4" office:value-type="string" calcext:value-type="string">
            <text:p>[fermière mécontante]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4" office:value-type="string" calcext:value-type="string">
            <text:p>NewCrew1</text:p>
          </table:table-cell>
          <table:table-cell/>
          <table:table-cell table:style-name="ce292" table:number-columns-repeated="4"/>
          <table:table-cell table:style-name="ce294" office:value-type="string" calcext:value-type="string">
            <text:p>[combat fermier]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Narrator : As CAPITAINE is running after one of the chickens, the farmer appears.</text:p>
          </table:table-cell>
          <table:table-cell table:style-name="ce292" office:value-type="string" calcext:value-type="string">
            <text:p>Narrator : As you cold heartedly killed the farmer, noone’s here to see your crime.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3"/>
          <table:table-cell table:style-name="ce292" office:value-type="string" calcext:value-type="string">
            <text:p>LaunchCombat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2" table:number-columns-repeated="3"/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OtherSpeak : You’ll pay for that chicken right now!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5" office:value-type="string" calcext:value-type="string">
            <text:p>OtherSpeak : 50 gold coins, you thief !</text:p>
          </table:table-cell>
          <table:table-cell table:style-name="ce295" table:number-columns-repeated="2"/>
          <table:table-cell table:style-name="ce292" table:number-columns-repeated="6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SetChoices3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Choice : Not gonna happen! (attack)</text:p>
          </table:table-cell>
          <table:table-cell table:style-name="ce292" office:value-type="string" calcext:value-type="string">
            <text:p>Choice : Oh I'm so sorry, I really had no idea it was yours! (cha)</text:p>
          </table:table-cell>
          <table:table-cell table:style-name="ce295"/>
          <table:table-cell table:style-name="ce292" office:value-type="string" calcext:value-type="string">
            <text:p>Choice : Alright, here’s your money... (trade)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5" office:value-type="string" calcext:value-type="string">
            <text:p>OtherSpeak : I’ll cut your hands then !</text:p>
          </table:table-cell>
          <table:table-cell table:style-name="ce292" office:value-type="string" calcext:value-type="string">
            <text:p>CheckStatCHA</text:p>
          </table:table-cell>
          <table:table-cell table:style-name="ce292"/>
          <table:table-cell table:style-name="ce292" office:value-type="string" calcext:value-type="string">
            <text:p>CheckGold50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OtherSpeak : Oh...</text:p>
          </table:table-cell>
          <table:table-cell table:style-name="ce292" office:value-type="string" calcext:value-type="string">
            <text:p>OtherSpeak : Oh but of course!</text:p>
          </table:table-cell>
          <table:table-cell table:style-name="ce292" office:value-type="string" calcext:value-type="string">
            <text:p>RemoveGold50</text:p>
          </table:table-cell>
          <table:table-cell table:style-name="ce292" office:value-type="string" calcext:value-type="string">
            <text:p>OtherSpeak : Wait you don’t even have enough money?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OtherSpeak : Well try to be careful next time! Now get lost!</text:p>
          </table:table-cell>
          <table:table-cell table:style-name="ce292" office:value-type="string" calcext:value-type="string">
            <text:p>OtherSpeak : You reeeally think I'm some kind of idiot, don’t you?</text:p>
          </table:table-cell>
          <table:table-cell table:style-name="ce292" office:value-type="string" calcext:value-type="string">
            <text:p>OtherSpeak : That’s more like it!</text:p>
          </table:table-cell>
          <table:table-cell table:style-name="ce292" office:value-type="string" calcext:value-type="string">
            <text:p>OtherSpeak : I am no fool if that’s what you think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6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6" table:number-rows-repeated="965">
          <table:table-cell table:style-name="ce295" table:number-columns-repeated="26"/>
          <table:table-cell table:number-columns-repeated="998"/>
        </table:table-row>
        <table:table-row table:style-name="ro96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22" table:default-cell-style-name="ce411"/>
        <table:table-column table:style-name="co23" table:default-cell-style-name="ce411"/>
        <table:table-column table:style-name="co24" table:default-cell-style-name="ce411"/>
        <table:table-column table:style-name="co25" table:number-columns-repeated="2" table:default-cell-style-name="ce411"/>
        <table:table-column table:style-name="co26" table:default-cell-style-name="ce411"/>
        <table:table-column table:style-name="co27" table:default-cell-style-name="ce411"/>
        <table:table-column table:style-name="co28" table:default-cell-style-name="ce411"/>
        <table:table-column table:style-name="co29" table:default-cell-style-name="ce411"/>
        <table:table-column table:style-name="co25" table:default-cell-style-name="ce411"/>
        <table:table-column table:style-name="co30" table:default-cell-style-name="ce411"/>
        <table:table-column table:style-name="co31" table:default-cell-style-name="ce411"/>
        <table:table-column table:style-name="co25" table:number-columns-repeated="1012" table:default-cell-style-name="ce411"/>
        <table:table-row table:style-name="ro10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197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197" table:formula="of:=INDIRECT(CONCATENATE(&quot;$AA - Frequences.C&quot;;SHEET()-1))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197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"/>
          <table:table-cell table:style-name="ce403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4" office:value-type="string" calcext:value-type="string">
            <text:p>[fish]</text:p>
          </table:table-cell>
          <table:table-cell table:style-name="ce236" table:number-columns-repeated="4"/>
          <table:table-cell table:style-name="ce272" office:value-type="string" calcext:value-type="string">
            <text:p>[fail fish]</text:p>
          </table:table-cell>
          <table:table-cell table:style-name="ce272"/>
          <table:table-cell table:style-name="ce403"/>
          <table:table-cell table:style-name="ce272"/>
          <table:table-cell table:style-name="ce403"/>
          <table:table-cell table:style-name="ce272"/>
          <table:table-cell table:style-name="ce403"/>
          <table:table-cell table:style-name="ce404"/>
          <table:table-cell table:style-name="ce403"/>
          <table:table-cell table:style-name="ce404"/>
          <table:table-cell table:style-name="ce403" table:number-columns-repeated="6"/>
          <table:table-cell table:number-columns-repeated="998"/>
        </table:table-row>
        <table:table-row table:style-name="ro11">
          <table:table-cell table:style-name="ce403" office:value-type="string" calcext:value-type="string">
            <text:p>PlayerSpeak : I can spot some movement down here. This must be a good fishing spot!</text:p>
          </table:table-cell>
          <table:table-cell table:style-name="ce236" table:number-columns-repeated="3"/>
          <table:table-cell table:style-name="ce403"/>
          <table:table-cell table:style-name="ce410" office:value-type="string" calcext:value-type="string">
            <text:p>CheckStatSTR</text:p>
          </table:table-cell>
          <table:table-cell table:style-name="ce410" table:number-columns-repeated="2"/>
          <table:table-cell table:style-name="ce403"/>
          <table:table-cell table:style-name="ce236"/>
          <table:table-cell table:style-name="ce236" office:value-type="string" calcext:value-type="string">
            <text:p>RandomPercent25</text:p>
          </table:table-cell>
          <table:table-cell table:style-name="ce236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11">
          <table:table-cell table:style-name="ce403" office:value-type="string" calcext:value-type="string">
            <text:p>CheckInInventory&lt;Canne à pêche&gt;/Misc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3" office:value-type="string" calcext:value-type="string">
            <text:p>Fade</text:p>
          </table:table-cell>
          <table:table-cell table:style-name="ce403" office:value-type="string" calcext:value-type="string">
            <text:p>Node=&gt;fail fish</text:p>
          </table:table-cell>
          <table:table-cell table:style-name="ce403"/>
          <table:table-cell table:style-name="Default"/>
          <table:table-cell table:style-name="ce410"/>
          <table:table-cell table:style-name="ce403" office:value-type="string" calcext:value-type="string">
            <text:p>PlayerSpeak : The fish got away...</text:p>
          </table:table-cell>
          <table:table-cell table:style-name="ce403" office:value-type="string" calcext:value-type="string">
            <text:p>PlayerSpeak : Oh no, the fish got away!</text:p>
          </table:table-cell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18"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1</text:p>
          </table:table-cell>
          <table:table-cell table:style-name="ce236"/>
          <table:table-cell table:style-name="ce403"/>
          <table:table-cell table:style-name="ce403" office:value-type="string" calcext:value-type="string">
            <text:p>PlayerSpeak : Good catch!</text:p>
          </table:table-cell>
          <table:table-cell table:style-name="ce403"/>
          <table:table-cell table:style-name="ce410"/>
          <table:table-cell table:style-name="Default"/>
          <table:table-cell table:style-name="ce410"/>
          <table:table-cell table:style-name="ce236" office:value-type="string" calcext:value-type="string">
            <text:p>PlayerSpeak : and my fishing rod broke!</text:p>
          </table:table-cell>
          <table:table-cell table:style-name="ce403" office:value-type="string" calcext:value-type="string">
            <text:p>Leave</text:p>
          </table:table-cell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7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sh) (loot)</text:p>
          </table:table-cell>
          <table:table-cell table:style-name="ce410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03"/>
          <table:table-cell table:style-name="ce410" office:value-type="string" calcext:value-type="string">
            <text:p>RandomRange3</text:p>
          </table:table-cell>
          <table:table-cell table:style-name="ce410" table:number-columns-repeated="2"/>
          <table:table-cell table:style-name="ce236"/>
          <table:table-cell table:style-name="ce403"/>
          <table:table-cell table:style-name="ce403" office:value-type="string" calcext:value-type="string">
            <text:p>Leave</text:p>
          </table:table-cell>
          <table:table-cell table:style-name="ce40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10" office:value-type="string" calcext:value-type="string">
            <text:p>Leave</text:p>
          </table:table-cell>
          <table:table-cell table:style-name="Default"/>
          <table:table-cell table:style-name="ce40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/>
          <table:table-cell table:style-name="ce410" table:number-columns-repeated="3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403"/>
          <table:table-cell table:style-name="ce410" office:value-type="string" calcext:value-type="string">
            <text:p>Node=&gt;fish</text:p>
          </table:table-cell>
          <table:table-cell table:style-name="ce403" table:number-columns-repeated="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11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38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403" table:number-columns-repeated="18"/>
          <table:table-cell table:number-columns-repeated="998"/>
        </table:table-row>
        <table:table-row table:style-name="ro38">
          <table:table-cell table:style-name="ce403" table:number-columns-repeated="5"/>
          <table:table-cell table:number-columns-repeated="3" table:style-name="ce236" office:value-type="string" calcext:value-type="string">
            <text:p>Leave</text:p>
          </table:table-cell>
          <table:table-cell table:style-name="ce403" table:number-columns-repeated="18"/>
          <table:table-cell table:number-columns-repeated="998"/>
        </table:table-row>
        <table:table-row table:style-name="ro4" table:number-rows-repeated="987">
          <table:table-cell table:style-name="ce40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5" table:number-columns-repeated="21" table:default-cell-style-name="Default"/>
        <table:table-row table:style-name="ro10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198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198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198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403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4:53:49.5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14T17:33:18.662000000</dc:date>
    <meta:editing-duration>P3DT4H55M52S</meta:editing-duration>
    <meta:editing-cycles>217</meta:editing-cycles>
    <meta:document-statistic meta:table-count="25" meta:cell-count="5036" meta:object-count="0"/>
  </office:meta>
</office:document-meta>
</file>